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3"/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1" table:number-columns-repeated="7" table:default-cell-style-name="ce1"/>
        <table:table-column table:style-name="co1" table:default-cell-style-name="Default"/>
        <table:table-column table:style-name="co1" table:number-columns-repeated="7" table:default-cell-style-name="ce1"/>
        <table:table-column table:style-name="co1" table:default-cell-style-name="Default"/>
        <table:table-column table:style-name="co1" table:number-columns-repeated="7" table:default-cell-style-name="ce2"/>
        <table:table-row table:style-name="ro1">
          <table:table-cell office:value-type="string">
            <text:p>aX</text:p>
          </table:table-cell>
          <table:table-cell office:value-type="string">
            <text:p>aY</text:p>
          </table:table-cell>
          <table:table-cell office:value-type="string">
            <text:p>aZ</text:p>
          </table:table-cell>
          <table:table-cell office:value-type="string">
            <text:p>T</text:p>
          </table:table-cell>
          <table:table-cell office:value-type="string">
            <text:p>gX</text:p>
          </table:table-cell>
          <table:table-cell office:value-type="string">
            <text:p>gY</text:p>
          </table:table-cell>
          <table:table-cell office:value-type="string">
            <text:p>gZ</text:p>
          </table:table-cell>
          <table:table-cell/>
          <table:table-cell table:style-name="Default" office:value-type="string">
            <text:p>aX</text:p>
          </table:table-cell>
          <table:table-cell table:style-name="Default" office:value-type="string">
            <text:p>aY</text:p>
          </table:table-cell>
          <table:table-cell table:style-name="Default" office:value-type="string">
            <text:p>aZ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gX</text:p>
          </table:table-cell>
          <table:table-cell table:style-name="Default" office:value-type="string">
            <text:p>gY</text:p>
          </table:table-cell>
          <table:table-cell table:style-name="Default" office:value-type="string">
            <text:p>gZ</text:p>
          </table:table-cell>
          <table:table-cell/>
          <table:table-cell table:style-name="Default" office:value-type="string">
            <text:p>aX</text:p>
          </table:table-cell>
          <table:table-cell table:style-name="Default" office:value-type="string">
            <text:p>aY</text:p>
          </table:table-cell>
          <table:table-cell table:style-name="Default" office:value-type="string">
            <text:p>aZ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gX</text:p>
          </table:table-cell>
          <table:table-cell table:style-name="Default" office:value-type="string">
            <text:p>gY</text:p>
          </table:table-cell>
          <table:table-cell table:style-name="Default" office:value-type="string">
            <text:p>gZ</text:p>
          </table:table-cell>
          <table:table-cell/>
          <table:table-cell table:style-name="Default" office:value-type="string">
            <text:p>dX</text:p>
          </table:table-cell>
          <table:table-cell table:style-name="Default" office:value-type="string">
            <text:p>dY</text:p>
          </table:table-cell>
          <table:table-cell table:style-name="Default" office:value-type="string">
            <text:p>dZ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gX</text:p>
          </table:table-cell>
          <table:table-cell table:style-name="Default" office:value-type="string">
            <text:p>gY</text:p>
          </table:table-cell>
          <table:table-cell table:style-name="Default" office:value-type="string">
            <text:p>gZ</text:p>
          </table:table-cell>
        </table:table-row>
        <table:table-row table:style-name="ro1">
          <table:table-cell office:value-type="float" office:value="12976">
            <text:p>12976</text:p>
          </table:table-cell>
          <table:table-cell office:value-type="float" office:value="-2808">
            <text:p>-2808</text:p>
          </table:table-cell>
          <table:table-cell office:value-type="float" office:value="-10708">
            <text:p>-10708</text:p>
          </table:table-cell>
          <table:table-cell office:value-type="float" office:value="23.97">
            <text:p>23.97</text:p>
          </table:table-cell>
          <table:table-cell office:value-type="float" office:value="-135">
            <text:p>-135</text:p>
          </table:table-cell>
          <table:table-cell office:value-type="float" office:value="-136">
            <text:p>-136</text:p>
          </table:table-cell>
          <table:table-cell office:value-type="float" office:value="-143">
            <text:p>-143</text:p>
          </table:table-cell>
          <table:table-cell/>
          <table:table-cell table:formula="of:=[.A2]/16384" office:value-type="float" office:value="0.7919921875">
            <text:p>0.79</text:p>
          </table:table-cell>
          <table:table-cell table:formula="of:=[.B2]/16384" office:value-type="float" office:value="-0.17138671875">
            <text:p>-0.17</text:p>
          </table:table-cell>
          <table:table-cell table:formula="of:=[.C2]/16384" office:value-type="float" office:value="-0.653564453125">
            <text:p>-0.65</text:p>
          </table:table-cell>
          <table:table-cell table:formula="of:=[.D2]" office:value-type="float" office:value="23.97">
            <text:p>23.97</text:p>
          </table:table-cell>
          <table:table-cell table:formula="of:=[.E2]/16384" office:value-type="float" office:value="-0.00823974609375">
            <text:p>-0.01</text:p>
          </table:table-cell>
          <table:table-cell table:formula="of:=[.F2]/16384" office:value-type="float" office:value="-0.00830078125">
            <text:p>-0.01</text:p>
          </table:table-cell>
          <table:table-cell table:formula="of:=[.G2]/16384" office:value-type="float" office:value="-0.00872802734375">
            <text:p>-0.01</text:p>
          </table:table-cell>
          <table:table-cell/>
          <table:table-cell table:number-columns-repeated="3" office:value-type="float" office:value="0">
            <text:p>0.00</text:p>
          </table:table-cell>
          <table:table-cell table:formula="of:=[.L2]" office:value-type="float" office:value="23.97">
            <text:p>23.97</text:p>
          </table:table-cell>
          <table:table-cell table:number-columns-repeated="3" office:value-type="float" office:value="0">
            <text:p>0.00</text:p>
          </table:table-cell>
          <table:table-cell/>
          <table:table-cell table:number-columns-repeated="3" office:value-type="float" office:value="0">
            <text:p>0.0</text:p>
          </table:table-cell>
          <table:table-cell/>
          <table:table-cell table:number-columns-repeated="3" office:value-type="float" office:value="0">
            <text:p>0.0</text:p>
          </table:table-cell>
        </table:table-row>
        <table:table-row table:style-name="ro1">
          <table:table-cell office:value-type="float" office:value="15588">
            <text:p>15588</text:p>
          </table:table-cell>
          <table:table-cell office:value-type="float" office:value="-3476">
            <text:p>-3476</text:p>
          </table:table-cell>
          <table:table-cell office:value-type="float" office:value="6252">
            <text:p>6252</text:p>
          </table:table-cell>
          <table:table-cell office:value-type="float" office:value="24.06">
            <text:p>24.06</text:p>
          </table:table-cell>
          <table:table-cell office:value-type="float" office:value="1224">
            <text:p>1224</text:p>
          </table:table-cell>
          <table:table-cell office:value-type="float" office:value="3682">
            <text:p>3682</text:p>
          </table:table-cell>
          <table:table-cell office:value-type="float" office:value="-921">
            <text:p>-921</text:p>
          </table:table-cell>
          <table:table-cell/>
          <table:table-cell table:formula="of:=[.A3]/16384" office:value-type="float" office:value="0.951416015625">
            <text:p>0.95</text:p>
          </table:table-cell>
          <table:table-cell table:formula="of:=[.B3]/16384" office:value-type="float" office:value="-0.212158203125">
            <text:p>-0.21</text:p>
          </table:table-cell>
          <table:table-cell table:formula="of:=[.C3]/16384" office:value-type="float" office:value="0.381591796875">
            <text:p>0.38</text:p>
          </table:table-cell>
          <table:table-cell table:formula="of:=[.D3]" office:value-type="float" office:value="24.06">
            <text:p>24.06</text:p>
          </table:table-cell>
          <table:table-cell table:formula="of:=[.E3]/16384" office:value-type="float" office:value="0.07470703125">
            <text:p>0.07</text:p>
          </table:table-cell>
          <table:table-cell table:formula="of:=[.F3]/16384" office:value-type="float" office:value="0.2247314453125">
            <text:p>0.22</text:p>
          </table:table-cell>
          <table:table-cell table:formula="of:=[.G3]/16384" office:value-type="float" office:value="-0.05621337890625">
            <text:p>-0.06</text:p>
          </table:table-cell>
          <table:table-cell/>
          <table:table-cell table:formula="of:=[.Q2]+[.I2]-[.I$164]" office:value-type="float" office:value="-0.268702915736607">
            <text:p>-0.27</text:p>
          </table:table-cell>
          <table:table-cell table:formula="of:=[.R2]+[.J2]-[.J$164]" office:value-type="float" office:value="0.124828646642081">
            <text:p>0.12</text:p>
          </table:table-cell>
          <table:table-cell table:formula="of:=[.S2]+[.K2]-[.K$164]" office:value-type="float" office:value="-0.786870920880241">
            <text:p>-0.79</text:p>
          </table:table-cell>
          <table:table-cell table:formula="of:=[.L3]" office:value-type="float" office:value="24.06">
            <text:p>24.06</text:p>
          </table:table-cell>
          <table:table-cell table:formula="of:=[.U2]+[.M2]-[.M$164]" office:value-type="float" office:value="-0.143589185631793">
            <text:p>-0.14</text:p>
          </table:table-cell>
          <table:table-cell table:formula="of:=[.V2]+[.N2]-[.N$164]" office:value-type="float" office:value="0.0257594896399457">
            <text:p>0.03</text:p>
          </table:table-cell>
          <table:table-cell table:formula="of:=[.W2]+[.O2]-[.O$164]" office:value-type="float" office:value="-0.0331583911587733">
            <text:p>-0.03</text:p>
          </table:table-cell>
          <table:table-cell/>
          <table:table-cell table:formula="of:=[.Y2]+[.Q3]+0.5*([.Q3]-[.Q2])" office:value-type="float" office:value="-0.403054373604911">
            <text:p>-0.4</text:p>
          </table:table-cell>
          <table:table-cell table:formula="of:=[.Z2]+[.R3]+0.5*([.R3]-[.R2])" office:value-type="float" office:value="0.187242969963121">
            <text:p>0.2</text:p>
          </table:table-cell>
          <table:table-cell table:formula="of:=[.AA2]+[.S3]+0.5*([.S3]-[.S2])" office:value-type="float" office:value="-1.18030638132036">
            <text:p>-1.2</text:p>
          </table:table-cell>
          <table:table-cell/>
          <table:table-cell table:formula="of:=[.AC2]+[.U3]+0.5*([.U3]-[.U2])" office:value-type="float" office:value="-0.21538377844769">
            <text:p>-0.2</text:p>
          </table:table-cell>
          <table:table-cell table:formula="of:=[.AD2]+[.V3]+0.5*([.V3]-[.V2])" office:value-type="float" office:value="0.0386392344599185">
            <text:p>0.0</text:p>
          </table:table-cell>
          <table:table-cell table:formula="of:=[.AE2]+[.W3]+0.5*([.W3]-[.W2])" office:value-type="float" office:value="-0.0497375867381599">
            <text:p>0.0</text:p>
          </table:table-cell>
        </table:table-row>
        <table:table-row table:style-name="ro1">
          <table:table-cell office:value-type="float" office:value="15548">
            <text:p>15548</text:p>
          </table:table-cell>
          <table:table-cell office:value-type="float" office:value="-616">
            <text:p>-616</text:p>
          </table:table-cell>
          <table:table-cell office:value-type="float" office:value="3156">
            <text:p>3156</text:p>
          </table:table-cell>
          <table:table-cell office:value-type="float" office:value="24.01">
            <text:p>24.01</text:p>
          </table:table-cell>
          <table:table-cell office:value-type="float" office:value="-211">
            <text:p>-211</text:p>
          </table:table-cell>
          <table:table-cell office:value-type="float" office:value="-4838">
            <text:p>-4838</text:p>
          </table:table-cell>
          <table:table-cell office:value-type="float" office:value="2417">
            <text:p>2417</text:p>
          </table:table-cell>
          <table:table-cell/>
          <table:table-cell table:formula="of:=[.A4]/16384" office:value-type="float" office:value="0.948974609375">
            <text:p>0.95</text:p>
          </table:table-cell>
          <table:table-cell table:formula="of:=[.B4]/16384" office:value-type="float" office:value="-0.03759765625">
            <text:p>-0.04</text:p>
          </table:table-cell>
          <table:table-cell table:formula="of:=[.C4]/16384" office:value-type="float" office:value="0.192626953125">
            <text:p>0.19</text:p>
          </table:table-cell>
          <table:table-cell table:formula="of:=[.D4]" office:value-type="float" office:value="24.01">
            <text:p>24.01</text:p>
          </table:table-cell>
          <table:table-cell table:formula="of:=[.E4]/16384" office:value-type="float" office:value="-0.01287841796875">
            <text:p>-0.01</text:p>
          </table:table-cell>
          <table:table-cell table:formula="of:=[.F4]/16384" office:value-type="float" office:value="-0.2952880859375">
            <text:p>-0.30</text:p>
          </table:table-cell>
          <table:table-cell table:formula="of:=[.G4]/16384" office:value-type="float" office:value="0.14752197265625">
            <text:p>0.15</text:p>
          </table:table-cell>
          <table:table-cell/>
          <table:table-cell table:formula="of:=[.Q3]+[.I3]-[.I$164]" office:value-type="float" office:value="-0.377982003348214">
            <text:p>-0.38</text:p>
          </table:table-cell>
          <table:table-cell table:formula="of:=[.R3]+[.J3]-[.J$164]" office:value-type="float" office:value="0.208885808909161">
            <text:p>0.21</text:p>
          </table:table-cell>
          <table:table-cell table:formula="of:=[.S3]+[.K3]-[.K$164]" office:value-type="float" office:value="-0.538585591760481">
            <text:p>-0.54</text:p>
          </table:table-cell>
          <table:table-cell table:formula="of:=[.L4]" office:value-type="float" office:value="24.01">
            <text:p>24.01</text:p>
          </table:table-cell>
          <table:table-cell table:formula="of:=[.U3]+[.M3]-[.M$164]" office:value-type="float" office:value="-0.204231593919837">
            <text:p>-0.20</text:p>
          </table:table-cell>
          <table:table-cell table:formula="of:=[.V3]+[.N3]-[.N$164]" office:value-type="float" office:value="0.284551205842391">
            <text:p>0.28</text:p>
          </table:table-cell>
          <table:table-cell table:formula="of:=[.W3]+[.O3]-[.O$164]" office:value-type="float" office:value="-0.113802133880047">
            <text:p>-0.11</text:p>
          </table:table-cell>
          <table:table-cell/>
          <table:table-cell table:formula="of:=[.Y3]+[.Q4]+0.5*([.Q4]-[.Q3])" office:value-type="float" office:value="-0.835675920758929">
            <text:p>-0.8</text:p>
          </table:table-cell>
          <table:table-cell table:formula="of:=[.Z3]+[.R4]+0.5*([.R4]-[.R3])" office:value-type="float" office:value="0.438157360005823">
            <text:p>0.4</text:p>
          </table:table-cell>
          <table:table-cell table:formula="of:=[.AA3]+[.S4]+0.5*([.S4]-[.S3])" office:value-type="float" office:value="-1.59474930852096">
            <text:p>-1.6</text:p>
          </table:table-cell>
          <table:table-cell/>
          <table:table-cell table:formula="of:=[.AC3]+[.U4]+0.5*([.U4]-[.U3])" office:value-type="float" office:value="-0.449936576511549">
            <text:p>-0.4</text:p>
          </table:table-cell>
          <table:table-cell table:formula="of:=[.AD3]+[.V4]+0.5*([.V4]-[.V3])" office:value-type="float" office:value="0.452586298403533">
            <text:p>0.5</text:p>
          </table:table-cell>
          <table:table-cell table:formula="of:=[.AE3]+[.W4]+0.5*([.W4]-[.W3])" office:value-type="float" office:value="-0.203861591978843">
            <text:p>-0.2</text:p>
          </table:table-cell>
        </table:table-row>
        <table:table-row table:style-name="ro1">
          <table:table-cell office:value-type="float" office:value="15768">
            <text:p>15768</text:p>
          </table:table-cell>
          <table:table-cell office:value-type="float" office:value="-4124">
            <text:p>-4124</text:p>
          </table:table-cell>
          <table:table-cell office:value-type="float" office:value="4452">
            <text:p>4452</text:p>
          </table:table-cell>
          <table:table-cell office:value-type="float" office:value="24.06">
            <text:p>24.06</text:p>
          </table:table-cell>
          <table:table-cell office:value-type="float" office:value="2289">
            <text:p>2289</text:p>
          </table:table-cell>
          <table:table-cell office:value-type="float" office:value="1145">
            <text:p>1145</text:p>
          </table:table-cell>
          <table:table-cell office:value-type="float" office:value="1809">
            <text:p>1809</text:p>
          </table:table-cell>
          <table:table-cell/>
          <table:table-cell table:formula="of:=[.A5]/16384" office:value-type="float" office:value="0.96240234375">
            <text:p>0.96</text:p>
          </table:table-cell>
          <table:table-cell table:formula="of:=[.B5]/16384" office:value-type="float" office:value="-0.251708984375">
            <text:p>-0.25</text:p>
          </table:table-cell>
          <table:table-cell table:formula="of:=[.C5]/16384" office:value-type="float" office:value="0.271728515625">
            <text:p>0.27</text:p>
          </table:table-cell>
          <table:table-cell table:formula="of:=[.D5]" office:value-type="float" office:value="24.06">
            <text:p>24.06</text:p>
          </table:table-cell>
          <table:table-cell table:formula="of:=[.E5]/16384" office:value-type="float" office:value="0.13970947265625">
            <text:p>0.14</text:p>
          </table:table-cell>
          <table:table-cell table:formula="of:=[.F5]/16384" office:value-type="float" office:value="0.06988525390625">
            <text:p>0.07</text:p>
          </table:table-cell>
          <table:table-cell table:formula="of:=[.G5]/16384" office:value-type="float" office:value="0.11041259765625">
            <text:p>0.11</text:p>
          </table:table-cell>
          <table:table-cell/>
          <table:table-cell table:formula="of:=[.Q4]+[.I4]-[.I$164]" office:value-type="float" office:value="-0.489702497209822">
            <text:p>-0.49</text:p>
          </table:table-cell>
          <table:table-cell table:formula="of:=[.R4]+[.J4]-[.J$164]" office:value-type="float" office:value="0.467503518051242">
            <text:p>0.47</text:p>
          </table:table-cell>
          <table:table-cell table:formula="of:=[.S4]+[.K4]-[.K$164]" office:value-type="float" office:value="-0.479265106390722">
            <text:p>-0.48</text:p>
          </table:table-cell>
          <table:table-cell table:formula="of:=[.L5]" office:value-type="float" office:value="24.06">
            <text:p>24.06</text:p>
          </table:table-cell>
          <table:table-cell table:formula="of:=[.U4]+[.M4]-[.M$164]" office:value-type="float" office:value="-0.35245945142663">
            <text:p>-0.35</text:p>
          </table:table-cell>
          <table:table-cell table:formula="of:=[.V4]+[.N4]-[.N$164]" office:value-type="float" office:value="0.023323390794837">
            <text:p>0.02</text:p>
          </table:table-cell>
          <table:table-cell table:formula="of:=[.W4]+[.O4]-[.O$164]" office:value-type="float" office:value="0.00928947496118012">
            <text:p>0.01</text:p>
          </table:table-cell>
          <table:table-cell/>
          <table:table-cell table:formula="of:=[.Y4]+[.Q5]+0.5*([.Q5]-[.Q4])" office:value-type="float" office:value="-1.38123866489955">
            <text:p>-1.4</text:p>
          </table:table-cell>
          <table:table-cell table:formula="of:=[.Z4]+[.R5]+0.5*([.R5]-[.R4])" office:value-type="float" office:value="1.03496973262811">
            <text:p>1.0</text:p>
          </table:table-cell>
          <table:table-cell table:formula="of:=[.AA4]+[.S5]+0.5*([.S5]-[.S4])" office:value-type="float" office:value="-2.0443541722268">
            <text:p>-2.0</text:p>
          </table:table-cell>
          <table:table-cell/>
          <table:table-cell table:formula="of:=[.AC4]+[.U5]+0.5*([.U5]-[.U4])" office:value-type="float" office:value="-0.876509956691576">
            <text:p>-0.9</text:p>
          </table:table-cell>
          <table:table-cell table:formula="of:=[.AD4]+[.V5]+0.5*([.V5]-[.V4])" office:value-type="float" office:value="0.345295781674593">
            <text:p>0.3</text:p>
          </table:table-cell>
          <table:table-cell table:formula="of:=[.AE4]+[.W5]+0.5*([.W5]-[.W4])" office:value-type="float" office:value="-0.13302631259705">
            <text:p>-0.1</text:p>
          </table:table-cell>
        </table:table-row>
        <table:table-row table:style-name="ro1">
          <table:table-cell office:value-type="float" office:value="16776">
            <text:p>16776</text:p>
          </table:table-cell>
          <table:table-cell office:value-type="float" office:value="-3436">
            <text:p>-3436</text:p>
          </table:table-cell>
          <table:table-cell office:value-type="float" office:value="2404">
            <text:p>2404</text:p>
          </table:table-cell>
          <table:table-cell office:value-type="float" office:value="24.06">
            <text:p>24.06</text:p>
          </table:table-cell>
          <table:table-cell office:value-type="float" office:value="-1113">
            <text:p>-1113</text:p>
          </table:table-cell>
          <table:table-cell office:value-type="float" office:value="212">
            <text:p>212</text:p>
          </table:table-cell>
          <table:table-cell office:value-type="float" office:value="-2181">
            <text:p>-2181</text:p>
          </table:table-cell>
          <table:table-cell/>
          <table:table-cell table:formula="of:=[.A6]/16384" office:value-type="float" office:value="1.02392578125">
            <text:p>1.02</text:p>
          </table:table-cell>
          <table:table-cell table:formula="of:=[.B6]/16384" office:value-type="float" office:value="-0.209716796875">
            <text:p>-0.21</text:p>
          </table:table-cell>
          <table:table-cell table:formula="of:=[.C6]/16384" office:value-type="float" office:value="0.146728515625">
            <text:p>0.15</text:p>
          </table:table-cell>
          <table:table-cell table:formula="of:=[.D6]" office:value-type="float" office:value="24.06">
            <text:p>24.06</text:p>
          </table:table-cell>
          <table:table-cell table:formula="of:=[.E6]/16384" office:value-type="float" office:value="-0.06793212890625">
            <text:p>-0.07</text:p>
          </table:table-cell>
          <table:table-cell table:formula="of:=[.F6]/16384" office:value-type="float" office:value="0.012939453125">
            <text:p>0.01</text:p>
          </table:table-cell>
          <table:table-cell table:formula="of:=[.G6]/16384" office:value-type="float" office:value="-0.13311767578125">
            <text:p>-0.13</text:p>
          </table:table-cell>
          <table:table-cell/>
          <table:table-cell table:formula="of:=[.Q5]+[.I5]-[.I$164]" office:value-type="float" office:value="-0.587995256696429">
            <text:p>-0.59</text:p>
          </table:table-cell>
          <table:table-cell table:formula="of:=[.R5]+[.J5]-[.J$164]" office:value-type="float" office:value="0.512009899068323">
            <text:p>0.51</text:p>
          </table:table-cell>
          <table:table-cell table:formula="of:=[.S5]+[.K5]-[.K$164]" office:value-type="float" office:value="-0.340843058520963">
            <text:p>-0.34</text:p>
          </table:table-cell>
          <table:table-cell table:formula="of:=[.L6]" office:value-type="float" office:value="24.06">
            <text:p>24.06</text:p>
          </table:table-cell>
          <table:table-cell table:formula="of:=[.U5]+[.M5]-[.M$164]" office:value-type="float" office:value="-0.348099418308424">
            <text:p>-0.35</text:p>
          </table:table-cell>
          <table:table-cell table:formula="of:=[.V5]+[.N5]-[.N$164]" office:value-type="float" office:value="0.127268915591033">
            <text:p>0.13</text:p>
          </table:table-cell>
          <table:table-cell table:formula="of:=[.W5]+[.O5]-[.O$164]" office:value-type="float" office:value="0.0952717088024068">
            <text:p>0.10</text:p>
          </table:table-cell>
          <table:table-cell/>
          <table:table-cell table:formula="of:=[.Y5]+[.Q6]+0.5*([.Q6]-[.Q5])" office:value-type="float" office:value="-2.01838030133929">
            <text:p>-2.0</text:p>
          </table:table-cell>
          <table:table-cell table:formula="of:=[.Z5]+[.R6]+0.5*([.R6]-[.R5])" office:value-type="float" office:value="1.56923282220497">
            <text:p>1.6</text:p>
          </table:table-cell>
          <table:table-cell table:formula="of:=[.AA5]+[.S6]+0.5*([.S6]-[.S5])" office:value-type="float" office:value="-2.31598620681289">
            <text:p>-2.3</text:p>
          </table:table-cell>
          <table:table-cell/>
          <table:table-cell table:formula="of:=[.AC5]+[.U6]+0.5*([.U6]-[.U5])" office:value-type="float" office:value="-1.2224293584409">
            <text:p>-1.2</text:p>
          </table:table-cell>
          <table:table-cell table:formula="of:=[.AD5]+[.V6]+0.5*([.V6]-[.V5])" office:value-type="float" office:value="0.524537459663723">
            <text:p>0.5</text:p>
          </table:table-cell>
          <table:table-cell table:formula="of:=[.AE5]+[.W6]+0.5*([.W6]-[.W5])" office:value-type="float" office:value="0.00523651312597048">
            <text:p>0.0</text:p>
          </table:table-cell>
        </table:table-row>
        <table:table-row table:style-name="ro1">
          <table:table-cell office:value-type="float" office:value="15960">
            <text:p>15960</text:p>
          </table:table-cell>
          <table:table-cell office:value-type="float" office:value="-3288">
            <text:p>-3288</text:p>
          </table:table-cell>
          <table:table-cell office:value-type="float" office:value="4008">
            <text:p>4008</text:p>
          </table:table-cell>
          <table:table-cell office:value-type="float" office:value="24.01">
            <text:p>24.01</text:p>
          </table:table-cell>
          <table:table-cell office:value-type="float" office:value="186">
            <text:p>186</text:p>
          </table:table-cell>
          <table:table-cell office:value-type="float" office:value="478">
            <text:p>478</text:p>
          </table:table-cell>
          <table:table-cell office:value-type="float" office:value="-410">
            <text:p>-410</text:p>
          </table:table-cell>
          <table:table-cell/>
          <table:table-cell table:formula="of:=[.A7]/16384" office:value-type="float" office:value="0.97412109375">
            <text:p>0.97</text:p>
          </table:table-cell>
          <table:table-cell table:formula="of:=[.B7]/16384" office:value-type="float" office:value="-0.20068359375">
            <text:p>-0.20</text:p>
          </table:table-cell>
          <table:table-cell table:formula="of:=[.C7]/16384" office:value-type="float" office:value="0.24462890625">
            <text:p>0.24</text:p>
          </table:table-cell>
          <table:table-cell table:formula="of:=[.D7]" office:value-type="float" office:value="24.01">
            <text:p>24.01</text:p>
          </table:table-cell>
          <table:table-cell table:formula="of:=[.E7]/16384" office:value-type="float" office:value="0.0113525390625">
            <text:p>0.01</text:p>
          </table:table-cell>
          <table:table-cell table:formula="of:=[.F7]/16384" office:value-type="float" office:value="0.0291748046875">
            <text:p>0.03</text:p>
          </table:table-cell>
          <table:table-cell table:formula="of:=[.G7]/16384" office:value-type="float" office:value="-0.0250244140625">
            <text:p>-0.03</text:p>
          </table:table-cell>
          <table:table-cell/>
          <table:table-cell table:formula="of:=[.Q6]+[.I6]-[.I$164]" office:value-type="float" office:value="-0.624764578683036">
            <text:p>-0.62</text:p>
          </table:table-cell>
          <table:table-cell table:formula="of:=[.R6]+[.J6]-[.J$164]" office:value-type="float" office:value="0.598508467585404">
            <text:p>0.60</text:p>
          </table:table-cell>
          <table:table-cell table:formula="of:=[.S6]+[.K6]-[.K$164]" office:value-type="float" office:value="-0.327421010651203">
            <text:p>-0.33</text:p>
          </table:table-cell>
          <table:table-cell table:formula="of:=[.L7]" office:value-type="float" office:value="24.01">
            <text:p>24.01</text:p>
          </table:table-cell>
          <table:table-cell table:formula="of:=[.U6]+[.M6]-[.M$164]" office:value-type="float" office:value="-0.551380986752717">
            <text:p>-0.55</text:p>
          </table:table-cell>
          <table:table-cell table:formula="of:=[.V6]+[.N6]-[.N$164]" office:value-type="float" office:value="0.174268639605978">
            <text:p>0.17</text:p>
          </table:table-cell>
          <table:table-cell table:formula="of:=[.W6]+[.O6]-[.O$164]" office:value-type="float" office:value="-0.0622763307938665">
            <text:p>-0.06</text:p>
          </table:table-cell>
          <table:table-cell/>
          <table:table-cell table:formula="of:=[.Y6]+[.Q7]+0.5*([.Q7]-[.Q6])" office:value-type="float" office:value="-2.66152954101563">
            <text:p>-2.7</text:p>
          </table:table-cell>
          <table:table-cell table:formula="of:=[.Z6]+[.R7]+0.5*([.R7]-[.R6])" office:value-type="float" office:value="2.21099057404891">
            <text:p>2.2</text:p>
          </table:table-cell>
          <table:table-cell table:formula="of:=[.AA6]+[.S7]+0.5*([.S7]-[.S6])" office:value-type="float" office:value="-2.63669619352921">
            <text:p>-2.6</text:p>
          </table:table-cell>
          <table:table-cell/>
          <table:table-cell table:formula="of:=[.AC6]+[.U7]+0.5*([.U7]-[.U6])" office:value-type="float" office:value="-1.87545112941576">
            <text:p>-1.9</text:p>
          </table:table-cell>
          <table:table-cell table:formula="of:=[.AD6]+[.V7]+0.5*([.V7]-[.V6])" office:value-type="float" office:value="0.722305961277174">
            <text:p>0.7</text:p>
          </table:table-cell>
          <table:table-cell table:formula="of:=[.AE6]+[.W7]+0.5*([.W7]-[.W6])" office:value-type="float" office:value="-0.135813837466033">
            <text:p>-0.1</text:p>
          </table:table-cell>
        </table:table-row>
        <table:table-row table:style-name="ro1">
          <table:table-cell office:value-type="float" office:value="15584">
            <text:p>15584</text:p>
          </table:table-cell>
          <table:table-cell office:value-type="float" office:value="-3692">
            <text:p>-3692</text:p>
          </table:table-cell>
          <table:table-cell office:value-type="float" office:value="4524">
            <text:p>4524</text:p>
          </table:table-cell>
          <table:table-cell office:value-type="float" office:value="24.11">
            <text:p>24.11</text:p>
          </table:table-cell>
          <table:table-cell office:value-type="float" office:value="234">
            <text:p>234</text:p>
          </table:table-cell>
          <table:table-cell office:value-type="float" office:value="378">
            <text:p>378</text:p>
          </table:table-cell>
          <table:table-cell office:value-type="float" office:value="554">
            <text:p>554</text:p>
          </table:table-cell>
          <table:table-cell/>
          <table:table-cell table:formula="of:=[.A8]/16384" office:value-type="float" office:value="0.951171875">
            <text:p>0.95</text:p>
          </table:table-cell>
          <table:table-cell table:formula="of:=[.B8]/16384" office:value-type="float" office:value="-0.225341796875">
            <text:p>-0.23</text:p>
          </table:table-cell>
          <table:table-cell table:formula="of:=[.C8]/16384" office:value-type="float" office:value="0.276123046875">
            <text:p>0.28</text:p>
          </table:table-cell>
          <table:table-cell table:formula="of:=[.D8]" office:value-type="float" office:value="24.11">
            <text:p>24.11</text:p>
          </table:table-cell>
          <table:table-cell table:formula="of:=[.E8]/16384" office:value-type="float" office:value="0.0142822265625">
            <text:p>0.01</text:p>
          </table:table-cell>
          <table:table-cell table:formula="of:=[.F8]/16384" office:value-type="float" office:value="0.0230712890625">
            <text:p>0.02</text:p>
          </table:table-cell>
          <table:table-cell table:formula="of:=[.G8]/16384" office:value-type="float" office:value="0.0338134765625">
            <text:p>0.03</text:p>
          </table:table-cell>
          <table:table-cell/>
          <table:table-cell table:formula="of:=[.Q7]+[.I7]-[.I$164]" office:value-type="float" office:value="-0.711338588169643">
            <text:p>-0.71</text:p>
          </table:table-cell>
          <table:table-cell table:formula="of:=[.R7]+[.J7]-[.J$164]" office:value-type="float" office:value="0.694040239227484">
            <text:p>0.69</text:p>
          </table:table-cell>
          <table:table-cell table:formula="of:=[.S7]+[.K7]-[.K$164]" office:value-type="float" office:value="-0.216098572156444">
            <text:p>-0.22</text:p>
          </table:table-cell>
          <table:table-cell table:formula="of:=[.L8]" office:value-type="float" office:value="24.11">
            <text:p>24.11</text:p>
          </table:table-cell>
          <table:table-cell table:formula="of:=[.U7]+[.M7]-[.M$164]" office:value-type="float" office:value="-0.675377887228261">
            <text:p>-0.68</text:p>
          </table:table-cell>
          <table:table-cell table:formula="of:=[.V7]+[.N7]-[.N$164]" office:value-type="float" office:value="0.237503715183424">
            <text:p>0.24</text:p>
          </table:table-cell>
          <table:table-cell table:formula="of:=[.W7]+[.O7]-[.O$164]" office:value-type="float" office:value="-0.11173110867139">
            <text:p>-0.11</text:p>
          </table:table-cell>
          <table:table-cell/>
          <table:table-cell table:formula="of:=[.Y7]+[.Q8]+0.5*([.Q8]-[.Q7])" office:value-type="float" office:value="-3.41615513392857">
            <text:p>-3.4</text:p>
          </table:table-cell>
          <table:table-cell table:formula="of:=[.Z7]+[.R8]+0.5*([.R8]-[.R7])" office:value-type="float" office:value="2.95279669909744">
            <text:p>3.0</text:p>
          </table:table-cell>
          <table:table-cell table:formula="of:=[.AA7]+[.S8]+0.5*([.S8]-[.S7])" office:value-type="float" office:value="-2.79713354643828">
            <text:p>-2.8</text:p>
          </table:table-cell>
          <table:table-cell/>
          <table:table-cell table:formula="of:=[.AC7]+[.U8]+0.5*([.U8]-[.U7])" office:value-type="float" office:value="-2.61282746688179">
            <text:p>-2.6</text:p>
          </table:table-cell>
          <table:table-cell table:formula="of:=[.AD7]+[.V8]+0.5*([.V8]-[.V7])" office:value-type="float" office:value="0.991427214249321">
            <text:p>1.0</text:p>
          </table:table-cell>
          <table:table-cell table:formula="of:=[.AE7]+[.W8]+0.5*([.W8]-[.W7])" office:value-type="float" office:value="-0.272272335076184">
            <text:p>-0.3</text:p>
          </table:table-cell>
        </table:table-row>
        <table:table-row table:style-name="ro1">
          <table:table-cell office:value-type="float" office:value="15652">
            <text:p>15652</text:p>
          </table:table-cell>
          <table:table-cell office:value-type="float" office:value="-3948">
            <text:p>-3948</text:p>
          </table:table-cell>
          <table:table-cell office:value-type="float" office:value="4448">
            <text:p>4448</text:p>
          </table:table-cell>
          <table:table-cell office:value-type="float" office:value="24.11">
            <text:p>24.11</text:p>
          </table:table-cell>
          <table:table-cell office:value-type="float" office:value="199">
            <text:p>199</text:p>
          </table:table-cell>
          <table:table-cell office:value-type="float" office:value="126">
            <text:p>126</text:p>
          </table:table-cell>
          <table:table-cell office:value-type="float" office:value="335">
            <text:p>335</text:p>
          </table:table-cell>
          <table:table-cell/>
          <table:table-cell table:formula="of:=[.A9]/16384" office:value-type="float" office:value="0.955322265625">
            <text:p>0.96</text:p>
          </table:table-cell>
          <table:table-cell table:formula="of:=[.B9]/16384" office:value-type="float" office:value="-0.240966796875">
            <text:p>-0.24</text:p>
          </table:table-cell>
          <table:table-cell table:formula="of:=[.C9]/16384" office:value-type="float" office:value="0.271484375">
            <text:p>0.27</text:p>
          </table:table-cell>
          <table:table-cell table:formula="of:=[.D9]" office:value-type="float" office:value="24.11">
            <text:p>24.11</text:p>
          </table:table-cell>
          <table:table-cell table:formula="of:=[.E9]/16384" office:value-type="float" office:value="0.01214599609375">
            <text:p>0.01</text:p>
          </table:table-cell>
          <table:table-cell table:formula="of:=[.F9]/16384" office:value-type="float" office:value="0.0076904296875">
            <text:p>0.01</text:p>
          </table:table-cell>
          <table:table-cell table:formula="of:=[.G9]/16384" office:value-type="float" office:value="0.02044677734375">
            <text:p>0.02</text:p>
          </table:table-cell>
          <table:table-cell/>
          <table:table-cell table:formula="of:=[.Q8]+[.I8]-[.I$164]" office:value-type="float" office:value="-0.82086181640625">
            <text:p>-0.82</text:p>
          </table:table-cell>
          <table:table-cell table:formula="of:=[.R8]+[.J8]-[.J$164]" office:value-type="float" office:value="0.764913807744565">
            <text:p>0.76</text:p>
          </table:table-cell>
          <table:table-cell table:formula="of:=[.S8]+[.K8]-[.K$164]" office:value-type="float" office:value="-0.0732819930366848">
            <text:p>-0.07</text:p>
          </table:table-cell>
          <table:table-cell table:formula="of:=[.L9]" office:value-type="float" office:value="24.11">
            <text:p>24.11</text:p>
          </table:table-cell>
          <table:table-cell table:formula="of:=[.U8]+[.M8]-[.M$164]" office:value-type="float" office:value="-0.796445100203804">
            <text:p>-0.80</text:p>
          </table:table-cell>
          <table:table-cell table:formula="of:=[.V8]+[.N8]-[.N$164]" office:value-type="float" office:value="0.29463527513587">
            <text:p>0.29</text:p>
          </table:table-cell>
          <table:table-cell table:formula="of:=[.W8]+[.O8]-[.O$164]" office:value-type="float" office:value="-0.102347995923913">
            <text:p>-0.10</text:p>
          </table:table-cell>
          <table:table-cell/>
          <table:table-cell table:formula="of:=[.Y8]+[.Q9]+0.5*([.Q9]-[.Q8])" office:value-type="float" office:value="-4.29177856445313">
            <text:p>-4.3</text:p>
          </table:table-cell>
          <table:table-cell table:formula="of:=[.Z8]+[.R9]+0.5*([.R9]-[.R8])" office:value-type="float" office:value="3.75314729110054">
            <text:p>3.8</text:p>
          </table:table-cell>
          <table:table-cell table:formula="of:=[.AA8]+[.S9]+0.5*([.S9]-[.S8])" office:value-type="float" office:value="-2.79900724991508">
            <text:p>-2.8</text:p>
          </table:table-cell>
          <table:table-cell/>
          <table:table-cell table:formula="of:=[.AC8]+[.U9]+0.5*([.U9]-[.U8])" office:value-type="float" office:value="-3.46980617357337">
            <text:p>-3.5</text:p>
          </table:table-cell>
          <table:table-cell table:formula="of:=[.AD8]+[.V9]+0.5*([.V9]-[.V8])" office:value-type="float" office:value="1.31462826936141">
            <text:p>1.3</text:p>
          </table:table-cell>
          <table:table-cell table:formula="of:=[.AE8]+[.W9]+0.5*([.W9]-[.W8])" office:value-type="float" office:value="-0.369928774626359">
            <text:p>-0.4</text:p>
          </table:table-cell>
        </table:table-row>
        <table:table-row table:style-name="ro1">
          <table:table-cell office:value-type="float" office:value="15616">
            <text:p>15616</text:p>
          </table:table-cell>
          <table:table-cell office:value-type="float" office:value="-3676">
            <text:p>-3676</text:p>
          </table:table-cell>
          <table:table-cell office:value-type="float" office:value="4380">
            <text:p>4380</text:p>
          </table:table-cell>
          <table:table-cell office:value-type="float" office:value="24.11">
            <text:p>24.11</text:p>
          </table:table-cell>
          <table:table-cell office:value-type="float" office:value="116">
            <text:p>116</text:p>
          </table:table-cell>
          <table:table-cell office:value-type="float" office:value="-105">
            <text:p>-105</text:p>
          </table:table-cell>
          <table:table-cell office:value-type="float" office:value="37">
            <text:p>37</text:p>
          </table:table-cell>
          <table:table-cell/>
          <table:table-cell table:formula="of:=[.A10]/16384" office:value-type="float" office:value="0.953125">
            <text:p>0.95</text:p>
          </table:table-cell>
          <table:table-cell table:formula="of:=[.B10]/16384" office:value-type="float" office:value="-0.224365234375">
            <text:p>-0.22</text:p>
          </table:table-cell>
          <table:table-cell table:formula="of:=[.C10]/16384" office:value-type="float" office:value="0.267333984375">
            <text:p>0.27</text:p>
          </table:table-cell>
          <table:table-cell table:formula="of:=[.D10]" office:value-type="float" office:value="24.11">
            <text:p>24.11</text:p>
          </table:table-cell>
          <table:table-cell table:formula="of:=[.E10]/16384" office:value-type="float" office:value="0.007080078125">
            <text:p>0.01</text:p>
          </table:table-cell>
          <table:table-cell table:formula="of:=[.F10]/16384" office:value-type="float" office:value="-0.00640869140625">
            <text:p>-0.01</text:p>
          </table:table-cell>
          <table:table-cell table:formula="of:=[.G10]/16384" office:value-type="float" office:value="0.00225830078125">
            <text:p>0.00</text:p>
          </table:table-cell>
          <table:table-cell/>
          <table:table-cell table:formula="of:=[.Q9]+[.I9]-[.I$164]" office:value-type="float" office:value="-0.926234654017858">
            <text:p>-0.93</text:p>
          </table:table-cell>
          <table:table-cell table:formula="of:=[.R9]+[.J9]-[.J$164]" office:value-type="float" office:value="0.820162376261646">
            <text:p>0.82</text:p>
          </table:table-cell>
          <table:table-cell table:formula="of:=[.S9]+[.K9]-[.K$164]" office:value-type="float" office:value="0.0648959142080745">
            <text:p>0.06</text:p>
          </table:table-cell>
          <table:table-cell table:formula="of:=[.L10]" office:value-type="float" office:value="24.11">
            <text:p>24.11</text:p>
          </table:table-cell>
          <table:table-cell table:formula="of:=[.U9]+[.M9]-[.M$164]" office:value-type="float" office:value="-0.919648543648098">
            <text:p>-0.92</text:p>
          </table:table-cell>
          <table:table-cell table:formula="of:=[.V9]+[.N9]-[.N$164]" office:value-type="float" office:value="0.336385975713315">
            <text:p>0.34</text:p>
          </table:table-cell>
          <table:table-cell table:formula="of:=[.W9]+[.O9]-[.O$164]" office:value-type="float" office:value="-0.106331582395186">
            <text:p>-0.11</text:p>
          </table:table-cell>
          <table:table-cell/>
          <table:table-cell table:formula="of:=[.Y9]+[.Q10]+0.5*([.Q10]-[.Q9])" office:value-type="float" office:value="-5.27069963727679">
            <text:p>-5.3</text:p>
          </table:table-cell>
          <table:table-cell table:formula="of:=[.Z9]+[.R10]+0.5*([.R10]-[.R9])" office:value-type="float" office:value="4.60093395162073">
            <text:p>4.6</text:p>
          </table:table-cell>
          <table:table-cell table:formula="of:=[.AA9]+[.S10]+0.5*([.S10]-[.S9])" office:value-type="float" office:value="-2.66502238208463">
            <text:p>-2.7</text:p>
          </table:table-cell>
          <table:table-cell/>
          <table:table-cell table:formula="of:=[.AC9]+[.U10]+0.5*([.U10]-[.U9])" office:value-type="float" office:value="-4.45105643894361">
            <text:p>-4.5</text:p>
          </table:table-cell>
          <table:table-cell table:formula="of:=[.AD9]+[.V10]+0.5*([.V10]-[.V9])" office:value-type="float" office:value="1.67188959536345">
            <text:p>1.7</text:p>
          </table:table-cell>
          <table:table-cell table:formula="of:=[.AE9]+[.W10]+0.5*([.W10]-[.W9])" office:value-type="float" office:value="-0.478252150257182">
            <text:p>-0.5</text:p>
          </table:table-cell>
        </table:table-row>
        <table:table-row table:style-name="ro1">
          <table:table-cell office:value-type="float" office:value="15632">
            <text:p>15632</text:p>
          </table:table-cell>
          <table:table-cell office:value-type="float" office:value="-3692">
            <text:p>-3692</text:p>
          </table:table-cell>
          <table:table-cell office:value-type="float" office:value="4580">
            <text:p>4580</text:p>
          </table:table-cell>
          <table:table-cell office:value-type="float" office:value="23.97">
            <text:p>23.97</text:p>
          </table:table-cell>
          <table:table-cell office:value-type="float" office:value="225">
            <text:p>225</text:p>
          </table:table-cell>
          <table:table-cell office:value-type="float" office:value="-115">
            <text:p>-115</text:p>
          </table:table-cell>
          <table:table-cell office:value-type="float" office:value="170">
            <text:p>170</text:p>
          </table:table-cell>
          <table:table-cell/>
          <table:table-cell table:formula="of:=[.A11]/16384" office:value-type="float" office:value="0.9541015625">
            <text:p>0.95</text:p>
          </table:table-cell>
          <table:table-cell table:formula="of:=[.B11]/16384" office:value-type="float" office:value="-0.225341796875">
            <text:p>-0.23</text:p>
          </table:table-cell>
          <table:table-cell table:formula="of:=[.C11]/16384" office:value-type="float" office:value="0.279541015625">
            <text:p>0.28</text:p>
          </table:table-cell>
          <table:table-cell table:formula="of:=[.D11]" office:value-type="float" office:value="23.97">
            <text:p>23.97</text:p>
          </table:table-cell>
          <table:table-cell table:formula="of:=[.E11]/16384" office:value-type="float" office:value="0.01373291015625">
            <text:p>0.01</text:p>
          </table:table-cell>
          <table:table-cell table:formula="of:=[.F11]/16384" office:value-type="float" office:value="-0.00701904296875">
            <text:p>-0.01</text:p>
          </table:table-cell>
          <table:table-cell table:formula="of:=[.G11]/16384" office:value-type="float" office:value="0.0103759765625">
            <text:p>0.01</text:p>
          </table:table-cell>
          <table:table-cell/>
          <table:table-cell table:formula="of:=[.Q10]+[.I10]-[.I$164]" office:value-type="float" office:value="-1.03380475725446">
            <text:p>-1.03</text:p>
          </table:table-cell>
          <table:table-cell table:formula="of:=[.R10]+[.J10]-[.J$164]" office:value-type="float" office:value="0.892012507278727">
            <text:p>0.89</text:p>
          </table:table-cell>
          <table:table-cell table:formula="of:=[.S10]+[.K10]-[.K$164]" office:value-type="float" office:value="0.198923430827834">
            <text:p>0.20</text:p>
          </table:table-cell>
          <table:table-cell table:formula="of:=[.L11]" office:value-type="float" office:value="23.97">
            <text:p>23.97</text:p>
          </table:table-cell>
          <table:table-cell table:formula="of:=[.U10]+[.M10]-[.M$164]" office:value-type="float" office:value="-1.04791790506114">
            <text:p>-1.05</text:p>
          </table:table-cell>
          <table:table-cell table:formula="of:=[.V10]+[.N10]-[.N$164]" office:value-type="float" office:value="0.364037555197011">
            <text:p>0.36</text:p>
          </table:table-cell>
          <table:table-cell table:formula="of:=[.W10]+[.O10]-[.O$164]" office:value-type="float" office:value="-0.12850364542896">
            <text:p>-0.13</text:p>
          </table:table-cell>
          <table:table-cell/>
          <table:table-cell table:formula="of:=[.Y10]+[.Q11]+0.5*([.Q11]-[.Q10])" office:value-type="float" office:value="-6.35828944614956">
            <text:p>-6.4</text:p>
          </table:table-cell>
          <table:table-cell table:formula="of:=[.Z10]+[.R11]+0.5*([.R11]-[.R10])" office:value-type="float" office:value="5.528871524408">
            <text:p>5.5</text:p>
          </table:table-cell>
          <table:table-cell table:formula="of:=[.AA10]+[.S11]+0.5*([.S11]-[.S10])" office:value-type="float" office:value="-2.39908519294692">
            <text:p>-2.4</text:p>
          </table:table-cell>
          <table:table-cell/>
          <table:table-cell table:formula="of:=[.AC10]+[.U11]+0.5*([.U11]-[.U10])" office:value-type="float" office:value="-5.56310902471128">
            <text:p>-5.6</text:p>
          </table:table-cell>
          <table:table-cell table:formula="of:=[.AD10]+[.V11]+0.5*([.V11]-[.V10])" office:value-type="float" office:value="2.04975294030231">
            <text:p>2.0</text:p>
          </table:table-cell>
          <table:table-cell table:formula="of:=[.AE10]+[.W11]+0.5*([.W11]-[.W10])" office:value-type="float" office:value="-0.617841827203028">
            <text:p>-0.6</text:p>
          </table:table-cell>
        </table:table-row>
        <table:table-row table:style-name="ro1">
          <table:table-cell office:value-type="float" office:value="15592">
            <text:p>15592</text:p>
          </table:table-cell>
          <table:table-cell office:value-type="float" office:value="-3872">
            <text:p>-3872</text:p>
          </table:table-cell>
          <table:table-cell office:value-type="float" office:value="4360">
            <text:p>4360</text:p>
          </table:table-cell>
          <table:table-cell office:value-type="float" office:value="24.06">
            <text:p>24.06</text:p>
          </table:table-cell>
          <table:table-cell office:value-type="float" office:value="174">
            <text:p>174</text:p>
          </table:table-cell>
          <table:table-cell office:value-type="float" office:value="-102">
            <text:p>-102</text:p>
          </table:table-cell>
          <table:table-cell office:value-type="float" office:value="83">
            <text:p>83</text:p>
          </table:table-cell>
          <table:table-cell/>
          <table:table-cell table:formula="of:=[.A12]/16384" office:value-type="float" office:value="0.95166015625">
            <text:p>0.95</text:p>
          </table:table-cell>
          <table:table-cell table:formula="of:=[.B12]/16384" office:value-type="float" office:value="-0.236328125">
            <text:p>-0.24</text:p>
          </table:table-cell>
          <table:table-cell table:formula="of:=[.C12]/16384" office:value-type="float" office:value="0.26611328125">
            <text:p>0.27</text:p>
          </table:table-cell>
          <table:table-cell table:formula="of:=[.D12]" office:value-type="float" office:value="24.06">
            <text:p>24.06</text:p>
          </table:table-cell>
          <table:table-cell table:formula="of:=[.E12]/16384" office:value-type="float" office:value="0.0106201171875">
            <text:p>0.01</text:p>
          </table:table-cell>
          <table:table-cell table:formula="of:=[.F12]/16384" office:value-type="float" office:value="-0.0062255859375">
            <text:p>-0.01</text:p>
          </table:table-cell>
          <table:table-cell table:formula="of:=[.G12]/16384" office:value-type="float" office:value="0.00506591796875">
            <text:p>0.01</text:p>
          </table:table-cell>
          <table:table-cell/>
          <table:table-cell table:formula="of:=[.Q11]+[.I11]-[.I$164]" office:value-type="float" office:value="-1.14039829799107">
            <text:p>-1.14</text:p>
          </table:table-cell>
          <table:table-cell table:formula="of:=[.R11]+[.J11]-[.J$164]" office:value-type="float" office:value="0.962886075795807">
            <text:p>0.96</text:p>
          </table:table-cell>
          <table:table-cell table:formula="of:=[.S11]+[.K11]-[.K$164]" office:value-type="float" office:value="0.345157978697593">
            <text:p>0.35</text:p>
          </table:table-cell>
          <table:table-cell table:formula="of:=[.L12]" office:value-type="float" office:value="24.06">
            <text:p>24.06</text:p>
          </table:table-cell>
          <table:table-cell table:formula="of:=[.U11]+[.M11]-[.M$164]" office:value-type="float" office:value="-1.16953443444293">
            <text:p>-1.17</text:p>
          </table:table-cell>
          <table:table-cell table:formula="of:=[.V11]+[.N11]-[.N$164]" office:value-type="float" office:value="0.391078783118207">
            <text:p>0.39</text:p>
          </table:table-cell>
          <table:table-cell table:formula="of:=[.W11]+[.O11]-[.O$164]" office:value-type="float" office:value="-0.142558032681483">
            <text:p>-0.14</text:p>
          </table:table-cell>
          <table:table-cell/>
          <table:table-cell table:formula="of:=[.Y11]+[.Q12]+0.5*([.Q12]-[.Q11])" office:value-type="float" office:value="-7.55198451450893">
            <text:p>-7.6</text:p>
          </table:table-cell>
          <table:table-cell table:formula="of:=[.Z11]+[.R12]+0.5*([.R12]-[.R11])" office:value-type="float" office:value="6.52719438446235">
            <text:p>6.5</text:p>
          </table:table-cell>
          <table:table-cell table:formula="of:=[.AA11]+[.S12]+0.5*([.S12]-[.S11])" office:value-type="float" office:value="-1.98080994031444">
            <text:p>-2.0</text:p>
          </table:table-cell>
          <table:table-cell/>
          <table:table-cell table:formula="of:=[.AC11]+[.U12]+0.5*([.U12]-[.U11])" office:value-type="float" office:value="-6.79345172384511">
            <text:p>-6.8</text:p>
          </table:table-cell>
          <table:table-cell table:formula="of:=[.AD11]+[.V12]+0.5*([.V12]-[.V11])" office:value-type="float" office:value="2.45435233738111">
            <text:p>2.5</text:p>
          </table:table-cell>
          <table:table-cell table:formula="of:=[.AE11]+[.W12]+0.5*([.W12]-[.W11])" office:value-type="float" office:value="-0.767427053510773">
            <text:p>-0.8</text:p>
          </table:table-cell>
        </table:table-row>
        <table:table-row table:style-name="ro1">
          <table:table-cell office:value-type="float" office:value="15588">
            <text:p>15588</text:p>
          </table:table-cell>
          <table:table-cell office:value-type="float" office:value="-3820">
            <text:p>-3820</text:p>
          </table:table-cell>
          <table:table-cell office:value-type="float" office:value="4536">
            <text:p>4536</text:p>
          </table:table-cell>
          <table:table-cell office:value-type="float" office:value="24.06">
            <text:p>24.06</text:p>
          </table:table-cell>
          <table:table-cell office:value-type="float" office:value="155">
            <text:p>155</text:p>
          </table:table-cell>
          <table:table-cell office:value-type="float" office:value="150">
            <text:p>150</text:p>
          </table:table-cell>
          <table:table-cell office:value-type="float" office:value="271">
            <text:p>271</text:p>
          </table:table-cell>
          <table:table-cell/>
          <table:table-cell table:formula="of:=[.A13]/16384" office:value-type="float" office:value="0.951416015625">
            <text:p>0.95</text:p>
          </table:table-cell>
          <table:table-cell table:formula="of:=[.B13]/16384" office:value-type="float" office:value="-0.233154296875">
            <text:p>-0.23</text:p>
          </table:table-cell>
          <table:table-cell table:formula="of:=[.C13]/16384" office:value-type="float" office:value="0.27685546875">
            <text:p>0.28</text:p>
          </table:table-cell>
          <table:table-cell table:formula="of:=[.D13]" office:value-type="float" office:value="24.06">
            <text:p>24.06</text:p>
          </table:table-cell>
          <table:table-cell table:formula="of:=[.E13]/16384" office:value-type="float" office:value="0.00946044921875">
            <text:p>0.01</text:p>
          </table:table-cell>
          <table:table-cell table:formula="of:=[.F13]/16384" office:value-type="float" office:value="0.0091552734375">
            <text:p>0.01</text:p>
          </table:table-cell>
          <table:table-cell table:formula="of:=[.G13]/16384" office:value-type="float" office:value="0.01654052734375">
            <text:p>0.02</text:p>
          </table:table-cell>
          <table:table-cell/>
          <table:table-cell table:formula="of:=[.Q12]+[.I12]-[.I$164]" office:value-type="float" office:value="-1.24943324497768">
            <text:p>-1.25</text:p>
          </table:table-cell>
          <table:table-cell table:formula="of:=[.R12]+[.J12]-[.J$164]" office:value-type="float" office:value="1.02277331618789">
            <text:p>1.02</text:p>
          </table:table-cell>
          <table:table-cell table:formula="of:=[.S12]+[.K12]-[.K$164]" office:value-type="float" office:value="0.477964792192352">
            <text:p>0.48</text:p>
          </table:table-cell>
          <table:table-cell table:formula="of:=[.L13]" office:value-type="float" office:value="24.06">
            <text:p>24.06</text:p>
          </table:table-cell>
          <table:table-cell table:formula="of:=[.U12]+[.M12]-[.M$164]" office:value-type="float" office:value="-1.29426375679348">
            <text:p>-1.29</text:p>
          </table:table-cell>
          <table:table-cell table:formula="of:=[.V12]+[.N12]-[.N$164]" office:value-type="float" office:value="0.418913468070652">
            <text:p>0.42</text:p>
          </table:table-cell>
          <table:table-cell table:formula="of:=[.W12]+[.O12]-[.O$164]" office:value-type="float" office:value="-0.161922478527756">
            <text:p>-0.16</text:p>
          </table:table-cell>
          <table:table-cell/>
          <table:table-cell table:formula="of:=[.Y12]+[.Q13]+0.5*([.Q13]-[.Q12])" office:value-type="float" office:value="-8.85593523297992">
            <text:p>-8.9</text:p>
          </table:table-cell>
          <table:table-cell table:formula="of:=[.Z12]+[.R13]+0.5*([.R13]-[.R12])" office:value-type="float" office:value="7.57991132084627">
            <text:p>7.6</text:p>
          </table:table-cell>
          <table:table-cell table:formula="of:=[.AA12]+[.S13]+0.5*([.S13]-[.S12])" office:value-type="float" office:value="-1.43644174137471">
            <text:p>-1.4</text:p>
          </table:table-cell>
          <table:table-cell/>
          <table:table-cell table:formula="of:=[.AC12]+[.U13]+0.5*([.U13]-[.U12])" office:value-type="float" office:value="-8.15008014181386">
            <text:p>-8.2</text:p>
          </table:table-cell>
          <table:table-cell table:formula="of:=[.AD12]+[.V13]+0.5*([.V13]-[.V12])" office:value-type="float" office:value="2.88718314792799">
            <text:p>2.9</text:p>
          </table:table-cell>
          <table:table-cell table:formula="of:=[.AE12]+[.W13]+0.5*([.W13]-[.W12])" office:value-type="float" office:value="-0.939031754961666">
            <text:p>-0.9</text:p>
          </table:table-cell>
        </table:table-row>
        <table:table-row table:style-name="ro1">
          <table:table-cell office:value-type="float" office:value="15600">
            <text:p>15600</text:p>
          </table:table-cell>
          <table:table-cell office:value-type="float" office:value="-3904">
            <text:p>-3904</text:p>
          </table:table-cell>
          <table:table-cell office:value-type="float" office:value="4416">
            <text:p>4416</text:p>
          </table:table-cell>
          <table:table-cell office:value-type="float" office:value="24.06">
            <text:p>24.06</text:p>
          </table:table-cell>
          <table:table-cell office:value-type="float" office:value="106">
            <text:p>106</text:p>
          </table:table-cell>
          <table:table-cell office:value-type="float" office:value="-38">
            <text:p>-38</text:p>
          </table:table-cell>
          <table:table-cell office:value-type="float" office:value="196">
            <text:p>196</text:p>
          </table:table-cell>
          <table:table-cell/>
          <table:table-cell table:formula="of:=[.A14]/16384" office:value-type="float" office:value="0.9521484375">
            <text:p>0.95</text:p>
          </table:table-cell>
          <table:table-cell table:formula="of:=[.B14]/16384" office:value-type="float" office:value="-0.23828125">
            <text:p>-0.24</text:p>
          </table:table-cell>
          <table:table-cell table:formula="of:=[.C14]/16384" office:value-type="float" office:value="0.26953125">
            <text:p>0.27</text:p>
          </table:table-cell>
          <table:table-cell table:formula="of:=[.D14]" office:value-type="float" office:value="24.06">
            <text:p>24.06</text:p>
          </table:table-cell>
          <table:table-cell table:formula="of:=[.E14]/16384" office:value-type="float" office:value="0.0064697265625">
            <text:p>0.01</text:p>
          </table:table-cell>
          <table:table-cell table:formula="of:=[.F14]/16384" office:value-type="float" office:value="-0.0023193359375">
            <text:p>0.00</text:p>
          </table:table-cell>
          <table:table-cell table:formula="of:=[.G14]/16384" office:value-type="float" office:value="0.011962890625">
            <text:p>0.01</text:p>
          </table:table-cell>
          <table:table-cell/>
          <table:table-cell table:formula="of:=[.Q13]+[.I13]-[.I$164]" office:value-type="float" office:value="-1.35871233258929">
            <text:p>-1.36</text:p>
          </table:table-cell>
          <table:table-cell table:formula="of:=[.R13]+[.J13]-[.J$164]" office:value-type="float" office:value="1.08583438470497">
            <text:p>1.09</text:p>
          </table:table-cell>
          <table:table-cell table:formula="of:=[.S13]+[.K13]-[.K$164]" office:value-type="float" office:value="0.621513793187112">
            <text:p>0.62</text:p>
          </table:table-cell>
          <table:table-cell table:formula="of:=[.L14]" office:value-type="float" office:value="24.06">
            <text:p>24.06</text:p>
          </table:table-cell>
          <table:table-cell table:formula="of:=[.U13]+[.M13]-[.M$164]" office:value-type="float" office:value="-1.42015274711277">
            <text:p>-1.42</text:p>
          </table:table-cell>
          <table:table-cell table:formula="of:=[.V13]+[.N13]-[.N$164]" office:value-type="float" office:value="0.462129012398098">
            <text:p>0.46</text:p>
          </table:table-cell>
          <table:table-cell table:formula="of:=[.W13]+[.O13]-[.O$164]" office:value-type="float" office:value="-0.16981231499903">
            <text:p>-0.17</text:p>
          </table:table-cell>
          <table:table-cell/>
          <table:table-cell table:formula="of:=[.Y13]+[.Q14]+0.5*([.Q14]-[.Q13])" office:value-type="float" office:value="-10.269287109375">
            <text:p>-10.3</text:p>
          </table:table-cell>
          <table:table-cell table:formula="of:=[.Z13]+[.R14]+0.5*([.R14]-[.R13])" office:value-type="float" office:value="8.69727623980978">
            <text:p>8.7</text:p>
          </table:table-cell>
          <table:table-cell table:formula="of:=[.AA13]+[.S14]+0.5*([.S14]-[.S13])" office:value-type="float" office:value="-0.743153447690219">
            <text:p>-0.7</text:p>
          </table:table-cell>
          <table:table-cell/>
          <table:table-cell table:formula="of:=[.AC13]+[.U14]+0.5*([.U14]-[.U13])" office:value-type="float" office:value="-9.63317738408628">
            <text:p>-9.6</text:p>
          </table:table-cell>
          <table:table-cell table:formula="of:=[.AD13]+[.V14]+0.5*([.V14]-[.V13])" office:value-type="float" office:value="3.37091993248981">
            <text:p>3.4</text:p>
          </table:table-cell>
          <table:table-cell table:formula="of:=[.AE13]+[.W14]+0.5*([.W14]-[.W13])" office:value-type="float" office:value="-1.11278898819633">
            <text:p>-1.1</text:p>
          </table:table-cell>
        </table:table-row>
        <table:table-row table:style-name="ro1">
          <table:table-cell office:value-type="float" office:value="15624">
            <text:p>15624</text:p>
          </table:table-cell>
          <table:table-cell office:value-type="float" office:value="-3928">
            <text:p>-3928</text:p>
          </table:table-cell>
          <table:table-cell office:value-type="float" office:value="4616">
            <text:p>4616</text:p>
          </table:table-cell>
          <table:table-cell office:value-type="float" office:value="24.01">
            <text:p>24.01</text:p>
          </table:table-cell>
          <table:table-cell office:value-type="float" office:value="155">
            <text:p>155</text:p>
          </table:table-cell>
          <table:table-cell office:value-type="float" office:value="-65">
            <text:p>-65</text:p>
          </table:table-cell>
          <table:table-cell office:value-type="float" office:value="136">
            <text:p>136</text:p>
          </table:table-cell>
          <table:table-cell/>
          <table:table-cell table:formula="of:=[.A15]/16384" office:value-type="float" office:value="0.95361328125">
            <text:p>0.95</text:p>
          </table:table-cell>
          <table:table-cell table:formula="of:=[.B15]/16384" office:value-type="float" office:value="-0.23974609375">
            <text:p>-0.24</text:p>
          </table:table-cell>
          <table:table-cell table:formula="of:=[.C15]/16384" office:value-type="float" office:value="0.28173828125">
            <text:p>0.28</text:p>
          </table:table-cell>
          <table:table-cell table:formula="of:=[.D15]" office:value-type="float" office:value="24.01">
            <text:p>24.01</text:p>
          </table:table-cell>
          <table:table-cell table:formula="of:=[.E15]/16384" office:value-type="float" office:value="0.00946044921875">
            <text:p>0.01</text:p>
          </table:table-cell>
          <table:table-cell table:formula="of:=[.F15]/16384" office:value-type="float" office:value="-0.00396728515625">
            <text:p>0.00</text:p>
          </table:table-cell>
          <table:table-cell table:formula="of:=[.G15]/16384" office:value-type="float" office:value="0.00830078125">
            <text:p>0.01</text:p>
          </table:table-cell>
          <table:table-cell/>
          <table:table-cell table:formula="of:=[.Q14]+[.I14]-[.I$164]" office:value-type="float" office:value="-1.46725899832589">
            <text:p>-1.47</text:p>
          </table:table-cell>
          <table:table-cell table:formula="of:=[.R14]+[.J14]-[.J$164]" office:value-type="float" office:value="1.14376850009705">
            <text:p>1.14</text:p>
          </table:table-cell>
          <table:table-cell table:formula="of:=[.S14]+[.K14]-[.K$164]" office:value-type="float" office:value="0.757738575431871">
            <text:p>0.76</text:p>
          </table:table-cell>
          <table:table-cell table:formula="of:=[.L15]" office:value-type="float" office:value="24.01">
            <text:p>24.01</text:p>
          </table:table-cell>
          <table:table-cell table:formula="of:=[.U14]+[.M14]-[.M$164]" office:value-type="float" office:value="-1.54903246008832">
            <text:p>-1.55</text:p>
          </table:table-cell>
          <table:table-cell table:formula="of:=[.V14]+[.N14]-[.N$164]" office:value-type="float" office:value="0.493869947350544">
            <text:p>0.49</text:p>
          </table:table-cell>
          <table:table-cell table:formula="of:=[.W14]+[.O14]-[.O$164]" office:value-type="float" office:value="-0.182279788189053">
            <text:p>-0.18</text:p>
          </table:table-cell>
          <table:table-cell/>
          <table:table-cell table:formula="of:=[.Y14]+[.Q15]+0.5*([.Q15]-[.Q14])" office:value-type="float" office:value="-11.7908194405692">
            <text:p>-11.8</text:p>
          </table:table-cell>
          <table:table-cell table:formula="of:=[.Z14]+[.R15]+0.5*([.R15]-[.R14])" office:value-type="float" office:value="9.87001179760287">
            <text:p>9.9</text:p>
          </table:table-cell>
          <table:table-cell table:formula="of:=[.AA14]+[.S15]+0.5*([.S15]-[.S14])" office:value-type="float" office:value="0.0826975188640318">
            <text:p>0.1</text:p>
          </table:table-cell>
          <table:table-cell/>
          <table:table-cell table:formula="of:=[.AC14]+[.U15]+0.5*([.U15]-[.U14])" office:value-type="float" office:value="-11.2466497006624">
            <text:p>-11.2</text:p>
          </table:table-cell>
          <table:table-cell table:formula="of:=[.AD14]+[.V15]+0.5*([.V15]-[.V14])" office:value-type="float" office:value="3.88066034731658">
            <text:p>3.9</text:p>
          </table:table-cell>
          <table:table-cell table:formula="of:=[.AE14]+[.W15]+0.5*([.W15]-[.W14])" office:value-type="float" office:value="-1.3013025129804">
            <text:p>-1.3</text:p>
          </table:table-cell>
        </table:table-row>
        <table:table-row table:style-name="ro1">
          <table:table-cell office:value-type="float" office:value="15600">
            <text:p>15600</text:p>
          </table:table-cell>
          <table:table-cell office:value-type="float" office:value="-3988">
            <text:p>-3988</text:p>
          </table:table-cell>
          <table:table-cell office:value-type="float" office:value="4512">
            <text:p>4512</text:p>
          </table:table-cell>
          <table:table-cell office:value-type="float" office:value="24.11">
            <text:p>24.11</text:p>
          </table:table-cell>
          <table:table-cell office:value-type="float" office:value="170">
            <text:p>170</text:p>
          </table:table-cell>
          <table:table-cell office:value-type="float" office:value="-3">
            <text:p>-3</text:p>
          </table:table-cell>
          <table:table-cell office:value-type="float" office:value="145">
            <text:p>145</text:p>
          </table:table-cell>
          <table:table-cell/>
          <table:table-cell table:formula="of:=[.A16]/16384" office:value-type="float" office:value="0.9521484375">
            <text:p>0.95</text:p>
          </table:table-cell>
          <table:table-cell table:formula="of:=[.B16]/16384" office:value-type="float" office:value="-0.243408203125">
            <text:p>-0.24</text:p>
          </table:table-cell>
          <table:table-cell table:formula="of:=[.C16]/16384" office:value-type="float" office:value="0.275390625">
            <text:p>0.28</text:p>
          </table:table-cell>
          <table:table-cell table:formula="of:=[.D16]" office:value-type="float" office:value="24.11">
            <text:p>24.11</text:p>
          </table:table-cell>
          <table:table-cell table:formula="of:=[.E16]/16384" office:value-type="float" office:value="0.0103759765625">
            <text:p>0.01</text:p>
          </table:table-cell>
          <table:table-cell table:formula="of:=[.F16]/16384" office:value-type="float" office:value="-0.00018310546875">
            <text:p>0.00</text:p>
          </table:table-cell>
          <table:table-cell table:formula="of:=[.G16]/16384" office:value-type="float" office:value="0.00885009765625">
            <text:p>0.01</text:p>
          </table:table-cell>
          <table:table-cell/>
          <table:table-cell table:formula="of:=[.Q15]+[.I15]-[.I$164]" office:value-type="float" office:value="-1.5743408203125">
            <text:p>-1.57</text:p>
          </table:table-cell>
          <table:table-cell table:formula="of:=[.R15]+[.J15]-[.J$164]" office:value-type="float" office:value="1.20023777173913">
            <text:p>1.20</text:p>
          </table:table-cell>
          <table:table-cell table:formula="of:=[.S15]+[.K15]-[.K$164]" office:value-type="float" office:value="0.90617038892663">
            <text:p>0.91</text:p>
          </table:table-cell>
          <table:table-cell table:formula="of:=[.L16]" office:value-type="float" office:value="24.11">
            <text:p>24.11</text:p>
          </table:table-cell>
          <table:table-cell table:formula="of:=[.U15]+[.M15]-[.M$164]" office:value-type="float" office:value="-1.67492145040761">
            <text:p>-1.67</text:p>
          </table:table-cell>
          <table:table-cell table:formula="of:=[.V15]+[.N15]-[.N$164]" office:value-type="float" office:value="0.523962933084239">
            <text:p>0.52</text:p>
          </table:table-cell>
          <table:table-cell table:formula="of:=[.W15]+[.O15]-[.O$164]" office:value-type="float" office:value="-0.198409370754076">
            <text:p>-0.20</text:p>
          </table:table-cell>
          <table:table-cell/>
          <table:table-cell table:formula="of:=[.Y15]+[.Q16]+0.5*([.Q16]-[.Q15])" office:value-type="float" office:value="-13.418701171875">
            <text:p>-13.4</text:p>
          </table:table-cell>
          <table:table-cell table:formula="of:=[.Z15]+[.R16]+0.5*([.R16]-[.R15])" office:value-type="float" office:value="11.098484205163">
            <text:p>11.1</text:p>
          </table:table-cell>
          <table:table-cell table:formula="of:=[.AA15]+[.S16]+0.5*([.S16]-[.S15])" office:value-type="float" office:value="1.06308381453804">
            <text:p>1.1</text:p>
          </table:table-cell>
          <table:table-cell/>
          <table:table-cell table:formula="of:=[.AC15]+[.U16]+0.5*([.U16]-[.U15])" office:value-type="float" office:value="-12.9845156462296">
            <text:p>-13.0</text:p>
          </table:table-cell>
          <table:table-cell table:formula="of:=[.AD15]+[.V16]+0.5*([.V16]-[.V15])" office:value-type="float" office:value="4.41966977326766">
            <text:p>4.4</text:p>
          </table:table-cell>
          <table:table-cell table:formula="of:=[.AE15]+[.W16]+0.5*([.W16]-[.W15])" office:value-type="float" office:value="-1.50777667501698">
            <text:p>-1.5</text:p>
          </table:table-cell>
        </table:table-row>
        <table:table-row table:style-name="ro1">
          <table:table-cell office:value-type="float" office:value="15544">
            <text:p>15544</text:p>
          </table:table-cell>
          <table:table-cell office:value-type="float" office:value="-3952">
            <text:p>-3952</text:p>
          </table:table-cell>
          <table:table-cell office:value-type="float" office:value="4772">
            <text:p>4772</text:p>
          </table:table-cell>
          <table:table-cell office:value-type="float" office:value="24.06">
            <text:p>24.06</text:p>
          </table:table-cell>
          <table:table-cell office:value-type="float" office:value="154">
            <text:p>154</text:p>
          </table:table-cell>
          <table:table-cell office:value-type="float" office:value="58">
            <text:p>58</text:p>
          </table:table-cell>
          <table:table-cell office:value-type="float" office:value="207">
            <text:p>207</text:p>
          </table:table-cell>
          <table:table-cell/>
          <table:table-cell table:formula="of:=[.A17]/16384" office:value-type="float" office:value="0.94873046875">
            <text:p>0.95</text:p>
          </table:table-cell>
          <table:table-cell table:formula="of:=[.B17]/16384" office:value-type="float" office:value="-0.2412109375">
            <text:p>-0.24</text:p>
          </table:table-cell>
          <table:table-cell table:formula="of:=[.C17]/16384" office:value-type="float" office:value="0.291259765625">
            <text:p>0.29</text:p>
          </table:table-cell>
          <table:table-cell table:formula="of:=[.D17]" office:value-type="float" office:value="24.06">
            <text:p>24.06</text:p>
          </table:table-cell>
          <table:table-cell table:formula="of:=[.E17]/16384" office:value-type="float" office:value="0.0093994140625">
            <text:p>0.01</text:p>
          </table:table-cell>
          <table:table-cell table:formula="of:=[.F17]/16384" office:value-type="float" office:value="0.0035400390625">
            <text:p>0.00</text:p>
          </table:table-cell>
          <table:table-cell table:formula="of:=[.G17]/16384" office:value-type="float" office:value="0.01263427734375">
            <text:p>0.01</text:p>
          </table:table-cell>
          <table:table-cell/>
          <table:table-cell table:formula="of:=[.Q16]+[.I16]-[.I$164]" office:value-type="float" office:value="-1.68288748604911">
            <text:p>-1.68</text:p>
          </table:table-cell>
          <table:table-cell table:formula="of:=[.R16]+[.J16]-[.J$164]" office:value-type="float" office:value="1.25304493400621">
            <text:p>1.25</text:p>
          </table:table-cell>
          <table:table-cell table:formula="of:=[.S16]+[.K16]-[.K$164]" office:value-type="float" office:value="1.04825454617139">
            <text:p>1.05</text:p>
          </table:table-cell>
          <table:table-cell table:formula="of:=[.L17]" office:value-type="float" office:value="24.06">
            <text:p>24.06</text:p>
          </table:table-cell>
          <table:table-cell table:formula="of:=[.U16]+[.M16]-[.M$164]" office:value-type="float" office:value="-1.79989491338315">
            <text:p>-1.80</text:p>
          </table:table-cell>
          <table:table-cell table:formula="of:=[.V16]+[.N16]-[.N$164]" office:value-type="float" office:value="0.557840098505435">
            <text:p>0.56</text:p>
          </table:table-cell>
          <table:table-cell table:formula="of:=[.W16]+[.O16]-[.O$164]" office:value-type="float" office:value="-0.213989636912849">
            <text:p>-0.21</text:p>
          </table:table-cell>
          <table:table-cell/>
          <table:table-cell table:formula="of:=[.Y16]+[.Q17]+0.5*([.Q17]-[.Q16])" office:value-type="float" office:value="-15.1558619907924">
            <text:p>-15.2</text:p>
          </table:table-cell>
          <table:table-cell table:formula="of:=[.Z16]+[.R17]+0.5*([.R17]-[.R16])" office:value-type="float" office:value="12.3779327203028">
            <text:p>12.4</text:p>
          </table:table-cell>
          <table:table-cell table:formula="of:=[.AA16]+[.S17]+0.5*([.S17]-[.S16])" office:value-type="float" office:value="2.18238043933181">
            <text:p>2.2</text:p>
          </table:table-cell>
          <table:table-cell/>
          <table:table-cell table:formula="of:=[.AC16]+[.U17]+0.5*([.U17]-[.U16])" office:value-type="float" office:value="-14.8468972911005">
            <text:p>-14.8</text:p>
          </table:table-cell>
          <table:table-cell table:formula="of:=[.AD16]+[.V17]+0.5*([.V17]-[.V16])" office:value-type="float" office:value="4.9944484544837">
            <text:p>5.0</text:p>
          </table:table-cell>
          <table:table-cell table:formula="of:=[.AE16]+[.W17]+0.5*([.W17]-[.W16])" office:value-type="float" office:value="-1.72955644500922">
            <text:p>-1.7</text:p>
          </table:table-cell>
        </table:table-row>
        <table:table-row table:style-name="ro1">
          <table:table-cell office:value-type="float" office:value="15572">
            <text:p>15572</text:p>
          </table:table-cell>
          <table:table-cell office:value-type="float" office:value="-3984">
            <text:p>-3984</text:p>
          </table:table-cell>
          <table:table-cell office:value-type="float" office:value="4672">
            <text:p>4672</text:p>
          </table:table-cell>
          <table:table-cell office:value-type="float" office:value="24.11">
            <text:p>24.11</text:p>
          </table:table-cell>
          <table:table-cell office:value-type="float" office:value="91">
            <text:p>91</text:p>
          </table:table-cell>
          <table:table-cell office:value-type="float" office:value="80">
            <text:p>80</text:p>
          </table:table-cell>
          <table:table-cell office:value-type="float" office:value="186">
            <text:p>186</text:p>
          </table:table-cell>
          <table:table-cell/>
          <table:table-cell table:formula="of:=[.A18]/16384" office:value-type="float" office:value="0.950439453125">
            <text:p>0.95</text:p>
          </table:table-cell>
          <table:table-cell table:formula="of:=[.B18]/16384" office:value-type="float" office:value="-0.2431640625">
            <text:p>-0.24</text:p>
          </table:table-cell>
          <table:table-cell table:formula="of:=[.C18]/16384" office:value-type="float" office:value="0.28515625">
            <text:p>0.29</text:p>
          </table:table-cell>
          <table:table-cell table:formula="of:=[.D18]" office:value-type="float" office:value="24.11">
            <text:p>24.11</text:p>
          </table:table-cell>
          <table:table-cell table:formula="of:=[.E18]/16384" office:value-type="float" office:value="0.00555419921875">
            <text:p>0.01</text:p>
          </table:table-cell>
          <table:table-cell table:formula="of:=[.F18]/16384" office:value-type="float" office:value="0.0048828125">
            <text:p>0.00</text:p>
          </table:table-cell>
          <table:table-cell table:formula="of:=[.G18]/16384" office:value-type="float" office:value="0.0113525390625">
            <text:p>0.01</text:p>
          </table:table-cell>
          <table:table-cell/>
          <table:table-cell table:formula="of:=[.Q17]+[.I17]-[.I$164]" office:value-type="float" office:value="-1.79485212053572">
            <text:p>-1.79</text:p>
          </table:table-cell>
          <table:table-cell table:formula="of:=[.R17]+[.J17]-[.J$164]" office:value-type="float" office:value="1.30804936189829">
            <text:p>1.31</text:p>
          </table:table-cell>
          <table:table-cell table:formula="of:=[.S17]+[.K17]-[.K$164]" office:value-type="float" office:value="1.20620784404115">
            <text:p>1.21</text:p>
          </table:table-cell>
          <table:table-cell table:formula="of:=[.L18]" office:value-type="float" office:value="24.11">
            <text:p>24.11</text:p>
          </table:table-cell>
          <table:table-cell table:formula="of:=[.U17]+[.M17]-[.M$164]" office:value-type="float" office:value="-1.9258449388587">
            <text:p>-1.93</text:p>
          </table:table-cell>
          <table:table-cell table:formula="of:=[.V17]+[.N17]-[.N$164]" office:value-type="float" office:value="0.595440408457881">
            <text:p>0.60</text:p>
          </table:table-cell>
          <table:table-cell table:formula="of:=[.W17]+[.O17]-[.O$164]" office:value-type="float" office:value="-0.225785723384123">
            <text:p>-0.23</text:p>
          </table:table-cell>
          <table:table-cell/>
          <table:table-cell table:formula="of:=[.Y17]+[.Q18]+0.5*([.Q18]-[.Q17])" office:value-type="float" office:value="-17.0066964285714">
            <text:p>-17.0</text:p>
          </table:table-cell>
          <table:table-cell table:formula="of:=[.Z17]+[.R18]+0.5*([.R18]-[.R17])" office:value-type="float" office:value="13.7134842961471">
            <text:p>13.7</text:p>
          </table:table-cell>
          <table:table-cell table:formula="of:=[.AA17]+[.S18]+0.5*([.S18]-[.S17])" office:value-type="float" office:value="3.46756493230784">
            <text:p>3.5</text:p>
          </table:table-cell>
          <table:table-cell/>
          <table:table-cell table:formula="of:=[.AC17]+[.U18]+0.5*([.U18]-[.U17])" office:value-type="float" office:value="-16.835717242697">
            <text:p>-16.8</text:p>
          </table:table-cell>
          <table:table-cell table:formula="of:=[.AD17]+[.V18]+0.5*([.V18]-[.V17])" office:value-type="float" office:value="5.6086890179178">
            <text:p>5.6</text:p>
          </table:table-cell>
          <table:table-cell table:formula="of:=[.AE17]+[.W18]+0.5*([.W18]-[.W17])" office:value-type="float" office:value="-1.96124021162898">
            <text:p>-2.0</text:p>
          </table:table-cell>
        </table:table-row>
        <table:table-row table:style-name="ro1">
          <table:table-cell office:value-type="float" office:value="15520">
            <text:p>15520</text:p>
          </table:table-cell>
          <table:table-cell office:value-type="float" office:value="-4120">
            <text:p>-4120</text:p>
          </table:table-cell>
          <table:table-cell office:value-type="float" office:value="4568">
            <text:p>4568</text:p>
          </table:table-cell>
          <table:table-cell office:value-type="float" office:value="24.06">
            <text:p>24.06</text:p>
          </table:table-cell>
          <table:table-cell office:value-type="float" office:value="208">
            <text:p>208</text:p>
          </table:table-cell>
          <table:table-cell office:value-type="float" office:value="-82">
            <text:p>-82</text:p>
          </table:table-cell>
          <table:table-cell office:value-type="float" office:value="259">
            <text:p>259</text:p>
          </table:table-cell>
          <table:table-cell/>
          <table:table-cell table:formula="of:=[.A19]/16384" office:value-type="float" office:value="0.947265625">
            <text:p>0.95</text:p>
          </table:table-cell>
          <table:table-cell table:formula="of:=[.B19]/16384" office:value-type="float" office:value="-0.25146484375">
            <text:p>-0.25</text:p>
          </table:table-cell>
          <table:table-cell table:formula="of:=[.C19]/16384" office:value-type="float" office:value="0.27880859375">
            <text:p>0.28</text:p>
          </table:table-cell>
          <table:table-cell table:formula="of:=[.D19]" office:value-type="float" office:value="24.06">
            <text:p>24.06</text:p>
          </table:table-cell>
          <table:table-cell table:formula="of:=[.E19]/16384" office:value-type="float" office:value="0.0126953125">
            <text:p>0.01</text:p>
          </table:table-cell>
          <table:table-cell table:formula="of:=[.F19]/16384" office:value-type="float" office:value="-0.0050048828125">
            <text:p>-0.01</text:p>
          </table:table-cell>
          <table:table-cell table:formula="of:=[.G19]/16384" office:value-type="float" office:value="0.01580810546875">
            <text:p>0.02</text:p>
          </table:table-cell>
          <table:table-cell/>
          <table:table-cell table:formula="of:=[.Q18]+[.I18]-[.I$164]" office:value-type="float" office:value="-1.90510777064732">
            <text:p>-1.91</text:p>
          </table:table-cell>
          <table:table-cell table:formula="of:=[.R18]+[.J18]-[.J$164]" office:value-type="float" office:value="1.36110066479037">
            <text:p>1.36</text:p>
          </table:table-cell>
          <table:table-cell table:formula="of:=[.S18]+[.K18]-[.K$164]" office:value-type="float" office:value="1.35805762628591">
            <text:p>1.36</text:p>
          </table:table-cell>
          <table:table-cell table:formula="of:=[.L19]" office:value-type="float" office:value="24.06">
            <text:p>24.06</text:p>
          </table:table-cell>
          <table:table-cell table:formula="of:=[.U18]+[.M18]-[.M$164]" office:value-type="float" office:value="-2.05564017917799">
            <text:p>-2.06</text:p>
          </table:table-cell>
          <table:table-cell table:formula="of:=[.V18]+[.N18]-[.N$164]" office:value-type="float" office:value="0.634383491847826">
            <text:p>0.63</text:p>
          </table:table-cell>
          <table:table-cell table:formula="of:=[.W18]+[.O18]-[.O$164]" office:value-type="float" office:value="-0.238863548136646">
            <text:p>-0.24</text:p>
          </table:table-cell>
          <table:table-cell/>
          <table:table-cell table:formula="of:=[.Y18]+[.Q19]+0.5*([.Q19]-[.Q18])" office:value-type="float" office:value="-18.9669320242746">
            <text:p>-19.0</text:p>
          </table:table-cell>
          <table:table-cell table:formula="of:=[.Z18]+[.R19]+0.5*([.R19]-[.R18])" office:value-type="float" office:value="15.1011106123835">
            <text:p>15.1</text:p>
          </table:table-cell>
          <table:table-cell table:formula="of:=[.AA18]+[.S19]+0.5*([.S19]-[.S18])" office:value-type="float" office:value="4.90154744971613">
            <text:p>4.9</text:p>
          </table:table-cell>
          <table:table-cell/>
          <table:table-cell table:formula="of:=[.AC18]+[.U19]+0.5*([.U19]-[.U18])" office:value-type="float" office:value="-18.9562550420346">
            <text:p>-19.0</text:p>
          </table:table-cell>
          <table:table-cell table:formula="of:=[.AD18]+[.V19]+0.5*([.V19]-[.V18])" office:value-type="float" office:value="6.2625440514606">
            <text:p>6.3</text:p>
          </table:table-cell>
          <table:table-cell table:formula="of:=[.AE18]+[.W19]+0.5*([.W19]-[.W18])" office:value-type="float" office:value="-2.20664267214189">
            <text:p>-2.2</text:p>
          </table:table-cell>
        </table:table-row>
        <table:table-row table:style-name="ro1">
          <table:table-cell office:value-type="float" office:value="15436">
            <text:p>15436</text:p>
          </table:table-cell>
          <table:table-cell office:value-type="float" office:value="-4052">
            <text:p>-4052</text:p>
          </table:table-cell>
          <table:table-cell office:value-type="float" office:value="4492">
            <text:p>4492</text:p>
          </table:table-cell>
          <table:table-cell office:value-type="float" office:value="24.06">
            <text:p>24.06</text:p>
          </table:table-cell>
          <table:table-cell office:value-type="float" office:value="163">
            <text:p>163</text:p>
          </table:table-cell>
          <table:table-cell office:value-type="float" office:value="-252">
            <text:p>-252</text:p>
          </table:table-cell>
          <table:table-cell office:value-type="float" office:value="1">
            <text:p>1</text:p>
          </table:table-cell>
          <table:table-cell/>
          <table:table-cell table:formula="of:=[.A20]/16384" office:value-type="float" office:value="0.942138671875">
            <text:p>0.94</text:p>
          </table:table-cell>
          <table:table-cell table:formula="of:=[.B20]/16384" office:value-type="float" office:value="-0.247314453125">
            <text:p>-0.25</text:p>
          </table:table-cell>
          <table:table-cell table:formula="of:=[.C20]/16384" office:value-type="float" office:value="0.274169921875">
            <text:p>0.27</text:p>
          </table:table-cell>
          <table:table-cell table:formula="of:=[.D20]" office:value-type="float" office:value="24.06">
            <text:p>24.06</text:p>
          </table:table-cell>
          <table:table-cell table:formula="of:=[.E20]/16384" office:value-type="float" office:value="0.00994873046875">
            <text:p>0.01</text:p>
          </table:table-cell>
          <table:table-cell table:formula="of:=[.F20]/16384" office:value-type="float" office:value="-0.015380859375">
            <text:p>-0.02</text:p>
          </table:table-cell>
          <table:table-cell table:formula="of:=[.G20]/16384" office:value-type="float" office:value="0.00006103515625">
            <text:p>0.00</text:p>
          </table:table-cell>
          <table:table-cell/>
          <table:table-cell table:formula="of:=[.Q19]+[.I19]-[.I$164]" office:value-type="float" office:value="-2.01853724888393">
            <text:p>-2.02</text:p>
          </table:table-cell>
          <table:table-cell table:formula="of:=[.R19]+[.J19]-[.J$164]" office:value-type="float" office:value="1.40585118643245">
            <text:p>1.41</text:p>
          </table:table-cell>
          <table:table-cell table:formula="of:=[.S19]+[.K19]-[.K$164]" office:value-type="float" office:value="1.50355975228067">
            <text:p>1.50</text:p>
          </table:table-cell>
          <table:table-cell table:formula="of:=[.L20]" office:value-type="float" office:value="24.06">
            <text:p>24.06</text:p>
          </table:table-cell>
          <table:table-cell table:formula="of:=[.U19]+[.M19]-[.M$164]" office:value-type="float" office:value="-2.17829430621603">
            <text:p>-2.18</text:p>
          </table:table-cell>
          <table:table-cell table:formula="of:=[.V19]+[.N19]-[.N$164]" office:value-type="float" office:value="0.663438879925272">
            <text:p>0.66</text:p>
          </table:table-cell>
          <table:table-cell table:formula="of:=[.W19]+[.O19]-[.O$164]" office:value-type="float" office:value="-0.247485806482919">
            <text:p>-0.25</text:p>
          </table:table-cell>
          <table:table-cell/>
          <table:table-cell table:formula="of:=[.Y19]+[.Q20]+0.5*([.Q20]-[.Q19])" office:value-type="float" office:value="-21.0421840122768">
            <text:p>-21.0</text:p>
          </table:table-cell>
          <table:table-cell table:formula="of:=[.Z19]+[.R20]+0.5*([.R20]-[.R19])" office:value-type="float" office:value="16.529337059637">
            <text:p>16.5</text:p>
          </table:table-cell>
          <table:table-cell table:formula="of:=[.AA19]+[.S20]+0.5*([.S20]-[.S19])" office:value-type="float" office:value="6.47785826499418">
            <text:p>6.5</text:p>
          </table:table-cell>
          <table:table-cell/>
          <table:table-cell table:formula="of:=[.AC19]+[.U20]+0.5*([.U20]-[.U19])" office:value-type="float" office:value="-21.1958764117697">
            <text:p>-21.2</text:p>
          </table:table-cell>
          <table:table-cell table:formula="of:=[.AD19]+[.V20]+0.5*([.V20]-[.V19])" office:value-type="float" office:value="6.94051062542459">
            <text:p>6.9</text:p>
          </table:table-cell>
          <table:table-cell table:formula="of:=[.AE19]+[.W20]+0.5*([.W20]-[.W19])" office:value-type="float" office:value="-2.45843960779794">
            <text:p>-2.5</text:p>
          </table:table-cell>
        </table:table-row>
        <table:table-row table:style-name="ro1">
          <table:table-cell office:value-type="float" office:value="15512">
            <text:p>15512</text:p>
          </table:table-cell>
          <table:table-cell office:value-type="float" office:value="-4120">
            <text:p>-4120</text:p>
          </table:table-cell>
          <table:table-cell office:value-type="float" office:value="4560">
            <text:p>4560</text:p>
          </table:table-cell>
          <table:table-cell office:value-type="float" office:value="24.01">
            <text:p>24.01</text:p>
          </table:table-cell>
          <table:table-cell office:value-type="float" office:value="138">
            <text:p>138</text:p>
          </table:table-cell>
          <table:table-cell office:value-type="float" office:value="-94">
            <text:p>-94</text:p>
          </table:table-cell>
          <table:table-cell office:value-type="float" office:value="8">
            <text:p>8</text:p>
          </table:table-cell>
          <table:table-cell/>
          <table:table-cell table:formula="of:=[.A21]/16384" office:value-type="float" office:value="0.94677734375">
            <text:p>0.95</text:p>
          </table:table-cell>
          <table:table-cell table:formula="of:=[.B21]/16384" office:value-type="float" office:value="-0.25146484375">
            <text:p>-0.25</text:p>
          </table:table-cell>
          <table:table-cell table:formula="of:=[.C21]/16384" office:value-type="float" office:value="0.2783203125">
            <text:p>0.28</text:p>
          </table:table-cell>
          <table:table-cell table:formula="of:=[.D21]" office:value-type="float" office:value="24.01">
            <text:p>24.01</text:p>
          </table:table-cell>
          <table:table-cell table:formula="of:=[.E21]/16384" office:value-type="float" office:value="0.0084228515625">
            <text:p>0.01</text:p>
          </table:table-cell>
          <table:table-cell table:formula="of:=[.F21]/16384" office:value-type="float" office:value="-0.0057373046875">
            <text:p>-0.01</text:p>
          </table:table-cell>
          <table:table-cell table:formula="of:=[.G21]/16384" office:value-type="float" office:value="0.00048828125">
            <text:p>0.00</text:p>
          </table:table-cell>
          <table:table-cell/>
          <table:table-cell table:formula="of:=[.Q20]+[.I20]-[.I$164]" office:value-type="float" office:value="-2.13709368024554">
            <text:p>-2.14</text:p>
          </table:table-cell>
          <table:table-cell table:formula="of:=[.R20]+[.J20]-[.J$164]" office:value-type="float" office:value="1.45475209869953">
            <text:p>1.45</text:p>
          </table:table-cell>
          <table:table-cell table:formula="of:=[.S20]+[.K20]-[.K$164]" office:value-type="float" office:value="1.64442320640043">
            <text:p>1.64</text:p>
          </table:table-cell>
          <table:table-cell table:formula="of:=[.L21]" office:value-type="float" office:value="24.01">
            <text:p>24.01</text:p>
          </table:table-cell>
          <table:table-cell table:formula="of:=[.U20]+[.M20]-[.M$164]" office:value-type="float" office:value="-2.30369501528533">
            <text:p>-2.30</text:p>
          </table:table-cell>
          <table:table-cell table:formula="of:=[.V20]+[.N20]-[.N$164]" office:value-type="float" office:value="0.682118291440218">
            <text:p>0.68</text:p>
          </table:table-cell>
          <table:table-cell table:formula="of:=[.W20]+[.O20]-[.O$164]" office:value-type="float" office:value="-0.271855135141692">
            <text:p>-0.27</text:p>
          </table:table-cell>
          <table:table-cell/>
          <table:table-cell table:formula="of:=[.Y20]+[.Q21]+0.5*([.Q21]-[.Q20])" office:value-type="float" office:value="-23.2385559082031">
            <text:p>-23.2</text:p>
          </table:table-cell>
          <table:table-cell table:formula="of:=[.Z20]+[.R21]+0.5*([.R21]-[.R20])" office:value-type="float" office:value="18.0085396144701">
            <text:p>18.0</text:p>
          </table:table-cell>
          <table:table-cell table:formula="of:=[.AA20]+[.S21]+0.5*([.S21]-[.S20])" office:value-type="float" office:value="8.19271319845448">
            <text:p>8.2</text:p>
          </table:table-cell>
          <table:table-cell/>
          <table:table-cell table:formula="of:=[.AC20]+[.U21]+0.5*([.U21]-[.U20])" office:value-type="float" office:value="-23.5622717815897">
            <text:p>-23.6</text:p>
          </table:table-cell>
          <table:table-cell table:formula="of:=[.AD20]+[.V21]+0.5*([.V21]-[.V20])" office:value-type="float" office:value="7.63196862262228">
            <text:p>7.6</text:p>
          </table:table-cell>
          <table:table-cell table:formula="of:=[.AE20]+[.W21]+0.5*([.W21]-[.W20])" office:value-type="float" office:value="-2.74247940726902">
            <text:p>-2.7</text:p>
          </table:table-cell>
        </table:table-row>
        <table:table-row table:style-name="ro1">
          <table:table-cell office:value-type="float" office:value="15580">
            <text:p>15580</text:p>
          </table:table-cell>
          <table:table-cell office:value-type="float" office:value="-3984">
            <text:p>-3984</text:p>
          </table:table-cell>
          <table:table-cell office:value-type="float" office:value="4700">
            <text:p>4700</text:p>
          </table:table-cell>
          <table:table-cell office:value-type="float" office:value="23.97">
            <text:p>23.97</text:p>
          </table:table-cell>
          <table:table-cell office:value-type="float" office:value="198">
            <text:p>198</text:p>
          </table:table-cell>
          <table:table-cell office:value-type="float" office:value="-259">
            <text:p>-259</text:p>
          </table:table-cell>
          <table:table-cell office:value-type="float" office:value="325">
            <text:p>325</text:p>
          </table:table-cell>
          <table:table-cell/>
          <table:table-cell table:formula="of:=[.A22]/16384" office:value-type="float" office:value="0.950927734375">
            <text:p>0.95</text:p>
          </table:table-cell>
          <table:table-cell table:formula="of:=[.B22]/16384" office:value-type="float" office:value="-0.2431640625">
            <text:p>-0.24</text:p>
          </table:table-cell>
          <table:table-cell table:formula="of:=[.C22]/16384" office:value-type="float" office:value="0.286865234375">
            <text:p>0.29</text:p>
          </table:table-cell>
          <table:table-cell table:formula="of:=[.D22]" office:value-type="float" office:value="23.97">
            <text:p>23.97</text:p>
          </table:table-cell>
          <table:table-cell table:formula="of:=[.E22]/16384" office:value-type="float" office:value="0.0120849609375">
            <text:p>0.01</text:p>
          </table:table-cell>
          <table:table-cell table:formula="of:=[.F22]/16384" office:value-type="float" office:value="-0.01580810546875">
            <text:p>-0.02</text:p>
          </table:table-cell>
          <table:table-cell table:formula="of:=[.G22]/16384" office:value-type="float" office:value="0.01983642578125">
            <text:p>0.02</text:p>
          </table:table-cell>
          <table:table-cell/>
          <table:table-cell table:formula="of:=[.Q21]+[.I21]-[.I$164]" office:value-type="float" office:value="-2.25101143973214">
            <text:p>-2.25</text:p>
          </table:table-cell>
          <table:table-cell table:formula="of:=[.R21]+[.J21]-[.J$164]" office:value-type="float" office:value="1.49950262034161">
            <text:p>1.50</text:p>
          </table:table-cell>
          <table:table-cell table:formula="of:=[.S21]+[.K21]-[.K$164]" office:value-type="float" office:value="1.78943705114519">
            <text:p>1.79</text:p>
          </table:table-cell>
          <table:table-cell table:formula="of:=[.L22]" office:value-type="float" office:value="23.97">
            <text:p>23.97</text:p>
          </table:table-cell>
          <table:table-cell table:formula="of:=[.U21]+[.M21]-[.M$164]" office:value-type="float" office:value="-2.43062160326087">
            <text:p>-2.43</text:p>
          </table:table-cell>
          <table:table-cell table:formula="of:=[.V21]+[.N21]-[.N$164]" office:value-type="float" office:value="0.710441257642663">
            <text:p>0.71</text:p>
          </table:table-cell>
          <table:table-cell table:formula="of:=[.W21]+[.O21]-[.O$164]" office:value-type="float" office:value="-0.295797217706716">
            <text:p>-0.30</text:p>
          </table:table-cell>
          <table:table-cell/>
          <table:table-cell table:formula="of:=[.Y21]+[.Q22]+0.5*([.Q22]-[.Q21])" office:value-type="float" office:value="-25.5465262276786">
            <text:p>-25.5</text:p>
          </table:table-cell>
          <table:table-cell table:formula="of:=[.Z21]+[.R22]+0.5*([.R22]-[.R21])" office:value-type="float" office:value="19.5304174956328">
            <text:p>19.5</text:p>
          </table:table-cell>
          <table:table-cell table:formula="of:=[.AA21]+[.S22]+0.5*([.S22]-[.S21])" office:value-type="float" office:value="10.0546571719721">
            <text:p>10.1</text:p>
          </table:table-cell>
          <table:table-cell/>
          <table:table-cell table:formula="of:=[.AC21]+[.U22]+0.5*([.U22]-[.U21])" office:value-type="float" office:value="-26.0563566788383">
            <text:p>-26.1</text:p>
          </table:table-cell>
          <table:table-cell table:formula="of:=[.AD21]+[.V22]+0.5*([.V22]-[.V21])" office:value-type="float" office:value="8.35657136336617">
            <text:p>8.4</text:p>
          </table:table-cell>
          <table:table-cell table:formula="of:=[.AE21]+[.W22]+0.5*([.W22]-[.W21])" office:value-type="float" office:value="-3.05024766625825">
            <text:p>-3.1</text:p>
          </table:table-cell>
        </table:table-row>
        <table:table-row table:style-name="ro1">
          <table:table-cell office:value-type="float" office:value="15236">
            <text:p>15236</text:p>
          </table:table-cell>
          <table:table-cell office:value-type="float" office:value="-4268">
            <text:p>-4268</text:p>
          </table:table-cell>
          <table:table-cell office:value-type="float" office:value="4536">
            <text:p>4536</text:p>
          </table:table-cell>
          <table:table-cell office:value-type="float" office:value="24.06">
            <text:p>24.06</text:p>
          </table:table-cell>
          <table:table-cell office:value-type="float" office:value="-47">
            <text:p>-47</text:p>
          </table:table-cell>
          <table:table-cell office:value-type="float" office:value="-396">
            <text:p>-396</text:p>
          </table:table-cell>
          <table:table-cell office:value-type="float" office:value="1395">
            <text:p>1395</text:p>
          </table:table-cell>
          <table:table-cell/>
          <table:table-cell table:formula="of:=[.A23]/16384" office:value-type="float" office:value="0.929931640625">
            <text:p>0.93</text:p>
          </table:table-cell>
          <table:table-cell table:formula="of:=[.B23]/16384" office:value-type="float" office:value="-0.260498046875">
            <text:p>-0.26</text:p>
          </table:table-cell>
          <table:table-cell table:formula="of:=[.C23]/16384" office:value-type="float" office:value="0.27685546875">
            <text:p>0.28</text:p>
          </table:table-cell>
          <table:table-cell table:formula="of:=[.D23]" office:value-type="float" office:value="24.06">
            <text:p>24.06</text:p>
          </table:table-cell>
          <table:table-cell table:formula="of:=[.E23]/16384" office:value-type="float" office:value="-0.00286865234375">
            <text:p>0.00</text:p>
          </table:table-cell>
          <table:table-cell table:formula="of:=[.F23]/16384" office:value-type="float" office:value="-0.024169921875">
            <text:p>-0.02</text:p>
          </table:table-cell>
          <table:table-cell table:formula="of:=[.G23]/16384" office:value-type="float" office:value="0.08514404296875">
            <text:p>0.09</text:p>
          </table:table-cell>
          <table:table-cell/>
          <table:table-cell table:formula="of:=[.Q22]+[.I22]-[.I$164]" office:value-type="float" office:value="-2.36077880859375">
            <text:p>-2.36</text:p>
          </table:table-cell>
          <table:table-cell table:formula="of:=[.R22]+[.J22]-[.J$164]" office:value-type="float" office:value="1.5525539232337">
            <text:p>1.55</text:p>
          </table:table-cell>
          <table:table-cell table:formula="of:=[.S22]+[.K22]-[.K$164]" office:value-type="float" office:value="1.94299581776495">
            <text:p>1.94</text:p>
          </table:table-cell>
          <table:table-cell table:formula="of:=[.L23]" office:value-type="float" office:value="24.06">
            <text:p>24.06</text:p>
          </table:table-cell>
          <table:table-cell table:formula="of:=[.U22]+[.M22]-[.M$164]" office:value-type="float" office:value="-2.55388608186141">
            <text:p>-2.55</text:p>
          </table:table-cell>
          <table:table-cell table:formula="of:=[.V22]+[.N22]-[.N$164]" office:value-type="float" office:value="0.728693423063859">
            <text:p>0.73</text:p>
          </table:table-cell>
          <table:table-cell table:formula="of:=[.W22]+[.O22]-[.O$164]" office:value-type="float" office:value="-0.300391155740489">
            <text:p>-0.30</text:p>
          </table:table-cell>
          <table:table-cell/>
          <table:table-cell table:formula="of:=[.Y22]+[.Q23]+0.5*([.Q23]-[.Q22])" office:value-type="float" office:value="-27.9621887207031">
            <text:p>-28.0</text:p>
          </table:table-cell>
          <table:table-cell table:formula="of:=[.Z22]+[.R23]+0.5*([.R23]-[.R22])" office:value-type="float" office:value="21.1094970703125">
            <text:p>21.1</text:p>
          </table:table-cell>
          <table:table-cell table:formula="of:=[.AA22]+[.S23]+0.5*([.S23]-[.S22])" office:value-type="float" office:value="12.0744323730469">
            <text:p>12.1</text:p>
          </table:table-cell>
          <table:table-cell/>
          <table:table-cell table:formula="of:=[.AC22]+[.U23]+0.5*([.U23]-[.U22])" office:value-type="float" office:value="-28.671875">
            <text:p>-28.7</text:p>
          </table:table-cell>
          <table:table-cell table:formula="of:=[.AD22]+[.V23]+0.5*([.V23]-[.V22])" office:value-type="float" office:value="9.09439086914063">
            <text:p>9.1</text:p>
          </table:table-cell>
          <table:table-cell table:formula="of:=[.AE22]+[.W23]+0.5*([.W23]-[.W22])" office:value-type="float" office:value="-3.35293579101562">
            <text:p>-3.4</text:p>
          </table:table-cell>
        </table:table-row>
        <table:table-row table:style-name="ro1">
          <table:table-cell office:value-type="float" office:value="15812">
            <text:p>15812</text:p>
          </table:table-cell>
          <table:table-cell office:value-type="float" office:value="-5728">
            <text:p>-5728</text:p>
          </table:table-cell>
          <table:table-cell office:value-type="float" office:value="2104">
            <text:p>2104</text:p>
          </table:table-cell>
          <table:table-cell office:value-type="float" office:value="23.97">
            <text:p>23.97</text:p>
          </table:table-cell>
          <table:table-cell office:value-type="float" office:value="42">
            <text:p>42</text:p>
          </table:table-cell>
          <table:table-cell office:value-type="float" office:value="-2841">
            <text:p>-2841</text:p>
          </table:table-cell>
          <table:table-cell office:value-type="float" office:value="449">
            <text:p>449</text:p>
          </table:table-cell>
          <table:table-cell/>
          <table:table-cell table:formula="of:=[.A24]/16384" office:value-type="float" office:value="0.965087890625">
            <text:p>0.97</text:p>
          </table:table-cell>
          <table:table-cell table:formula="of:=[.B24]/16384" office:value-type="float" office:value="-0.349609375">
            <text:p>-0.35</text:p>
          </table:table-cell>
          <table:table-cell table:formula="of:=[.C24]/16384" office:value-type="float" office:value="0.12841796875">
            <text:p>0.13</text:p>
          </table:table-cell>
          <table:table-cell table:formula="of:=[.D24]" office:value-type="float" office:value="23.97">
            <text:p>23.97</text:p>
          </table:table-cell>
          <table:table-cell table:formula="of:=[.E24]/16384" office:value-type="float" office:value="0.0025634765625">
            <text:p>0.00</text:p>
          </table:table-cell>
          <table:table-cell table:formula="of:=[.F24]/16384" office:value-type="float" office:value="-0.17340087890625">
            <text:p>-0.17</text:p>
          </table:table-cell>
          <table:table-cell table:formula="of:=[.G24]/16384" office:value-type="float" office:value="0.02740478515625">
            <text:p>0.03</text:p>
          </table:table-cell>
          <table:table-cell/>
          <table:table-cell table:formula="of:=[.Q23]+[.I23]-[.I$164]" office:value-type="float" office:value="-2.49154227120536">
            <text:p>-2.49</text:p>
          </table:table-cell>
          <table:table-cell table:formula="of:=[.R23]+[.J23]-[.J$164]" office:value-type="float" office:value="1.58827124175078">
            <text:p>1.59</text:p>
          </table:table-cell>
          <table:table-cell table:formula="of:=[.S23]+[.K23]-[.K$164]" office:value-type="float" office:value="2.0865448187597">
            <text:p>2.09</text:p>
          </table:table-cell>
          <table:table-cell table:formula="of:=[.L24]" office:value-type="float" office:value="23.97">
            <text:p>23.97</text:p>
          </table:table-cell>
          <table:table-cell table:formula="of:=[.U23]+[.M23]-[.M$164]" office:value-type="float" office:value="-2.69210417374321">
            <text:p>-2.69</text:p>
          </table:table-cell>
          <table:table-cell table:formula="of:=[.V23]+[.N23]-[.N$164]" office:value-type="float" office:value="0.738583772078805">
            <text:p>0.74</text:p>
          </table:table-cell>
          <table:table-cell table:formula="of:=[.W23]+[.O23]-[.O$164]" office:value-type="float" office:value="-0.239677476586762">
            <text:p>-0.24</text:p>
          </table:table-cell>
          <table:table-cell/>
          <table:table-cell table:formula="of:=[.Y23]+[.Q24]+0.5*([.Q24]-[.Q23])" office:value-type="float" office:value="-30.5191127232143">
            <text:p>-30.5</text:p>
          </table:table-cell>
          <table:table-cell table:formula="of:=[.Z23]+[.R24]+0.5*([.R24]-[.R23])" office:value-type="float" office:value="22.7156269713218">
            <text:p>22.7</text:p>
          </table:table-cell>
          <table:table-cell table:formula="of:=[.AA23]+[.S24]+0.5*([.S24]-[.S23])" office:value-type="float" office:value="14.232751692304">
            <text:p>14.2</text:p>
          </table:table-cell>
          <table:table-cell/>
          <table:table-cell table:formula="of:=[.AC23]+[.U24]+0.5*([.U24]-[.U23])" office:value-type="float" office:value="-31.4330882196841">
            <text:p>-31.4</text:p>
          </table:table-cell>
          <table:table-cell table:formula="of:=[.AD23]+[.V24]+0.5*([.V24]-[.V23])" office:value-type="float" office:value="9.8379198157269">
            <text:p>9.8</text:p>
          </table:table-cell>
          <table:table-cell table:formula="of:=[.AE23]+[.W24]+0.5*([.W24]-[.W23])" office:value-type="float" office:value="-3.56225642802552">
            <text:p>-3.6</text:p>
          </table:table-cell>
        </table:table-row>
        <table:table-row table:style-name="ro1">
          <table:table-cell office:value-type="float" office:value="15700">
            <text:p>15700</text:p>
          </table:table-cell>
          <table:table-cell office:value-type="float" office:value="-5488">
            <text:p>-5488</text:p>
          </table:table-cell>
          <table:table-cell office:value-type="float" office:value="1808">
            <text:p>1808</text:p>
          </table:table-cell>
          <table:table-cell office:value-type="float" office:value="24.06">
            <text:p>24.06</text:p>
          </table:table-cell>
          <table:table-cell office:value-type="float" office:value="-585">
            <text:p>-585</text:p>
          </table:table-cell>
          <table:table-cell office:value-type="float" office:value="-1295">
            <text:p>-1295</text:p>
          </table:table-cell>
          <table:table-cell office:value-type="float" office:value="-652">
            <text:p>-652</text:p>
          </table:table-cell>
          <table:table-cell/>
          <table:table-cell table:formula="of:=[.A25]/16384" office:value-type="float" office:value="0.958251953125">
            <text:p>0.96</text:p>
          </table:table-cell>
          <table:table-cell table:formula="of:=[.B25]/16384" office:value-type="float" office:value="-0.3349609375">
            <text:p>-0.33</text:p>
          </table:table-cell>
          <table:table-cell table:formula="of:=[.C25]/16384" office:value-type="float" office:value="0.1103515625">
            <text:p>0.11</text:p>
          </table:table-cell>
          <table:table-cell table:formula="of:=[.D25]" office:value-type="float" office:value="24.06">
            <text:p>24.06</text:p>
          </table:table-cell>
          <table:table-cell table:formula="of:=[.E25]/16384" office:value-type="float" office:value="-0.03570556640625">
            <text:p>-0.04</text:p>
          </table:table-cell>
          <table:table-cell table:formula="of:=[.F25]/16384" office:value-type="float" office:value="-0.07904052734375">
            <text:p>-0.08</text:p>
          </table:table-cell>
          <table:table-cell table:formula="of:=[.G25]/16384" office:value-type="float" office:value="-0.039794921875">
            <text:p>-0.04</text:p>
          </table:table-cell>
          <table:table-cell/>
          <table:table-cell table:formula="of:=[.Q24]+[.I24]-[.I$164]" office:value-type="float" office:value="-2.58714948381697">
            <text:p>-2.59</text:p>
          </table:table-cell>
          <table:table-cell table:formula="of:=[.R24]+[.J24]-[.J$164]" office:value-type="float" office:value="1.53487723214286">
            <text:p>1.53</text:p>
          </table:table-cell>
          <table:table-cell table:formula="of:=[.S24]+[.K24]-[.K$164]" office:value-type="float" office:value="2.08165631975446">
            <text:p>2.08</text:p>
          </table:table-cell>
          <table:table-cell table:formula="of:=[.L25]" office:value-type="float" office:value="24.06">
            <text:p>24.06</text:p>
          </table:table-cell>
          <table:table-cell table:formula="of:=[.U24]+[.M24]-[.M$164]" office:value-type="float" office:value="-2.82489013671875">
            <text:p>-2.82</text:p>
          </table:table-cell>
          <table:table-cell table:formula="of:=[.V24]+[.N24]-[.N$164]" office:value-type="float" office:value="0.5992431640625">
            <text:p>0.60</text:p>
          </table:table-cell>
          <table:table-cell table:formula="of:=[.W24]+[.O24]-[.O$164]" office:value-type="float" office:value="-0.236703055245536">
            <text:p>-0.24</text:p>
          </table:table-cell>
          <table:table-cell/>
          <table:table-cell table:formula="of:=[.Y24]+[.Q25]+0.5*([.Q25]-[.Q24])" office:value-type="float" office:value="-33.1540658133371">
            <text:p>-33.2</text:p>
          </table:table-cell>
          <table:table-cell table:formula="of:=[.Z24]+[.R25]+0.5*([.R25]-[.R24])" office:value-type="float" office:value="24.2238071986607">
            <text:p>24.2</text:p>
          </table:table-cell>
          <table:table-cell table:formula="of:=[.AA24]+[.S25]+0.5*([.S25]-[.S24])" office:value-type="float" office:value="16.3119637625558">
            <text:p>16.3</text:p>
          </table:table-cell>
          <table:table-cell/>
          <table:table-cell table:formula="of:=[.AC24]+[.U25]+0.5*([.U25]-[.U24])" office:value-type="float" office:value="-34.3243713378906">
            <text:p>-34.3</text:p>
          </table:table-cell>
          <table:table-cell table:formula="of:=[.AD24]+[.V25]+0.5*([.V25]-[.V24])" office:value-type="float" office:value="10.3674926757813">
            <text:p>10.4</text:p>
          </table:table-cell>
          <table:table-cell table:formula="of:=[.AE24]+[.W25]+0.5*([.W25]-[.W24])" office:value-type="float" office:value="-3.79747227260044">
            <text:p>-3.8</text:p>
          </table:table-cell>
        </table:table-row>
        <table:table-row table:style-name="ro1">
          <table:table-cell office:value-type="float" office:value="20216">
            <text:p>20216</text:p>
          </table:table-cell>
          <table:table-cell office:value-type="float" office:value="-3012">
            <text:p>-3012</text:p>
          </table:table-cell>
          <table:table-cell office:value-type="float" office:value="4000">
            <text:p>4000</text:p>
          </table:table-cell>
          <table:table-cell office:value-type="float" office:value="24.06">
            <text:p>24.06</text:p>
          </table:table-cell>
          <table:table-cell office:value-type="float" office:value="-7015">
            <text:p>-7015</text:p>
          </table:table-cell>
          <table:table-cell office:value-type="float" office:value="-11664">
            <text:p>-11664</text:p>
          </table:table-cell>
          <table:table-cell office:value-type="float" office:value="-6337">
            <text:p>-6337</text:p>
          </table:table-cell>
          <table:table-cell/>
          <table:table-cell table:formula="of:=[.A26]/16384" office:value-type="float" office:value="1.23388671875">
            <text:p>1.23</text:p>
          </table:table-cell>
          <table:table-cell table:formula="of:=[.B26]/16384" office:value-type="float" office:value="-0.183837890625">
            <text:p>-0.18</text:p>
          </table:table-cell>
          <table:table-cell table:formula="of:=[.C26]/16384" office:value-type="float" office:value="0.244140625">
            <text:p>0.24</text:p>
          </table:table-cell>
          <table:table-cell table:formula="of:=[.D26]" office:value-type="float" office:value="24.06">
            <text:p>24.06</text:p>
          </table:table-cell>
          <table:table-cell table:formula="of:=[.E26]/16384" office:value-type="float" office:value="-0.42816162109375">
            <text:p>-0.43</text:p>
          </table:table-cell>
          <table:table-cell table:formula="of:=[.F26]/16384" office:value-type="float" office:value="-0.7119140625">
            <text:p>-0.71</text:p>
          </table:table-cell>
          <table:table-cell table:formula="of:=[.G26]/16384" office:value-type="float" office:value="-0.38677978515625">
            <text:p>-0.39</text:p>
          </table:table-cell>
          <table:table-cell/>
          <table:table-cell table:formula="of:=[.Q25]+[.I25]-[.I$164]" office:value-type="float" office:value="-2.68959263392857">
            <text:p>-2.69</text:p>
          </table:table-cell>
          <table:table-cell table:formula="of:=[.R25]+[.J25]-[.J$164]" office:value-type="float" office:value="1.49613166003494">
            <text:p>1.50</text:p>
          </table:table-cell>
          <table:table-cell table:formula="of:=[.S25]+[.K25]-[.K$164]" office:value-type="float" office:value="2.05870141449922">
            <text:p>2.06</text:p>
          </table:table-cell>
          <table:table-cell table:formula="of:=[.L26]" office:value-type="float" office:value="24.06">
            <text:p>24.06</text:p>
          </table:table-cell>
          <table:table-cell table:formula="of:=[.U25]+[.M25]-[.M$164]" office:value-type="float" office:value="-2.99594514266304">
            <text:p>-3.00</text:p>
          </table:table-cell>
          <table:table-cell table:formula="of:=[.V25]+[.N25]-[.N$164]" office:value-type="float" office:value="0.554262907608696">
            <text:p>0.55</text:p>
          </table:table-cell>
          <table:table-cell table:formula="of:=[.W25]+[.O25]-[.O$164]" office:value-type="float" office:value="-0.300928340935559">
            <text:p>-0.30</text:p>
          </table:table-cell>
          <table:table-cell/>
          <table:table-cell table:formula="of:=[.Y25]+[.Q26]+0.5*([.Q26]-[.Q25])" office:value-type="float" office:value="-35.8948800223214">
            <text:p>-35.9</text:p>
          </table:table-cell>
          <table:table-cell table:formula="of:=[.Z25]+[.R26]+0.5*([.R26]-[.R25])" office:value-type="float" office:value="25.7005660726417">
            <text:p>25.7</text:p>
          </table:table-cell>
          <table:table-cell table:formula="of:=[.AA25]+[.S26]+0.5*([.S26]-[.S25])" office:value-type="float" office:value="18.3591877244274">
            <text:p>18.4</text:p>
          </table:table-cell>
          <table:table-cell/>
          <table:table-cell table:formula="of:=[.AC25]+[.U26]+0.5*([.U26]-[.U25])" office:value-type="float" office:value="-37.4058439835258">
            <text:p>-37.4</text:p>
          </table:table-cell>
          <table:table-cell table:formula="of:=[.AD25]+[.V26]+0.5*([.V26]-[.V25])" office:value-type="float" office:value="10.899265455163">
            <text:p>10.9</text:p>
          </table:table-cell>
          <table:table-cell table:formula="of:=[.AE25]+[.W26]+0.5*([.W26]-[.W25])" office:value-type="float" office:value="-4.13051325638102">
            <text:p>-4.1</text:p>
          </table:table-cell>
        </table:table-row>
        <table:table-row table:style-name="ro1">
          <table:table-cell office:value-type="float" office:value="17260">
            <text:p>17260</text:p>
          </table:table-cell>
          <table:table-cell office:value-type="float" office:value="-1856">
            <text:p>-1856</text:p>
          </table:table-cell>
          <table:table-cell office:value-type="float" office:value="-220">
            <text:p>-220</text:p>
          </table:table-cell>
          <table:table-cell office:value-type="float" office:value="24.06">
            <text:p>24.06</text:p>
          </table:table-cell>
          <table:table-cell office:value-type="float" office:value="5118">
            <text:p>5118</text:p>
          </table:table-cell>
          <table:table-cell office:value-type="float" office:value="26757">
            <text:p>26757</text:p>
          </table:table-cell>
          <table:table-cell office:value-type="float" office:value="11567">
            <text:p>11567</text:p>
          </table:table-cell>
          <table:table-cell/>
          <table:table-cell table:formula="of:=[.A27]/16384" office:value-type="float" office:value="1.053466796875">
            <text:p>1.05</text:p>
          </table:table-cell>
          <table:table-cell table:formula="of:=[.B27]/16384" office:value-type="float" office:value="-0.11328125">
            <text:p>-0.11</text:p>
          </table:table-cell>
          <table:table-cell table:formula="of:=[.C27]/16384" office:value-type="float" office:value="-0.013427734375">
            <text:p>-0.01</text:p>
          </table:table-cell>
          <table:table-cell table:formula="of:=[.D27]" office:value-type="float" office:value="24.06">
            <text:p>24.06</text:p>
          </table:table-cell>
          <table:table-cell table:formula="of:=[.E27]/16384" office:value-type="float" office:value="0.3123779296875">
            <text:p>0.31</text:p>
          </table:table-cell>
          <table:table-cell table:formula="of:=[.F27]/16384" office:value-type="float" office:value="1.63311767578125">
            <text:p>1.63</text:p>
          </table:table-cell>
          <table:table-cell table:formula="of:=[.G27]/16384" office:value-type="float" office:value="0.70599365234375">
            <text:p>0.71</text:p>
          </table:table-cell>
          <table:table-cell/>
          <table:table-cell table:formula="of:=[.Q26]+[.I26]-[.I$164]" office:value-type="float" office:value="-2.51640101841518">
            <text:p>-2.52</text:p>
          </table:table-cell>
          <table:table-cell table:formula="of:=[.R26]+[.J26]-[.J$164]" office:value-type="float" office:value="1.60850913480202">
            <text:p>1.61</text:p>
          </table:table-cell>
          <table:table-cell table:formula="of:=[.S26]+[.K26]-[.K$164]" office:value-type="float" office:value="2.16953557174398">
            <text:p>2.17</text:p>
          </table:table-cell>
          <table:table-cell table:formula="of:=[.L27]" office:value-type="float" office:value="24.06">
            <text:p>24.06</text:p>
          </table:table-cell>
          <table:table-cell table:formula="of:=[.U26]+[.M26]-[.M$164]" office:value-type="float" office:value="-3.55945620329484">
            <text:p>-3.56</text:p>
          </table:table-cell>
          <table:table-cell table:formula="of:=[.V26]+[.N26]-[.N$164]" office:value-type="float" office:value="-0.123590884001358">
            <text:p>-0.12</text:p>
          </table:table-cell>
          <table:table-cell table:formula="of:=[.W26]+[.O26]-[.O$164]" office:value-type="float" office:value="-0.712138489906832">
            <text:p>-0.71</text:p>
          </table:table-cell>
          <table:table-cell/>
          <table:table-cell table:formula="of:=[.Y26]+[.Q27]+0.5*([.Q27]-[.Q26])" office:value-type="float" office:value="-38.3246852329799">
            <text:p>-38.3</text:p>
          </table:table-cell>
          <table:table-cell table:formula="of:=[.Z26]+[.R27]+0.5*([.R27]-[.R26])" office:value-type="float" office:value="27.3652639448272">
            <text:p>27.4</text:p>
          </table:table-cell>
          <table:table-cell table:formula="of:=[.AA26]+[.S27]+0.5*([.S27]-[.S26])" office:value-type="float" office:value="20.5841403747938">
            <text:p>20.6</text:p>
          </table:table-cell>
          <table:table-cell/>
          <table:table-cell table:formula="of:=[.AC26]+[.U27]+0.5*([.U27]-[.U26])" office:value-type="float" office:value="-41.2470557171366">
            <text:p>-41.2</text:p>
          </table:table-cell>
          <table:table-cell table:formula="of:=[.AD26]+[.V27]+0.5*([.V27]-[.V26])" office:value-type="float" office:value="10.4367476753567">
            <text:p>10.4</text:p>
          </table:table-cell>
          <table:table-cell table:formula="of:=[.AE26]+[.W27]+0.5*([.W27]-[.W26])" office:value-type="float" office:value="-5.04825682077348">
            <text:p>-5.0</text:p>
          </table:table-cell>
        </table:table-row>
        <table:table-row table:style-name="ro1">
          <table:table-cell office:value-type="float" office:value="21760">
            <text:p>21760</text:p>
          </table:table-cell>
          <table:table-cell office:value-type="float" office:value="2844">
            <text:p>2844</text:p>
          </table:table-cell>
          <table:table-cell office:value-type="float" office:value="9392">
            <text:p>9392</text:p>
          </table:table-cell>
          <table:table-cell office:value-type="float" office:value="24.01">
            <text:p>24.01</text:p>
          </table:table-cell>
          <table:table-cell office:value-type="float" office:value="11500">
            <text:p>11500</text:p>
          </table:table-cell>
          <table:table-cell office:value-type="float" office:value="-13730">
            <text:p>-13730</text:p>
          </table:table-cell>
          <table:table-cell office:value-type="float" office:value="584">
            <text:p>584</text:p>
          </table:table-cell>
          <table:table-cell/>
          <table:table-cell table:formula="of:=[.A28]/16384" office:value-type="float" office:value="1.328125">
            <text:p>1.33</text:p>
          </table:table-cell>
          <table:table-cell table:formula="of:=[.B28]/16384" office:value-type="float" office:value="0.173583984375">
            <text:p>0.17</text:p>
          </table:table-cell>
          <table:table-cell table:formula="of:=[.C28]/16384" office:value-type="float" office:value="0.5732421875">
            <text:p>0.57</text:p>
          </table:table-cell>
          <table:table-cell table:formula="of:=[.D28]" office:value-type="float" office:value="24.01">
            <text:p>24.01</text:p>
          </table:table-cell>
          <table:table-cell table:formula="of:=[.E28]/16384" office:value-type="float" office:value="0.701904296875">
            <text:p>0.70</text:p>
          </table:table-cell>
          <table:table-cell table:formula="of:=[.F28]/16384" office:value-type="float" office:value="-0.8380126953125">
            <text:p>-0.84</text:p>
          </table:table-cell>
          <table:table-cell table:formula="of:=[.G28]/16384" office:value-type="float" office:value="0.03564453125">
            <text:p>0.04</text:p>
          </table:table-cell>
          <table:table-cell/>
          <table:table-cell table:formula="of:=[.Q27]+[.I27]-[.I$164]" office:value-type="float" office:value="-2.52362932477679">
            <text:p>-2.52</text:p>
          </table:table-cell>
          <table:table-cell table:formula="of:=[.R27]+[.J27]-[.J$164]" office:value-type="float" office:value="1.7914432501941">
            <text:p>1.79</text:p>
          </table:table-cell>
          <table:table-cell table:formula="of:=[.S27]+[.K27]-[.K$164]" office:value-type="float" office:value="2.02280136961374">
            <text:p>2.02</text:p>
          </table:table-cell>
          <table:table-cell table:formula="of:=[.L28]" office:value-type="float" office:value="24.01">
            <text:p>24.01</text:p>
          </table:table-cell>
          <table:table-cell table:formula="of:=[.U27]+[.M27]-[.M$164]" office:value-type="float" office:value="-3.38242771314538">
            <text:p>-3.38</text:p>
          </table:table-cell>
          <table:table-cell table:formula="of:=[.V27]+[.N27]-[.N$164]" office:value-type="float" office:value="1.54358706266984">
            <text:p>1.54</text:p>
          </table:table-cell>
          <table:table-cell table:formula="of:=[.W27]+[.O27]-[.O$164]" office:value-type="float" office:value="-0.0305752013781054">
            <text:p>-0.03</text:p>
          </table:table-cell>
          <table:table-cell/>
          <table:table-cell table:formula="of:=[.Y27]+[.Q28]+0.5*([.Q28]-[.Q27])" office:value-type="float" office:value="-40.8519287109375">
            <text:p>-40.9</text:p>
          </table:table-cell>
          <table:table-cell table:formula="of:=[.Z27]+[.R28]+0.5*([.R28]-[.R27])" office:value-type="float" office:value="29.2481742527174">
            <text:p>29.2</text:p>
          </table:table-cell>
          <table:table-cell table:formula="of:=[.AA27]+[.S28]+0.5*([.S28]-[.S27])" office:value-type="float" office:value="22.5335746433424">
            <text:p>22.5</text:p>
          </table:table-cell>
          <table:table-cell/>
          <table:table-cell table:formula="of:=[.AC27]+[.U28]+0.5*([.U28]-[.U27])" office:value-type="float" office:value="-44.5409691852072">
            <text:p>-44.5</text:p>
          </table:table-cell>
          <table:table-cell table:formula="of:=[.AD27]+[.V28]+0.5*([.V28]-[.V27])" office:value-type="float" office:value="12.8139237113621">
            <text:p>12.8</text:p>
          </table:table-cell>
          <table:table-cell table:formula="of:=[.AE27]+[.W28]+0.5*([.W28]-[.W27])" office:value-type="float" office:value="-4.73805037788723">
            <text:p>-4.7</text:p>
          </table:table-cell>
        </table:table-row>
        <table:table-row table:style-name="ro1">
          <table:table-cell office:value-type="float" office:value="15496">
            <text:p>15496</text:p>
          </table:table-cell>
          <table:table-cell office:value-type="float" office:value="-6352">
            <text:p>-6352</text:p>
          </table:table-cell>
          <table:table-cell office:value-type="float" office:value="2264">
            <text:p>2264</text:p>
          </table:table-cell>
          <table:table-cell office:value-type="float" office:value="24.06">
            <text:p>24.06</text:p>
          </table:table-cell>
          <table:table-cell office:value-type="float" office:value="-1314">
            <text:p>-1314</text:p>
          </table:table-cell>
          <table:table-cell office:value-type="float" office:value="-2882">
            <text:p>-2882</text:p>
          </table:table-cell>
          <table:table-cell office:value-type="float" office:value="-462">
            <text:p>-462</text:p>
          </table:table-cell>
          <table:table-cell/>
          <table:table-cell table:formula="of:=[.A29]/16384" office:value-type="float" office:value="0.94580078125">
            <text:p>0.95</text:p>
          </table:table-cell>
          <table:table-cell table:formula="of:=[.B29]/16384" office:value-type="float" office:value="-0.3876953125">
            <text:p>-0.39</text:p>
          </table:table-cell>
          <table:table-cell table:formula="of:=[.C29]/16384" office:value-type="float" office:value="0.13818359375">
            <text:p>0.14</text:p>
          </table:table-cell>
          <table:table-cell table:formula="of:=[.D29]" office:value-type="float" office:value="24.06">
            <text:p>24.06</text:p>
          </table:table-cell>
          <table:table-cell table:formula="of:=[.E29]/16384" office:value-type="float" office:value="-0.0802001953125">
            <text:p>-0.08</text:p>
          </table:table-cell>
          <table:table-cell table:formula="of:=[.F29]/16384" office:value-type="float" office:value="-0.1759033203125">
            <text:p>-0.18</text:p>
          </table:table-cell>
          <table:table-cell table:formula="of:=[.G29]/16384" office:value-type="float" office:value="-0.0281982421875">
            <text:p>-0.03</text:p>
          </table:table-cell>
          <table:table-cell/>
          <table:table-cell table:formula="of:=[.Q28]+[.I28]-[.I$164]" office:value-type="float" office:value="-2.25619942801339">
            <text:p>-2.26</text:p>
          </table:table-cell>
          <table:table-cell table:formula="of:=[.R28]+[.J28]-[.J$164]" office:value-type="float" office:value="2.26124259996118">
            <text:p>2.26</text:p>
          </table:table-cell>
          <table:table-cell table:formula="of:=[.S28]+[.K28]-[.K$164]" office:value-type="float" office:value="2.4627370893585">
            <text:p>2.46</text:p>
          </table:table-cell>
          <table:table-cell table:formula="of:=[.L29]" office:value-type="float" office:value="24.06">
            <text:p>24.06</text:p>
          </table:table-cell>
          <table:table-cell table:formula="of:=[.U28]+[.M28]-[.M$164]" office:value-type="float" office:value="-2.81587285580842">
            <text:p>-2.82</text:p>
          </table:table-cell>
          <table:table-cell table:formula="of:=[.V28]+[.N28]-[.N$164]" office:value-type="float" office:value="0.739634638247283">
            <text:p>0.74</text:p>
          </table:table-cell>
          <table:table-cell table:formula="of:=[.W28]+[.O28]-[.O$164]" office:value-type="float" office:value="-0.0193610339431287">
            <text:p>-0.02</text:p>
          </table:table-cell>
          <table:table-cell/>
          <table:table-cell table:formula="of:=[.Y28]+[.Q29]+0.5*([.Q29]-[.Q28])" office:value-type="float" office:value="-42.9744131905692">
            <text:p>-43.0</text:p>
          </table:table-cell>
          <table:table-cell table:formula="of:=[.Z28]+[.R29]+0.5*([.R29]-[.R28])" office:value-type="float" office:value="31.7443165275621">
            <text:p>31.7</text:p>
          </table:table-cell>
          <table:table-cell table:formula="of:=[.AA28]+[.S29]+0.5*([.S29]-[.S28])" office:value-type="float" office:value="25.2162795925733">
            <text:p>25.2</text:p>
          </table:table-cell>
          <table:table-cell/>
          <table:table-cell table:formula="of:=[.AC28]+[.U29]+0.5*([.U29]-[.U28])" office:value-type="float" office:value="-47.0735646123472">
            <text:p>-47.1</text:p>
          </table:table-cell>
          <table:table-cell table:formula="of:=[.AD28]+[.V29]+0.5*([.V29]-[.V28])" office:value-type="float" office:value="13.1515821373981">
            <text:p>13.2</text:p>
          </table:table-cell>
          <table:table-cell table:formula="of:=[.AE28]+[.W29]+0.5*([.W29]-[.W28])" office:value-type="float" office:value="-4.75180432811287">
            <text:p>-4.8</text:p>
          </table:table-cell>
        </table:table-row>
        <table:table-row table:style-name="ro1">
          <table:table-cell office:value-type="float" office:value="20384">
            <text:p>20384</text:p>
          </table:table-cell>
          <table:table-cell office:value-type="float" office:value="-5872">
            <text:p>-5872</text:p>
          </table:table-cell>
          <table:table-cell office:value-type="float" office:value="8272">
            <text:p>8272</text:p>
          </table:table-cell>
          <table:table-cell office:value-type="float" office:value="24.01">
            <text:p>24.01</text:p>
          </table:table-cell>
          <table:table-cell office:value-type="float" office:value="-13494">
            <text:p>-13494</text:p>
          </table:table-cell>
          <table:table-cell office:value-type="float" office:value="-16333">
            <text:p>-16333</text:p>
          </table:table-cell>
          <table:table-cell office:value-type="float" office:value="-6815">
            <text:p>-6815</text:p>
          </table:table-cell>
          <table:table-cell/>
          <table:table-cell table:formula="of:=[.A30]/16384" office:value-type="float" office:value="1.244140625">
            <text:p>1.24</text:p>
          </table:table-cell>
          <table:table-cell table:formula="of:=[.B30]/16384" office:value-type="float" office:value="-0.3583984375">
            <text:p>-0.36</text:p>
          </table:table-cell>
          <table:table-cell table:formula="of:=[.C30]/16384" office:value-type="float" office:value="0.5048828125">
            <text:p>0.50</text:p>
          </table:table-cell>
          <table:table-cell table:formula="of:=[.D30]" office:value-type="float" office:value="24.01">
            <text:p>24.01</text:p>
          </table:table-cell>
          <table:table-cell table:formula="of:=[.E30]/16384" office:value-type="float" office:value="-0.8236083984375">
            <text:p>-0.82</text:p>
          </table:table-cell>
          <table:table-cell table:formula="of:=[.F30]/16384" office:value-type="float" office:value="-0.99688720703125">
            <text:p>-1.00</text:p>
          </table:table-cell>
          <table:table-cell table:formula="of:=[.G30]/16384" office:value-type="float" office:value="-0.41595458984375">
            <text:p>-0.42</text:p>
          </table:table-cell>
          <table:table-cell/>
          <table:table-cell table:formula="of:=[.Q29]+[.I29]-[.I$164]" office:value-type="float" office:value="-2.37109375">
            <text:p>-2.37</text:p>
          </table:table-cell>
          <table:table-cell table:formula="of:=[.R29]+[.J29]-[.J$164]" office:value-type="float" office:value="2.16976265285326">
            <text:p>2.17</text:p>
          </table:table-cell>
          <table:table-cell table:formula="of:=[.S29]+[.K29]-[.K$164]" office:value-type="float" office:value="2.46761421535326">
            <text:p>2.47</text:p>
          </table:table-cell>
          <table:table-cell table:formula="of:=[.L30]" office:value-type="float" office:value="24.01">
            <text:p>24.01</text:p>
          </table:table-cell>
          <table:table-cell table:formula="of:=[.U29]+[.M29]-[.M$164]" office:value-type="float" office:value="-3.03142249065897">
            <text:p>-3.03</text:p>
          </table:table-cell>
          <table:table-cell table:formula="of:=[.V29]+[.N29]-[.N$164]" office:value-type="float" office:value="0.597791588824729">
            <text:p>0.60</text:p>
          </table:table-cell>
          <table:table-cell table:formula="of:=[.W29]+[.O29]-[.O$164]" office:value-type="float" office:value="-0.071989639945652">
            <text:p>-0.07</text:p>
          </table:table-cell>
          <table:table-cell/>
          <table:table-cell table:formula="of:=[.Y29]+[.Q30]+0.5*([.Q30]-[.Q29])" office:value-type="float" office:value="-45.4029541015625">
            <text:p>-45.4</text:p>
          </table:table-cell>
          <table:table-cell table:formula="of:=[.Z29]+[.R30]+0.5*([.R30]-[.R29])" office:value-type="float" office:value="33.8683392068614">
            <text:p>33.9</text:p>
          </table:table-cell>
          <table:table-cell table:formula="of:=[.AA29]+[.S30]+0.5*([.S30]-[.S29])" office:value-type="float" office:value="27.6863323709239">
            <text:p>27.7</text:p>
          </table:table-cell>
          <table:table-cell/>
          <table:table-cell table:formula="of:=[.AC29]+[.U30]+0.5*([.U30]-[.U29])" office:value-type="float" office:value="-50.2127619204314">
            <text:p>-50.2</text:p>
          </table:table-cell>
          <table:table-cell table:formula="of:=[.AD29]+[.V30]+0.5*([.V30]-[.V29])" office:value-type="float" office:value="13.6784522015116">
            <text:p>13.7</text:p>
          </table:table-cell>
          <table:table-cell table:formula="of:=[.AE29]+[.W30]+0.5*([.W30]-[.W29])" office:value-type="float" office:value="-4.85010827105978">
            <text:p>-4.9</text:p>
          </table:table-cell>
        </table:table-row>
        <table:table-row table:style-name="ro1">
          <table:table-cell office:value-type="float" office:value="21296">
            <text:p>21296</text:p>
          </table:table-cell>
          <table:table-cell office:value-type="float" office:value="-4572">
            <text:p>-4572</text:p>
          </table:table-cell>
          <table:table-cell office:value-type="float" office:value="-1320">
            <text:p>-1320</text:p>
          </table:table-cell>
          <table:table-cell office:value-type="float" office:value="23.92">
            <text:p>23.92</text:p>
          </table:table-cell>
          <table:table-cell office:value-type="float" office:value="5791">
            <text:p>5791</text:p>
          </table:table-cell>
          <table:table-cell office:value-type="float" office:value="32767">
            <text:p>32767</text:p>
          </table:table-cell>
          <table:table-cell office:value-type="float" office:value="17751">
            <text:p>17751</text:p>
          </table:table-cell>
          <table:table-cell/>
          <table:table-cell table:formula="of:=[.A31]/16384" office:value-type="float" office:value="1.2998046875">
            <text:p>1.30</text:p>
          </table:table-cell>
          <table:table-cell table:formula="of:=[.B31]/16384" office:value-type="float" office:value="-0.279052734375">
            <text:p>-0.28</text:p>
          </table:table-cell>
          <table:table-cell table:formula="of:=[.C31]/16384" office:value-type="float" office:value="-0.08056640625">
            <text:p>-0.08</text:p>
          </table:table-cell>
          <table:table-cell table:formula="of:=[.D31]" office:value-type="float" office:value="23.92">
            <text:p>23.92</text:p>
          </table:table-cell>
          <table:table-cell table:formula="of:=[.E31]/16384" office:value-type="float" office:value="0.35345458984375">
            <text:p>0.35</text:p>
          </table:table-cell>
          <table:table-cell table:formula="of:=[.F31]/16384" office:value-type="float" office:value="1.99993896484375">
            <text:p>2.00</text:p>
          </table:table-cell>
          <table:table-cell table:formula="of:=[.G31]/16384" office:value-type="float" office:value="1.08343505859375">
            <text:p>1.08</text:p>
          </table:table-cell>
          <table:table-cell/>
          <table:table-cell table:formula="of:=[.Q30]+[.I30]-[.I$164]" office:value-type="float" office:value="-2.18764822823661">
            <text:p>-2.19</text:p>
          </table:table-cell>
          <table:table-cell table:formula="of:=[.R30]+[.J30]-[.J$164]" office:value-type="float" office:value="2.10757958074534">
            <text:p>2.11</text:p>
          </table:table-cell>
          <table:table-cell table:formula="of:=[.S30]+[.K30]-[.K$164]" office:value-type="float" office:value="2.83919056009802">
            <text:p>2.84</text:p>
          </table:table-cell>
          <table:table-cell table:formula="of:=[.L31]" office:value-type="float" office:value="23.92">
            <text:p>23.92</text:p>
          </table:table-cell>
          <table:table-cell table:formula="of:=[.U30]+[.M30]-[.M$164]" office:value-type="float" office:value="-3.99038032863451">
            <text:p>-3.99</text:p>
          </table:table-cell>
          <table:table-cell table:formula="of:=[.V30]+[.N30]-[.N$164]" office:value-type="float" office:value="-0.365035347316576">
            <text:p>-0.37</text:p>
          </table:table-cell>
          <table:table-cell table:formula="of:=[.W30]+[.O30]-[.O$164]" office:value-type="float" office:value="-0.512374593604425">
            <text:p>-0.51</text:p>
          </table:table-cell>
          <table:table-cell/>
          <table:table-cell table:formula="of:=[.Y30]+[.Q31]+0.5*([.Q31]-[.Q30])" office:value-type="float" office:value="-47.4988795689175">
            <text:p>-47.5</text:p>
          </table:table-cell>
          <table:table-cell table:formula="of:=[.Z30]+[.R31]+0.5*([.R31]-[.R30])" office:value-type="float" office:value="35.9448272515528">
            <text:p>35.9</text:p>
          </table:table-cell>
          <table:table-cell table:formula="of:=[.AA30]+[.S31]+0.5*([.S31]-[.S30])" office:value-type="float" office:value="30.7113111033943">
            <text:p>30.7</text:p>
          </table:table-cell>
          <table:table-cell/>
          <table:table-cell table:formula="of:=[.AC30]+[.U31]+0.5*([.U31]-[.U30])" office:value-type="float" office:value="-54.6826211680537">
            <text:p>-54.7</text:p>
          </table:table-cell>
          <table:table-cell table:formula="of:=[.AD30]+[.V31]+0.5*([.V31]-[.V30])" office:value-type="float" office:value="12.8320033861243">
            <text:p>12.8</text:p>
          </table:table-cell>
          <table:table-cell table:formula="of:=[.AE30]+[.W31]+0.5*([.W31]-[.W30])" office:value-type="float" office:value="-5.58267534149359">
            <text:p>-5.6</text:p>
          </table:table-cell>
        </table:table-row>
        <table:table-row table:style-name="ro1">
          <table:table-cell office:value-type="float" office:value="19892">
            <text:p>19892</text:p>
          </table:table-cell>
          <table:table-cell office:value-type="float" office:value="108">
            <text:p>108</text:p>
          </table:table-cell>
          <table:table-cell office:value-type="float" office:value="368">
            <text:p>368</text:p>
          </table:table-cell>
          <table:table-cell office:value-type="float" office:value="23.92">
            <text:p>23.92</text:p>
          </table:table-cell>
          <table:table-cell office:value-type="float" office:value="-2147">
            <text:p>-2147</text:p>
          </table:table-cell>
          <table:table-cell office:value-type="float" office:value="-12511">
            <text:p>-12511</text:p>
          </table:table-cell>
          <table:table-cell office:value-type="float" office:value="29">
            <text:p>29</text:p>
          </table:table-cell>
          <table:table-cell/>
          <table:table-cell table:formula="of:=[.A32]/16384" office:value-type="float" office:value="1.214111328125">
            <text:p>1.21</text:p>
          </table:table-cell>
          <table:table-cell table:formula="of:=[.B32]/16384" office:value-type="float" office:value="0.006591796875">
            <text:p>0.01</text:p>
          </table:table-cell>
          <table:table-cell table:formula="of:=[.C32]/16384" office:value-type="float" office:value="0.0224609375">
            <text:p>0.02</text:p>
          </table:table-cell>
          <table:table-cell table:formula="of:=[.D32]" office:value-type="float" office:value="23.92">
            <text:p>23.92</text:p>
          </table:table-cell>
          <table:table-cell table:formula="of:=[.E32]/16384" office:value-type="float" office:value="-0.13104248046875">
            <text:p>-0.13</text:p>
          </table:table-cell>
          <table:table-cell table:formula="of:=[.F32]/16384" office:value-type="float" office:value="-0.76361083984375">
            <text:p>-0.76</text:p>
          </table:table-cell>
          <table:table-cell table:formula="of:=[.G32]/16384" office:value-type="float" office:value="0.00177001953125">
            <text:p>0.00</text:p>
          </table:table-cell>
          <table:table-cell/>
          <table:table-cell table:formula="of:=[.Q31]+[.I31]-[.I$164]" office:value-type="float" office:value="-1.94853864397322">
            <text:p>-1.95</text:p>
          </table:table-cell>
          <table:table-cell table:formula="of:=[.R31]+[.J31]-[.J$164]" office:value-type="float" office:value="2.12474221176242">
            <text:p>2.12</text:p>
          </table:table-cell>
          <table:table-cell table:formula="of:=[.S31]+[.K31]-[.K$164]" office:value-type="float" office:value="2.62531768609278">
            <text:p>2.63</text:p>
          </table:table-cell>
          <table:table-cell table:formula="of:=[.L32]" office:value-type="float" office:value="23.92">
            <text:p>23.92</text:p>
          </table:table-cell>
          <table:table-cell table:formula="of:=[.U31]+[.M31]-[.M$164]" office:value-type="float" office:value="-3.7722751783288">
            <text:p>-3.77</text:p>
          </table:table-cell>
          <table:table-cell table:formula="of:=[.V31]+[.N31]-[.N$164]" office:value-type="float" office:value="1.66896388841712">
            <text:p>1.67</text:p>
          </table:table-cell>
          <table:table-cell table:formula="of:=[.W31]+[.O31]-[.O$164]" office:value-type="float" office:value="0.546630101174301">
            <text:p>0.55</text:p>
          </table:table-cell>
          <table:table-cell/>
          <table:table-cell table:formula="of:=[.Y31]+[.Q32]+0.5*([.Q32]-[.Q31])" office:value-type="float" office:value="-49.327863420759">
            <text:p>-49.3</text:p>
          </table:table-cell>
          <table:table-cell table:formula="of:=[.Z31]+[.R32]+0.5*([.R32]-[.R31])" office:value-type="float" office:value="38.0781507788238">
            <text:p>38.1</text:p>
          </table:table-cell>
          <table:table-cell table:formula="of:=[.AA31]+[.S32]+0.5*([.S32]-[.S31])" office:value-type="float" office:value="33.2296923524845">
            <text:p>33.2</text:p>
          </table:table-cell>
          <table:table-cell/>
          <table:table-cell table:formula="of:=[.AC31]+[.U32]+0.5*([.U32]-[.U31])" office:value-type="float" office:value="-58.3458437712296">
            <text:p>-58.3</text:p>
          </table:table-cell>
          <table:table-cell table:formula="of:=[.AD31]+[.V32]+0.5*([.V32]-[.V31])" office:value-type="float" office:value="15.5179668924083">
            <text:p>15.5</text:p>
          </table:table-cell>
          <table:table-cell table:formula="of:=[.AE31]+[.W32]+0.5*([.W32]-[.W31])" office:value-type="float" office:value="-4.50654289292993">
            <text:p>-4.5</text:p>
          </table:table-cell>
        </table:table-row>
        <table:table-row table:style-name="ro1">
          <table:table-cell office:value-type="float" office:value="14840">
            <text:p>14840</text:p>
          </table:table-cell>
          <table:table-cell office:value-type="float" office:value="-6104">
            <text:p>-6104</text:p>
          </table:table-cell>
          <table:table-cell office:value-type="float" office:value="2840">
            <text:p>2840</text:p>
          </table:table-cell>
          <table:table-cell office:value-type="float" office:value="23.82">
            <text:p>23.82</text:p>
          </table:table-cell>
          <table:table-cell office:value-type="float" office:value="-3416">
            <text:p>-3416</text:p>
          </table:table-cell>
          <table:table-cell office:value-type="float" office:value="-8530">
            <text:p>-8530</text:p>
          </table:table-cell>
          <table:table-cell office:value-type="float" office:value="-2032">
            <text:p>-2032</text:p>
          </table:table-cell>
          <table:table-cell/>
          <table:table-cell table:formula="of:=[.A33]/16384" office:value-type="float" office:value="0.90576171875">
            <text:p>0.91</text:p>
          </table:table-cell>
          <table:table-cell table:formula="of:=[.B33]/16384" office:value-type="float" office:value="-0.37255859375">
            <text:p>-0.37</text:p>
          </table:table-cell>
          <table:table-cell table:formula="of:=[.C33]/16384" office:value-type="float" office:value="0.17333984375">
            <text:p>0.17</text:p>
          </table:table-cell>
          <table:table-cell table:formula="of:=[.D33]" office:value-type="float" office:value="23.82">
            <text:p>23.82</text:p>
          </table:table-cell>
          <table:table-cell table:formula="of:=[.E33]/16384" office:value-type="float" office:value="-0.20849609375">
            <text:p>-0.21</text:p>
          </table:table-cell>
          <table:table-cell table:formula="of:=[.F33]/16384" office:value-type="float" office:value="-0.5206298828125">
            <text:p>-0.52</text:p>
          </table:table-cell>
          <table:table-cell table:formula="of:=[.G33]/16384" office:value-type="float" office:value="-0.1240234375">
            <text:p>-0.12</text:p>
          </table:table-cell>
          <table:table-cell/>
          <table:table-cell table:formula="of:=[.Q32]+[.I32]-[.I$164]" office:value-type="float" office:value="-1.79512241908482">
            <text:p>-1.80</text:p>
          </table:table-cell>
          <table:table-cell table:formula="of:=[.R32]+[.J32]-[.J$164]" office:value-type="float" office:value="2.4275493740295">
            <text:p>2.43</text:p>
          </table:table-cell>
          <table:table-cell table:formula="of:=[.S32]+[.K32]-[.K$164]" office:value-type="float" office:value="2.51447215583754">
            <text:p>2.51</text:p>
          </table:table-cell>
          <table:table-cell table:formula="of:=[.L33]" office:value-type="float" office:value="23.82">
            <text:p>23.82</text:p>
          </table:table-cell>
          <table:table-cell table:formula="of:=[.U32]+[.M32]-[.M$164]" office:value-type="float" office:value="-4.0386670983356">
            <text:p>-4.04</text:p>
          </table:table-cell>
          <table:table-cell table:formula="of:=[.V32]+[.N32]-[.N$164]" office:value-type="float" office:value="0.939413319463315">
            <text:p>0.94</text:p>
          </table:table-cell>
          <table:table-cell table:formula="of:=[.W32]+[.O32]-[.O$164]" office:value-type="float" office:value="0.523969756890528">
            <text:p>0.52</text:p>
          </table:table-cell>
          <table:table-cell/>
          <table:table-cell table:formula="of:=[.Y32]+[.Q33]+0.5*([.Q33]-[.Q32])" office:value-type="float" office:value="-51.0462777273996">
            <text:p>-51.0</text:p>
          </table:table-cell>
          <table:table-cell table:formula="of:=[.Z32]+[.R33]+0.5*([.R33]-[.R32])" office:value-type="float" office:value="40.6571037339868">
            <text:p>40.7</text:p>
          </table:table-cell>
          <table:table-cell table:formula="of:=[.AA32]+[.S33]+0.5*([.S33]-[.S32])" office:value-type="float" office:value="35.6887417431944">
            <text:p>35.7</text:p>
          </table:table-cell>
          <table:table-cell/>
          <table:table-cell table:formula="of:=[.AC32]+[.U33]+0.5*([.U33]-[.U32])" office:value-type="float" office:value="-62.5177068295687">
            <text:p>-62.5</text:p>
          </table:table-cell>
          <table:table-cell table:formula="of:=[.AD32]+[.V33]+0.5*([.V33]-[.V32])" office:value-type="float" office:value="16.0926049273947">
            <text:p>16.1</text:p>
          </table:table-cell>
          <table:table-cell table:formula="of:=[.AE32]+[.W33]+0.5*([.W33]-[.W32])" office:value-type="float" office:value="-3.99390330818129">
            <text:p>-4.0</text:p>
          </table:table-cell>
        </table:table-row>
        <table:table-row table:style-name="ro1">
          <table:table-cell office:value-type="float" office:value="5228">
            <text:p>5228</text:p>
          </table:table-cell>
          <table:table-cell office:value-type="float" office:value="-2436">
            <text:p>-2436</text:p>
          </table:table-cell>
          <table:table-cell office:value-type="float" office:value="4232">
            <text:p>4232</text:p>
          </table:table-cell>
          <table:table-cell office:value-type="float" office:value="23.97">
            <text:p>23.97</text:p>
          </table:table-cell>
          <table:table-cell office:value-type="float" office:value="2493">
            <text:p>2493</text:p>
          </table:table-cell>
          <table:table-cell office:value-type="float" office:value="9459">
            <text:p>9459</text:p>
          </table:table-cell>
          <table:table-cell office:value-type="float" office:value="1734">
            <text:p>1734</text:p>
          </table:table-cell>
          <table:table-cell/>
          <table:table-cell table:formula="of:=[.A34]/16384" office:value-type="float" office:value="0.319091796875">
            <text:p>0.32</text:p>
          </table:table-cell>
          <table:table-cell table:formula="of:=[.B34]/16384" office:value-type="float" office:value="-0.148681640625">
            <text:p>-0.15</text:p>
          </table:table-cell>
          <table:table-cell table:formula="of:=[.C34]/16384" office:value-type="float" office:value="0.25830078125">
            <text:p>0.26</text:p>
          </table:table-cell>
          <table:table-cell table:formula="of:=[.D34]" office:value-type="float" office:value="23.97">
            <text:p>23.97</text:p>
          </table:table-cell>
          <table:table-cell table:formula="of:=[.E34]/16384" office:value-type="float" office:value="0.15216064453125">
            <text:p>0.15</text:p>
          </table:table-cell>
          <table:table-cell table:formula="of:=[.F34]/16384" office:value-type="float" office:value="0.57733154296875">
            <text:p>0.58</text:p>
          </table:table-cell>
          <table:table-cell table:formula="of:=[.G34]/16384" office:value-type="float" office:value="0.1058349609375">
            <text:p>0.11</text:p>
          </table:table-cell>
          <table:table-cell/>
          <table:table-cell table:formula="of:=[.Q33]+[.I33]-[.I$164]" office:value-type="float" office:value="-1.95005580357143">
            <text:p>-1.95</text:p>
          </table:table-cell>
          <table:table-cell table:formula="of:=[.R33]+[.J33]-[.J$164]" office:value-type="float" office:value="2.35120614567158">
            <text:p>2.35</text:p>
          </table:table-cell>
          <table:table-cell table:formula="of:=[.S33]+[.K33]-[.K$164]" office:value-type="float" office:value="2.5545055318323">
            <text:p>2.55</text:p>
          </table:table-cell>
          <table:table-cell table:formula="of:=[.L34]" office:value-type="float" office:value="23.97">
            <text:p>23.97</text:p>
          </table:table-cell>
          <table:table-cell table:formula="of:=[.U33]+[.M33]-[.M$164]" office:value-type="float" office:value="-4.38251263162364">
            <text:p>-4.38</text:p>
          </table:table-cell>
          <table:table-cell table:formula="of:=[.V33]+[.N33]-[.N$164]" office:value-type="float" office:value="0.452843707540761">
            <text:p>0.45</text:p>
          </table:table-cell>
          <table:table-cell table:formula="of:=[.W33]+[.O33]-[.O$164]" office:value-type="float" office:value="0.375515955575505">
            <text:p>0.38</text:p>
          </table:table-cell>
          <table:table-cell/>
          <table:table-cell table:formula="of:=[.Y33]+[.Q34]+0.5*([.Q34]-[.Q33])" office:value-type="float" office:value="-53.0738002232143">
            <text:p>-53.1</text:p>
          </table:table-cell>
          <table:table-cell table:formula="of:=[.Z33]+[.R34]+0.5*([.R34]-[.R33])" office:value-type="float" office:value="42.9701382654794">
            <text:p>43.0</text:p>
          </table:table-cell>
          <table:table-cell table:formula="of:=[.AA33]+[.S34]+0.5*([.S34]-[.S33])" office:value-type="float" office:value="38.263263963024">
            <text:p>38.3</text:p>
          </table:table-cell>
          <table:table-cell/>
          <table:table-cell table:formula="of:=[.AC33]+[.U34]+0.5*([.U34]-[.U33])" office:value-type="float" office:value="-67.0721422278363">
            <text:p>-67.1</text:p>
          </table:table-cell>
          <table:table-cell table:formula="of:=[.AD33]+[.V34]+0.5*([.V34]-[.V33])" office:value-type="float" office:value="16.3021638289742">
            <text:p>16.3</text:p>
          </table:table-cell>
          <table:table-cell table:formula="of:=[.AE33]+[.W34]+0.5*([.W34]-[.W33])" office:value-type="float" office:value="-3.69261425326329">
            <text:p>-3.7</text:p>
          </table:table-cell>
        </table:table-row>
        <table:table-row table:style-name="ro1">
          <table:table-cell office:value-type="float" office:value="32767">
            <text:p>32767</text:p>
          </table:table-cell>
          <table:table-cell office:value-type="float" office:value="-7600">
            <text:p>-7600</text:p>
          </table:table-cell>
          <table:table-cell office:value-type="float" office:value="6608">
            <text:p>6608</text:p>
          </table:table-cell>
          <table:table-cell office:value-type="float" office:value="23.87">
            <text:p>23.87</text:p>
          </table:table-cell>
          <table:table-cell office:value-type="float" office:value="-1039">
            <text:p>-1039</text:p>
          </table:table-cell>
          <table:table-cell office:value-type="float" office:value="-10521">
            <text:p>-10521</text:p>
          </table:table-cell>
          <table:table-cell office:value-type="float" office:value="4126">
            <text:p>4126</text:p>
          </table:table-cell>
          <table:table-cell/>
          <table:table-cell table:formula="of:=[.A35]/16384" office:value-type="float" office:value="1.99993896484375">
            <text:p>2.00</text:p>
          </table:table-cell>
          <table:table-cell table:formula="of:=[.B35]/16384" office:value-type="float" office:value="-0.4638671875">
            <text:p>-0.46</text:p>
          </table:table-cell>
          <table:table-cell table:formula="of:=[.C35]/16384" office:value-type="float" office:value="0.4033203125">
            <text:p>0.40</text:p>
          </table:table-cell>
          <table:table-cell table:formula="of:=[.D35]" office:value-type="float" office:value="23.87">
            <text:p>23.87</text:p>
          </table:table-cell>
          <table:table-cell table:formula="of:=[.E35]/16384" office:value-type="float" office:value="-0.06341552734375">
            <text:p>-0.06</text:p>
          </table:table-cell>
          <table:table-cell table:formula="of:=[.F35]/16384" office:value-type="float" office:value="-0.64215087890625">
            <text:p>-0.64</text:p>
          </table:table-cell>
          <table:table-cell table:formula="of:=[.G35]/16384" office:value-type="float" office:value="0.2518310546875">
            <text:p>0.25</text:p>
          </table:table-cell>
          <table:table-cell/>
          <table:table-cell table:formula="of:=[.Q34]+[.I34]-[.I$164]" office:value-type="float" office:value="-2.69165910993304">
            <text:p>-2.69</text:p>
          </table:table-cell>
          <table:table-cell table:formula="of:=[.R34]+[.J34]-[.J$164]" office:value-type="float" office:value="2.49873987043866">
            <text:p>2.50</text:p>
          </table:table-cell>
          <table:table-cell table:formula="of:=[.S34]+[.K34]-[.K$164]" office:value-type="float" office:value="2.67949984532705">
            <text:p>2.68</text:p>
          </table:table-cell>
          <table:table-cell table:formula="of:=[.L35]" office:value-type="float" office:value="23.87">
            <text:p>23.87</text:p>
          </table:table-cell>
          <table:table-cell table:formula="of:=[.U34]+[.M34]-[.M$164]" office:value-type="float" office:value="-4.36570142663044">
            <text:p>-4.37</text:p>
          </table:table-cell>
          <table:table-cell table:formula="of:=[.V34]+[.N34]-[.N$164]" office:value-type="float" office:value="1.06423552139946">
            <text:p>1.06</text:p>
          </table:table-cell>
          <table:table-cell table:formula="of:=[.W34]+[.O34]-[.O$164]" office:value-type="float" office:value="0.456920552697982">
            <text:p>0.46</text:p>
          </table:table-cell>
          <table:table-cell/>
          <table:table-cell table:formula="of:=[.Y34]+[.Q35]+0.5*([.Q35]-[.Q34])" office:value-type="float" office:value="-56.1362609863282">
            <text:p>-56.1</text:p>
          </table:table-cell>
          <table:table-cell table:formula="of:=[.Z34]+[.R35]+0.5*([.R35]-[.R34])" office:value-type="float" office:value="45.5426449983016">
            <text:p>45.5</text:p>
          </table:table-cell>
          <table:table-cell table:formula="of:=[.AA34]+[.S35]+0.5*([.S35]-[.S34])" office:value-type="float" office:value="41.0052609650985">
            <text:p>41.0</text:p>
          </table:table-cell>
          <table:table-cell/>
          <table:table-cell table:formula="of:=[.AC34]+[.U35]+0.5*([.U35]-[.U34])" office:value-type="float" office:value="-71.4294380519701">
            <text:p>-71.4</text:p>
          </table:table-cell>
          <table:table-cell table:formula="of:=[.AD34]+[.V35]+0.5*([.V35]-[.V34])" office:value-type="float" office:value="17.672095257303">
            <text:p>17.7</text:p>
          </table:table-cell>
          <table:table-cell table:formula="of:=[.AE34]+[.W35]+0.5*([.W35]-[.W34])" office:value-type="float" office:value="-3.19499140200407">
            <text:p>-3.2</text:p>
          </table:table-cell>
        </table:table-row>
        <table:table-row table:style-name="ro1">
          <table:table-cell office:value-type="float" office:value="15820">
            <text:p>15820</text:p>
          </table:table-cell>
          <table:table-cell office:value-type="float" office:value="-4844">
            <text:p>-4844</text:p>
          </table:table-cell>
          <table:table-cell office:value-type="float" office:value="2244">
            <text:p>2244</text:p>
          </table:table-cell>
          <table:table-cell office:value-type="float" office:value="23.87">
            <text:p>23.87</text:p>
          </table:table-cell>
          <table:table-cell office:value-type="float" office:value="-536">
            <text:p>-536</text:p>
          </table:table-cell>
          <table:table-cell office:value-type="float" office:value="-4393">
            <text:p>-4393</text:p>
          </table:table-cell>
          <table:table-cell office:value-type="float" office:value="-1687">
            <text:p>-1687</text:p>
          </table:table-cell>
          <table:table-cell/>
          <table:table-cell table:formula="of:=[.A36]/16384" office:value-type="float" office:value="0.965576171875">
            <text:p>0.97</text:p>
          </table:table-cell>
          <table:table-cell table:formula="of:=[.B36]/16384" office:value-type="float" office:value="-0.295654296875">
            <text:p>-0.30</text:p>
          </table:table-cell>
          <table:table-cell table:formula="of:=[.C36]/16384" office:value-type="float" office:value="0.136962890625">
            <text:p>0.14</text:p>
          </table:table-cell>
          <table:table-cell table:formula="of:=[.D36]" office:value-type="float" office:value="23.87">
            <text:p>23.87</text:p>
          </table:table-cell>
          <table:table-cell table:formula="of:=[.E36]/16384" office:value-type="float" office:value="-0.03271484375">
            <text:p>-0.03</text:p>
          </table:table-cell>
          <table:table-cell table:formula="of:=[.F36]/16384" office:value-type="float" office:value="-0.26812744140625">
            <text:p>-0.27</text:p>
          </table:table-cell>
          <table:table-cell table:formula="of:=[.G36]/16384" office:value-type="float" office:value="-0.10296630859375">
            <text:p>-0.10</text:p>
          </table:table-cell>
          <table:table-cell/>
          <table:table-cell table:formula="of:=[.Q35]+[.I35]-[.I$164]" office:value-type="float" office:value="-1.7524152483259">
            <text:p>-1.75</text:p>
          </table:table-cell>
          <table:table-cell table:formula="of:=[.R35]+[.J35]-[.J$164]" office:value-type="float" office:value="2.33108804833074">
            <text:p>2.33</text:p>
          </table:table-cell>
          <table:table-cell table:formula="of:=[.S35]+[.K35]-[.K$164]" office:value-type="float" office:value="2.94951369007181">
            <text:p>2.95</text:p>
          </table:table-cell>
          <table:table-cell table:formula="of:=[.L36]" office:value-type="float" office:value="23.87">
            <text:p>23.87</text:p>
          </table:table-cell>
          <table:table-cell table:formula="of:=[.U35]+[.M35]-[.M$164]" office:value-type="float" office:value="-4.56446639351223">
            <text:p>-4.56</text:p>
          </table:table-cell>
          <table:table-cell table:formula="of:=[.V35]+[.N35]-[.N$164]" office:value-type="float" office:value="0.456144913383152">
            <text:p>0.46</text:p>
          </table:table-cell>
          <table:table-cell table:formula="of:=[.W35]+[.O35]-[.O$164]" office:value-type="float" office:value="0.684321243570458">
            <text:p>0.68</text:p>
          </table:table-cell>
          <table:table-cell/>
          <table:table-cell table:formula="of:=[.Y35]+[.Q36]+0.5*([.Q36]-[.Q35])" office:value-type="float" office:value="-57.4190543038505">
            <text:p>-57.4</text:p>
          </table:table-cell>
          <table:table-cell table:formula="of:=[.Z35]+[.R36]+0.5*([.R36]-[.R35])" office:value-type="float" office:value="47.7899071355784">
            <text:p>47.8</text:p>
          </table:table-cell>
          <table:table-cell table:formula="of:=[.AA35]+[.S36]+0.5*([.S36]-[.S35])" office:value-type="float" office:value="44.0897815775427">
            <text:p>44.1</text:p>
          </table:table-cell>
          <table:table-cell/>
          <table:table-cell table:formula="of:=[.AC35]+[.U36]+0.5*([.U36]-[.U35])" office:value-type="float" office:value="-76.0932869289233">
            <text:p>-76.1</text:p>
          </table:table-cell>
          <table:table-cell table:formula="of:=[.AD35]+[.V36]+0.5*([.V36]-[.V35])" office:value-type="float" office:value="17.824194866678">
            <text:p>17.8</text:p>
          </table:table-cell>
          <table:table-cell table:formula="of:=[.AE35]+[.W36]+0.5*([.W36]-[.W35])" office:value-type="float" office:value="-2.39696981299737">
            <text:p>-2.4</text:p>
          </table:table-cell>
        </table:table-row>
        <table:table-row table:style-name="ro1">
          <table:table-cell office:value-type="float" office:value="26728">
            <text:p>26728</text:p>
          </table:table-cell>
          <table:table-cell office:value-type="float" office:value="-6000">
            <text:p>-6000</text:p>
          </table:table-cell>
          <table:table-cell office:value-type="float" office:value="3884">
            <text:p>3884</text:p>
          </table:table-cell>
          <table:table-cell office:value-type="float" office:value="23.73">
            <text:p>23.73</text:p>
          </table:table-cell>
          <table:table-cell office:value-type="float" office:value="-14664">
            <text:p>-14664</text:p>
          </table:table-cell>
          <table:table-cell office:value-type="float" office:value="-12240">
            <text:p>-12240</text:p>
          </table:table-cell>
          <table:table-cell office:value-type="float" office:value="-17930">
            <text:p>-17930</text:p>
          </table:table-cell>
          <table:table-cell/>
          <table:table-cell table:formula="of:=[.A37]/16384" office:value-type="float" office:value="1.63134765625">
            <text:p>1.63</text:p>
          </table:table-cell>
          <table:table-cell table:formula="of:=[.B37]/16384" office:value-type="float" office:value="-0.3662109375">
            <text:p>-0.37</text:p>
          </table:table-cell>
          <table:table-cell table:formula="of:=[.C37]/16384" office:value-type="float" office:value="0.237060546875">
            <text:p>0.24</text:p>
          </table:table-cell>
          <table:table-cell table:formula="of:=[.D37]" office:value-type="float" office:value="23.73">
            <text:p>23.73</text:p>
          </table:table-cell>
          <table:table-cell table:formula="of:=[.E37]/16384" office:value-type="float" office:value="-0.89501953125">
            <text:p>-0.90</text:p>
          </table:table-cell>
          <table:table-cell table:formula="of:=[.F37]/16384" office:value-type="float" office:value="-0.7470703125">
            <text:p>-0.75</text:p>
          </table:table-cell>
          <table:table-cell table:formula="of:=[.G37]/16384" office:value-type="float" office:value="-1.0943603515625">
            <text:p>-1.09</text:p>
          </table:table-cell>
          <table:table-cell/>
          <table:table-cell table:formula="of:=[.Q36]+[.I36]-[.I$164]" office:value-type="float" office:value="-1.8475341796875">
            <text:p>-1.85</text:p>
          </table:table-cell>
          <table:table-cell table:formula="of:=[.R36]+[.J36]-[.J$164]" office:value-type="float" office:value="2.33164911684783">
            <text:p>2.33</text:p>
          </table:table-cell>
          <table:table-cell table:formula="of:=[.S36]+[.K36]-[.K$164]" office:value-type="float" office:value="2.95317011294157">
            <text:p>2.95</text:p>
          </table:table-cell>
          <table:table-cell table:formula="of:=[.L37]" office:value-type="float" office:value="23.73">
            <text:p>23.73</text:p>
          </table:table-cell>
          <table:table-cell table:formula="of:=[.U36]+[.M36]-[.M$164]" office:value-type="float" office:value="-4.73253067680027">
            <text:p>-4.73</text:p>
          </table:table-cell>
          <table:table-cell table:formula="of:=[.V36]+[.N36]-[.N$164]" office:value-type="float" office:value="0.222077742866848">
            <text:p>0.22</text:p>
          </table:table-cell>
          <table:table-cell table:formula="of:=[.W36]+[.O36]-[.O$164]" office:value-type="float" office:value="0.556924571161685">
            <text:p>0.56</text:p>
          </table:table-cell>
          <table:table-cell/>
          <table:table-cell table:formula="of:=[.Y36]+[.Q37]+0.5*([.Q37]-[.Q36])" office:value-type="float" office:value="-59.3141479492188">
            <text:p>-59.3</text:p>
          </table:table-cell>
          <table:table-cell table:formula="of:=[.Z36]+[.R37]+0.5*([.R37]-[.R36])" office:value-type="float" office:value="50.1218367866848">
            <text:p>50.1</text:p>
          </table:table-cell>
          <table:table-cell table:formula="of:=[.AA36]+[.S37]+0.5*([.S37]-[.S36])" office:value-type="float" office:value="47.0447799019191">
            <text:p>47.0</text:p>
          </table:table-cell>
          <table:table-cell/>
          <table:table-cell table:formula="of:=[.AC36]+[.U37]+0.5*([.U37]-[.U36])" office:value-type="float" office:value="-80.9098497473675">
            <text:p>-80.9</text:p>
          </table:table-cell>
          <table:table-cell table:formula="of:=[.AD36]+[.V37]+0.5*([.V37]-[.V36])" office:value-type="float" office:value="17.9292390242867">
            <text:p>17.9</text:p>
          </table:table-cell>
          <table:table-cell table:formula="of:=[.AE36]+[.W37]+0.5*([.W37]-[.W36])" office:value-type="float" office:value="-1.90374357804008">
            <text:p>-1.9</text:p>
          </table:table-cell>
        </table:table-row>
        <table:table-row table:style-name="ro1">
          <table:table-cell office:value-type="float" office:value="26604">
            <text:p>26604</text:p>
          </table:table-cell>
          <table:table-cell office:value-type="float" office:value="-8024">
            <text:p>-8024</text:p>
          </table:table-cell>
          <table:table-cell office:value-type="float" office:value="-3768">
            <text:p>-3768</text:p>
          </table:table-cell>
          <table:table-cell office:value-type="float" office:value="23.82">
            <text:p>23.82</text:p>
          </table:table-cell>
          <table:table-cell office:value-type="float" office:value="3200">
            <text:p>3200</text:p>
          </table:table-cell>
          <table:table-cell office:value-type="float" office:value="32767">
            <text:p>32767</text:p>
          </table:table-cell>
          <table:table-cell office:value-type="float" office:value="19456">
            <text:p>19456</text:p>
          </table:table-cell>
          <table:table-cell/>
          <table:table-cell table:formula="of:=[.A38]/16384" office:value-type="float" office:value="1.623779296875">
            <text:p>1.62</text:p>
          </table:table-cell>
          <table:table-cell table:formula="of:=[.B38]/16384" office:value-type="float" office:value="-0.48974609375">
            <text:p>-0.49</text:p>
          </table:table-cell>
          <table:table-cell table:formula="of:=[.C38]/16384" office:value-type="float" office:value="-0.22998046875">
            <text:p>-0.23</text:p>
          </table:table-cell>
          <table:table-cell table:formula="of:=[.D38]" office:value-type="float" office:value="23.82">
            <text:p>23.82</text:p>
          </table:table-cell>
          <table:table-cell table:formula="of:=[.E38]/16384" office:value-type="float" office:value="0.1953125">
            <text:p>0.20</text:p>
          </table:table-cell>
          <table:table-cell table:formula="of:=[.F38]/16384" office:value-type="float" office:value="1.99993896484375">
            <text:p>2.00</text:p>
          </table:table-cell>
          <table:table-cell table:formula="of:=[.G38]/16384" office:value-type="float" office:value="1.1875">
            <text:p>1.19</text:p>
          </table:table-cell>
          <table:table-cell/>
          <table:table-cell table:formula="of:=[.Q37]+[.I37]-[.I$164]" office:value-type="float" office:value="-1.27688162667411">
            <text:p>-1.28</text:p>
          </table:table-cell>
          <table:table-cell table:formula="of:=[.R37]+[.J37]-[.J$164]" office:value-type="float" office:value="2.26165354473991">
            <text:p>2.26</text:p>
          </table:table-cell>
          <table:table-cell table:formula="of:=[.S37]+[.K37]-[.K$164]" office:value-type="float" office:value="3.05692419206133">
            <text:p>3.06</text:p>
          </table:table-cell>
          <table:table-cell table:formula="of:=[.L38]" office:value-type="float" office:value="23.82">
            <text:p>23.82</text:p>
          </table:table-cell>
          <table:table-cell table:formula="of:=[.U37]+[.M37]-[.M$164]" office:value-type="float" office:value="-5.76289964758832">
            <text:p>-5.76</text:p>
          </table:table-cell>
          <table:table-cell table:formula="of:=[.V37]+[.N37]-[.N$164]" office:value-type="float" office:value="-0.490932298743206">
            <text:p>-0.49</text:p>
          </table:table-cell>
          <table:table-cell table:formula="of:=[.W37]+[.O37]-[.O$164]" office:value-type="float" office:value="-0.561866144215838">
            <text:p>-0.56</text:p>
          </table:table-cell>
          <table:table-cell/>
          <table:table-cell table:formula="of:=[.Y37]+[.Q38]+0.5*([.Q38]-[.Q37])" office:value-type="float" office:value="-60.3057032993862">
            <text:p>-60.3</text:p>
          </table:table-cell>
          <table:table-cell table:formula="of:=[.Z37]+[.R38]+0.5*([.R38]-[.R37])" office:value-type="float" office:value="52.3484925453707">
            <text:p>52.3</text:p>
          </table:table-cell>
          <table:table-cell table:formula="of:=[.AA37]+[.S38]+0.5*([.S38]-[.S37])" office:value-type="float" office:value="50.1535811335403">
            <text:p>50.2</text:p>
          </table:table-cell>
          <table:table-cell/>
          <table:table-cell table:formula="of:=[.AC37]+[.U38]+0.5*([.U38]-[.U37])" office:value-type="float" office:value="-87.1879338803499">
            <text:p>-87.2</text:p>
          </table:table-cell>
          <table:table-cell table:formula="of:=[.AD37]+[.V38]+0.5*([.V38]-[.V37])" office:value-type="float" office:value="17.0818017047385">
            <text:p>17.1</text:p>
          </table:table-cell>
          <table:table-cell table:formula="of:=[.AE37]+[.W38]+0.5*([.W38]-[.W37])" office:value-type="float" office:value="-3.02500507994468">
            <text:p>-3.0</text:p>
          </table:table-cell>
        </table:table-row>
        <table:table-row table:style-name="ro1">
          <table:table-cell office:value-type="float" office:value="15004">
            <text:p>15004</text:p>
          </table:table-cell>
          <table:table-cell office:value-type="float" office:value="-8604">
            <text:p>-8604</text:p>
          </table:table-cell>
          <table:table-cell office:value-type="float" office:value="2340">
            <text:p>2340</text:p>
          </table:table-cell>
          <table:table-cell office:value-type="float" office:value="23.82">
            <text:p>23.82</text:p>
          </table:table-cell>
          <table:table-cell office:value-type="float" office:value="1105">
            <text:p>1105</text:p>
          </table:table-cell>
          <table:table-cell office:value-type="float" office:value="-7516">
            <text:p>-7516</text:p>
          </table:table-cell>
          <table:table-cell office:value-type="float" office:value="-265">
            <text:p>-265</text:p>
          </table:table-cell>
          <table:table-cell/>
          <table:table-cell table:formula="of:=[.A39]/16384" office:value-type="float" office:value="0.915771484375">
            <text:p>0.92</text:p>
          </table:table-cell>
          <table:table-cell table:formula="of:=[.B39]/16384" office:value-type="float" office:value="-0.525146484375">
            <text:p>-0.53</text:p>
          </table:table-cell>
          <table:table-cell table:formula="of:=[.C39]/16384" office:value-type="float" office:value="0.142822265625">
            <text:p>0.14</text:p>
          </table:table-cell>
          <table:table-cell table:formula="of:=[.D39]" office:value-type="float" office:value="23.82">
            <text:p>23.82</text:p>
          </table:table-cell>
          <table:table-cell table:formula="of:=[.E39]/16384" office:value-type="float" office:value="0.06744384765625">
            <text:p>0.07</text:p>
          </table:table-cell>
          <table:table-cell table:formula="of:=[.F39]/16384" office:value-type="float" office:value="-0.458740234375">
            <text:p>-0.46</text:p>
          </table:table-cell>
          <table:table-cell table:formula="of:=[.G39]/16384" office:value-type="float" office:value="-0.01617431640625">
            <text:p>-0.02</text:p>
          </table:table-cell>
          <table:table-cell/>
          <table:table-cell table:formula="of:=[.Q38]+[.I38]-[.I$164]" office:value-type="float" office:value="-0.713797433035717">
            <text:p>-0.71</text:p>
          </table:table-cell>
          <table:table-cell table:formula="of:=[.R38]+[.J38]-[.J$164]" office:value-type="float" office:value="2.06812281638199">
            <text:p>2.07</text:p>
          </table:table-cell>
          <table:table-cell table:formula="of:=[.S38]+[.K38]-[.K$164]" office:value-type="float" office:value="2.69363725555609">
            <text:p>2.69</text:p>
          </table:table-cell>
          <table:table-cell table:formula="of:=[.L39]" office:value-type="float" office:value="23.82">
            <text:p>23.82</text:p>
          </table:table-cell>
          <table:table-cell table:formula="of:=[.U38]+[.M38]-[.M$164]" office:value-type="float" office:value="-5.70293658712636">
            <text:p>-5.70</text:p>
          </table:table-cell>
          <table:table-cell table:formula="of:=[.V38]+[.N38]-[.N$164]" office:value-type="float" office:value="1.54306693699049">
            <text:p>1.54</text:p>
          </table:table-cell>
          <table:table-cell table:formula="of:=[.W38]+[.O38]-[.O$164]" office:value-type="float" office:value="0.601203491969138">
            <text:p>0.60</text:p>
          </table:table-cell>
          <table:table-cell/>
          <table:table-cell table:formula="of:=[.Y38]+[.Q39]+0.5*([.Q39]-[.Q38])" office:value-type="float" office:value="-60.7379586356027">
            <text:p>-60.7</text:p>
          </table:table-cell>
          <table:table-cell table:formula="of:=[.Z38]+[.R39]+0.5*([.R39]-[.R38])" office:value-type="float" office:value="54.3198499975738">
            <text:p>54.3</text:p>
          </table:table-cell>
          <table:table-cell table:formula="of:=[.AA38]+[.S39]+0.5*([.S39]-[.S38])" office:value-type="float" office:value="52.6655749208438">
            <text:p>52.7</text:p>
          </table:table-cell>
          <table:table-cell/>
          <table:table-cell table:formula="of:=[.AC38]+[.U39]+0.5*([.U39]-[.U38])" office:value-type="float" office:value="-92.8608889372453">
            <text:p>-92.9</text:p>
          </table:table-cell>
          <table:table-cell table:formula="of:=[.AD38]+[.V39]+0.5*([.V39]-[.V38])" office:value-type="float" office:value="19.6418682595958">
            <text:p>19.6</text:p>
          </table:table-cell>
          <table:table-cell table:formula="of:=[.AE38]+[.W39]+0.5*([.W39]-[.W38])" office:value-type="float" office:value="-1.84226676988305">
            <text:p>-1.8</text:p>
          </table:table-cell>
        </table:table-row>
        <table:table-row table:style-name="ro1">
          <table:table-cell office:value-type="float" office:value="18236">
            <text:p>18236</text:p>
          </table:table-cell>
          <table:table-cell office:value-type="float" office:value="-3044">
            <text:p>-3044</text:p>
          </table:table-cell>
          <table:table-cell office:value-type="float" office:value="4844">
            <text:p>4844</text:p>
          </table:table-cell>
          <table:table-cell office:value-type="float" office:value="23.87">
            <text:p>23.87</text:p>
          </table:table-cell>
          <table:table-cell office:value-type="float" office:value="-1065">
            <text:p>-1065</text:p>
          </table:table-cell>
          <table:table-cell office:value-type="float" office:value="-11100">
            <text:p>-11100</text:p>
          </table:table-cell>
          <table:table-cell office:value-type="float" office:value="-6356">
            <text:p>-6356</text:p>
          </table:table-cell>
          <table:table-cell/>
          <table:table-cell table:formula="of:=[.A40]/16384" office:value-type="float" office:value="1.113037109375">
            <text:p>1.11</text:p>
          </table:table-cell>
          <table:table-cell table:formula="of:=[.B40]/16384" office:value-type="float" office:value="-0.185791015625">
            <text:p>-0.19</text:p>
          </table:table-cell>
          <table:table-cell table:formula="of:=[.C40]/16384" office:value-type="float" office:value="0.295654296875">
            <text:p>0.30</text:p>
          </table:table-cell>
          <table:table-cell table:formula="of:=[.D40]" office:value-type="float" office:value="23.87">
            <text:p>23.87</text:p>
          </table:table-cell>
          <table:table-cell table:formula="of:=[.E40]/16384" office:value-type="float" office:value="-0.06500244140625">
            <text:p>-0.07</text:p>
          </table:table-cell>
          <table:table-cell table:formula="of:=[.F40]/16384" office:value-type="float" office:value="-0.677490234375">
            <text:p>-0.68</text:p>
          </table:table-cell>
          <table:table-cell table:formula="of:=[.G40]/16384" office:value-type="float" office:value="-0.387939453125">
            <text:p>-0.39</text:p>
          </table:table-cell>
          <table:table-cell/>
          <table:table-cell table:formula="of:=[.Q39]+[.I39]-[.I$164]" office:value-type="float" office:value="-0.858721051897324">
            <text:p>-0.86</text:p>
          </table:table-cell>
          <table:table-cell table:formula="of:=[.R39]+[.J39]-[.J$164]" office:value-type="float" office:value="1.83919169739907">
            <text:p>1.84</text:p>
          </table:table-cell>
          <table:table-cell table:formula="of:=[.S39]+[.K39]-[.K$164]" office:value-type="float" office:value="2.70315305342585">
            <text:p>2.70</text:p>
          </table:table-cell>
          <table:table-cell table:formula="of:=[.L40]" office:value-type="float" office:value="23.87">
            <text:p>23.87</text:p>
          </table:table-cell>
          <table:table-cell table:formula="of:=[.U39]+[.M39]-[.M$164]" office:value-type="float" office:value="-5.77084217900816">
            <text:p>-5.77</text:p>
          </table:table-cell>
          <table:table-cell table:formula="of:=[.V39]+[.N39]-[.N$164]" office:value-type="float" office:value="1.11838697350544">
            <text:p>1.12</text:p>
          </table:table-cell>
          <table:table-cell table:formula="of:=[.W39]+[.O39]-[.O$164]" office:value-type="float" office:value="0.560598811747865">
            <text:p>0.56</text:p>
          </table:table-cell>
          <table:table-cell/>
          <table:table-cell table:formula="of:=[.Y39]+[.Q40]+0.5*([.Q40]-[.Q39])" office:value-type="float" office:value="-61.6691414969309">
            <text:p>-61.7</text:p>
          </table:table-cell>
          <table:table-cell table:formula="of:=[.Z39]+[.R40]+0.5*([.R40]-[.R39])" office:value-type="float" office:value="56.0445761354814">
            <text:p>56.0</text:p>
          </table:table-cell>
          <table:table-cell table:formula="of:=[.AA39]+[.S40]+0.5*([.S40]-[.S39])" office:value-type="float" office:value="55.3734858732045">
            <text:p>55.4</text:p>
          </table:table-cell>
          <table:table-cell/>
          <table:table-cell table:formula="of:=[.AC39]+[.U40]+0.5*([.U40]-[.U39])" office:value-type="float" office:value="-98.6656839121943">
            <text:p>-98.7</text:p>
          </table:table-cell>
          <table:table-cell table:formula="of:=[.AD39]+[.V40]+0.5*([.V40]-[.V39])" office:value-type="float" office:value="20.5479152513587">
            <text:p>20.5</text:p>
          </table:table-cell>
          <table:table-cell table:formula="of:=[.AE39]+[.W40]+0.5*([.W40]-[.W39])" office:value-type="float" office:value="-1.30197029824582">
            <text:p>-1.3</text:p>
          </table:table-cell>
        </table:table-row>
        <table:table-row table:style-name="ro1">
          <table:table-cell office:value-type="float" office:value="8132">
            <text:p>8132</text:p>
          </table:table-cell>
          <table:table-cell office:value-type="float" office:value="-4212">
            <text:p>-4212</text:p>
          </table:table-cell>
          <table:table-cell office:value-type="float" office:value="-1528">
            <text:p>-1528</text:p>
          </table:table-cell>
          <table:table-cell office:value-type="float" office:value="23.82">
            <text:p>23.82</text:p>
          </table:table-cell>
          <table:table-cell office:value-type="float" office:value="20609">
            <text:p>20609</text:p>
          </table:table-cell>
          <table:table-cell office:value-type="float" office:value="15032">
            <text:p>15032</text:p>
          </table:table-cell>
          <table:table-cell office:value-type="float" office:value="-4930">
            <text:p>-4930</text:p>
          </table:table-cell>
          <table:table-cell/>
          <table:table-cell table:formula="of:=[.A41]/16384" office:value-type="float" office:value="0.496337890625">
            <text:p>0.50</text:p>
          </table:table-cell>
          <table:table-cell table:formula="of:=[.B41]/16384" office:value-type="float" office:value="-0.257080078125">
            <text:p>-0.26</text:p>
          </table:table-cell>
          <table:table-cell table:formula="of:=[.C41]/16384" office:value-type="float" office:value="-0.09326171875">
            <text:p>-0.09</text:p>
          </table:table-cell>
          <table:table-cell table:formula="of:=[.D41]" office:value-type="float" office:value="23.82">
            <text:p>23.82</text:p>
          </table:table-cell>
          <table:table-cell table:formula="of:=[.E41]/16384" office:value-type="float" office:value="1.25787353515625">
            <text:p>1.26</text:p>
          </table:table-cell>
          <table:table-cell table:formula="of:=[.F41]/16384" office:value-type="float" office:value="0.91748046875">
            <text:p>0.92</text:p>
          </table:table-cell>
          <table:table-cell table:formula="of:=[.G41]/16384" office:value-type="float" office:value="-0.3009033203125">
            <text:p>-0.30</text:p>
          </table:table-cell>
          <table:table-cell/>
          <table:table-cell table:formula="of:=[.Q40]+[.I40]-[.I$164]" office:value-type="float" office:value="-0.806379045758931">
            <text:p>-0.81</text:p>
          </table:table-cell>
          <table:table-cell table:formula="of:=[.R40]+[.J40]-[.J$164]" office:value-type="float" office:value="1.94961604716615">
            <text:p>1.95</text:p>
          </table:table-cell>
          <table:table-cell table:formula="of:=[.S40]+[.K40]-[.K$164]" office:value-type="float" office:value="2.86550088254561">
            <text:p>2.87</text:p>
          </table:table-cell>
          <table:table-cell table:formula="of:=[.L41]" office:value-type="float" office:value="23.82">
            <text:p>23.82</text:p>
          </table:table-cell>
          <table:table-cell table:formula="of:=[.U40]+[.M40]-[.M$164]" office:value-type="float" office:value="-5.97119405995245">
            <text:p>-5.97</text:p>
          </table:table-cell>
          <table:table-cell table:formula="of:=[.V40]+[.N40]-[.N$164]" office:value-type="float" office:value="0.474957010020381">
            <text:p>0.47</text:p>
          </table:table-cell>
          <table:table-cell table:formula="of:=[.W40]+[.O40]-[.O$164]" office:value-type="float" office:value="0.148228994807842">
            <text:p>0.15</text:p>
          </table:table-cell>
          <table:table-cell/>
          <table:table-cell table:formula="of:=[.Y40]+[.Q41]+0.5*([.Q41]-[.Q40])" office:value-type="float" office:value="-62.4493495396206">
            <text:p>-62.4</text:p>
          </table:table-cell>
          <table:table-cell table:formula="of:=[.Z40]+[.R41]+0.5*([.R41]-[.R40])" office:value-type="float" office:value="58.0494043575311">
            <text:p>58.0</text:p>
          </table:table-cell>
          <table:table-cell table:formula="of:=[.AA40]+[.S41]+0.5*([.S41]-[.S40])" office:value-type="float" office:value="58.32016067031">
            <text:p>58.3</text:p>
          </table:table-cell>
          <table:table-cell/>
          <table:table-cell table:formula="of:=[.AC40]+[.U41]+0.5*([.U41]-[.U40])" office:value-type="float" office:value="-104.737053912619">
            <text:p>-104.7</text:p>
          </table:table-cell>
          <table:table-cell table:formula="of:=[.AD40]+[.V41]+0.5*([.V41]-[.V40])" office:value-type="float" office:value="20.7011572796365">
            <text:p>20.7</text:p>
          </table:table-cell>
          <table:table-cell table:formula="of:=[.AE40]+[.W41]+0.5*([.W41]-[.W40])" office:value-type="float" office:value="-1.35992621190799">
            <text:p>-1.4</text:p>
          </table:table-cell>
        </table:table-row>
        <table:table-row table:style-name="ro1">
          <table:table-cell office:value-type="float" office:value="15544">
            <text:p>15544</text:p>
          </table:table-cell>
          <table:table-cell office:value-type="float" office:value="-4524">
            <text:p>-4524</text:p>
          </table:table-cell>
          <table:table-cell office:value-type="float" office:value="-7164">
            <text:p>-7164</text:p>
          </table:table-cell>
          <table:table-cell office:value-type="float" office:value="23.78">
            <text:p>23.78</text:p>
          </table:table-cell>
          <table:table-cell office:value-type="float" office:value="-6712">
            <text:p>-6712</text:p>
          </table:table-cell>
          <table:table-cell office:value-type="float" office:value="-10457">
            <text:p>-10457</text:p>
          </table:table-cell>
          <table:table-cell office:value-type="float" office:value="-167">
            <text:p>-167</text:p>
          </table:table-cell>
          <table:table-cell/>
          <table:table-cell table:formula="of:=[.A42]/16384" office:value-type="float" office:value="0.94873046875">
            <text:p>0.95</text:p>
          </table:table-cell>
          <table:table-cell table:formula="of:=[.B42]/16384" office:value-type="float" office:value="-0.276123046875">
            <text:p>-0.28</text:p>
          </table:table-cell>
          <table:table-cell table:formula="of:=[.C42]/16384" office:value-type="float" office:value="-0.437255859375">
            <text:p>-0.44</text:p>
          </table:table-cell>
          <table:table-cell table:formula="of:=[.D42]" office:value-type="float" office:value="23.78">
            <text:p>23.78</text:p>
          </table:table-cell>
          <table:table-cell table:formula="of:=[.E42]/16384" office:value-type="float" office:value="-0.40966796875">
            <text:p>-0.41</text:p>
          </table:table-cell>
          <table:table-cell table:formula="of:=[.F42]/16384" office:value-type="float" office:value="-0.63824462890625">
            <text:p>-0.64</text:p>
          </table:table-cell>
          <table:table-cell table:formula="of:=[.G42]/16384" office:value-type="float" office:value="-0.01019287109375">
            <text:p>-0.01</text:p>
          </table:table-cell>
          <table:table-cell/>
          <table:table-cell table:formula="of:=[.Q41]+[.I41]-[.I$164]" office:value-type="float" office:value="-1.37073625837054">
            <text:p>-1.37</text:p>
          </table:table-cell>
          <table:table-cell table:formula="of:=[.R41]+[.J41]-[.J$164]" office:value-type="float" office:value="1.98875133443323">
            <text:p>1.99</text:p>
          </table:table-cell>
          <table:table-cell table:formula="of:=[.S41]+[.K41]-[.K$164]" office:value-type="float" office:value="2.63893269604037">
            <text:p>2.64</text:p>
          </table:table-cell>
          <table:table-cell table:formula="of:=[.L42]" office:value-type="float" office:value="23.78">
            <text:p>23.78</text:p>
          </table:table-cell>
          <table:table-cell table:formula="of:=[.U41]+[.M41]-[.M$164]" office:value-type="float" office:value="-4.84866996433424">
            <text:p>-4.85</text:p>
          </table:table-cell>
          <table:table-cell table:formula="of:=[.V41]+[.N41]-[.N$164]" office:value-type="float" office:value="1.42649774966033">
            <text:p>1.43</text:p>
          </table:table-cell>
          <table:table-cell table:formula="of:=[.W41]+[.O41]-[.O$164]" office:value-type="float" office:value="-0.177104689319681">
            <text:p>-0.18</text:p>
          </table:table-cell>
          <table:table-cell/>
          <table:table-cell table:formula="of:=[.Y41]+[.Q42]+0.5*([.Q42]-[.Q41])" office:value-type="float" office:value="-64.102264404297">
            <text:p>-64.1</text:p>
          </table:table-cell>
          <table:table-cell table:formula="of:=[.Z41]+[.R42]+0.5*([.R42]-[.R41])" office:value-type="float" office:value="60.0577233355978">
            <text:p>60.1</text:p>
          </table:table-cell>
          <table:table-cell table:formula="of:=[.AA41]+[.S42]+0.5*([.S42]-[.S41])" office:value-type="float" office:value="60.8458092730977">
            <text:p>60.8</text:p>
          </table:table-cell>
          <table:table-cell/>
          <table:table-cell table:formula="of:=[.AC41]+[.U42]+0.5*([.U42]-[.U41])" office:value-type="float" office:value="-109.024461829144">
            <text:p>-109.0</text:p>
          </table:table-cell>
          <table:table-cell table:formula="of:=[.AD41]+[.V42]+0.5*([.V42]-[.V41])" office:value-type="float" office:value="22.6034253991168">
            <text:p>22.6</text:p>
          </table:table-cell>
          <table:table-cell table:formula="of:=[.AE41]+[.W42]+0.5*([.W42]-[.W41])" office:value-type="float" office:value="-1.69969774329143">
            <text:p>-1.7</text:p>
          </table:table-cell>
        </table:table-row>
        <table:table-row table:style-name="ro1">
          <table:table-cell office:value-type="float" office:value="14512">
            <text:p>14512</text:p>
          </table:table-cell>
          <table:table-cell office:value-type="float" office:value="-7208">
            <text:p>-7208</text:p>
          </table:table-cell>
          <table:table-cell office:value-type="float" office:value="2608">
            <text:p>2608</text:p>
          </table:table-cell>
          <table:table-cell office:value-type="float" office:value="23.73">
            <text:p>23.73</text:p>
          </table:table-cell>
          <table:table-cell office:value-type="float" office:value="-1261">
            <text:p>-1261</text:p>
          </table:table-cell>
          <table:table-cell office:value-type="float" office:value="-4361">
            <text:p>-4361</text:p>
          </table:table-cell>
          <table:table-cell office:value-type="float" office:value="-1122">
            <text:p>-1122</text:p>
          </table:table-cell>
          <table:table-cell/>
          <table:table-cell table:formula="of:=[.A43]/16384" office:value-type="float" office:value="0.8857421875">
            <text:p>0.89</text:p>
          </table:table-cell>
          <table:table-cell table:formula="of:=[.B43]/16384" office:value-type="float" office:value="-0.43994140625">
            <text:p>-0.44</text:p>
          </table:table-cell>
          <table:table-cell table:formula="of:=[.C43]/16384" office:value-type="float" office:value="0.1591796875">
            <text:p>0.16</text:p>
          </table:table-cell>
          <table:table-cell table:formula="of:=[.D43]" office:value-type="float" office:value="23.73">
            <text:p>23.73</text:p>
          </table:table-cell>
          <table:table-cell table:formula="of:=[.E43]/16384" office:value-type="float" office:value="-0.07696533203125">
            <text:p>-0.08</text:p>
          </table:table-cell>
          <table:table-cell table:formula="of:=[.F43]/16384" office:value-type="float" office:value="-0.26617431640625">
            <text:p>-0.27</text:p>
          </table:table-cell>
          <table:table-cell table:formula="of:=[.G43]/16384" office:value-type="float" office:value="-0.0684814453125">
            <text:p>-0.07</text:p>
          </table:table-cell>
          <table:table-cell/>
          <table:table-cell table:formula="of:=[.Q42]+[.I42]-[.I$164]" office:value-type="float" office:value="-1.48270089285715">
            <text:p>-1.48</text:p>
          </table:table-cell>
          <table:table-cell table:formula="of:=[.R42]+[.J42]-[.J$164]" office:value-type="float" office:value="2.00884365295031">
            <text:p>2.01</text:p>
          </table:table-cell>
          <table:table-cell table:formula="of:=[.S42]+[.K42]-[.K$164]" office:value-type="float" office:value="2.06837036891013">
            <text:p>2.07</text:p>
          </table:table-cell>
          <table:table-cell table:formula="of:=[.L43]" office:value-type="float" office:value="23.73">
            <text:p>23.73</text:p>
          </table:table-cell>
          <table:table-cell table:formula="of:=[.U42]+[.M42]-[.M$164]" office:value-type="float" office:value="-5.39368737262229">
            <text:p>-5.39</text:p>
          </table:table-cell>
          <table:table-cell table:formula="of:=[.V42]+[.N42]-[.N$164]" office:value-type="float" office:value="0.822313391644022">
            <text:p>0.82</text:p>
          </table:table-cell>
          <table:table-cell table:formula="of:=[.W42]+[.O42]-[.O$164]" office:value-type="float" office:value="-0.211727924228455">
            <text:p>-0.21</text:p>
          </table:table-cell>
          <table:table-cell/>
          <table:table-cell table:formula="of:=[.Y42]+[.Q43]+0.5*([.Q43]-[.Q42])" office:value-type="float" office:value="-65.6409476143974">
            <text:p>-65.6</text:p>
          </table:table-cell>
          <table:table-cell table:formula="of:=[.Z42]+[.R43]+0.5*([.R43]-[.R42])" office:value-type="float" office:value="62.0766131478067">
            <text:p>62.1</text:p>
          </table:table-cell>
          <table:table-cell table:formula="of:=[.AA42]+[.S43]+0.5*([.S43]-[.S42])" office:value-type="float" office:value="62.6288984784428">
            <text:p>62.6</text:p>
          </table:table-cell>
          <table:table-cell/>
          <table:table-cell table:formula="of:=[.AC42]+[.U43]+0.5*([.U43]-[.U42])" office:value-type="float" office:value="-114.69065790591">
            <text:p>-114.7</text:p>
          </table:table-cell>
          <table:table-cell table:formula="of:=[.AD42]+[.V43]+0.5*([.V43]-[.V42])" office:value-type="float" office:value="23.1236466117527">
            <text:p>23.1</text:p>
          </table:table-cell>
          <table:table-cell table:formula="of:=[.AE42]+[.W43]+0.5*([.W43]-[.W42])" office:value-type="float" office:value="-1.92873728497427">
            <text:p>-1.9</text:p>
          </table:table-cell>
        </table:table-row>
        <table:table-row table:style-name="ro1">
          <table:table-cell office:value-type="float" office:value="20972">
            <text:p>20972</text:p>
          </table:table-cell>
          <table:table-cell office:value-type="float" office:value="-9536">
            <text:p>-9536</text:p>
          </table:table-cell>
          <table:table-cell office:value-type="float" office:value="6412">
            <text:p>6412</text:p>
          </table:table-cell>
          <table:table-cell office:value-type="float" office:value="23.78">
            <text:p>23.78</text:p>
          </table:table-cell>
          <table:table-cell office:value-type="float" office:value="-10506">
            <text:p>-10506</text:p>
          </table:table-cell>
          <table:table-cell office:value-type="float" office:value="-13388">
            <text:p>-13388</text:p>
          </table:table-cell>
          <table:table-cell office:value-type="float" office:value="-7639">
            <text:p>-7639</text:p>
          </table:table-cell>
          <table:table-cell/>
          <table:table-cell table:formula="of:=[.A44]/16384" office:value-type="float" office:value="1.280029296875">
            <text:p>1.28</text:p>
          </table:table-cell>
          <table:table-cell table:formula="of:=[.B44]/16384" office:value-type="float" office:value="-0.58203125">
            <text:p>-0.58</text:p>
          </table:table-cell>
          <table:table-cell table:formula="of:=[.C44]/16384" office:value-type="float" office:value="0.391357421875">
            <text:p>0.39</text:p>
          </table:table-cell>
          <table:table-cell table:formula="of:=[.D44]" office:value-type="float" office:value="23.78">
            <text:p>23.78</text:p>
          </table:table-cell>
          <table:table-cell table:formula="of:=[.E44]/16384" office:value-type="float" office:value="-0.6412353515625">
            <text:p>-0.64</text:p>
          </table:table-cell>
          <table:table-cell table:formula="of:=[.F44]/16384" office:value-type="float" office:value="-0.817138671875">
            <text:p>-0.82</text:p>
          </table:table-cell>
          <table:table-cell table:formula="of:=[.G44]/16384" office:value-type="float" office:value="-0.46624755859375">
            <text:p>-0.47</text:p>
          </table:table-cell>
          <table:table-cell/>
          <table:table-cell table:formula="of:=[.Q43]+[.I43]-[.I$164]" office:value-type="float" office:value="-1.65765380859375">
            <text:p>-1.66</text:p>
          </table:table-cell>
          <table:table-cell table:formula="of:=[.R43]+[.J43]-[.J$164]" office:value-type="float" office:value="1.86511761209239">
            <text:p>1.87</text:p>
          </table:table-cell>
          <table:table-cell table:formula="of:=[.S43]+[.K43]-[.K$164]" office:value-type="float" office:value="2.09424358865489">
            <text:p>2.09</text:p>
          </table:table-cell>
          <table:table-cell table:formula="of:=[.L44]" office:value-type="float" office:value="23.78">
            <text:p>23.78</text:p>
          </table:table-cell>
          <table:table-cell table:formula="of:=[.U43]+[.M43]-[.M$164]" office:value-type="float" office:value="-5.60600214419158">
            <text:p>-5.61</text:p>
          </table:table-cell>
          <table:table-cell table:formula="of:=[.V43]+[.N43]-[.N$164]" office:value-type="float" office:value="0.590199346127718">
            <text:p>0.59</text:p>
          </table:table-cell>
          <table:table-cell table:formula="of:=[.W43]+[.O43]-[.O$164]" office:value-type="float" office:value="-0.304639733355978">
            <text:p>-0.30</text:p>
          </table:table-cell>
          <table:table-cell/>
          <table:table-cell table:formula="of:=[.Y43]+[.Q44]+0.5*([.Q44]-[.Q43])" office:value-type="float" office:value="-67.3860778808595">
            <text:p>-67.4</text:p>
          </table:table-cell>
          <table:table-cell table:formula="of:=[.Z43]+[.R44]+0.5*([.R44]-[.R43])" office:value-type="float" office:value="63.8698677394701">
            <text:p>63.9</text:p>
          </table:table-cell>
          <table:table-cell table:formula="of:=[.AA43]+[.S44]+0.5*([.S44]-[.S43])" office:value-type="float" office:value="64.73607867697">
            <text:p>64.7</text:p>
          </table:table-cell>
          <table:table-cell/>
          <table:table-cell table:formula="of:=[.AC43]+[.U44]+0.5*([.U44]-[.U43])" office:value-type="float" office:value="-120.402817435887">
            <text:p>-120.4</text:p>
          </table:table-cell>
          <table:table-cell table:formula="of:=[.AD43]+[.V44]+0.5*([.V44]-[.V43])" office:value-type="float" office:value="23.5977889351223">
            <text:p>23.6</text:p>
          </table:table-cell>
          <table:table-cell table:formula="of:=[.AE43]+[.W44]+0.5*([.W44]-[.W43])" office:value-type="float" office:value="-2.27983292289401">
            <text:p>-2.3</text:p>
          </table:table-cell>
        </table:table-row>
        <table:table-row table:style-name="ro1">
          <table:table-cell office:value-type="float" office:value="19704">
            <text:p>19704</text:p>
          </table:table-cell>
          <table:table-cell office:value-type="float" office:value="-5960">
            <text:p>-5960</text:p>
          </table:table-cell>
          <table:table-cell office:value-type="float" office:value="-4172">
            <text:p>-4172</text:p>
          </table:table-cell>
          <table:table-cell office:value-type="float" office:value="23.64">
            <text:p>23.64</text:p>
          </table:table-cell>
          <table:table-cell office:value-type="float" office:value="3017">
            <text:p>3017</text:p>
          </table:table-cell>
          <table:table-cell office:value-type="float" office:value="32767">
            <text:p>32767</text:p>
          </table:table-cell>
          <table:table-cell office:value-type="float" office:value="15591">
            <text:p>15591</text:p>
          </table:table-cell>
          <table:table-cell/>
          <table:table-cell table:formula="of:=[.A45]/16384" office:value-type="float" office:value="1.20263671875">
            <text:p>1.20</text:p>
          </table:table-cell>
          <table:table-cell table:formula="of:=[.B45]/16384" office:value-type="float" office:value="-0.36376953125">
            <text:p>-0.36</text:p>
          </table:table-cell>
          <table:table-cell table:formula="of:=[.C45]/16384" office:value-type="float" office:value="-0.254638671875">
            <text:p>-0.25</text:p>
          </table:table-cell>
          <table:table-cell table:formula="of:=[.D45]" office:value-type="float" office:value="23.64">
            <text:p>23.64</text:p>
          </table:table-cell>
          <table:table-cell table:formula="of:=[.E45]/16384" office:value-type="float" office:value="0.18414306640625">
            <text:p>0.18</text:p>
          </table:table-cell>
          <table:table-cell table:formula="of:=[.F45]/16384" office:value-type="float" office:value="1.99993896484375">
            <text:p>2.00</text:p>
          </table:table-cell>
          <table:table-cell table:formula="of:=[.G45]/16384" office:value-type="float" office:value="0.95159912109375">
            <text:p>0.95</text:p>
          </table:table-cell>
          <table:table-cell/>
          <table:table-cell table:formula="of:=[.Q44]+[.I44]-[.I$164]" office:value-type="float" office:value="-1.43831961495536">
            <text:p>-1.44</text:p>
          </table:table-cell>
          <table:table-cell table:formula="of:=[.R44]+[.J44]-[.J$164]" office:value-type="float" office:value="1.57930172748447">
            <text:p>1.58</text:p>
          </table:table-cell>
          <table:table-cell table:formula="of:=[.S44]+[.K44]-[.K$164]" office:value-type="float" office:value="2.35229454277465">
            <text:p>2.35</text:p>
          </table:table-cell>
          <table:table-cell table:formula="of:=[.L45]" office:value-type="float" office:value="23.64">
            <text:p>23.64</text:p>
          </table:table-cell>
          <table:table-cell table:formula="of:=[.U44]+[.M44]-[.M$164]" office:value-type="float" office:value="-6.38258693529212">
            <text:p>-6.38</text:p>
          </table:table-cell>
          <table:table-cell table:formula="of:=[.V44]+[.N44]-[.N$164]" office:value-type="float" office:value="-0.192879054857337">
            <text:p>-0.19</text:p>
          </table:table-cell>
          <table:table-cell table:formula="of:=[.W44]+[.O44]-[.O$164]" office:value-type="float" office:value="-0.795317655764751">
            <text:p>-0.80</text:p>
          </table:table-cell>
          <table:table-cell/>
          <table:table-cell table:formula="of:=[.Y44]+[.Q45]+0.5*([.Q45]-[.Q44])" office:value-type="float" office:value="-68.7147303989956">
            <text:p>-68.7</text:p>
          </table:table-cell>
          <table:table-cell table:formula="of:=[.Z44]+[.R45]+0.5*([.R45]-[.R44])" office:value-type="float" office:value="65.3062615246506">
            <text:p>65.3</text:p>
          </table:table-cell>
          <table:table-cell table:formula="of:=[.AA44]+[.S45]+0.5*([.S45]-[.S44])" office:value-type="float" office:value="67.2173986968046">
            <text:p>67.2</text:p>
          </table:table-cell>
          <table:table-cell/>
          <table:table-cell table:formula="of:=[.AC44]+[.U45]+0.5*([.U45]-[.U44])" office:value-type="float" office:value="-127.173696766729">
            <text:p>-127.2</text:p>
          </table:table-cell>
          <table:table-cell table:formula="of:=[.AD44]+[.V45]+0.5*([.V45]-[.V44])" office:value-type="float" office:value="23.0133706797724">
            <text:p>23.0</text:p>
          </table:table-cell>
          <table:table-cell table:formula="of:=[.AE44]+[.W45]+0.5*([.W45]-[.W44])" office:value-type="float" office:value="-3.32048953986315">
            <text:p>-3.3</text:p>
          </table:table-cell>
        </table:table-row>
        <table:table-row table:style-name="ro1">
          <table:table-cell office:value-type="float" office:value="14276">
            <text:p>14276</text:p>
          </table:table-cell>
          <table:table-cell office:value-type="float" office:value="-13096">
            <text:p>-13096</text:p>
          </table:table-cell>
          <table:table-cell office:value-type="float" office:value="144">
            <text:p>144</text:p>
          </table:table-cell>
          <table:table-cell office:value-type="float" office:value="23.73">
            <text:p>23.73</text:p>
          </table:table-cell>
          <table:table-cell office:value-type="float" office:value="955">
            <text:p>955</text:p>
          </table:table-cell>
          <table:table-cell office:value-type="float" office:value="-15361">
            <text:p>-15361</text:p>
          </table:table-cell>
          <table:table-cell office:value-type="float" office:value="-539">
            <text:p>-539</text:p>
          </table:table-cell>
          <table:table-cell/>
          <table:table-cell table:formula="of:=[.A46]/16384" office:value-type="float" office:value="0.871337890625">
            <text:p>0.87</text:p>
          </table:table-cell>
          <table:table-cell table:formula="of:=[.B46]/16384" office:value-type="float" office:value="-0.79931640625">
            <text:p>-0.80</text:p>
          </table:table-cell>
          <table:table-cell table:formula="of:=[.C46]/16384" office:value-type="float" office:value="0.0087890625">
            <text:p>0.01</text:p>
          </table:table-cell>
          <table:table-cell table:formula="of:=[.D46]" office:value-type="float" office:value="23.73">
            <text:p>23.73</text:p>
          </table:table-cell>
          <table:table-cell table:formula="of:=[.E46]/16384" office:value-type="float" office:value="0.05828857421875">
            <text:p>0.06</text:p>
          </table:table-cell>
          <table:table-cell table:formula="of:=[.F46]/16384" office:value-type="float" office:value="-0.93756103515625">
            <text:p>-0.94</text:p>
          </table:table-cell>
          <table:table-cell table:formula="of:=[.G46]/16384" office:value-type="float" office:value="-0.03289794921875">
            <text:p>-0.03</text:p>
          </table:table-cell>
          <table:table-cell/>
          <table:table-cell table:formula="of:=[.Q45]+[.I45]-[.I$164]" office:value-type="float" office:value="-1.29637799944197">
            <text:p>-1.30</text:p>
          </table:table-cell>
          <table:table-cell table:formula="of:=[.R45]+[.J45]-[.J$164]" office:value-type="float" office:value="1.51174756162655">
            <text:p>1.51</text:p>
          </table:table-cell>
          <table:table-cell table:formula="of:=[.S45]+[.K45]-[.K$164]" office:value-type="float" office:value="1.9643494031444">
            <text:p>1.96</text:p>
          </table:table-cell>
          <table:table-cell table:formula="of:=[.L46]" office:value-type="float" office:value="23.73">
            <text:p>23.73</text:p>
          </table:table-cell>
          <table:table-cell table:formula="of:=[.U45]+[.M45]-[.M$164]" office:value-type="float" office:value="-6.33379330842392">
            <text:p>-6.33</text:p>
          </table:table-cell>
          <table:table-cell table:formula="of:=[.V45]+[.N45]-[.N$164]" office:value-type="float" office:value="1.84112018087636">
            <text:p>1.84</text:p>
          </table:table-cell>
          <table:table-cell table:formula="of:=[.W45]+[.O45]-[.O$164]" office:value-type="float" office:value="0.131851101513976">
            <text:p>0.13</text:p>
          </table:table-cell>
          <table:table-cell/>
          <table:table-cell table:formula="of:=[.Y45]+[.Q46]+0.5*([.Q46]-[.Q45])" office:value-type="float" office:value="-69.9401375906809">
            <text:p>-69.9</text:p>
          </table:table-cell>
          <table:table-cell table:formula="of:=[.Z45]+[.R46]+0.5*([.R46]-[.R45])" office:value-type="float" office:value="66.7842320033482">
            <text:p>66.8</text:p>
          </table:table-cell>
          <table:table-cell table:formula="of:=[.AA45]+[.S46]+0.5*([.S46]-[.S45])" office:value-type="float" office:value="68.9877755301338">
            <text:p>69.0</text:p>
          </table:table-cell>
          <table:table-cell/>
          <table:table-cell table:formula="of:=[.AC45]+[.U46]+0.5*([.U46]-[.U45])" office:value-type="float" office:value="-133.483093261719">
            <text:p>-133.5</text:p>
          </table:table-cell>
          <table:table-cell table:formula="of:=[.AD45]+[.V46]+0.5*([.V46]-[.V45])" office:value-type="float" office:value="25.8714904785156">
            <text:p>25.9</text:p>
          </table:table-cell>
          <table:table-cell table:formula="of:=[.AE45]+[.W46]+0.5*([.W46]-[.W45])" office:value-type="float" office:value="-2.72505405970981">
            <text:p>-2.7</text:p>
          </table:table-cell>
        </table:table-row>
        <table:table-row table:style-name="ro1">
          <table:table-cell office:value-type="float" office:value="14796">
            <text:p>14796</text:p>
          </table:table-cell>
          <table:table-cell office:value-type="float" office:value="-5748">
            <text:p>-5748</text:p>
          </table:table-cell>
          <table:table-cell office:value-type="float" office:value="3600">
            <text:p>3600</text:p>
          </table:table-cell>
          <table:table-cell office:value-type="float" office:value="23.73">
            <text:p>23.73</text:p>
          </table:table-cell>
          <table:table-cell office:value-type="float" office:value="-1029">
            <text:p>-1029</text:p>
          </table:table-cell>
          <table:table-cell office:value-type="float" office:value="-5608">
            <text:p>-5608</text:p>
          </table:table-cell>
          <table:table-cell office:value-type="float" office:value="-3360">
            <text:p>-3360</text:p>
          </table:table-cell>
          <table:table-cell/>
          <table:table-cell table:formula="of:=[.A47]/16384" office:value-type="float" office:value="0.903076171875">
            <text:p>0.90</text:p>
          </table:table-cell>
          <table:table-cell table:formula="of:=[.B47]/16384" office:value-type="float" office:value="-0.350830078125">
            <text:p>-0.35</text:p>
          </table:table-cell>
          <table:table-cell table:formula="of:=[.C47]/16384" office:value-type="float" office:value="0.2197265625">
            <text:p>0.22</text:p>
          </table:table-cell>
          <table:table-cell table:formula="of:=[.D47]" office:value-type="float" office:value="23.73">
            <text:p>23.73</text:p>
          </table:table-cell>
          <table:table-cell table:formula="of:=[.E47]/16384" office:value-type="float" office:value="-0.06280517578125">
            <text:p>-0.06</text:p>
          </table:table-cell>
          <table:table-cell table:formula="of:=[.F47]/16384" office:value-type="float" office:value="-0.34228515625">
            <text:p>-0.34</text:p>
          </table:table-cell>
          <table:table-cell table:formula="of:=[.G47]/16384" office:value-type="float" office:value="-0.205078125">
            <text:p>-0.21</text:p>
          </table:table-cell>
          <table:table-cell/>
          <table:table-cell table:formula="of:=[.Q46]+[.I46]-[.I$164]" office:value-type="float" office:value="-1.48573521205357">
            <text:p>-1.49</text:p>
          </table:table-cell>
          <table:table-cell table:formula="of:=[.R46]+[.J46]-[.J$164]" office:value-type="float" office:value="1.00864652076863">
            <text:p>1.01</text:p>
          </table:table-cell>
          <table:table-cell table:formula="of:=[.S46]+[.K46]-[.K$164]" office:value-type="float" office:value="1.83983199788916">
            <text:p>1.84</text:p>
          </table:table-cell>
          <table:table-cell table:formula="of:=[.L47]" office:value-type="float" office:value="23.73">
            <text:p>23.73</text:p>
          </table:table-cell>
          <table:table-cell table:formula="of:=[.U46]+[.M46]-[.M$164]" office:value-type="float" office:value="-6.41085417374321">
            <text:p>-6.41</text:p>
          </table:table-cell>
          <table:table-cell table:formula="of:=[.V46]+[.N46]-[.N$164]" office:value-type="float" office:value="0.937619416610055">
            <text:p>0.94</text:p>
          </table:table-cell>
          <table:table-cell table:formula="of:=[.W46]+[.O46]-[.O$164]" office:value-type="float" office:value="0.0745227884802022">
            <text:p>0.07</text:p>
          </table:table-cell>
          <table:table-cell/>
          <table:table-cell table:formula="of:=[.Y46]+[.Q47]+0.5*([.Q47]-[.Q46])" office:value-type="float" office:value="-71.5205514090403">
            <text:p>-71.5</text:p>
          </table:table-cell>
          <table:table-cell table:formula="of:=[.Z46]+[.R47]+0.5*([.R47]-[.R46])" office:value-type="float" office:value="67.5413280036879">
            <text:p>67.5</text:p>
          </table:table-cell>
          <table:table-cell table:formula="of:=[.AA46]+[.S47]+0.5*([.S47]-[.S46])" office:value-type="float" office:value="70.7653488253954">
            <text:p>70.8</text:p>
          </table:table-cell>
          <table:table-cell/>
          <table:table-cell table:formula="of:=[.AC46]+[.U47]+0.5*([.U47]-[.U46])" office:value-type="float" office:value="-139.932477868122">
            <text:p>-139.9</text:p>
          </table:table-cell>
          <table:table-cell table:formula="of:=[.AD46]+[.V47]+0.5*([.V47]-[.V46])" office:value-type="float" office:value="26.3573595129925">
            <text:p>26.4</text:p>
          </table:table-cell>
          <table:table-cell table:formula="of:=[.AE46]+[.W47]+0.5*([.W47]-[.W46])" office:value-type="float" office:value="-2.6791954277465">
            <text:p>-2.7</text:p>
          </table:table-cell>
        </table:table-row>
        <table:table-row table:style-name="ro1">
          <table:table-cell office:value-type="float" office:value="13128">
            <text:p>13128</text:p>
          </table:table-cell>
          <table:table-cell office:value-type="float" office:value="10400">
            <text:p>10400</text:p>
          </table:table-cell>
          <table:table-cell office:value-type="float" office:value="-23388">
            <text:p>-23388</text:p>
          </table:table-cell>
          <table:table-cell office:value-type="float" office:value="23.73">
            <text:p>23.73</text:p>
          </table:table-cell>
          <table:table-cell office:value-type="float" office:value="28997">
            <text:p>28997</text:p>
          </table:table-cell>
          <table:table-cell office:value-type="float" office:value="-6599">
            <text:p>-6599</text:p>
          </table:table-cell>
          <table:table-cell office:value-type="float" office:value="-3562">
            <text:p>-3562</text:p>
          </table:table-cell>
          <table:table-cell/>
          <table:table-cell table:formula="of:=[.A48]/16384" office:value-type="float" office:value="0.80126953125">
            <text:p>0.80</text:p>
          </table:table-cell>
          <table:table-cell table:formula="of:=[.B48]/16384" office:value-type="float" office:value="0.634765625">
            <text:p>0.63</text:p>
          </table:table-cell>
          <table:table-cell table:formula="of:=[.C48]/16384" office:value-type="float" office:value="-1.427490234375">
            <text:p>-1.43</text:p>
          </table:table-cell>
          <table:table-cell table:formula="of:=[.D48]" office:value-type="float" office:value="23.73">
            <text:p>23.73</text:p>
          </table:table-cell>
          <table:table-cell table:formula="of:=[.E48]/16384" office:value-type="float" office:value="1.76983642578125">
            <text:p>1.77</text:p>
          </table:table-cell>
          <table:table-cell table:formula="of:=[.F48]/16384" office:value-type="float" office:value="-0.40277099609375">
            <text:p>-0.40</text:p>
          </table:table-cell>
          <table:table-cell table:formula="of:=[.G48]/16384" office:value-type="float" office:value="-0.2174072265625">
            <text:p>-0.22</text:p>
          </table:table-cell>
          <table:table-cell/>
          <table:table-cell table:formula="of:=[.Q47]+[.I47]-[.I$164]" office:value-type="float" office:value="-1.64335414341518">
            <text:p>-1.64</text:p>
          </table:table-cell>
          <table:table-cell table:formula="of:=[.R47]+[.J47]-[.J$164]" office:value-type="float" office:value="0.954031808035713">
            <text:p>0.95</text:p>
          </table:table-cell>
          <table:table-cell table:formula="of:=[.S47]+[.K47]-[.K$164]" office:value-type="float" office:value="1.92625209263392">
            <text:p>1.93</text:p>
          </table:table-cell>
          <table:table-cell table:formula="of:=[.L48]" office:value-type="float" office:value="23.73">
            <text:p>23.73</text:p>
          </table:table-cell>
          <table:table-cell table:formula="of:=[.U47]+[.M47]-[.M$164]" office:value-type="float" office:value="-6.60900878906251">
            <text:p>-6.61</text:p>
          </table:table-cell>
          <table:table-cell table:formula="of:=[.V47]+[.N47]-[.N$164]" office:value-type="float" office:value="0.62939453125">
            <text:p>0.63</text:p>
          </table:table-cell>
          <table:table-cell table:formula="of:=[.W47]+[.O47]-[.O$164]" office:value-type="float" office:value="-0.154985700334821">
            <text:p>-0.15</text:p>
          </table:table-cell>
          <table:table-cell/>
          <table:table-cell table:formula="of:=[.Y47]+[.Q48]+0.5*([.Q48]-[.Q47])" office:value-type="float" office:value="-73.2427150181363">
            <text:p>-73.2</text:p>
          </table:table-cell>
          <table:table-cell table:formula="of:=[.Z47]+[.R48]+0.5*([.R48]-[.R47])" office:value-type="float" office:value="68.4680524553571">
            <text:p>68.5</text:p>
          </table:table-cell>
          <table:table-cell table:formula="of:=[.AA47]+[.S48]+0.5*([.S48]-[.S47])" office:value-type="float" office:value="72.7348109654017">
            <text:p>72.7</text:p>
          </table:table-cell>
          <table:table-cell/>
          <table:table-cell table:formula="of:=[.AC47]+[.U48]+0.5*([.U48]-[.U47])" office:value-type="float" office:value="-146.640563964844">
            <text:p>-146.6</text:p>
          </table:table-cell>
          <table:table-cell table:formula="of:=[.AD47]+[.V48]+0.5*([.V48]-[.V47])" office:value-type="float" office:value="26.8326416015625">
            <text:p>26.8</text:p>
          </table:table-cell>
          <table:table-cell table:formula="of:=[.AE47]+[.W48]+0.5*([.W48]-[.W47])" office:value-type="float" office:value="-2.94893537248883">
            <text:p>-2.9</text:p>
          </table:table-cell>
        </table:table-row>
        <table:table-row table:style-name="ro1">
          <table:table-cell office:value-type="float" office:value="23240">
            <text:p>23240</text:p>
          </table:table-cell>
          <table:table-cell office:value-type="float" office:value="-4592">
            <text:p>-4592</text:p>
          </table:table-cell>
          <table:table-cell office:value-type="float" office:value="-1452">
            <text:p>-1452</text:p>
          </table:table-cell>
          <table:table-cell office:value-type="float" office:value="23.68">
            <text:p>23.68</text:p>
          </table:table-cell>
          <table:table-cell office:value-type="float" office:value="5371">
            <text:p>5371</text:p>
          </table:table-cell>
          <table:table-cell office:value-type="float" office:value="24110">
            <text:p>24110</text:p>
          </table:table-cell>
          <table:table-cell office:value-type="float" office:value="16382">
            <text:p>16382</text:p>
          </table:table-cell>
          <table:table-cell/>
          <table:table-cell table:formula="of:=[.A49]/16384" office:value-type="float" office:value="1.41845703125">
            <text:p>1.42</text:p>
          </table:table-cell>
          <table:table-cell table:formula="of:=[.B49]/16384" office:value-type="float" office:value="-0.2802734375">
            <text:p>-0.28</text:p>
          </table:table-cell>
          <table:table-cell table:formula="of:=[.C49]/16384" office:value-type="float" office:value="-0.088623046875">
            <text:p>-0.09</text:p>
          </table:table-cell>
          <table:table-cell table:formula="of:=[.D49]" office:value-type="float" office:value="23.68">
            <text:p>23.68</text:p>
          </table:table-cell>
          <table:table-cell table:formula="of:=[.E49]/16384" office:value-type="float" office:value="0.32781982421875">
            <text:p>0.33</text:p>
          </table:table-cell>
          <table:table-cell table:formula="of:=[.F49]/16384" office:value-type="float" office:value="1.4715576171875">
            <text:p>1.47</text:p>
          </table:table-cell>
          <table:table-cell table:formula="of:=[.G49]/16384" office:value-type="float" office:value="0.9998779296875">
            <text:p>1.00</text:p>
          </table:table-cell>
          <table:table-cell/>
          <table:table-cell table:formula="of:=[.Q48]+[.I48]-[.I$164]" office:value-type="float" office:value="-1.90277971540179">
            <text:p>-1.90</text:p>
          </table:table-cell>
          <table:table-cell table:formula="of:=[.R48]+[.J48]-[.J$164]" office:value-type="float" office:value="1.88501279842779">
            <text:p>1.89</text:p>
          </table:table-cell>
          <table:table-cell table:formula="of:=[.S48]+[.K48]-[.K$164]" office:value-type="float" office:value="0.365455390503683">
            <text:p>0.37</text:p>
          </table:table-cell>
          <table:table-cell table:formula="of:=[.L49]" office:value-type="float" office:value="23.68">
            <text:p>23.68</text:p>
          </table:table-cell>
          <table:table-cell table:formula="of:=[.U48]+[.M48]-[.M$164]" office:value-type="float" office:value="-4.9745218028193">
            <text:p>-4.97</text:p>
          </table:table-cell>
          <table:table-cell table:formula="of:=[.V48]+[.N48]-[.N$164]" office:value-type="float" office:value="0.260683806046196">
            <text:p>0.26</text:p>
          </table:table-cell>
          <table:table-cell table:formula="of:=[.W48]+[.O48]-[.O$164]" office:value-type="float" office:value="-0.396823290712344">
            <text:p>-0.40</text:p>
          </table:table-cell>
          <table:table-cell/>
          <table:table-cell table:formula="of:=[.Y48]+[.Q49]+0.5*([.Q49]-[.Q48])" office:value-type="float" office:value="-75.2752075195314">
            <text:p>-75.3</text:p>
          </table:table-cell>
          <table:table-cell table:formula="of:=[.Z48]+[.R49]+0.5*([.R49]-[.R48])" office:value-type="float" office:value="70.818555748981">
            <text:p>70.8</text:p>
          </table:table-cell>
          <table:table-cell table:formula="of:=[.AA48]+[.S49]+0.5*([.S49]-[.S48])" office:value-type="float" office:value="72.3198680048403">
            <text:p>72.3</text:p>
          </table:table-cell>
          <table:table-cell/>
          <table:table-cell table:formula="of:=[.AC48]+[.U49]+0.5*([.U49]-[.U48])" office:value-type="float" office:value="-150.797842274542">
            <text:p>-150.8</text:p>
          </table:table-cell>
          <table:table-cell table:formula="of:=[.AD48]+[.V49]+0.5*([.V49]-[.V48])" office:value-type="float" office:value="26.9089700450068">
            <text:p>26.9</text:p>
          </table:table-cell>
          <table:table-cell table:formula="of:=[.AE48]+[.W49]+0.5*([.W49]-[.W48])" office:value-type="float" office:value="-3.46667745838994">
            <text:p>-3.5</text:p>
          </table:table-cell>
        </table:table-row>
        <table:table-row table:style-name="ro1">
          <table:table-cell office:value-type="float" office:value="16316">
            <text:p>16316</text:p>
          </table:table-cell>
          <table:table-cell office:value-type="float" office:value="-5256">
            <text:p>-5256</text:p>
          </table:table-cell>
          <table:table-cell office:value-type="float" office:value="2500">
            <text:p>2500</text:p>
          </table:table-cell>
          <table:table-cell office:value-type="float" office:value="23.64">
            <text:p>23.64</text:p>
          </table:table-cell>
          <table:table-cell office:value-type="float" office:value="1041">
            <text:p>1041</text:p>
          </table:table-cell>
          <table:table-cell office:value-type="float" office:value="-4621">
            <text:p>-4621</text:p>
          </table:table-cell>
          <table:table-cell office:value-type="float" office:value="-538">
            <text:p>-538</text:p>
          </table:table-cell>
          <table:table-cell/>
          <table:table-cell table:formula="of:=[.A50]/16384" office:value-type="float" office:value="0.995849609375">
            <text:p>1.00</text:p>
          </table:table-cell>
          <table:table-cell table:formula="of:=[.B50]/16384" office:value-type="float" office:value="-0.32080078125">
            <text:p>-0.32</text:p>
          </table:table-cell>
          <table:table-cell table:formula="of:=[.C50]/16384" office:value-type="float" office:value="0.152587890625">
            <text:p>0.15</text:p>
          </table:table-cell>
          <table:table-cell table:formula="of:=[.D50]" office:value-type="float" office:value="23.64">
            <text:p>23.64</text:p>
          </table:table-cell>
          <table:table-cell table:formula="of:=[.E50]/16384" office:value-type="float" office:value="0.06353759765625">
            <text:p>0.06</text:p>
          </table:table-cell>
          <table:table-cell table:formula="of:=[.F50]/16384" office:value-type="float" office:value="-0.28204345703125">
            <text:p>-0.28</text:p>
          </table:table-cell>
          <table:table-cell table:formula="of:=[.G50]/16384" office:value-type="float" office:value="-0.0328369140625">
            <text:p>-0.03</text:p>
          </table:table-cell>
          <table:table-cell/>
          <table:table-cell table:formula="of:=[.Q49]+[.I49]-[.I$164]" office:value-type="float" office:value="-1.5450177873884">
            <text:p>-1.55</text:p>
          </table:table-cell>
          <table:table-cell table:formula="of:=[.R49]+[.J49]-[.J$164]" office:value-type="float" office:value="1.90095472631987">
            <text:p>1.90</text:p>
          </table:table-cell>
          <table:table-cell table:formula="of:=[.S49]+[.K49]-[.K$164]" office:value-type="float" office:value="0.143525875873442">
            <text:p>0.14</text:p>
          </table:table-cell>
          <table:table-cell table:formula="of:=[.L50]" office:value-type="float" office:value="23.64">
            <text:p>23.64</text:p>
          </table:table-cell>
          <table:table-cell table:formula="of:=[.U49]+[.M49]-[.M$164]" office:value-type="float" office:value="-4.78205141813859">
            <text:p>-4.78</text:p>
          </table:table-cell>
          <table:table-cell table:formula="of:=[.V49]+[.N49]-[.N$164]" office:value-type="float" office:value="1.76630169412364">
            <text:p>1.77</text:p>
          </table:table-cell>
          <table:table-cell table:formula="of:=[.W49]+[.O49]-[.O$164]" office:value-type="float" office:value="0.578624275160132">
            <text:p>0.58</text:p>
          </table:table-cell>
          <table:table-cell/>
          <table:table-cell table:formula="of:=[.Y49]+[.Q50]+0.5*([.Q50]-[.Q49])" office:value-type="float" office:value="-76.6413443429131">
            <text:p>-76.6</text:p>
          </table:table-cell>
          <table:table-cell table:formula="of:=[.Z49]+[.R50]+0.5*([.R50]-[.R49])" office:value-type="float" office:value="72.7274814392469">
            <text:p>72.7</text:p>
          </table:table-cell>
          <table:table-cell table:formula="of:=[.AA49]+[.S50]+0.5*([.S50]-[.S49])" office:value-type="float" office:value="72.3524291233986">
            <text:p>72.4</text:p>
          </table:table-cell>
          <table:table-cell/>
          <table:table-cell table:formula="of:=[.AC49]+[.U50]+0.5*([.U50]-[.U49])" office:value-type="float" office:value="-155.48365850034">
            <text:p>-155.5</text:p>
          </table:table-cell>
          <table:table-cell table:formula="of:=[.AD49]+[.V50]+0.5*([.V50]-[.V49])" office:value-type="float" office:value="29.4280806831692">
            <text:p>29.4</text:p>
          </table:table-cell>
          <table:table-cell table:formula="of:=[.AE49]+[.W50]+0.5*([.W50]-[.W49])" office:value-type="float" office:value="-2.40032940029357">
            <text:p>-2.4</text:p>
          </table:table-cell>
        </table:table-row>
        <table:table-row table:style-name="ro1">
          <table:table-cell office:value-type="float" office:value="17312">
            <text:p>17312</text:p>
          </table:table-cell>
          <table:table-cell office:value-type="float" office:value="-4132">
            <text:p>-4132</text:p>
          </table:table-cell>
          <table:table-cell office:value-type="float" office:value="3272">
            <text:p>3272</text:p>
          </table:table-cell>
          <table:table-cell office:value-type="float" office:value="23.59">
            <text:p>23.59</text:p>
          </table:table-cell>
          <table:table-cell office:value-type="float" office:value="-3643">
            <text:p>-3643</text:p>
          </table:table-cell>
          <table:table-cell office:value-type="float" office:value="-12794">
            <text:p>-12794</text:p>
          </table:table-cell>
          <table:table-cell office:value-type="float" office:value="-6241">
            <text:p>-6241</text:p>
          </table:table-cell>
          <table:table-cell/>
          <table:table-cell table:formula="of:=[.A51]/16384" office:value-type="float" office:value="1.056640625">
            <text:p>1.06</text:p>
          </table:table-cell>
          <table:table-cell table:formula="of:=[.B51]/16384" office:value-type="float" office:value="-0.252197265625">
            <text:p>-0.25</text:p>
          </table:table-cell>
          <table:table-cell table:formula="of:=[.C51]/16384" office:value-type="float" office:value="0.19970703125">
            <text:p>0.20</text:p>
          </table:table-cell>
          <table:table-cell table:formula="of:=[.D51]" office:value-type="float" office:value="23.59">
            <text:p>23.59</text:p>
          </table:table-cell>
          <table:table-cell table:formula="of:=[.E51]/16384" office:value-type="float" office:value="-0.22235107421875">
            <text:p>-0.22</text:p>
          </table:table-cell>
          <table:table-cell table:formula="of:=[.F51]/16384" office:value-type="float" office:value="-0.7808837890625">
            <text:p>-0.78</text:p>
          </table:table-cell>
          <table:table-cell table:formula="of:=[.G51]/16384" office:value-type="float" office:value="-0.38092041015625">
            <text:p>-0.38</text:p>
          </table:table-cell>
          <table:table-cell/>
          <table:table-cell table:formula="of:=[.Q50]+[.I50]-[.I$164]" office:value-type="float" office:value="-1.60986328125">
            <text:p>-1.61</text:p>
          </table:table-cell>
          <table:table-cell table:formula="of:=[.R50]+[.J50]-[.J$164]" office:value-type="float" office:value="1.87636931046196">
            <text:p>1.88</text:p>
          </table:table-cell>
          <table:table-cell table:formula="of:=[.S50]+[.K50]-[.K$164]" office:value-type="float" office:value="0.162807298743201">
            <text:p>0.16</text:p>
          </table:table-cell>
          <table:table-cell table:formula="of:=[.L51]" office:value-type="float" office:value="23.59">
            <text:p>23.59</text:p>
          </table:table-cell>
          <table:table-cell table:formula="of:=[.U50]+[.M50]-[.M$164]" office:value-type="float" office:value="-4.85386326002039">
            <text:p>-4.85</text:p>
          </table:table-cell>
          <table:table-cell table:formula="of:=[.V50]+[.N50]-[.N$164]" office:value-type="float" office:value="1.51831850798234">
            <text:p>1.52</text:p>
          </table:table-cell>
          <table:table-cell table:formula="of:=[.W50]+[.O50]-[.O$164]" office:value-type="float" office:value="0.521356997282609">
            <text:p>0.52</text:p>
          </table:table-cell>
          <table:table-cell/>
          <table:table-cell table:formula="of:=[.Y50]+[.Q51]+0.5*([.Q51]-[.Q50])" office:value-type="float" office:value="-78.2836303710939">
            <text:p>-78.3</text:p>
          </table:table-cell>
          <table:table-cell table:formula="of:=[.Z50]+[.R51]+0.5*([.R51]-[.R50])" office:value-type="float" office:value="74.5915580417799">
            <text:p>74.6</text:p>
          </table:table-cell>
          <table:table-cell table:formula="of:=[.AA50]+[.S51]+0.5*([.S51]-[.S50])" office:value-type="float" office:value="72.5248771335767">
            <text:p>72.5</text:p>
          </table:table-cell>
          <table:table-cell/>
          <table:table-cell table:formula="of:=[.AC50]+[.U51]+0.5*([.U51]-[.U50])" office:value-type="float" office:value="-160.373427681301">
            <text:p>-160.4</text:p>
          </table:table-cell>
          <table:table-cell table:formula="of:=[.AD50]+[.V51]+0.5*([.V51]-[.V50])" office:value-type="float" office:value="30.8224075980808">
            <text:p>30.8</text:p>
          </table:table-cell>
          <table:table-cell table:formula="of:=[.AE50]+[.W51]+0.5*([.W51]-[.W50])" office:value-type="float" office:value="-1.90760604194972">
            <text:p>-1.9</text:p>
          </table:table-cell>
        </table:table-row>
        <table:table-row table:style-name="ro1">
          <table:table-cell office:value-type="float" office:value="12008">
            <text:p>12008</text:p>
          </table:table-cell>
          <table:table-cell office:value-type="float" office:value="-4172">
            <text:p>-4172</text:p>
          </table:table-cell>
          <table:table-cell office:value-type="float" office:value="-4204">
            <text:p>-4204</text:p>
          </table:table-cell>
          <table:table-cell office:value-type="float" office:value="23.73">
            <text:p>23.73</text:p>
          </table:table-cell>
          <table:table-cell office:value-type="float" office:value="15309">
            <text:p>15309</text:p>
          </table:table-cell>
          <table:table-cell office:value-type="float" office:value="19959">
            <text:p>19959</text:p>
          </table:table-cell>
          <table:table-cell office:value-type="float" office:value="10415">
            <text:p>10415</text:p>
          </table:table-cell>
          <table:table-cell/>
          <table:table-cell table:formula="of:=[.A52]/16384" office:value-type="float" office:value="0.73291015625">
            <text:p>0.73</text:p>
          </table:table-cell>
          <table:table-cell table:formula="of:=[.B52]/16384" office:value-type="float" office:value="-0.254638671875">
            <text:p>-0.25</text:p>
          </table:table-cell>
          <table:table-cell table:formula="of:=[.C52]/16384" office:value-type="float" office:value="-0.256591796875">
            <text:p>-0.26</text:p>
          </table:table-cell>
          <table:table-cell table:formula="of:=[.D52]" office:value-type="float" office:value="23.73">
            <text:p>23.73</text:p>
          </table:table-cell>
          <table:table-cell table:formula="of:=[.E52]/16384" office:value-type="float" office:value="0.93438720703125">
            <text:p>0.93</text:p>
          </table:table-cell>
          <table:table-cell table:formula="of:=[.F52]/16384" office:value-type="float" office:value="1.21820068359375">
            <text:p>1.22</text:p>
          </table:table-cell>
          <table:table-cell table:formula="of:=[.G52]/16384" office:value-type="float" office:value="0.63568115234375">
            <text:p>0.64</text:p>
          </table:table-cell>
          <table:table-cell/>
          <table:table-cell table:formula="of:=[.Q51]+[.I51]-[.I$164]" office:value-type="float" office:value="-1.61391775948661">
            <text:p>-1.61</text:p>
          </table:table-cell>
          <table:table-cell table:formula="of:=[.R51]+[.J51]-[.J$164]" office:value-type="float" office:value="1.92038741022904">
            <text:p>1.92</text:p>
          </table:table-cell>
          <table:table-cell table:formula="of:=[.S51]+[.K51]-[.K$164]" office:value-type="float" office:value="0.229207862237961">
            <text:p>0.23</text:p>
          </table:table-cell>
          <table:table-cell table:formula="of:=[.L52]" office:value-type="float" office:value="23.73">
            <text:p>23.73</text:p>
          </table:table-cell>
          <table:table-cell table:formula="of:=[.U51]+[.M51]-[.M$164]" office:value-type="float" office:value="-5.21156377377718">
            <text:p>-5.21</text:p>
          </table:table-cell>
          <table:table-cell table:formula="of:=[.V51]+[.N51]-[.N$164]" office:value-type="float" office:value="0.771494989809783">
            <text:p>0.77</text:p>
          </table:table-cell>
          <table:table-cell table:formula="of:=[.W51]+[.O51]-[.O$164]" office:value-type="float" office:value="0.116006223311336">
            <text:p>0.12</text:p>
          </table:table-cell>
          <table:table-cell/>
          <table:table-cell table:formula="of:=[.Y51]+[.Q52]+0.5*([.Q52]-[.Q51])" office:value-type="float" office:value="-79.8995753696988">
            <text:p>-79.9</text:p>
          </table:table-cell>
          <table:table-cell table:formula="of:=[.Z51]+[.R52]+0.5*([.R52]-[.R51])" office:value-type="float" office:value="76.5339545018925">
            <text:p>76.5</text:p>
          </table:table-cell>
          <table:table-cell table:formula="of:=[.AA51]+[.S52]+0.5*([.S52]-[.S51])" office:value-type="float" office:value="72.787285277562">
            <text:p>72.8</text:p>
          </table:table-cell>
          <table:table-cell/>
          <table:table-cell table:formula="of:=[.AC51]+[.U52]+0.5*([.U52]-[.U51])" office:value-type="float" office:value="-165.763841711957">
            <text:p>-165.8</text:p>
          </table:table-cell>
          <table:table-cell table:formula="of:=[.AD51]+[.V52]+0.5*([.V52]-[.V51])" office:value-type="float" office:value="31.2204908288043">
            <text:p>31.2</text:p>
          </table:table-cell>
          <table:table-cell table:formula="of:=[.AE51]+[.W52]+0.5*([.W52]-[.W51])" office:value-type="float" office:value="-1.99427520562402">
            <text:p>-2.0</text:p>
          </table:table-cell>
        </table:table-row>
        <table:table-row table:style-name="ro1">
          <table:table-cell office:value-type="float" office:value="29596">
            <text:p>29596</text:p>
          </table:table-cell>
          <table:table-cell office:value-type="float" office:value="8384">
            <text:p>8384</text:p>
          </table:table-cell>
          <table:table-cell office:value-type="float" office:value="5452">
            <text:p>5452</text:p>
          </table:table-cell>
          <table:table-cell office:value-type="float" office:value="23.64">
            <text:p>23.64</text:p>
          </table:table-cell>
          <table:table-cell office:value-type="float" office:value="11222">
            <text:p>11222</text:p>
          </table:table-cell>
          <table:table-cell office:value-type="float" office:value="-16963">
            <text:p>-16963</text:p>
          </table:table-cell>
          <table:table-cell office:value-type="float" office:value="-2498">
            <text:p>-2498</text:p>
          </table:table-cell>
          <table:table-cell/>
          <table:table-cell table:formula="of:=[.A53]/16384" office:value-type="float" office:value="1.806396484375">
            <text:p>1.81</text:p>
          </table:table-cell>
          <table:table-cell table:formula="of:=[.B53]/16384" office:value-type="float" office:value="0.51171875">
            <text:p>0.51</text:p>
          </table:table-cell>
          <table:table-cell table:formula="of:=[.C53]/16384" office:value-type="float" office:value="0.332763671875">
            <text:p>0.33</text:p>
          </table:table-cell>
          <table:table-cell table:formula="of:=[.D53]" office:value-type="float" office:value="23.64">
            <text:p>23.64</text:p>
          </table:table-cell>
          <table:table-cell table:formula="of:=[.E53]/16384" office:value-type="float" office:value="0.6849365234375">
            <text:p>0.68</text:p>
          </table:table-cell>
          <table:table-cell table:formula="of:=[.F53]/16384" office:value-type="float" office:value="-1.03533935546875">
            <text:p>-1.04</text:p>
          </table:table-cell>
          <table:table-cell table:formula="of:=[.G53]/16384" office:value-type="float" office:value="-0.1524658203125">
            <text:p>-0.15</text:p>
          </table:table-cell>
          <table:table-cell/>
          <table:table-cell table:formula="of:=[.Q52]+[.I52]-[.I$164]" office:value-type="float" office:value="-1.94170270647322">
            <text:p>-1.94</text:p>
          </table:table-cell>
          <table:table-cell table:formula="of:=[.R52]+[.J52]-[.J$164]" office:value-type="float" office:value="1.96196410374612">
            <text:p>1.96</text:p>
          </table:table-cell>
          <table:table-cell table:formula="of:=[.S52]+[.K52]-[.K$164]" office:value-type="float" office:value="-0.16069040239228">
            <text:p>-0.16</text:p>
          </table:table-cell>
          <table:table-cell table:formula="of:=[.L53]" office:value-type="float" office:value="23.64">
            <text:p>23.64</text:p>
          </table:table-cell>
          <table:table-cell table:formula="of:=[.U52]+[.M52]-[.M$164]" office:value-type="float" office:value="-4.41252600628398">
            <text:p>-4.41</text:p>
          </table:table-cell>
          <table:table-cell table:formula="of:=[.V52]+[.N52]-[.N$164]" office:value-type="float" office:value="2.02375594429348">
            <text:p>2.02</text:p>
          </table:table-cell>
          <table:table-cell table:formula="of:=[.W52]+[.O52]-[.O$164]" office:value-type="float" office:value="0.727257011840063">
            <text:p>0.73</text:p>
          </table:table-cell>
          <table:table-cell/>
          <table:table-cell table:formula="of:=[.Y52]+[.Q53]+0.5*([.Q53]-[.Q52])" office:value-type="float" office:value="-82.0051705496653">
            <text:p>-82.0</text:p>
          </table:table-cell>
          <table:table-cell table:formula="of:=[.Z52]+[.R53]+0.5*([.R53]-[.R52])" office:value-type="float" office:value="78.5167069523971">
            <text:p>78.5</text:p>
          </table:table-cell>
          <table:table-cell table:formula="of:=[.AA52]+[.S53]+0.5*([.S53]-[.S52])" office:value-type="float" office:value="72.4316457428546">
            <text:p>72.4</text:p>
          </table:table-cell>
          <table:table-cell/>
          <table:table-cell table:formula="of:=[.AC52]+[.U53]+0.5*([.U53]-[.U52])" office:value-type="float" office:value="-169.776848834494">
            <text:p>-169.8</text:p>
          </table:table-cell>
          <table:table-cell table:formula="of:=[.AD52]+[.V53]+0.5*([.V53]-[.V52])" office:value-type="float" office:value="33.8703772503397">
            <text:p>33.9</text:p>
          </table:table-cell>
          <table:table-cell table:formula="of:=[.AE52]+[.W53]+0.5*([.W53]-[.W52])" office:value-type="float" office:value="-0.961392799519592">
            <text:p>-1.0</text:p>
          </table:table-cell>
        </table:table-row>
        <table:table-row table:style-name="ro1">
          <table:table-cell office:value-type="float" office:value="15504">
            <text:p>15504</text:p>
          </table:table-cell>
          <table:table-cell office:value-type="float" office:value="-5616">
            <text:p>-5616</text:p>
          </table:table-cell>
          <table:table-cell office:value-type="float" office:value="2060">
            <text:p>2060</text:p>
          </table:table-cell>
          <table:table-cell office:value-type="float" office:value="23.64">
            <text:p>23.64</text:p>
          </table:table-cell>
          <table:table-cell office:value-type="float" office:value="-992">
            <text:p>-992</text:p>
          </table:table-cell>
          <table:table-cell office:value-type="float" office:value="-3528">
            <text:p>-3528</text:p>
          </table:table-cell>
          <table:table-cell office:value-type="float" office:value="-1129">
            <text:p>-1129</text:p>
          </table:table-cell>
          <table:table-cell/>
          <table:table-cell table:formula="of:=[.A54]/16384" office:value-type="float" office:value="0.9462890625">
            <text:p>0.95</text:p>
          </table:table-cell>
          <table:table-cell table:formula="of:=[.B54]/16384" office:value-type="float" office:value="-0.3427734375">
            <text:p>-0.34</text:p>
          </table:table-cell>
          <table:table-cell table:formula="of:=[.C54]/16384" office:value-type="float" office:value="0.125732421875">
            <text:p>0.13</text:p>
          </table:table-cell>
          <table:table-cell table:formula="of:=[.D54]" office:value-type="float" office:value="23.64">
            <text:p>23.64</text:p>
          </table:table-cell>
          <table:table-cell table:formula="of:=[.E54]/16384" office:value-type="float" office:value="-0.060546875">
            <text:p>-0.06</text:p>
          </table:table-cell>
          <table:table-cell table:formula="of:=[.F54]/16384" office:value-type="float" office:value="-0.21533203125">
            <text:p>-0.22</text:p>
          </table:table-cell>
          <table:table-cell table:formula="of:=[.G54]/16384" office:value-type="float" office:value="-0.06890869140625">
            <text:p>-0.07</text:p>
          </table:table-cell>
          <table:table-cell/>
          <table:table-cell table:formula="of:=[.Q53]+[.I53]-[.I$164]" office:value-type="float" office:value="-1.19600132533482">
            <text:p>-1.20</text:p>
          </table:table-cell>
          <table:table-cell table:formula="of:=[.R53]+[.J53]-[.J$164]" office:value-type="float" office:value="2.7698982191382">
            <text:p>2.77</text:p>
          </table:table-cell>
          <table:table-cell table:formula="of:=[.S53]+[.K53]-[.K$164]" office:value-type="float" office:value="0.0387668017274791">
            <text:p>0.04</text:p>
          </table:table-cell>
          <table:table-cell table:formula="of:=[.L54]" office:value-type="float" office:value="23.64">
            <text:p>23.64</text:p>
          </table:table-cell>
          <table:table-cell table:formula="of:=[.U53]+[.M53]-[.M$164]" office:value-type="float" office:value="-3.86293892238452">
            <text:p>-3.86</text:p>
          </table:table-cell>
          <table:table-cell table:formula="of:=[.V53]+[.N53]-[.N$164]" office:value-type="float" office:value="1.02247685971467">
            <text:p>1.02</text:p>
          </table:table-cell>
          <table:table-cell table:formula="of:=[.W53]+[.O53]-[.O$164]" office:value-type="float" office:value="0.550360827712539">
            <text:p>0.55</text:p>
          </table:table-cell>
          <table:table-cell/>
          <table:table-cell table:formula="of:=[.Y53]+[.Q54]+0.5*([.Q54]-[.Q53])" office:value-type="float" office:value="-82.8283211844309">
            <text:p>-82.8</text:p>
          </table:table-cell>
          <table:table-cell table:formula="of:=[.Z53]+[.R54]+0.5*([.R54]-[.R53])" office:value-type="float" office:value="81.6905722292313">
            <text:p>81.7</text:p>
          </table:table-cell>
          <table:table-cell table:formula="of:=[.AA53]+[.S54]+0.5*([.S54]-[.S53])" office:value-type="float" office:value="72.570141146642">
            <text:p>72.6</text:p>
          </table:table-cell>
          <table:table-cell/>
          <table:table-cell table:formula="of:=[.AC53]+[.U54]+0.5*([.U54]-[.U53])" office:value-type="float" office:value="-173.364994214929">
            <text:p>-173.4</text:p>
          </table:table-cell>
          <table:table-cell table:formula="of:=[.AD53]+[.V54]+0.5*([.V54]-[.V53])" office:value-type="float" office:value="34.392214567765">
            <text:p>34.4</text:p>
          </table:table-cell>
          <table:table-cell table:formula="of:=[.AE53]+[.W54]+0.5*([.W54]-[.W53])" office:value-type="float" office:value="-0.499480063870815">
            <text:p>-0.5</text:p>
          </table:table-cell>
        </table:table-row>
        <table:table-row table:style-name="ro1">
          <table:table-cell office:value-type="float" office:value="20428">
            <text:p>20428</text:p>
          </table:table-cell>
          <table:table-cell office:value-type="float" office:value="-13604">
            <text:p>-13604</text:p>
          </table:table-cell>
          <table:table-cell office:value-type="float" office:value="2660">
            <text:p>2660</text:p>
          </table:table-cell>
          <table:table-cell office:value-type="float" office:value="23.64">
            <text:p>23.64</text:p>
          </table:table-cell>
          <table:table-cell office:value-type="float" office:value="-27995">
            <text:p>-27995</text:p>
          </table:table-cell>
          <table:table-cell office:value-type="float" office:value="-9686">
            <text:p>-9686</text:p>
          </table:table-cell>
          <table:table-cell office:value-type="float" office:value="-15750">
            <text:p>-15750</text:p>
          </table:table-cell>
          <table:table-cell/>
          <table:table-cell table:formula="of:=[.A55]/16384" office:value-type="float" office:value="1.246826171875">
            <text:p>1.25</text:p>
          </table:table-cell>
          <table:table-cell table:formula="of:=[.B55]/16384" office:value-type="float" office:value="-0.830322265625">
            <text:p>-0.83</text:p>
          </table:table-cell>
          <table:table-cell table:formula="of:=[.C55]/16384" office:value-type="float" office:value="0.162353515625">
            <text:p>0.16</text:p>
          </table:table-cell>
          <table:table-cell table:formula="of:=[.D55]" office:value-type="float" office:value="23.64">
            <text:p>23.64</text:p>
          </table:table-cell>
          <table:table-cell table:formula="of:=[.E55]/16384" office:value-type="float" office:value="-1.70867919921875">
            <text:p>-1.71</text:p>
          </table:table-cell>
          <table:table-cell table:formula="of:=[.F55]/16384" office:value-type="float" office:value="-0.5911865234375">
            <text:p>-0.59</text:p>
          </table:table-cell>
          <table:table-cell table:formula="of:=[.G55]/16384" office:value-type="float" office:value="-0.9613037109375">
            <text:p>-0.96</text:p>
          </table:table-cell>
          <table:table-cell/>
          <table:table-cell table:formula="of:=[.Q54]+[.I54]-[.I$164]" office:value-type="float" office:value="-1.31040736607143">
            <text:p>-1.31</text:p>
          </table:table-cell>
          <table:table-cell table:formula="of:=[.R54]+[.J54]-[.J$164]" office:value-type="float" office:value="2.72334014703028">
            <text:p>2.72</text:p>
          </table:table-cell>
          <table:table-cell table:formula="of:=[.S54]+[.K54]-[.K$164]" office:value-type="float" office:value="0.0311927558472385">
            <text:p>0.03</text:p>
          </table:table-cell>
          <table:table-cell table:formula="of:=[.L55]" office:value-type="float" office:value="23.64">
            <text:p>23.64</text:p>
          </table:table-cell>
          <table:table-cell table:formula="of:=[.U54]+[.M54]-[.M$164]" office:value-type="float" office:value="-4.05883523692256">
            <text:p>-4.06</text:p>
          </table:table-cell>
          <table:table-cell table:formula="of:=[.V54]+[.N54]-[.N$164]" office:value-type="float" office:value="0.84120509935462">
            <text:p>0.84</text:p>
          </table:table-cell>
          <table:table-cell table:formula="of:=[.W54]+[.O54]-[.O$164]" office:value-type="float" office:value="0.457021772491266">
            <text:p>0.46</text:p>
          </table:table-cell>
          <table:table-cell/>
          <table:table-cell table:formula="of:=[.Y54]+[.Q55]+0.5*([.Q55]-[.Q54])" office:value-type="float" office:value="-84.1959315708707">
            <text:p>-84.2</text:p>
          </table:table-cell>
          <table:table-cell table:formula="of:=[.Z54]+[.R55]+0.5*([.R55]-[.R54])" office:value-type="float" office:value="84.3906333402076">
            <text:p>84.4</text:p>
          </table:table-cell>
          <table:table-cell table:formula="of:=[.AA54]+[.S55]+0.5*([.S55]-[.S54])" office:value-type="float" office:value="72.5975468795491">
            <text:p>72.6</text:p>
          </table:table-cell>
          <table:table-cell/>
          <table:table-cell table:formula="of:=[.AC54]+[.U55]+0.5*([.U55]-[.U54])" office:value-type="float" office:value="-177.52177760912">
            <text:p>-177.5</text:p>
          </table:table-cell>
          <table:table-cell table:formula="of:=[.AD54]+[.V55]+0.5*([.V55]-[.V54])" office:value-type="float" office:value="35.1427837869395">
            <text:p>35.1</text:p>
          </table:table-cell>
          <table:table-cell table:formula="of:=[.AE54]+[.W55]+0.5*([.W55]-[.W54])" office:value-type="float" office:value="-0.0891278189901856">
            <text:p>-0.1</text:p>
          </table:table-cell>
        </table:table-row>
        <table:table-row table:style-name="ro1">
          <table:table-cell office:value-type="float" office:value="24920">
            <text:p>24920</text:p>
          </table:table-cell>
          <table:table-cell office:value-type="float" office:value="-3940">
            <text:p>-3940</text:p>
          </table:table-cell>
          <table:table-cell office:value-type="float" office:value="-2188">
            <text:p>-2188</text:p>
          </table:table-cell>
          <table:table-cell office:value-type="float" office:value="23.59">
            <text:p>23.59</text:p>
          </table:table-cell>
          <table:table-cell office:value-type="float" office:value="41">
            <text:p>41</text:p>
          </table:table-cell>
          <table:table-cell office:value-type="float" office:value="31322">
            <text:p>31322</text:p>
          </table:table-cell>
          <table:table-cell office:value-type="float" office:value="14588">
            <text:p>14588</text:p>
          </table:table-cell>
          <table:table-cell/>
          <table:table-cell table:formula="of:=[.A56]/16384" office:value-type="float" office:value="1.52099609375">
            <text:p>1.52</text:p>
          </table:table-cell>
          <table:table-cell table:formula="of:=[.B56]/16384" office:value-type="float" office:value="-0.240478515625">
            <text:p>-0.24</text:p>
          </table:table-cell>
          <table:table-cell table:formula="of:=[.C56]/16384" office:value-type="float" office:value="-0.133544921875">
            <text:p>-0.13</text:p>
          </table:table-cell>
          <table:table-cell table:formula="of:=[.D56]" office:value-type="float" office:value="23.59">
            <text:p>23.59</text:p>
          </table:table-cell>
          <table:table-cell table:formula="of:=[.E56]/16384" office:value-type="float" office:value="0.00250244140625">
            <text:p>0.00</text:p>
          </table:table-cell>
          <table:table-cell table:formula="of:=[.F56]/16384" office:value-type="float" office:value="1.9117431640625">
            <text:p>1.91</text:p>
          </table:table-cell>
          <table:table-cell table:formula="of:=[.G56]/16384" office:value-type="float" office:value="0.890380859375">
            <text:p>0.89</text:p>
          </table:table-cell>
          <table:table-cell/>
          <table:table-cell table:formula="of:=[.Q55]+[.I55]-[.I$164]" office:value-type="float" office:value="-1.12427629743304">
            <text:p>-1.12</text:p>
          </table:table-cell>
          <table:table-cell table:formula="of:=[.R55]+[.J55]-[.J$164]" office:value-type="float" office:value="2.18923324679736">
            <text:p>2.19</text:p>
          </table:table-cell>
          <table:table-cell table:formula="of:=[.S55]+[.K55]-[.K$164]" office:value-type="float" office:value="0.0602398037169978">
            <text:p>0.06</text:p>
          </table:table-cell>
          <table:table-cell table:formula="of:=[.L56]" office:value-type="float" office:value="23.59">
            <text:p>23.59</text:p>
          </table:table-cell>
          <table:table-cell table:formula="of:=[.U55]+[.M55]-[.M$164]" office:value-type="float" office:value="-5.90286387567936">
            <text:p>-5.90</text:p>
          </table:table-cell>
          <table:table-cell table:formula="of:=[.V55]+[.N55]-[.N$164]" office:value-type="float" office:value="0.284078846807065">
            <text:p>0.28</text:p>
          </table:table-cell>
          <table:table-cell table:formula="of:=[.W55]+[.O55]-[.O$164]" office:value-type="float" office:value="-0.528712302261257">
            <text:p>-0.53</text:p>
          </table:table-cell>
          <table:table-cell/>
          <table:table-cell table:formula="of:=[.Y55]+[.Q56]+0.5*([.Q56]-[.Q55])" office:value-type="float" office:value="-85.2271423339845">
            <text:p>-85.2</text:p>
          </table:table-cell>
          <table:table-cell table:formula="of:=[.Z55]+[.R56]+0.5*([.R56]-[.R55])" office:value-type="float" office:value="86.3128131368885">
            <text:p>86.3</text:p>
          </table:table-cell>
          <table:table-cell table:formula="of:=[.AA55]+[.S56]+0.5*([.S56]-[.S55])" office:value-type="float" office:value="72.672310207201">
            <text:p>72.7</text:p>
          </table:table-cell>
          <table:table-cell/>
          <table:table-cell table:formula="of:=[.AC55]+[.U56]+0.5*([.U56]-[.U55])" office:value-type="float" office:value="-184.346655804178">
            <text:p>-184.3</text:p>
          </table:table-cell>
          <table:table-cell table:formula="of:=[.AD55]+[.V56]+0.5*([.V56]-[.V55])" office:value-type="float" office:value="35.1482995074728">
            <text:p>35.1</text:p>
          </table:table-cell>
          <table:table-cell table:formula="of:=[.AE55]+[.W56]+0.5*([.W56]-[.W55])" office:value-type="float" office:value="-1.1107071586277">
            <text:p>-1.1</text:p>
          </table:table-cell>
        </table:table-row>
        <table:table-row table:style-name="ro1">
          <table:table-cell office:value-type="float" office:value="15740">
            <text:p>15740</text:p>
          </table:table-cell>
          <table:table-cell office:value-type="float" office:value="-6668">
            <text:p>-6668</text:p>
          </table:table-cell>
          <table:table-cell office:value-type="float" office:value="3140">
            <text:p>3140</text:p>
          </table:table-cell>
          <table:table-cell office:value-type="float" office:value="23.59">
            <text:p>23.59</text:p>
          </table:table-cell>
          <table:table-cell office:value-type="float" office:value="41">
            <text:p>41</text:p>
          </table:table-cell>
          <table:table-cell office:value-type="float" office:value="-4427">
            <text:p>-4427</text:p>
          </table:table-cell>
          <table:table-cell office:value-type="float" office:value="-1373">
            <text:p>-1373</text:p>
          </table:table-cell>
          <table:table-cell/>
          <table:table-cell table:formula="of:=[.A57]/16384" office:value-type="float" office:value="0.960693359375">
            <text:p>0.96</text:p>
          </table:table-cell>
          <table:table-cell table:formula="of:=[.B57]/16384" office:value-type="float" office:value="-0.406982421875">
            <text:p>-0.41</text:p>
          </table:table-cell>
          <table:table-cell table:formula="of:=[.C57]/16384" office:value-type="float" office:value="0.191650390625">
            <text:p>0.19</text:p>
          </table:table-cell>
          <table:table-cell table:formula="of:=[.D57]" office:value-type="float" office:value="23.59">
            <text:p>23.59</text:p>
          </table:table-cell>
          <table:table-cell table:formula="of:=[.E57]/16384" office:value-type="float" office:value="0.00250244140625">
            <text:p>0.00</text:p>
          </table:table-cell>
          <table:table-cell table:formula="of:=[.F57]/16384" office:value-type="float" office:value="-0.27020263671875">
            <text:p>-0.27</text:p>
          </table:table-cell>
          <table:table-cell table:formula="of:=[.G57]/16384" office:value-type="float" office:value="-0.08380126953125">
            <text:p>-0.08</text:p>
          </table:table-cell>
          <table:table-cell/>
          <table:table-cell table:formula="of:=[.Q56]+[.I56]-[.I$164]" office:value-type="float" office:value="-0.663975306919646">
            <text:p>-0.66</text:p>
          </table:table-cell>
          <table:table-cell table:formula="of:=[.R56]+[.J56]-[.J$164]" office:value-type="float" office:value="2.24497009656444">
            <text:p>2.24</text:p>
          </table:table-cell>
          <table:table-cell table:formula="of:=[.S56]+[.K56]-[.K$164]" office:value-type="float" office:value="-0.206611585913243">
            <text:p>-0.21</text:p>
          </table:table-cell>
          <table:table-cell table:formula="of:=[.L57]" office:value-type="float" office:value="23.59">
            <text:p>23.59</text:p>
          </table:table-cell>
          <table:table-cell table:formula="of:=[.U56]+[.M56]-[.M$164]" office:value-type="float" office:value="-6.03571087381115">
            <text:p>-6.04</text:p>
          </table:table-cell>
          <table:table-cell table:formula="of:=[.V56]+[.N56]-[.N$164]" office:value-type="float" office:value="2.22988228175951">
            <text:p>2.23</text:p>
          </table:table-cell>
          <table:table-cell table:formula="of:=[.W56]+[.O56]-[.O$164]" office:value-type="float" office:value="0.337238193298719">
            <text:p>0.34</text:p>
          </table:table-cell>
          <table:table-cell/>
          <table:table-cell table:formula="of:=[.Y56]+[.Q57]+0.5*([.Q57]-[.Q56])" office:value-type="float" office:value="-85.6609671456475">
            <text:p>-85.7</text:p>
          </table:table-cell>
          <table:table-cell table:formula="of:=[.Z56]+[.R57]+0.5*([.R57]-[.R56])" office:value-type="float" office:value="88.5856516583365">
            <text:p>88.6</text:p>
          </table:table-cell>
          <table:table-cell table:formula="of:=[.AA56]+[.S57]+0.5*([.S57]-[.S56])" office:value-type="float" office:value="72.3322729264726">
            <text:p>72.3</text:p>
          </table:table-cell>
          <table:table-cell/>
          <table:table-cell table:formula="of:=[.AC56]+[.U57]+0.5*([.U57]-[.U56])" office:value-type="float" office:value="-190.448790177055">
            <text:p>-190.4</text:p>
          </table:table-cell>
          <table:table-cell table:formula="of:=[.AD56]+[.V57]+0.5*([.V57]-[.V56])" office:value-type="float" office:value="38.3510835067086">
            <text:p>38.4</text:p>
          </table:table-cell>
          <table:table-cell table:formula="of:=[.AE56]+[.W57]+0.5*([.W57]-[.W56])" office:value-type="float" office:value="-0.340493717548997">
            <text:p>-0.3</text:p>
          </table:table-cell>
        </table:table-row>
        <table:table-row table:style-name="ro1">
          <table:table-cell office:value-type="float" office:value="18376">
            <text:p>18376</text:p>
          </table:table-cell>
          <table:table-cell office:value-type="float" office:value="-9844">
            <text:p>-9844</text:p>
          </table:table-cell>
          <table:table-cell office:value-type="float" office:value="1460">
            <text:p>1460</text:p>
          </table:table-cell>
          <table:table-cell office:value-type="float" office:value="23.45">
            <text:p>23.45</text:p>
          </table:table-cell>
          <table:table-cell office:value-type="float" office:value="-5060">
            <text:p>-5060</text:p>
          </table:table-cell>
          <table:table-cell office:value-type="float" office:value="-11676">
            <text:p>-11676</text:p>
          </table:table-cell>
          <table:table-cell office:value-type="float" office:value="-4793">
            <text:p>-4793</text:p>
          </table:table-cell>
          <table:table-cell/>
          <table:table-cell table:formula="of:=[.A58]/16384" office:value-type="float" office:value="1.12158203125">
            <text:p>1.12</text:p>
          </table:table-cell>
          <table:table-cell table:formula="of:=[.B58]/16384" office:value-type="float" office:value="-0.600830078125">
            <text:p>-0.60</text:p>
          </table:table-cell>
          <table:table-cell table:formula="of:=[.C58]/16384" office:value-type="float" office:value="0.089111328125">
            <text:p>0.09</text:p>
          </table:table-cell>
          <table:table-cell table:formula="of:=[.D58]" office:value-type="float" office:value="23.45">
            <text:p>23.45</text:p>
          </table:table-cell>
          <table:table-cell table:formula="of:=[.E58]/16384" office:value-type="float" office:value="-0.308837890625">
            <text:p>-0.31</text:p>
          </table:table-cell>
          <table:table-cell table:formula="of:=[.F58]/16384" office:value-type="float" office:value="-0.712646484375">
            <text:p>-0.71</text:p>
          </table:table-cell>
          <table:table-cell table:formula="of:=[.G58]/16384" office:value-type="float" office:value="-0.29254150390625">
            <text:p>-0.29</text:p>
          </table:table-cell>
          <table:table-cell/>
          <table:table-cell table:formula="of:=[.Q57]+[.I57]-[.I$164]" office:value-type="float" office:value="-0.763977050781254">
            <text:p>-0.76</text:p>
          </table:table-cell>
          <table:table-cell table:formula="of:=[.R57]+[.J57]-[.J$164]" office:value-type="float" office:value="2.13420304008152">
            <text:p>2.13</text:p>
          </table:table-cell>
          <table:table-cell table:formula="of:=[.S57]+[.K57]-[.K$164]" office:value-type="float" office:value="-0.148267663043484">
            <text:p>-0.15</text:p>
          </table:table-cell>
          <table:table-cell table:formula="of:=[.L58]" office:value-type="float" office:value="23.45">
            <text:p>23.45</text:p>
          </table:table-cell>
          <table:table-cell table:formula="of:=[.U57]+[.M57]-[.M$164]" office:value-type="float" office:value="-6.16855787194294">
            <text:p>-6.17</text:p>
          </table:table-cell>
          <table:table-cell table:formula="of:=[.V57]+[.N57]-[.N$164]" office:value-type="float" office:value="1.99373991593071">
            <text:p>1.99</text:p>
          </table:table-cell>
          <table:table-cell table:formula="of:=[.W57]+[.O57]-[.O$164]" office:value-type="float" office:value="0.229006559952446">
            <text:p>0.23</text:p>
          </table:table-cell>
          <table:table-cell/>
          <table:table-cell table:formula="of:=[.Y57]+[.Q58]+0.5*([.Q58]-[.Q57])" office:value-type="float" office:value="-86.4749450683595">
            <text:p>-86.5</text:p>
          </table:table-cell>
          <table:table-cell table:formula="of:=[.Z57]+[.R58]+0.5*([.R58]-[.R57])" office:value-type="float" office:value="90.6644711701766">
            <text:p>90.7</text:p>
          </table:table-cell>
          <table:table-cell table:formula="of:=[.AA57]+[.S58]+0.5*([.S58]-[.S57])" office:value-type="float" office:value="72.213177224864">
            <text:p>72.2</text:p>
          </table:table-cell>
          <table:table-cell/>
          <table:table-cell table:formula="of:=[.AC57]+[.U58]+0.5*([.U58]-[.U57])" office:value-type="float" office:value="-196.683771548064">
            <text:p>-196.7</text:p>
          </table:table-cell>
          <table:table-cell table:formula="of:=[.AD57]+[.V58]+0.5*([.V58]-[.V57])" office:value-type="float" office:value="40.2267522397249">
            <text:p>40.2</text:p>
          </table:table-cell>
          <table:table-cell table:formula="of:=[.AE57]+[.W58]+0.5*([.W58]-[.W57])" office:value-type="float" office:value="-0.165602974269687">
            <text:p>-0.2</text:p>
          </table:table-cell>
        </table:table-row>
        <table:table-row table:style-name="ro1">
          <table:table-cell office:value-type="float" office:value="10664">
            <text:p>10664</text:p>
          </table:table-cell>
          <table:table-cell office:value-type="float" office:value="-6848">
            <text:p>-6848</text:p>
          </table:table-cell>
          <table:table-cell office:value-type="float" office:value="-4428">
            <text:p>-4428</text:p>
          </table:table-cell>
          <table:table-cell office:value-type="float" office:value="23.54">
            <text:p>23.54</text:p>
          </table:table-cell>
          <table:table-cell office:value-type="float" office:value="9993">
            <text:p>9993</text:p>
          </table:table-cell>
          <table:table-cell office:value-type="float" office:value="20683">
            <text:p>20683</text:p>
          </table:table-cell>
          <table:table-cell office:value-type="float" office:value="2431">
            <text:p>2431</text:p>
          </table:table-cell>
          <table:table-cell/>
          <table:table-cell table:formula="of:=[.A59]/16384" office:value-type="float" office:value="0.65087890625">
            <text:p>0.65</text:p>
          </table:table-cell>
          <table:table-cell table:formula="of:=[.B59]/16384" office:value-type="float" office:value="-0.41796875">
            <text:p>-0.42</text:p>
          </table:table-cell>
          <table:table-cell table:formula="of:=[.C59]/16384" office:value-type="float" office:value="-0.270263671875">
            <text:p>-0.27</text:p>
          </table:table-cell>
          <table:table-cell table:formula="of:=[.D59]" office:value-type="float" office:value="23.54">
            <text:p>23.54</text:p>
          </table:table-cell>
          <table:table-cell table:formula="of:=[.E59]/16384" office:value-type="float" office:value="0.60992431640625">
            <text:p>0.61</text:p>
          </table:table-cell>
          <table:table-cell table:formula="of:=[.F59]/16384" office:value-type="float" office:value="1.26239013671875">
            <text:p>1.26</text:p>
          </table:table-cell>
          <table:table-cell table:formula="of:=[.G59]/16384" office:value-type="float" office:value="0.14837646484375">
            <text:p>0.15</text:p>
          </table:table-cell>
          <table:table-cell/>
          <table:table-cell table:formula="of:=[.Q58]+[.I58]-[.I$164]" office:value-type="float" office:value="-0.703090122767861">
            <text:p>-0.70</text:p>
          </table:table-cell>
          <table:table-cell table:formula="of:=[.R58]+[.J58]-[.J$164]" office:value-type="float" office:value="1.8295883273486">
            <text:p>1.83</text:p>
          </table:table-cell>
          <table:table-cell table:formula="of:=[.S58]+[.K58]-[.K$164]" office:value-type="float" office:value="-0.192462802673724">
            <text:p>-0.19</text:p>
          </table:table-cell>
          <table:table-cell table:formula="of:=[.L59]" office:value-type="float" office:value="23.54">
            <text:p>23.54</text:p>
          </table:table-cell>
          <table:table-cell table:formula="of:=[.U58]+[.M58]-[.M$164]" office:value-type="float" office:value="-6.61274520210599">
            <text:p>-6.61</text:p>
          </table:table-cell>
          <table:table-cell table:formula="of:=[.V58]+[.N58]-[.N$164]" office:value-type="float" office:value="1.31515370244565">
            <text:p>1.32</text:p>
          </table:table-cell>
          <table:table-cell table:formula="of:=[.W58]+[.O58]-[.O$164]" office:value-type="float" office:value="-0.0879653077688272">
            <text:p>-0.09</text:p>
          </table:table-cell>
          <table:table-cell/>
          <table:table-cell table:formula="of:=[.Y58]+[.Q59]+0.5*([.Q59]-[.Q58])" office:value-type="float" office:value="-87.1475917271207">
            <text:p>-87.1</text:p>
          </table:table-cell>
          <table:table-cell table:formula="of:=[.Z58]+[.R59]+0.5*([.R59]-[.R58])" office:value-type="float" office:value="92.3417521411587">
            <text:p>92.3</text:p>
          </table:table-cell>
          <table:table-cell table:formula="of:=[.AA58]+[.S59]+0.5*([.S59]-[.S58])" office:value-type="float" office:value="71.9986168523752">
            <text:p>72.0</text:p>
          </table:table-cell>
          <table:table-cell/>
          <table:table-cell table:formula="of:=[.AC58]+[.U59]+0.5*([.U59]-[.U58])" office:value-type="float" office:value="-203.518610415252">
            <text:p>-203.5</text:p>
          </table:table-cell>
          <table:table-cell table:formula="of:=[.AD58]+[.V59]+0.5*([.V59]-[.V58])" office:value-type="float" office:value="41.202612835428">
            <text:p>41.2</text:p>
          </table:table-cell>
          <table:table-cell table:formula="of:=[.AE58]+[.W59]+0.5*([.W59]-[.W58])" office:value-type="float" office:value="-0.412054215899151">
            <text:p>-0.4</text:p>
          </table:table-cell>
        </table:table-row>
        <table:table-row table:style-name="ro1">
          <table:table-cell office:value-type="float" office:value="23608">
            <text:p>23608</text:p>
          </table:table-cell>
          <table:table-cell office:value-type="float" office:value="8636">
            <text:p>8636</text:p>
          </table:table-cell>
          <table:table-cell office:value-type="float" office:value="32767">
            <text:p>32767</text:p>
          </table:table-cell>
          <table:table-cell office:value-type="float" office:value="23.49">
            <text:p>23.49</text:p>
          </table:table-cell>
          <table:table-cell office:value-type="float" office:value="15177">
            <text:p>15177</text:p>
          </table:table-cell>
          <table:table-cell office:value-type="float" office:value="-16323">
            <text:p>-16323</text:p>
          </table:table-cell>
          <table:table-cell office:value-type="float" office:value="15">
            <text:p>15</text:p>
          </table:table-cell>
          <table:table-cell/>
          <table:table-cell table:formula="of:=[.A60]/16384" office:value-type="float" office:value="1.44091796875">
            <text:p>1.44</text:p>
          </table:table-cell>
          <table:table-cell table:formula="of:=[.B60]/16384" office:value-type="float" office:value="0.527099609375">
            <text:p>0.53</text:p>
          </table:table-cell>
          <table:table-cell table:formula="of:=[.C60]/16384" office:value-type="float" office:value="1.99993896484375">
            <text:p>2.00</text:p>
          </table:table-cell>
          <table:table-cell table:formula="of:=[.D60]" office:value-type="float" office:value="23.49">
            <text:p>23.49</text:p>
          </table:table-cell>
          <table:table-cell table:formula="of:=[.E60]/16384" office:value-type="float" office:value="0.92633056640625">
            <text:p>0.93</text:p>
          </table:table-cell>
          <table:table-cell table:formula="of:=[.F60]/16384" office:value-type="float" office:value="-0.99627685546875">
            <text:p>-1.00</text:p>
          </table:table-cell>
          <table:table-cell table:formula="of:=[.G60]/16384" office:value-type="float" office:value="0.00091552734375">
            <text:p>0.00</text:p>
          </table:table-cell>
          <table:table-cell/>
          <table:table-cell table:formula="of:=[.Q59]+[.I59]-[.I$164]" office:value-type="float" office:value="-1.11290631975447">
            <text:p>-1.11</text:p>
          </table:table-cell>
          <table:table-cell table:formula="of:=[.R59]+[.J59]-[.J$164]" office:value-type="float" office:value="1.70783494274068">
            <text:p>1.71</text:p>
          </table:table-cell>
          <table:table-cell table:formula="of:=[.S59]+[.K59]-[.K$164]" office:value-type="float" office:value="-0.596032942303965">
            <text:p>-0.60</text:p>
          </table:table-cell>
          <table:table-cell table:formula="of:=[.L60]" office:value-type="float" office:value="23.49">
            <text:p>23.49</text:p>
          </table:table-cell>
          <table:table-cell table:formula="of:=[.U59]+[.M59]-[.M$164]" office:value-type="float" office:value="-6.13817032523778">
            <text:p>-6.14</text:p>
          </table:table-cell>
          <table:table-cell table:formula="of:=[.V59]+[.N59]-[.N$164]" office:value-type="float" office:value="2.61160411005435">
            <text:p>2.61</text:p>
          </table:table-cell>
          <table:table-cell table:formula="of:=[.W59]+[.O59]-[.O$164]" office:value-type="float" office:value="0.0359807932598995">
            <text:p>0.04</text:p>
          </table:table-cell>
          <table:table-cell/>
          <table:table-cell table:formula="of:=[.Y59]+[.Q60]+0.5*([.Q60]-[.Q59])" office:value-type="float" office:value="-88.4654061453685">
            <text:p>-88.5</text:p>
          </table:table-cell>
          <table:table-cell table:formula="of:=[.Z59]+[.R60]+0.5*([.R60]-[.R59])" office:value-type="float" office:value="93.9887103915954">
            <text:p>94.0</text:p>
          </table:table-cell>
          <table:table-cell table:formula="of:=[.AA59]+[.S60]+0.5*([.S60]-[.S59])" office:value-type="float" office:value="71.2007988402561">
            <text:p>71.2</text:p>
          </table:table-cell>
          <table:table-cell/>
          <table:table-cell table:formula="of:=[.AC59]+[.U60]+0.5*([.U60]-[.U59])" office:value-type="float" office:value="-209.419493302055">
            <text:p>-209.4</text:p>
          </table:table-cell>
          <table:table-cell table:formula="of:=[.AD59]+[.V60]+0.5*([.V60]-[.V59])" office:value-type="float" office:value="44.4624421492867">
            <text:p>44.5</text:p>
          </table:table-cell>
          <table:table-cell table:formula="of:=[.AE59]+[.W60]+0.5*([.W60]-[.W59])" office:value-type="float" office:value="-0.314100372124888">
            <text:p>-0.3</text:p>
          </table:table-cell>
        </table:table-row>
        <table:table-row table:style-name="ro1">
          <table:table-cell office:value-type="float" office:value="16508">
            <text:p>16508</text:p>
          </table:table-cell>
          <table:table-cell office:value-type="float" office:value="-3464">
            <text:p>-3464</text:p>
          </table:table-cell>
          <table:table-cell office:value-type="float" office:value="2572">
            <text:p>2572</text:p>
          </table:table-cell>
          <table:table-cell office:value-type="float" office:value="23.54">
            <text:p>23.54</text:p>
          </table:table-cell>
          <table:table-cell office:value-type="float" office:value="2311">
            <text:p>2311</text:p>
          </table:table-cell>
          <table:table-cell office:value-type="float" office:value="-4151">
            <text:p>-4151</text:p>
          </table:table-cell>
          <table:table-cell office:value-type="float" office:value="214">
            <text:p>214</text:p>
          </table:table-cell>
          <table:table-cell/>
          <table:table-cell table:formula="of:=[.A61]/16384" office:value-type="float" office:value="1.007568359375">
            <text:p>1.01</text:p>
          </table:table-cell>
          <table:table-cell table:formula="of:=[.B61]/16384" office:value-type="float" office:value="-0.21142578125">
            <text:p>-0.21</text:p>
          </table:table-cell>
          <table:table-cell table:formula="of:=[.C61]/16384" office:value-type="float" office:value="0.156982421875">
            <text:p>0.16</text:p>
          </table:table-cell>
          <table:table-cell table:formula="of:=[.D61]" office:value-type="float" office:value="23.54">
            <text:p>23.54</text:p>
          </table:table-cell>
          <table:table-cell table:formula="of:=[.E61]/16384" office:value-type="float" office:value="0.14105224609375">
            <text:p>0.14</text:p>
          </table:table-cell>
          <table:table-cell table:formula="of:=[.F61]/16384" office:value-type="float" office:value="-0.25335693359375">
            <text:p>-0.25</text:p>
          </table:table-cell>
          <table:table-cell table:formula="of:=[.G61]/16384" office:value-type="float" office:value="0.0130615234375">
            <text:p>0.01</text:p>
          </table:table-cell>
          <table:table-cell/>
          <table:table-cell table:formula="of:=[.Q60]+[.I60]-[.I$164]" office:value-type="float" office:value="-0.732683454241075">
            <text:p>-0.73</text:p>
          </table:table-cell>
          <table:table-cell table:formula="of:=[.R60]+[.J60]-[.J$164]" office:value-type="float" office:value="2.53114991750776">
            <text:p>2.53</text:p>
          </table:table-cell>
          <table:table-cell table:formula="of:=[.S60]+[.K60]-[.K$164]" office:value-type="float" office:value="1.27059955478454">
            <text:p>1.27</text:p>
          </table:table-cell>
          <table:table-cell table:formula="of:=[.L61]" office:value-type="float" office:value="23.54">
            <text:p>23.54</text:p>
          </table:table-cell>
          <table:table-cell table:formula="of:=[.U60]+[.M60]-[.M$164]" office:value-type="float" office:value="-5.34718919836958">
            <text:p>-5.35</text:p>
          </table:table-cell>
          <table:table-cell table:formula="of:=[.V60]+[.N60]-[.N$164]" office:value-type="float" office:value="1.64938752547554">
            <text:p>1.65</text:p>
          </table:table-cell>
          <table:table-cell table:formula="of:=[.W60]+[.O60]-[.O$164]" office:value-type="float" office:value="0.0124659567886262">
            <text:p>0.01</text:p>
          </table:table-cell>
          <table:table-cell/>
          <table:table-cell table:formula="of:=[.Y60]+[.Q61]+0.5*([.Q61]-[.Q60])" office:value-type="float" office:value="-89.0079781668529">
            <text:p>-89.0</text:p>
          </table:table-cell>
          <table:table-cell table:formula="of:=[.Z60]+[.R61]+0.5*([.R61]-[.R60])" office:value-type="float" office:value="96.9315177964867">
            <text:p>96.9</text:p>
          </table:table-cell>
          <table:table-cell table:formula="of:=[.AA60]+[.S61]+0.5*([.S61]-[.S60])" office:value-type="float" office:value="73.4047146435849">
            <text:p>73.4</text:p>
          </table:table-cell>
          <table:table-cell/>
          <table:table-cell table:formula="of:=[.AC60]+[.U61]+0.5*([.U61]-[.U60])" office:value-type="float" office:value="-214.371191936991">
            <text:p>-214.4</text:p>
          </table:table-cell>
          <table:table-cell table:formula="of:=[.AD60]+[.V61]+0.5*([.V61]-[.V60])" office:value-type="float" office:value="45.6307213824729">
            <text:p>45.6</text:p>
          </table:table-cell>
          <table:table-cell table:formula="of:=[.AE60]+[.W61]+0.5*([.W61]-[.W60])" office:value-type="float" office:value="-0.313391833571899">
            <text:p>-0.3</text:p>
          </table:table-cell>
        </table:table-row>
        <table:table-row table:style-name="ro1">
          <table:table-cell office:value-type="float" office:value="20556">
            <text:p>20556</text:p>
          </table:table-cell>
          <table:table-cell office:value-type="float" office:value="-9880">
            <text:p>-9880</text:p>
          </table:table-cell>
          <table:table-cell office:value-type="float" office:value="8852">
            <text:p>8852</text:p>
          </table:table-cell>
          <table:table-cell office:value-type="float" office:value="23.49">
            <text:p>23.49</text:p>
          </table:table-cell>
          <table:table-cell office:value-type="float" office:value="-7582">
            <text:p>-7582</text:p>
          </table:table-cell>
          <table:table-cell office:value-type="float" office:value="-15931">
            <text:p>-15931</text:p>
          </table:table-cell>
          <table:table-cell office:value-type="float" office:value="-11049">
            <text:p>-11049</text:p>
          </table:table-cell>
          <table:table-cell/>
          <table:table-cell table:formula="of:=[.A62]/16384" office:value-type="float" office:value="1.254638671875">
            <text:p>1.25</text:p>
          </table:table-cell>
          <table:table-cell table:formula="of:=[.B62]/16384" office:value-type="float" office:value="-0.60302734375">
            <text:p>-0.60</text:p>
          </table:table-cell>
          <table:table-cell table:formula="of:=[.C62]/16384" office:value-type="float" office:value="0.540283203125">
            <text:p>0.54</text:p>
          </table:table-cell>
          <table:table-cell table:formula="of:=[.D62]" office:value-type="float" office:value="23.49">
            <text:p>23.49</text:p>
          </table:table-cell>
          <table:table-cell table:formula="of:=[.E62]/16384" office:value-type="float" office:value="-0.4627685546875">
            <text:p>-0.46</text:p>
          </table:table-cell>
          <table:table-cell table:formula="of:=[.F62]/16384" office:value-type="float" office:value="-0.97235107421875">
            <text:p>-0.97</text:p>
          </table:table-cell>
          <table:table-cell table:formula="of:=[.G62]/16384" office:value-type="float" office:value="-0.67437744140625">
            <text:p>-0.67</text:p>
          </table:table-cell>
          <table:table-cell/>
          <table:table-cell table:formula="of:=[.Q61]+[.I61]-[.I$164]" office:value-type="float" office:value="-0.785810198102682">
            <text:p>-0.79</text:p>
          </table:table-cell>
          <table:table-cell table:formula="of:=[.R61]+[.J61]-[.J$164]" office:value-type="float" office:value="2.61593950164984">
            <text:p>2.62</text:p>
          </table:table-cell>
          <table:table-cell table:formula="of:=[.S61]+[.K61]-[.K$164]" office:value-type="float" office:value="1.2942755089043">
            <text:p>1.29</text:p>
          </table:table-cell>
          <table:table-cell table:formula="of:=[.L62]" office:value-type="float" office:value="23.49">
            <text:p>23.49</text:p>
          </table:table-cell>
          <table:table-cell table:formula="of:=[.U61]+[.M61]-[.M$164]" office:value-type="float" office:value="-5.34148639181387">
            <text:p>-5.34</text:p>
          </table:table-cell>
          <table:table-cell table:formula="of:=[.V61]+[.N61]-[.N$164]" office:value-type="float" office:value="1.43009086277174">
            <text:p>1.43</text:p>
          </table:table-cell>
          <table:table-cell table:formula="of:=[.W61]+[.O61]-[.O$164]" office:value-type="float" office:value="0.00109711641110295">
            <text:p>0.00</text:p>
          </table:table-cell>
          <table:table-cell/>
          <table:table-cell table:formula="of:=[.Y61]+[.Q62]+0.5*([.Q62]-[.Q61])" office:value-type="float" office:value="-89.8203517368863">
            <text:p>-89.8</text:p>
          </table:table-cell>
          <table:table-cell table:formula="of:=[.Z61]+[.R62]+0.5*([.R62]-[.R61])" office:value-type="float" office:value="99.5898520902076">
            <text:p>99.6</text:p>
          </table:table-cell>
          <table:table-cell table:formula="of:=[.AA61]+[.S62]+0.5*([.S62]-[.S61])" office:value-type="float" office:value="74.7108281295491">
            <text:p>74.7</text:p>
          </table:table-cell>
          <table:table-cell/>
          <table:table-cell table:formula="of:=[.AC61]+[.U62]+0.5*([.U62]-[.U61])" office:value-type="float" office:value="-219.709826925527">
            <text:p>-219.7</text:p>
          </table:table-cell>
          <table:table-cell table:formula="of:=[.AD61]+[.V62]+0.5*([.V62]-[.V61])" office:value-type="float" office:value="46.9511639138927">
            <text:p>47.0</text:p>
          </table:table-cell>
          <table:table-cell table:formula="of:=[.AE61]+[.W62]+0.5*([.W62]-[.W61])" office:value-type="float" office:value="-0.317979137349557">
            <text:p>-0.3</text:p>
          </table:table-cell>
        </table:table-row>
        <table:table-row table:style-name="ro1">
          <table:table-cell office:value-type="float" office:value="22416">
            <text:p>22416</text:p>
          </table:table-cell>
          <table:table-cell office:value-type="float" office:value="-7308">
            <text:p>-7308</text:p>
          </table:table-cell>
          <table:table-cell office:value-type="float" office:value="-2440">
            <text:p>-2440</text:p>
          </table:table-cell>
          <table:table-cell office:value-type="float" office:value="23.49">
            <text:p>23.49</text:p>
          </table:table-cell>
          <table:table-cell office:value-type="float" office:value="6061">
            <text:p>6061</text:p>
          </table:table-cell>
          <table:table-cell office:value-type="float" office:value="32767">
            <text:p>32767</text:p>
          </table:table-cell>
          <table:table-cell office:value-type="float" office:value="15254">
            <text:p>15254</text:p>
          </table:table-cell>
          <table:table-cell/>
          <table:table-cell table:formula="of:=[.A63]/16384" office:value-type="float" office:value="1.3681640625">
            <text:p>1.37</text:p>
          </table:table-cell>
          <table:table-cell table:formula="of:=[.B63]/16384" office:value-type="float" office:value="-0.446044921875">
            <text:p>-0.45</text:p>
          </table:table-cell>
          <table:table-cell table:formula="of:=[.C63]/16384" office:value-type="float" office:value="-0.14892578125">
            <text:p>-0.15</text:p>
          </table:table-cell>
          <table:table-cell table:formula="of:=[.D63]" office:value-type="float" office:value="23.49">
            <text:p>23.49</text:p>
          </table:table-cell>
          <table:table-cell table:formula="of:=[.E63]/16384" office:value-type="float" office:value="0.36993408203125">
            <text:p>0.37</text:p>
          </table:table-cell>
          <table:table-cell table:formula="of:=[.F63]/16384" office:value-type="float" office:value="1.99993896484375">
            <text:p>2.00</text:p>
          </table:table-cell>
          <table:table-cell table:formula="of:=[.G63]/16384" office:value-type="float" office:value="0.9310302734375">
            <text:p>0.93</text:p>
          </table:table-cell>
          <table:table-cell/>
          <table:table-cell table:formula="of:=[.Q62]+[.I62]-[.I$164]" office:value-type="float" office:value="-0.59186662946429">
            <text:p>-0.59</text:p>
          </table:table-cell>
          <table:table-cell table:formula="of:=[.R62]+[.J62]-[.J$164]" office:value-type="float" office:value="2.30912752329192">
            <text:p>2.31</text:p>
          </table:table-cell>
          <table:table-cell table:formula="of:=[.S62]+[.K62]-[.K$164]" office:value-type="float" office:value="1.70125224427406">
            <text:p>1.70</text:p>
          </table:table-cell>
          <table:table-cell table:formula="of:=[.L63]" office:value-type="float" office:value="23.49">
            <text:p>23.49</text:p>
          </table:table-cell>
          <table:table-cell table:formula="of:=[.U62]+[.M62]-[.M$164]" office:value-type="float" office:value="-5.93960438603941">
            <text:p>-5.94</text:p>
          </table:table-cell>
          <table:table-cell table:formula="of:=[.V62]+[.N62]-[.N$164]" office:value-type="float" office:value="0.491800059442935">
            <text:p>0.49</text:p>
          </table:table-cell>
          <table:table-cell table:formula="of:=[.W62]+[.O62]-[.O$164]" office:value-type="float" office:value="-0.69771068881017">
            <text:p>-0.70</text:p>
          </table:table-cell>
          <table:table-cell/>
          <table:table-cell table:formula="of:=[.Y62]+[.Q63]+0.5*([.Q63]-[.Q62])" office:value-type="float" office:value="-90.3152465820314">
            <text:p>-90.3</text:p>
          </table:table-cell>
          <table:table-cell table:formula="of:=[.Z62]+[.R63]+0.5*([.R63]-[.R62])" office:value-type="float" office:value="101.745573624321">
            <text:p>101.7</text:p>
          </table:table-cell>
          <table:table-cell table:formula="of:=[.AA62]+[.S63]+0.5*([.S63]-[.S62])" office:value-type="float" office:value="76.615568741508">
            <text:p>76.6</text:p>
          </table:table-cell>
          <table:table-cell/>
          <table:table-cell table:formula="of:=[.AC62]+[.U63]+0.5*([.U63]-[.U62])" office:value-type="float" office:value="-225.948490308679">
            <text:p>-225.9</text:p>
          </table:table-cell>
          <table:table-cell table:formula="of:=[.AD62]+[.V63]+0.5*([.V63]-[.V62])" office:value-type="float" office:value="46.9738185716712">
            <text:p>47.0</text:p>
          </table:table-cell>
          <table:table-cell table:formula="of:=[.AE62]+[.W63]+0.5*([.W63]-[.W62])" office:value-type="float" office:value="-1.36509372877036">
            <text:p>-1.4</text:p>
          </table:table-cell>
        </table:table-row>
        <table:table-row table:style-name="ro1">
          <table:table-cell office:value-type="float" office:value="17724">
            <text:p>17724</text:p>
          </table:table-cell>
          <table:table-cell office:value-type="float" office:value="-2068">
            <text:p>-2068</text:p>
          </table:table-cell>
          <table:table-cell office:value-type="float" office:value="4296">
            <text:p>4296</text:p>
          </table:table-cell>
          <table:table-cell office:value-type="float" office:value="23.49">
            <text:p>23.49</text:p>
          </table:table-cell>
          <table:table-cell office:value-type="float" office:value="2289">
            <text:p>2289</text:p>
          </table:table-cell>
          <table:table-cell office:value-type="float" office:value="-12598">
            <text:p>-12598</text:p>
          </table:table-cell>
          <table:table-cell office:value-type="float" office:value="-2661">
            <text:p>-2661</text:p>
          </table:table-cell>
          <table:table-cell/>
          <table:table-cell table:formula="of:=[.A64]/16384" office:value-type="float" office:value="1.081787109375">
            <text:p>1.08</text:p>
          </table:table-cell>
          <table:table-cell table:formula="of:=[.B64]/16384" office:value-type="float" office:value="-0.126220703125">
            <text:p>-0.13</text:p>
          </table:table-cell>
          <table:table-cell table:formula="of:=[.C64]/16384" office:value-type="float" office:value="0.26220703125">
            <text:p>0.26</text:p>
          </table:table-cell>
          <table:table-cell table:formula="of:=[.D64]" office:value-type="float" office:value="23.49">
            <text:p>23.49</text:p>
          </table:table-cell>
          <table:table-cell table:formula="of:=[.E64]/16384" office:value-type="float" office:value="0.13970947265625">
            <text:p>0.14</text:p>
          </table:table-cell>
          <table:table-cell table:formula="of:=[.F64]/16384" office:value-type="float" office:value="-0.7689208984375">
            <text:p>-0.77</text:p>
          </table:table-cell>
          <table:table-cell table:formula="of:=[.G64]/16384" office:value-type="float" office:value="-0.16241455078125">
            <text:p>-0.16</text:p>
          </table:table-cell>
          <table:table-cell/>
          <table:table-cell table:formula="of:=[.Q63]+[.I63]-[.I$164]" office:value-type="float" office:value="-0.284397670200897">
            <text:p>-0.28</text:p>
          </table:table-cell>
          <table:table-cell table:formula="of:=[.R63]+[.J63]-[.J$164]" office:value-type="float" office:value="2.159297966809">
            <text:p>2.16</text:p>
          </table:table-cell>
          <table:table-cell table:formula="of:=[.S63]+[.K63]-[.K$164]" office:value-type="float" office:value="1.41901999526882">
            <text:p>1.42</text:p>
          </table:table-cell>
          <table:table-cell table:formula="of:=[.L64]" office:value-type="float" office:value="23.49">
            <text:p>23.49</text:p>
          </table:table-cell>
          <table:table-cell table:formula="of:=[.U63]+[.M63]-[.M$164]" office:value-type="float" office:value="-5.70501974354621">
            <text:p>-5.71</text:p>
          </table:table-cell>
          <table:table-cell table:formula="of:=[.V63]+[.N63]-[.N$164]" office:value-type="float" office:value="2.52579929517663">
            <text:p>2.53</text:p>
          </table:table-cell>
          <table:table-cell table:formula="of:=[.W63]+[.O63]-[.O$164]" office:value-type="float" office:value="0.208889220812306">
            <text:p>0.21</text:p>
          </table:table-cell>
          <table:table-cell/>
          <table:table-cell table:formula="of:=[.Y63]+[.Q64]+0.5*([.Q64]-[.Q63])" office:value-type="float" office:value="-90.4459097726006">
            <text:p>-90.4</text:p>
          </table:table-cell>
          <table:table-cell table:formula="of:=[.Z63]+[.R64]+0.5*([.R64]-[.R63])" office:value-type="float" office:value="103.829956812888">
            <text:p>103.8</text:p>
          </table:table-cell>
          <table:table-cell table:formula="of:=[.AA63]+[.S64]+0.5*([.S64]-[.S63])" office:value-type="float" office:value="77.8934726122742">
            <text:p>77.9</text:p>
          </table:table-cell>
          <table:table-cell/>
          <table:table-cell table:formula="of:=[.AC63]+[.U64]+0.5*([.U64]-[.U63])" office:value-type="float" office:value="-231.536217730979">
            <text:p>-231.5</text:p>
          </table:table-cell>
          <table:table-cell table:formula="of:=[.AD63]+[.V64]+0.5*([.V64]-[.V63])" office:value-type="float" office:value="50.5166174847147">
            <text:p>50.5</text:p>
          </table:table-cell>
          <table:table-cell table:formula="of:=[.AE63]+[.W64]+0.5*([.W64]-[.W63])" office:value-type="float" office:value="-0.70290455314682">
            <text:p>-0.7</text:p>
          </table:table-cell>
        </table:table-row>
        <table:table-row table:style-name="ro1">
          <table:table-cell office:value-type="float" office:value="15412">
            <text:p>15412</text:p>
          </table:table-cell>
          <table:table-cell office:value-type="float" office:value="-5512">
            <text:p>-5512</text:p>
          </table:table-cell>
          <table:table-cell office:value-type="float" office:value="2312">
            <text:p>2312</text:p>
          </table:table-cell>
          <table:table-cell office:value-type="float" office:value="23.49">
            <text:p>23.49</text:p>
          </table:table-cell>
          <table:table-cell office:value-type="float" office:value="-967">
            <text:p>-967</text:p>
          </table:table-cell>
          <table:table-cell office:value-type="float" office:value="-3578">
            <text:p>-3578</text:p>
          </table:table-cell>
          <table:table-cell office:value-type="float" office:value="-823">
            <text:p>-823</text:p>
          </table:table-cell>
          <table:table-cell/>
          <table:table-cell table:formula="of:=[.A65]/16384" office:value-type="float" office:value="0.940673828125">
            <text:p>0.94</text:p>
          </table:table-cell>
          <table:table-cell table:formula="of:=[.B65]/16384" office:value-type="float" office:value="-0.33642578125">
            <text:p>-0.34</text:p>
          </table:table-cell>
          <table:table-cell table:formula="of:=[.C65]/16384" office:value-type="float" office:value="0.14111328125">
            <text:p>0.14</text:p>
          </table:table-cell>
          <table:table-cell table:formula="of:=[.D65]" office:value-type="float" office:value="23.49">
            <text:p>23.49</text:p>
          </table:table-cell>
          <table:table-cell table:formula="of:=[.E65]/16384" office:value-type="float" office:value="-0.05902099609375">
            <text:p>-0.06</text:p>
          </table:table-cell>
          <table:table-cell table:formula="of:=[.F65]/16384" office:value-type="float" office:value="-0.2183837890625">
            <text:p>-0.22</text:p>
          </table:table-cell>
          <table:table-cell table:formula="of:=[.G65]/16384" office:value-type="float" office:value="-0.05023193359375">
            <text:p>-0.05</text:p>
          </table:table-cell>
          <table:table-cell/>
          <table:table-cell table:formula="of:=[.Q64]+[.I64]-[.I$164]" office:value-type="float" office:value="-0.263305664062504">
            <text:p>-0.26</text:p>
          </table:table-cell>
          <table:table-cell table:formula="of:=[.R64]+[.J64]-[.J$164]" office:value-type="float" office:value="2.32929262907609">
            <text:p>2.33</text:p>
          </table:table-cell>
          <table:table-cell table:formula="of:=[.S64]+[.K64]-[.K$164]" office:value-type="float" office:value="1.54792055876358">
            <text:p>1.55</text:p>
          </table:table-cell>
          <table:table-cell table:formula="of:=[.L65]" office:value-type="float" office:value="23.49">
            <text:p>23.49</text:p>
          </table:table-cell>
          <table:table-cell table:formula="of:=[.U64]+[.M64]-[.M$164]" office:value-type="float" office:value="-5.700659710428">
            <text:p>-5.70</text:p>
          </table:table-cell>
          <table:table-cell table:formula="of:=[.V64]+[.N64]-[.N$164]" office:value-type="float" office:value="1.79093866762908">
            <text:p>1.79</text:p>
          </table:table-cell>
          <table:table-cell table:formula="of:=[.W64]+[.O64]-[.O$164]" office:value-type="float" office:value="0.0220443062160331">
            <text:p>0.02</text:p>
          </table:table-cell>
          <table:table-cell/>
          <table:table-cell table:formula="of:=[.Y64]+[.Q65]+0.5*([.Q65]-[.Q64])" office:value-type="float" office:value="-90.698669433594">
            <text:p>-90.7</text:p>
          </table:table-cell>
          <table:table-cell table:formula="of:=[.Z64]+[.R65]+0.5*([.R65]-[.R64])" office:value-type="float" office:value="106.244246773098">
            <text:p>106.2</text:p>
          </table:table-cell>
          <table:table-cell table:formula="of:=[.AA64]+[.S65]+0.5*([.S65]-[.S64])" office:value-type="float" office:value="79.5058434527852">
            <text:p>79.5</text:p>
          </table:table-cell>
          <table:table-cell/>
          <table:table-cell table:formula="of:=[.AC64]+[.U65]+0.5*([.U65]-[.U64])" office:value-type="float" office:value="-237.234697424847">
            <text:p>-237.2</text:p>
          </table:table-cell>
          <table:table-cell table:formula="of:=[.AD64]+[.V65]+0.5*([.V65]-[.V64])" office:value-type="float" office:value="51.94012583857">
            <text:p>51.9</text:p>
          </table:table-cell>
          <table:table-cell table:formula="of:=[.AE64]+[.W65]+0.5*([.W65]-[.W64])" office:value-type="float" office:value="-0.774282704228923">
            <text:p>-0.8</text:p>
          </table:table-cell>
        </table:table-row>
        <table:table-row table:style-name="ro1">
          <table:table-cell office:value-type="float" office:value="17440">
            <text:p>17440</text:p>
          </table:table-cell>
          <table:table-cell office:value-type="float" office:value="-18556">
            <text:p>-18556</text:p>
          </table:table-cell>
          <table:table-cell office:value-type="float" office:value="-2880">
            <text:p>-2880</text:p>
          </table:table-cell>
          <table:table-cell office:value-type="float" office:value="23.45">
            <text:p>23.45</text:p>
          </table:table-cell>
          <table:table-cell office:value-type="float" office:value="-21995">
            <text:p>-21995</text:p>
          </table:table-cell>
          <table:table-cell office:value-type="float" office:value="-9466">
            <text:p>-9466</text:p>
          </table:table-cell>
          <table:table-cell office:value-type="float" office:value="-14897">
            <text:p>-14897</text:p>
          </table:table-cell>
          <table:table-cell/>
          <table:table-cell table:formula="of:=[.A66]/16384" office:value-type="float" office:value="1.064453125">
            <text:p>1.06</text:p>
          </table:table-cell>
          <table:table-cell table:formula="of:=[.B66]/16384" office:value-type="float" office:value="-1.132568359375">
            <text:p>-1.13</text:p>
          </table:table-cell>
          <table:table-cell table:formula="of:=[.C66]/16384" office:value-type="float" office:value="-0.17578125">
            <text:p>-0.18</text:p>
          </table:table-cell>
          <table:table-cell table:formula="of:=[.D66]" office:value-type="float" office:value="23.45">
            <text:p>23.45</text:p>
          </table:table-cell>
          <table:table-cell table:formula="of:=[.E66]/16384" office:value-type="float" office:value="-1.34246826171875">
            <text:p>-1.34</text:p>
          </table:table-cell>
          <table:table-cell table:formula="of:=[.F66]/16384" office:value-type="float" office:value="-0.5777587890625">
            <text:p>-0.58</text:p>
          </table:table-cell>
          <table:table-cell table:formula="of:=[.G66]/16384" office:value-type="float" office:value="-0.90924072265625">
            <text:p>-0.91</text:p>
          </table:table-cell>
          <table:table-cell/>
          <table:table-cell table:formula="of:=[.Q65]+[.I65]-[.I$164]" office:value-type="float" office:value="-0.383326939174111">
            <text:p>-0.38</text:p>
          </table:table-cell>
          <table:table-cell table:formula="of:=[.R65]+[.J65]-[.J$164]" office:value-type="float" office:value="2.28908221321817">
            <text:p>2.29</text:p>
          </table:table-cell>
          <table:table-cell table:formula="of:=[.S65]+[.K65]-[.K$164]" office:value-type="float" office:value="1.55572737225834">
            <text:p>1.56</text:p>
          </table:table-cell>
          <table:table-cell table:formula="of:=[.L66]" office:value-type="float" office:value="23.45">
            <text:p>23.45</text:p>
          </table:table-cell>
          <table:table-cell table:formula="of:=[.U65]+[.M65]-[.M$164]" office:value-type="float" office:value="-5.8950301460598">
            <text:p>-5.90</text:p>
          </table:table-cell>
          <table:table-cell table:formula="of:=[.V65]+[.N65]-[.N$164]" office:value-type="float" office:value="1.60661514945652">
            <text:p>1.61</text:p>
          </table:table-cell>
          <table:table-cell table:formula="of:=[.W65]+[.O65]-[.O$164]" office:value-type="float" office:value="-0.0526179911927402">
            <text:p>-0.05</text:p>
          </table:table-cell>
          <table:table-cell/>
          <table:table-cell table:formula="of:=[.Y65]+[.Q66]+0.5*([.Q66]-[.Q65])" office:value-type="float" office:value="-91.1420070103239">
            <text:p>-91.1</text:p>
          </table:table-cell>
          <table:table-cell table:formula="of:=[.Z65]+[.R66]+0.5*([.R66]-[.R65])" office:value-type="float" office:value="108.513223778387">
            <text:p>108.5</text:p>
          </table:table-cell>
          <table:table-cell table:formula="of:=[.AA65]+[.S66]+0.5*([.S66]-[.S65])" office:value-type="float" office:value="81.0654742317909">
            <text:p>81.1</text:p>
          </table:table-cell>
          <table:table-cell/>
          <table:table-cell table:formula="of:=[.AC65]+[.U66]+0.5*([.U66]-[.U65])" office:value-type="float" office:value="-243.226912788723">
            <text:p>-243.2</text:p>
          </table:table-cell>
          <table:table-cell table:formula="of:=[.AD65]+[.V66]+0.5*([.V66]-[.V65])" office:value-type="float" office:value="53.4545792289403">
            <text:p>53.5</text:p>
          </table:table-cell>
          <table:table-cell table:formula="of:=[.AE65]+[.W66]+0.5*([.W66]-[.W65])" office:value-type="float" office:value="-0.86423184412605">
            <text:p>-0.9</text:p>
          </table:table-cell>
        </table:table-row>
        <table:table-row table:style-name="ro1">
          <table:table-cell office:value-type="float" office:value="22812">
            <text:p>22812</text:p>
          </table:table-cell>
          <table:table-cell office:value-type="float" office:value="-7288">
            <text:p>-7288</text:p>
          </table:table-cell>
          <table:table-cell office:value-type="float" office:value="-148">
            <text:p>-148</text:p>
          </table:table-cell>
          <table:table-cell office:value-type="float" office:value="23.4">
            <text:p>23.4</text:p>
          </table:table-cell>
          <table:table-cell office:value-type="float" office:value="14074">
            <text:p>14074</text:p>
          </table:table-cell>
          <table:table-cell office:value-type="float" office:value="23211">
            <text:p>23211</text:p>
          </table:table-cell>
          <table:table-cell office:value-type="float" office:value="17916">
            <text:p>17916</text:p>
          </table:table-cell>
          <table:table-cell/>
          <table:table-cell table:formula="of:=[.A67]/16384" office:value-type="float" office:value="1.392333984375">
            <text:p>1.39</text:p>
          </table:table-cell>
          <table:table-cell table:formula="of:=[.B67]/16384" office:value-type="float" office:value="-0.44482421875">
            <text:p>-0.44</text:p>
          </table:table-cell>
          <table:table-cell table:formula="of:=[.C67]/16384" office:value-type="float" office:value="-0.009033203125">
            <text:p>-0.01</text:p>
          </table:table-cell>
          <table:table-cell table:formula="of:=[.D67]" office:value-type="float" office:value="23.4">
            <text:p>23.40</text:p>
          </table:table-cell>
          <table:table-cell table:formula="of:=[.E67]/16384" office:value-type="float" office:value="0.8590087890625">
            <text:p>0.86</text:p>
          </table:table-cell>
          <table:table-cell table:formula="of:=[.F67]/16384" office:value-type="float" office:value="1.41668701171875">
            <text:p>1.42</text:p>
          </table:table-cell>
          <table:table-cell table:formula="of:=[.G67]/16384" office:value-type="float" office:value="1.093505859375">
            <text:p>1.09</text:p>
          </table:table-cell>
          <table:table-cell/>
          <table:table-cell table:formula="of:=[.Q66]+[.I66]-[.I$164]" office:value-type="float" office:value="-0.379568917410718">
            <text:p>-0.38</text:p>
          </table:table-cell>
          <table:table-cell table:formula="of:=[.R66]+[.J66]-[.J$164]" office:value-type="float" office:value="1.45272921923525">
            <text:p>1.45</text:p>
          </table:table-cell>
          <table:table-cell table:formula="of:=[.S66]+[.K66]-[.K$164]" office:value-type="float" office:value="1.2466396545031">
            <text:p>1.25</text:p>
          </table:table-cell>
          <table:table-cell table:formula="of:=[.L67]" office:value-type="float" office:value="23.4">
            <text:p>23.40</text:p>
          </table:table-cell>
          <table:table-cell table:formula="of:=[.U66]+[.M66]-[.M$164]" office:value-type="float" office:value="-7.37284784731659">
            <text:p>-7.37</text:p>
          </table:table-cell>
          <table:table-cell table:formula="of:=[.V66]+[.N66]-[.N$164]" office:value-type="float" office:value="1.06291663128397">
            <text:p>1.06</text:p>
          </table:table-cell>
          <table:table-cell table:formula="of:=[.W66]+[.O66]-[.O$164]" office:value-type="float" office:value="-0.986289077664013">
            <text:p>-0.99</text:p>
          </table:table-cell>
          <table:table-cell/>
          <table:table-cell table:formula="of:=[.Y66]+[.Q67]+0.5*([.Q67]-[.Q66])" office:value-type="float" office:value="-91.5196969168529">
            <text:p>-91.5</text:p>
          </table:table-cell>
          <table:table-cell table:formula="of:=[.Z66]+[.R67]+0.5*([.R67]-[.R66])" office:value-type="float" office:value="109.547776500631">
            <text:p>109.5</text:p>
          </table:table-cell>
          <table:table-cell table:formula="of:=[.AA66]+[.S67]+0.5*([.S67]-[.S66])" office:value-type="float" office:value="82.1575700274164">
            <text:p>82.2</text:p>
          </table:table-cell>
          <table:table-cell/>
          <table:table-cell table:formula="of:=[.AC66]+[.U67]+0.5*([.U67]-[.U66])" office:value-type="float" office:value="-251.338669486668">
            <text:p>-251.3</text:p>
          </table:table-cell>
          <table:table-cell table:formula="of:=[.AD66]+[.V67]+0.5*([.V67]-[.V66])" office:value-type="float" office:value="54.245646601138">
            <text:p>54.2</text:p>
          </table:table-cell>
          <table:table-cell table:formula="of:=[.AE66]+[.W67]+0.5*([.W67]-[.W66])" office:value-type="float" office:value="-2.3173564650257">
            <text:p>-2.3</text:p>
          </table:table-cell>
        </table:table-row>
        <table:table-row table:style-name="ro1">
          <table:table-cell office:value-type="float" office:value="15676">
            <text:p>15676</text:p>
          </table:table-cell>
          <table:table-cell office:value-type="float" office:value="-6288">
            <text:p>-6288</text:p>
          </table:table-cell>
          <table:table-cell office:value-type="float" office:value="5352">
            <text:p>5352</text:p>
          </table:table-cell>
          <table:table-cell office:value-type="float" office:value="23.35">
            <text:p>23.35</text:p>
          </table:table-cell>
          <table:table-cell office:value-type="float" office:value="4941">
            <text:p>4941</text:p>
          </table:table-cell>
          <table:table-cell office:value-type="float" office:value="-12302">
            <text:p>-12302</text:p>
          </table:table-cell>
          <table:table-cell office:value-type="float" office:value="4966">
            <text:p>4966</text:p>
          </table:table-cell>
          <table:table-cell/>
          <table:table-cell table:formula="of:=[.A68]/16384" office:value-type="float" office:value="0.956787109375">
            <text:p>0.96</text:p>
          </table:table-cell>
          <table:table-cell table:formula="of:=[.B68]/16384" office:value-type="float" office:value="-0.3837890625">
            <text:p>-0.38</text:p>
          </table:table-cell>
          <table:table-cell table:formula="of:=[.C68]/16384" office:value-type="float" office:value="0.32666015625">
            <text:p>0.33</text:p>
          </table:table-cell>
          <table:table-cell table:formula="of:=[.D68]" office:value-type="float" office:value="23.35">
            <text:p>23.35</text:p>
          </table:table-cell>
          <table:table-cell table:formula="of:=[.E68]/16384" office:value-type="float" office:value="0.30157470703125">
            <text:p>0.30</text:p>
          </table:table-cell>
          <table:table-cell table:formula="of:=[.F68]/16384" office:value-type="float" office:value="-0.7508544921875">
            <text:p>-0.75</text:p>
          </table:table-cell>
          <table:table-cell table:formula="of:=[.G68]/16384" office:value-type="float" office:value="0.3031005859375">
            <text:p>0.30</text:p>
          </table:table-cell>
          <table:table-cell/>
          <table:table-cell table:formula="of:=[.Q67]+[.I67]-[.I$164]" office:value-type="float" office:value="-0.0479300362723256">
            <text:p>-0.05</text:p>
          </table:table-cell>
          <table:table-cell table:formula="of:=[.R67]+[.J67]-[.J$164]" office:value-type="float" office:value="1.30412036587733">
            <text:p>1.30</text:p>
          </table:table-cell>
          <table:table-cell table:formula="of:=[.S67]+[.K67]-[.K$164]" office:value-type="float" office:value="1.10429998362286">
            <text:p>1.10</text:p>
          </table:table-cell>
          <table:table-cell table:formula="of:=[.L68]" office:value-type="float" office:value="23.35">
            <text:p>23.35</text:p>
          </table:table-cell>
          <table:table-cell table:formula="of:=[.U67]+[.M67]-[.M$164]" office:value-type="float" office:value="-6.64918849779213">
            <text:p>-6.65</text:p>
          </table:table-cell>
          <table:table-cell table:formula="of:=[.V67]+[.N67]-[.N$164]" office:value-type="float" office:value="2.51366391389266">
            <text:p>2.51</text:p>
          </table:table-cell>
          <table:table-cell table:formula="of:=[.W67]+[.O67]-[.O$164]" office:value-type="float" office:value="0.0827864178959633">
            <text:p>0.08</text:p>
          </table:table-cell>
          <table:table-cell/>
          <table:table-cell table:formula="of:=[.Y67]+[.Q68]+0.5*([.Q68]-[.Q67])" office:value-type="float" office:value="-91.401807512556">
            <text:p>-91.4</text:p>
          </table:table-cell>
          <table:table-cell table:formula="of:=[.Z67]+[.R68]+0.5*([.R68]-[.R67])" office:value-type="float" office:value="110.777592439829">
            <text:p>110.8</text:p>
          </table:table-cell>
          <table:table-cell table:formula="of:=[.AA67]+[.S68]+0.5*([.S68]-[.S67])" office:value-type="float" office:value="83.1907001755992">
            <text:p>83.2</text:p>
          </table:table-cell>
          <table:table-cell/>
          <table:table-cell table:formula="of:=[.AC67]+[.U68]+0.5*([.U68]-[.U67])" office:value-type="float" office:value="-257.626028309698">
            <text:p>-257.6</text:p>
          </table:table-cell>
          <table:table-cell table:formula="of:=[.AD67]+[.V68]+0.5*([.V68]-[.V67])" office:value-type="float" office:value="57.484684156335">
            <text:p>57.5</text:p>
          </table:table-cell>
          <table:table-cell table:formula="of:=[.AE67]+[.W68]+0.5*([.W68]-[.W67])" office:value-type="float" office:value="-1.70003229934975">
            <text:p>-1.7</text:p>
          </table:table-cell>
        </table:table-row>
        <table:table-row table:style-name="ro1">
          <table:table-cell office:value-type="float" office:value="18892">
            <text:p>18892</text:p>
          </table:table-cell>
          <table:table-cell office:value-type="float" office:value="-1368">
            <text:p>-1368</text:p>
          </table:table-cell>
          <table:table-cell office:value-type="float" office:value="2768">
            <text:p>2768</text:p>
          </table:table-cell>
          <table:table-cell office:value-type="float" office:value="23.54">
            <text:p>23.54</text:p>
          </table:table-cell>
          <table:table-cell office:value-type="float" office:value="32767">
            <text:p>32767</text:p>
          </table:table-cell>
          <table:table-cell office:value-type="float" office:value="-17606">
            <text:p>-17606</text:p>
          </table:table-cell>
          <table:table-cell office:value-type="float" office:value="1839">
            <text:p>1839</text:p>
          </table:table-cell>
          <table:table-cell/>
          <table:table-cell table:formula="of:=[.A69]/16384" office:value-type="float" office:value="1.153076171875">
            <text:p>1.15</text:p>
          </table:table-cell>
          <table:table-cell table:formula="of:=[.B69]/16384" office:value-type="float" office:value="-0.08349609375">
            <text:p>-0.08</text:p>
          </table:table-cell>
          <table:table-cell table:formula="of:=[.C69]/16384" office:value-type="float" office:value="0.1689453125">
            <text:p>0.17</text:p>
          </table:table-cell>
          <table:table-cell table:formula="of:=[.D69]" office:value-type="float" office:value="23.54">
            <text:p>23.54</text:p>
          </table:table-cell>
          <table:table-cell table:formula="of:=[.E69]/16384" office:value-type="float" office:value="1.99993896484375">
            <text:p>2.00</text:p>
          </table:table-cell>
          <table:table-cell table:formula="of:=[.F69]/16384" office:value-type="float" office:value="-1.0745849609375">
            <text:p>-1.07</text:p>
          </table:table-cell>
          <table:table-cell table:formula="of:=[.G69]/16384" office:value-type="float" office:value="0.11224365234375">
            <text:p>0.11</text:p>
          </table:table-cell>
          <table:table-cell/>
          <table:table-cell table:formula="of:=[.Q68]+[.I68]-[.I$164]" office:value-type="float" office:value="-0.151838030133933">
            <text:p>-0.15</text:p>
          </table:table-cell>
          <table:table-cell table:formula="of:=[.R68]+[.J68]-[.J$164]" office:value-type="float" office:value="1.21654666876941">
            <text:p>1.22</text:p>
          </table:table-cell>
          <table:table-cell table:formula="of:=[.S68]+[.K68]-[.K$164]" office:value-type="float" office:value="1.29765367211762">
            <text:p>1.30</text:p>
          </table:table-cell>
          <table:table-cell table:formula="of:=[.L69]" office:value-type="float" office:value="23.54">
            <text:p>23.54</text:p>
          </table:table-cell>
          <table:table-cell table:formula="of:=[.U68]+[.M68]-[.M$164]" office:value-type="float" office:value="-6.48296323029893">
            <text:p>-6.48</text:p>
          </table:table-cell>
          <table:table-cell table:formula="of:=[.V68]+[.N68]-[.N$164]" office:value-type="float" office:value="1.79686969259511">
            <text:p>1.80</text:p>
          </table:table-cell>
          <table:table-cell table:formula="of:=[.W68]+[.O68]-[.O$164]" office:value-type="float" office:value="0.36145664001844">
            <text:p>0.36</text:p>
          </table:table-cell>
          <table:table-cell/>
          <table:table-cell table:formula="of:=[.Y68]+[.Q69]+0.5*([.Q69]-[.Q68])" office:value-type="float" office:value="-91.6055995396208">
            <text:p>-91.6</text:p>
          </table:table-cell>
          <table:table-cell table:formula="of:=[.Z68]+[.R69]+0.5*([.R69]-[.R68])" office:value-type="float" office:value="111.950352260045">
            <text:p>112.0</text:p>
          </table:table-cell>
          <table:table-cell table:formula="of:=[.AA68]+[.S69]+0.5*([.S69]-[.S68])" office:value-type="float" office:value="84.5850306919642">
            <text:p>84.6</text:p>
          </table:table-cell>
          <table:table-cell/>
          <table:table-cell table:formula="of:=[.AC68]+[.U69]+0.5*([.U69]-[.U68])" office:value-type="float" office:value="-264.02587890625">
            <text:p>-264.0</text:p>
          </table:table-cell>
          <table:table-cell table:formula="of:=[.AD68]+[.V69]+0.5*([.V69]-[.V68])" office:value-type="float" office:value="58.9231567382813">
            <text:p>58.9</text:p>
          </table:table-cell>
          <table:table-cell table:formula="of:=[.AE68]+[.W69]+0.5*([.W69]-[.W68])" office:value-type="float" office:value="-1.19924054827007">
            <text:p>-1.2</text:p>
          </table:table-cell>
        </table:table-row>
        <table:table-row table:style-name="ro1">
          <table:table-cell office:value-type="float" office:value="15964">
            <text:p>15964</text:p>
          </table:table-cell>
          <table:table-cell office:value-type="float" office:value="-4284">
            <text:p>-4284</text:p>
          </table:table-cell>
          <table:table-cell office:value-type="float" office:value="3744">
            <text:p>3744</text:p>
          </table:table-cell>
          <table:table-cell office:value-type="float" office:value="23.4">
            <text:p>23.4</text:p>
          </table:table-cell>
          <table:table-cell office:value-type="float" office:value="122">
            <text:p>122</text:p>
          </table:table-cell>
          <table:table-cell office:value-type="float" office:value="-8">
            <text:p>-8</text:p>
          </table:table-cell>
          <table:table-cell office:value-type="float" office:value="453">
            <text:p>453</text:p>
          </table:table-cell>
          <table:table-cell/>
          <table:table-cell table:formula="of:=[.A70]/16384" office:value-type="float" office:value="0.974365234375">
            <text:p>0.97</text:p>
          </table:table-cell>
          <table:table-cell table:formula="of:=[.B70]/16384" office:value-type="float" office:value="-0.261474609375">
            <text:p>-0.26</text:p>
          </table:table-cell>
          <table:table-cell table:formula="of:=[.C70]/16384" office:value-type="float" office:value="0.228515625">
            <text:p>0.23</text:p>
          </table:table-cell>
          <table:table-cell table:formula="of:=[.D70]" office:value-type="float" office:value="23.4">
            <text:p>23.40</text:p>
          </table:table-cell>
          <table:table-cell table:formula="of:=[.E70]/16384" office:value-type="float" office:value="0.0074462890625">
            <text:p>0.01</text:p>
          </table:table-cell>
          <table:table-cell table:formula="of:=[.F70]/16384" office:value-type="float" office:value="-0.00048828125">
            <text:p>0.00</text:p>
          </table:table-cell>
          <table:table-cell table:formula="of:=[.G70]/16384" office:value-type="float" office:value="0.02764892578125">
            <text:p>0.03</text:p>
          </table:table-cell>
          <table:table-cell/>
          <table:table-cell table:formula="of:=[.Q69]+[.I69]-[.I$164]" office:value-type="float" office:value="-0.05945696149554">
            <text:p>-0.06</text:p>
          </table:table-cell>
          <table:table-cell table:formula="of:=[.R69]+[.J69]-[.J$164]" office:value-type="float" office:value="1.42926594041149">
            <text:p>1.43</text:p>
          </table:table-cell>
          <table:table-cell table:formula="of:=[.S69]+[.K69]-[.K$164]" office:value-type="float" office:value="1.33329251686238">
            <text:p>1.33</text:p>
          </table:table-cell>
          <table:table-cell table:formula="of:=[.L70]" office:value-type="float" office:value="23.4">
            <text:p>23.40</text:p>
          </table:table-cell>
          <table:table-cell table:formula="of:=[.U69]+[.M69]-[.M$164]" office:value-type="float" office:value="-4.61837370499322">
            <text:p>-4.62</text:p>
          </table:table-cell>
          <table:table-cell table:formula="of:=[.V69]+[.N69]-[.N$164]" office:value-type="float" office:value="0.756345002547555">
            <text:p>0.76</text:p>
          </table:table-cell>
          <table:table-cell table:formula="of:=[.W69]+[.O69]-[.O$164]" office:value-type="float" office:value="0.449269928547167">
            <text:p>0.45</text:p>
          </table:table-cell>
          <table:table-cell/>
          <table:table-cell table:formula="of:=[.Y69]+[.Q70]+0.5*([.Q70]-[.Q69])" office:value-type="float" office:value="-91.6188659667971">
            <text:p>-91.6</text:p>
          </table:table-cell>
          <table:table-cell table:formula="of:=[.Z69]+[.R70]+0.5*([.R70]-[.R69])" office:value-type="float" office:value="113.485977836277">
            <text:p>113.5</text:p>
          </table:table-cell>
          <table:table-cell table:formula="of:=[.AA69]+[.S70]+0.5*([.S70]-[.S69])" office:value-type="float" office:value="85.9361426311989">
            <text:p>85.9</text:p>
          </table:table-cell>
          <table:table-cell/>
          <table:table-cell table:formula="of:=[.AC69]+[.U70]+0.5*([.U70]-[.U69])" office:value-type="float" office:value="-267.711957848591">
            <text:p>-267.7</text:p>
          </table:table-cell>
          <table:table-cell table:formula="of:=[.AD69]+[.V70]+0.5*([.V70]-[.V69])" office:value-type="float" office:value="59.1592393958051">
            <text:p>59.2</text:p>
          </table:table-cell>
          <table:table-cell table:formula="of:=[.AE69]+[.W70]+0.5*([.W70]-[.W69])" office:value-type="float" office:value="-0.70606397545854">
            <text:p>-0.7</text:p>
          </table:table-cell>
        </table:table-row>
        <table:table-row table:style-name="ro1">
          <table:table-cell office:value-type="float" office:value="15616">
            <text:p>15616</text:p>
          </table:table-cell>
          <table:table-cell office:value-type="float" office:value="-4308">
            <text:p>-4308</text:p>
          </table:table-cell>
          <table:table-cell office:value-type="float" office:value="4076">
            <text:p>4076</text:p>
          </table:table-cell>
          <table:table-cell office:value-type="float" office:value="23.49">
            <text:p>23.49</text:p>
          </table:table-cell>
          <table:table-cell office:value-type="float" office:value="581">
            <text:p>581</text:p>
          </table:table-cell>
          <table:table-cell office:value-type="float" office:value="534">
            <text:p>534</text:p>
          </table:table-cell>
          <table:table-cell office:value-type="float" office:value="218">
            <text:p>218</text:p>
          </table:table-cell>
          <table:table-cell/>
          <table:table-cell table:formula="of:=[.A71]/16384" office:value-type="float" office:value="0.953125">
            <text:p>0.95</text:p>
          </table:table-cell>
          <table:table-cell table:formula="of:=[.B71]/16384" office:value-type="float" office:value="-0.262939453125">
            <text:p>-0.26</text:p>
          </table:table-cell>
          <table:table-cell table:formula="of:=[.C71]/16384" office:value-type="float" office:value="0.248779296875">
            <text:p>0.25</text:p>
          </table:table-cell>
          <table:table-cell table:formula="of:=[.D71]" office:value-type="float" office:value="23.49">
            <text:p>23.49</text:p>
          </table:table-cell>
          <table:table-cell table:formula="of:=[.E71]/16384" office:value-type="float" office:value="0.03546142578125">
            <text:p>0.04</text:p>
          </table:table-cell>
          <table:table-cell table:formula="of:=[.F71]/16384" office:value-type="float" office:value="0.0325927734375">
            <text:p>0.03</text:p>
          </table:table-cell>
          <table:table-cell table:formula="of:=[.G71]/16384" office:value-type="float" office:value="0.0133056640625">
            <text:p>0.01</text:p>
          </table:table-cell>
          <table:table-cell/>
          <table:table-cell table:formula="of:=[.Q70]+[.I70]-[.I$164]" office:value-type="float" office:value="-0.145786830357147">
            <text:p>-0.15</text:p>
          </table:table-cell>
          <table:table-cell table:formula="of:=[.R70]+[.J70]-[.J$164]" office:value-type="float" office:value="1.46400669642857">
            <text:p>1.46</text:p>
          </table:table-cell>
          <table:table-cell table:formula="of:=[.S70]+[.K70]-[.K$164]" office:value-type="float" office:value="1.42850167410714">
            <text:p>1.43</text:p>
          </table:table-cell>
          <table:table-cell table:formula="of:=[.L71]" office:value-type="float" office:value="23.49">
            <text:p>23.49</text:p>
          </table:table-cell>
          <table:table-cell table:formula="of:=[.U70]+[.M70]-[.M$164]" office:value-type="float" office:value="-4.74627685546877">
            <text:p>-4.75</text:p>
          </table:table-cell>
          <table:table-cell table:formula="of:=[.V70]+[.N70]-[.N$164]" office:value-type="float" office:value="0.7899169921875">
            <text:p>0.79</text:p>
          </table:table-cell>
          <table:table-cell table:formula="of:=[.W70]+[.O70]-[.O$164]" office:value-type="float" office:value="0.452488490513393">
            <text:p>0.45</text:p>
          </table:table-cell>
          <table:table-cell/>
          <table:table-cell table:formula="of:=[.Y70]+[.Q71]+0.5*([.Q71]-[.Q70])" office:value-type="float" office:value="-91.8078177315851">
            <text:p>-91.8</text:p>
          </table:table-cell>
          <table:table-cell table:formula="of:=[.Z70]+[.R71]+0.5*([.R71]-[.R70])" office:value-type="float" office:value="114.967354910714">
            <text:p>115.0</text:p>
          </table:table-cell>
          <table:table-cell table:formula="of:=[.AA70]+[.S71]+0.5*([.S71]-[.S70])" office:value-type="float" office:value="87.4122488839284">
            <text:p>87.4</text:p>
          </table:table-cell>
          <table:table-cell/>
          <table:table-cell table:formula="of:=[.AC70]+[.U71]+0.5*([.U71]-[.U70])" office:value-type="float" office:value="-272.522186279297">
            <text:p>-272.5</text:p>
          </table:table-cell>
          <table:table-cell table:formula="of:=[.AD70]+[.V71]+0.5*([.V71]-[.V70])" office:value-type="float" office:value="59.9659423828126">
            <text:p>60.0</text:p>
          </table:table-cell>
          <table:table-cell table:formula="of:=[.AE70]+[.W71]+0.5*([.W71]-[.W70])" office:value-type="float" office:value="-0.251966203962033">
            <text:p>-0.3</text:p>
          </table:table-cell>
        </table:table-row>
        <table:table-row table:style-name="ro1">
          <table:table-cell office:value-type="float" office:value="15500">
            <text:p>15500</text:p>
          </table:table-cell>
          <table:table-cell office:value-type="float" office:value="-4332">
            <text:p>-4332</text:p>
          </table:table-cell>
          <table:table-cell office:value-type="float" office:value="4208">
            <text:p>4208</text:p>
          </table:table-cell>
          <table:table-cell office:value-type="float" office:value="23.4">
            <text:p>23.4</text:p>
          </table:table-cell>
          <table:table-cell office:value-type="float" office:value="185">
            <text:p>185</text:p>
          </table:table-cell>
          <table:table-cell office:value-type="float" office:value="-92">
            <text:p>-92</text:p>
          </table:table-cell>
          <table:table-cell office:value-type="float" office:value="84">
            <text:p>84</text:p>
          </table:table-cell>
          <table:table-cell/>
          <table:table-cell table:formula="of:=[.A72]/16384" office:value-type="float" office:value="0.946044921875">
            <text:p>0.95</text:p>
          </table:table-cell>
          <table:table-cell table:formula="of:=[.B72]/16384" office:value-type="float" office:value="-0.264404296875">
            <text:p>-0.26</text:p>
          </table:table-cell>
          <table:table-cell table:formula="of:=[.C72]/16384" office:value-type="float" office:value="0.2568359375">
            <text:p>0.26</text:p>
          </table:table-cell>
          <table:table-cell table:formula="of:=[.D72]" office:value-type="float" office:value="23.4">
            <text:p>23.40</text:p>
          </table:table-cell>
          <table:table-cell table:formula="of:=[.E72]/16384" office:value-type="float" office:value="0.01129150390625">
            <text:p>0.01</text:p>
          </table:table-cell>
          <table:table-cell table:formula="of:=[.F72]/16384" office:value-type="float" office:value="-0.005615234375">
            <text:p>-0.01</text:p>
          </table:table-cell>
          <table:table-cell table:formula="of:=[.G72]/16384" office:value-type="float" office:value="0.005126953125">
            <text:p>0.01</text:p>
          </table:table-cell>
          <table:table-cell/>
          <table:table-cell table:formula="of:=[.Q71]+[.I71]-[.I$164]" office:value-type="float" office:value="-0.253356933593754">
            <text:p>-0.25</text:p>
          </table:table-cell>
          <table:table-cell table:formula="of:=[.R71]+[.J71]-[.J$164]" office:value-type="float" office:value="1.49728260869565">
            <text:p>1.50</text:p>
          </table:table-cell>
          <table:table-cell table:formula="of:=[.S71]+[.K71]-[.K$164]" office:value-type="float" office:value="1.5439745032269">
            <text:p>1.54</text:p>
          </table:table-cell>
          <table:table-cell table:formula="of:=[.L72]" office:value-type="float" office:value="23.4">
            <text:p>23.40</text:p>
          </table:table-cell>
          <table:table-cell table:formula="of:=[.U71]+[.M71]-[.M$164]" office:value-type="float" office:value="-4.84616486922556">
            <text:p>-4.85</text:p>
          </table:table-cell>
          <table:table-cell table:formula="of:=[.V71]+[.N71]-[.N$164]" office:value-type="float" office:value="0.856570036514946">
            <text:p>0.86</text:p>
          </table:table-cell>
          <table:table-cell table:formula="of:=[.W71]+[.O71]-[.O$164]" office:value-type="float" office:value="0.44136379076087">
            <text:p>0.44</text:p>
          </table:table-cell>
          <table:table-cell/>
          <table:table-cell table:formula="of:=[.Y71]+[.Q72]+0.5*([.Q72]-[.Q71])" office:value-type="float" office:value="-92.1149597167971">
            <text:p>-92.1</text:p>
          </table:table-cell>
          <table:table-cell table:formula="of:=[.Z71]+[.R72]+0.5*([.R72]-[.R71])" office:value-type="float" office:value="116.481275475543">
            <text:p>116.5</text:p>
          </table:table-cell>
          <table:table-cell table:formula="of:=[.AA71]+[.S72]+0.5*([.S72]-[.S71])" office:value-type="float" office:value="89.0139598017152">
            <text:p>89.0</text:p>
          </table:table-cell>
          <table:table-cell/>
          <table:table-cell table:formula="of:=[.AC71]+[.U72]+0.5*([.U72]-[.U71])" office:value-type="float" office:value="-277.418295155401">
            <text:p>-277.4</text:p>
          </table:table-cell>
          <table:table-cell table:formula="of:=[.AD71]+[.V72]+0.5*([.V72]-[.V71])" office:value-type="float" office:value="60.8558389414913">
            <text:p>60.9</text:p>
          </table:table-cell>
          <table:table-cell table:formula="of:=[.AE71]+[.W72]+0.5*([.W72]-[.W71])" office:value-type="float" office:value="0.183835236922576">
            <text:p>0.2</text:p>
          </table:table-cell>
        </table:table-row>
        <table:table-row table:style-name="ro1">
          <table:table-cell office:value-type="float" office:value="15644">
            <text:p>15644</text:p>
          </table:table-cell>
          <table:table-cell office:value-type="float" office:value="-4216">
            <text:p>-4216</text:p>
          </table:table-cell>
          <table:table-cell office:value-type="float" office:value="4060">
            <text:p>4060</text:p>
          </table:table-cell>
          <table:table-cell office:value-type="float" office:value="23.4">
            <text:p>23.4</text:p>
          </table:table-cell>
          <table:table-cell office:value-type="float" office:value="183">
            <text:p>183</text:p>
          </table:table-cell>
          <table:table-cell office:value-type="float" office:value="-38">
            <text:p>-38</text:p>
          </table:table-cell>
          <table:table-cell office:value-type="float" office:value="166">
            <text:p>166</text:p>
          </table:table-cell>
          <table:table-cell/>
          <table:table-cell table:formula="of:=[.A73]/16384" office:value-type="float" office:value="0.954833984375">
            <text:p>0.95</text:p>
          </table:table-cell>
          <table:table-cell table:formula="of:=[.B73]/16384" office:value-type="float" office:value="-0.25732421875">
            <text:p>-0.26</text:p>
          </table:table-cell>
          <table:table-cell table:formula="of:=[.C73]/16384" office:value-type="float" office:value="0.247802734375">
            <text:p>0.25</text:p>
          </table:table-cell>
          <table:table-cell table:formula="of:=[.D73]" office:value-type="float" office:value="23.4">
            <text:p>23.40</text:p>
          </table:table-cell>
          <table:table-cell table:formula="of:=[.E73]/16384" office:value-type="float" office:value="0.01116943359375">
            <text:p>0.01</text:p>
          </table:table-cell>
          <table:table-cell table:formula="of:=[.F73]/16384" office:value-type="float" office:value="-0.0023193359375">
            <text:p>0.00</text:p>
          </table:table-cell>
          <table:table-cell table:formula="of:=[.G73]/16384" office:value-type="float" office:value="0.0101318359375">
            <text:p>0.01</text:p>
          </table:table-cell>
          <table:table-cell/>
          <table:table-cell table:formula="of:=[.Q72]+[.I72]-[.I$164]" office:value-type="float" office:value="-0.368007114955362">
            <text:p>-0.37</text:p>
          </table:table-cell>
          <table:table-cell table:formula="of:=[.R72]+[.J72]-[.J$164]" office:value-type="float" office:value="1.52909367721273">
            <text:p>1.53</text:p>
          </table:table-cell>
          <table:table-cell table:formula="of:=[.S72]+[.K72]-[.K$164]" office:value-type="float" office:value="1.66750397297166">
            <text:p>1.67</text:p>
          </table:table-cell>
          <table:table-cell table:formula="of:=[.L73]" office:value-type="float" office:value="23.4">
            <text:p>23.40</text:p>
          </table:table-cell>
          <table:table-cell table:formula="of:=[.U72]+[.M72]-[.M$164]" office:value-type="float" office:value="-4.97022280485735">
            <text:p>-4.97</text:p>
          </table:table-cell>
          <table:table-cell table:formula="of:=[.V72]+[.N72]-[.N$164]" office:value-type="float" office:value="0.885015073029892">
            <text:p>0.89</text:p>
          </table:table-cell>
          <table:table-cell table:formula="of:=[.W72]+[.O72]-[.O$164]" office:value-type="float" office:value="0.422060380070847">
            <text:p>0.42</text:p>
          </table:table-cell>
          <table:table-cell/>
          <table:table-cell table:formula="of:=[.Y72]+[.Q73]+0.5*([.Q73]-[.Q72])" office:value-type="float" office:value="-92.5402919224333">
            <text:p>-92.5</text:p>
          </table:table-cell>
          <table:table-cell table:formula="of:=[.Z72]+[.R73]+0.5*([.R73]-[.R72])" office:value-type="float" office:value="118.026274687015">
            <text:p>118.0</text:p>
          </table:table-cell>
          <table:table-cell table:formula="of:=[.AA72]+[.S73]+0.5*([.S73]-[.S72])" office:value-type="float" office:value="90.7432285095593">
            <text:p>90.7</text:p>
          </table:table-cell>
          <table:table-cell/>
          <table:table-cell table:formula="of:=[.AC72]+[.U73]+0.5*([.U73]-[.U72])" office:value-type="float" office:value="-282.450546928074">
            <text:p>-282.5</text:p>
          </table:table-cell>
          <table:table-cell table:formula="of:=[.AD72]+[.V73]+0.5*([.V73]-[.V72])" office:value-type="float" office:value="61.7550765327786">
            <text:p>61.8</text:p>
          </table:table-cell>
          <table:table-cell table:formula="of:=[.AE72]+[.W73]+0.5*([.W73]-[.W72])" office:value-type="float" office:value="0.596243911648411">
            <text:p>0.6</text:p>
          </table:table-cell>
        </table:table-row>
        <table:table-row table:style-name="ro1">
          <table:table-cell office:value-type="float" office:value="15616">
            <text:p>15616</text:p>
          </table:table-cell>
          <table:table-cell office:value-type="float" office:value="-4288">
            <text:p>-4288</text:p>
          </table:table-cell>
          <table:table-cell office:value-type="float" office:value="4216">
            <text:p>4216</text:p>
          </table:table-cell>
          <table:table-cell office:value-type="float" office:value="23.45">
            <text:p>23.45</text:p>
          </table:table-cell>
          <table:table-cell office:value-type="float" office:value="235">
            <text:p>235</text:p>
          </table:table-cell>
          <table:table-cell office:value-type="float" office:value="1">
            <text:p>1</text:p>
          </table:table-cell>
          <table:table-cell office:value-type="float" office:value="188">
            <text:p>188</text:p>
          </table:table-cell>
          <table:table-cell/>
          <table:table-cell table:formula="of:=[.A74]/16384" office:value-type="float" office:value="0.953125">
            <text:p>0.95</text:p>
          </table:table-cell>
          <table:table-cell table:formula="of:=[.B74]/16384" office:value-type="float" office:value="-0.26171875">
            <text:p>-0.26</text:p>
          </table:table-cell>
          <table:table-cell table:formula="of:=[.C74]/16384" office:value-type="float" office:value="0.25732421875">
            <text:p>0.26</text:p>
          </table:table-cell>
          <table:table-cell table:formula="of:=[.D74]" office:value-type="float" office:value="23.45">
            <text:p>23.45</text:p>
          </table:table-cell>
          <table:table-cell table:formula="of:=[.E74]/16384" office:value-type="float" office:value="0.01434326171875">
            <text:p>0.01</text:p>
          </table:table-cell>
          <table:table-cell table:formula="of:=[.F74]/16384" office:value-type="float" office:value="0.00006103515625">
            <text:p>0.00</text:p>
          </table:table-cell>
          <table:table-cell table:formula="of:=[.G74]/16384" office:value-type="float" office:value="0.011474609375">
            <text:p>0.01</text:p>
          </table:table-cell>
          <table:table-cell/>
          <table:table-cell table:formula="of:=[.Q73]+[.I73]-[.I$164]" office:value-type="float" office:value="-0.473868233816969">
            <text:p>-0.47</text:p>
          </table:table-cell>
          <table:table-cell table:formula="of:=[.R73]+[.J73]-[.J$164]" office:value-type="float" office:value="1.56798482385481">
            <text:p>1.57</text:p>
          </table:table-cell>
          <table:table-cell table:formula="of:=[.S73]+[.K73]-[.K$164]" office:value-type="float" office:value="1.78200023959142">
            <text:p>1.78</text:p>
          </table:table-cell>
          <table:table-cell table:formula="of:=[.L74]" office:value-type="float" office:value="23.45">
            <text:p>23.45</text:p>
          </table:table-cell>
          <table:table-cell table:formula="of:=[.U73]+[.M73]-[.M$164]" office:value-type="float" office:value="-5.09440281080165">
            <text:p>-5.09</text:p>
          </table:table-cell>
          <table:table-cell table:formula="of:=[.V73]+[.N73]-[.N$164]" office:value-type="float" office:value="0.916756007982337">
            <text:p>0.92</text:p>
          </table:table-cell>
          <table:table-cell table:formula="of:=[.W73]+[.O73]-[.O$164]" office:value-type="float" office:value="0.407761852193324">
            <text:p>0.41</text:p>
          </table:table-cell>
          <table:table-cell/>
          <table:table-cell table:formula="of:=[.Y73]+[.Q74]+0.5*([.Q74]-[.Q73])" office:value-type="float" office:value="-93.0670907156811">
            <text:p>-93.1</text:p>
          </table:table-cell>
          <table:table-cell table:formula="of:=[.Z73]+[.R74]+0.5*([.R74]-[.R73])" office:value-type="float" office:value="119.61370508419">
            <text:p>119.6</text:p>
          </table:table-cell>
          <table:table-cell table:formula="of:=[.AA73]+[.S74]+0.5*([.S74]-[.S73])" office:value-type="float" office:value="92.5824768824606">
            <text:p>92.6</text:p>
          </table:table-cell>
          <table:table-cell/>
          <table:table-cell table:formula="of:=[.AC73]+[.U74]+0.5*([.U74]-[.U73])" office:value-type="float" office:value="-287.607039741848">
            <text:p>-287.6</text:p>
          </table:table-cell>
          <table:table-cell table:formula="of:=[.AD73]+[.V74]+0.5*([.V74]-[.V73])" office:value-type="float" office:value="62.6877030082372">
            <text:p>62.7</text:p>
          </table:table-cell>
          <table:table-cell table:formula="of:=[.AE73]+[.W74]+0.5*([.W74]-[.W73])" office:value-type="float" office:value="0.996856499902973">
            <text:p>1.0</text:p>
          </table:table-cell>
        </table:table-row>
        <table:table-row table:style-name="ro1">
          <table:table-cell office:value-type="float" office:value="15692">
            <text:p>15692</text:p>
          </table:table-cell>
          <table:table-cell office:value-type="float" office:value="-4324">
            <text:p>-4324</text:p>
          </table:table-cell>
          <table:table-cell office:value-type="float" office:value="4244">
            <text:p>4244</text:p>
          </table:table-cell>
          <table:table-cell office:value-type="float" office:value="23.45">
            <text:p>23.45</text:p>
          </table:table-cell>
          <table:table-cell office:value-type="float" office:value="194">
            <text:p>194</text:p>
          </table:table-cell>
          <table:table-cell office:value-type="float" office:value="-36">
            <text:p>-36</text:p>
          </table:table-cell>
          <table:table-cell office:value-type="float" office:value="185">
            <text:p>185</text:p>
          </table:table-cell>
          <table:table-cell/>
          <table:table-cell table:formula="of:=[.A75]/16384" office:value-type="float" office:value="0.957763671875">
            <text:p>0.96</text:p>
          </table:table-cell>
          <table:table-cell table:formula="of:=[.B75]/16384" office:value-type="float" office:value="-0.263916015625">
            <text:p>-0.26</text:p>
          </table:table-cell>
          <table:table-cell table:formula="of:=[.C75]/16384" office:value-type="float" office:value="0.259033203125">
            <text:p>0.26</text:p>
          </table:table-cell>
          <table:table-cell table:formula="of:=[.D75]" office:value-type="float" office:value="23.45">
            <text:p>23.45</text:p>
          </table:table-cell>
          <table:table-cell table:formula="of:=[.E75]/16384" office:value-type="float" office:value="0.0118408203125">
            <text:p>0.01</text:p>
          </table:table-cell>
          <table:table-cell table:formula="of:=[.F75]/16384" office:value-type="float" office:value="-0.002197265625">
            <text:p>0.00</text:p>
          </table:table-cell>
          <table:table-cell table:formula="of:=[.G75]/16384" office:value-type="float" office:value="0.01129150390625">
            <text:p>0.01</text:p>
          </table:table-cell>
          <table:table-cell/>
          <table:table-cell table:formula="of:=[.Q74]+[.I74]-[.I$164]" office:value-type="float" office:value="-0.581438337053576">
            <text:p>-0.58</text:p>
          </table:table-cell>
          <table:table-cell table:formula="of:=[.R74]+[.J74]-[.J$164]" office:value-type="float" office:value="1.60248143924689">
            <text:p>1.60</text:p>
          </table:table-cell>
          <table:table-cell table:formula="of:=[.S74]+[.K74]-[.K$164]" office:value-type="float" office:value="1.90601799058617">
            <text:p>1.91</text:p>
          </table:table-cell>
          <table:table-cell table:formula="of:=[.L75]" office:value-type="float" office:value="23.45">
            <text:p>23.45</text:p>
          </table:table-cell>
          <table:table-cell table:formula="of:=[.U74]+[.M74]-[.M$164]" office:value-type="float" office:value="-5.21540898862094">
            <text:p>-5.22</text:p>
          </table:table-cell>
          <table:table-cell table:formula="of:=[.V74]+[.N74]-[.N$164]" office:value-type="float" office:value="0.950877314028533">
            <text:p>0.95</text:p>
          </table:table-cell>
          <table:table-cell table:formula="of:=[.W74]+[.O74]-[.O$164]" office:value-type="float" office:value="0.3948060977533">
            <text:p>0.39</text:p>
          </table:table-cell>
          <table:table-cell/>
          <table:table-cell table:formula="of:=[.Y74]+[.Q75]+0.5*([.Q75]-[.Q74])" office:value-type="float" office:value="-93.7023141043529">
            <text:p>-93.7</text:p>
          </table:table-cell>
          <table:table-cell table:formula="of:=[.Z74]+[.R75]+0.5*([.R75]-[.R74])" office:value-type="float" office:value="121.233434831133">
            <text:p>121.2</text:p>
          </table:table-cell>
          <table:table-cell table:formula="of:=[.AA74]+[.S75]+0.5*([.S75]-[.S74])" office:value-type="float" office:value="94.5505037485441">
            <text:p>94.6</text:p>
          </table:table-cell>
          <table:table-cell/>
          <table:table-cell table:formula="of:=[.AC74]+[.U75]+0.5*([.U75]-[.U74])" office:value-type="float" office:value="-292.882951819379">
            <text:p>-292.9</text:p>
          </table:table-cell>
          <table:table-cell table:formula="of:=[.AD74]+[.V75]+0.5*([.V75]-[.V74])" office:value-type="float" office:value="63.6556409752888">
            <text:p>63.7</text:p>
          </table:table-cell>
          <table:table-cell table:formula="of:=[.AE74]+[.W75]+0.5*([.W75]-[.W74])" office:value-type="float" office:value="1.38518472043626">
            <text:p>1.4</text:p>
          </table:table-cell>
        </table:table-row>
        <table:table-row table:style-name="ro1">
          <table:table-cell office:value-type="float" office:value="15600">
            <text:p>15600</text:p>
          </table:table-cell>
          <table:table-cell office:value-type="float" office:value="-4268">
            <text:p>-4268</text:p>
          </table:table-cell>
          <table:table-cell office:value-type="float" office:value="4120">
            <text:p>4120</text:p>
          </table:table-cell>
          <table:table-cell office:value-type="float" office:value="23.45">
            <text:p>23.45</text:p>
          </table:table-cell>
          <table:table-cell office:value-type="float" office:value="164">
            <text:p>164</text:p>
          </table:table-cell>
          <table:table-cell office:value-type="float" office:value="-37">
            <text:p>-37</text:p>
          </table:table-cell>
          <table:table-cell office:value-type="float" office:value="162">
            <text:p>162</text:p>
          </table:table-cell>
          <table:table-cell/>
          <table:table-cell table:formula="of:=[.A76]/16384" office:value-type="float" office:value="0.9521484375">
            <text:p>0.95</text:p>
          </table:table-cell>
          <table:table-cell table:formula="of:=[.B76]/16384" office:value-type="float" office:value="-0.260498046875">
            <text:p>-0.26</text:p>
          </table:table-cell>
          <table:table-cell table:formula="of:=[.C76]/16384" office:value-type="float" office:value="0.25146484375">
            <text:p>0.25</text:p>
          </table:table-cell>
          <table:table-cell table:formula="of:=[.D76]" office:value-type="float" office:value="23.45">
            <text:p>23.45</text:p>
          </table:table-cell>
          <table:table-cell table:formula="of:=[.E76]/16384" office:value-type="float" office:value="0.010009765625">
            <text:p>0.01</text:p>
          </table:table-cell>
          <table:table-cell table:formula="of:=[.F76]/16384" office:value-type="float" office:value="-0.00225830078125">
            <text:p>0.00</text:p>
          </table:table-cell>
          <table:table-cell table:formula="of:=[.G76]/16384" office:value-type="float" office:value="0.0098876953125">
            <text:p>0.01</text:p>
          </table:table-cell>
          <table:table-cell/>
          <table:table-cell table:formula="of:=[.Q75]+[.I75]-[.I$164]" office:value-type="float" office:value="-0.684369768415183">
            <text:p>-0.68</text:p>
          </table:table-cell>
          <table:table-cell table:formula="of:=[.R75]+[.J75]-[.J$164]" office:value-type="float" office:value="1.63478078901397">
            <text:p>1.63</text:p>
          </table:table-cell>
          <table:table-cell table:formula="of:=[.S75]+[.K75]-[.K$164]" office:value-type="float" office:value="2.03174472595593">
            <text:p>2.03</text:p>
          </table:table-cell>
          <table:table-cell table:formula="of:=[.L76]" office:value-type="float" office:value="23.45">
            <text:p>23.45</text:p>
          </table:table-cell>
          <table:table-cell table:formula="of:=[.U75]+[.M75]-[.M$164]" office:value-type="float" office:value="-5.33891760784648">
            <text:p>-5.34</text:p>
          </table:table-cell>
          <table:table-cell table:formula="of:=[.V75]+[.N75]-[.N$164]" office:value-type="float" office:value="0.982740319293479">
            <text:p>0.98</text:p>
          </table:table-cell>
          <table:table-cell table:formula="of:=[.W75]+[.O75]-[.O$164]" office:value-type="float" office:value="0.381667237844527">
            <text:p>0.38</text:p>
          </table:table-cell>
          <table:table-cell/>
          <table:table-cell table:formula="of:=[.Y75]+[.Q76]+0.5*([.Q76]-[.Q75])" office:value-type="float" office:value="-94.4381495884489">
            <text:p>-94.4</text:p>
          </table:table-cell>
          <table:table-cell table:formula="of:=[.Z75]+[.R76]+0.5*([.R76]-[.R75])" office:value-type="float" office:value="122.884365295031">
            <text:p>122.9</text:p>
          </table:table-cell>
          <table:table-cell table:formula="of:=[.AA75]+[.S76]+0.5*([.S76]-[.S75])" office:value-type="float" office:value="96.6451118421849">
            <text:p>96.6</text:p>
          </table:table-cell>
          <table:table-cell/>
          <table:table-cell table:formula="of:=[.AC75]+[.U76]+0.5*([.U76]-[.U75])" office:value-type="float" office:value="-298.283623736838">
            <text:p>-298.3</text:p>
          </table:table-cell>
          <table:table-cell table:formula="of:=[.AD75]+[.V76]+0.5*([.V76]-[.V75])" office:value-type="float" office:value="64.6543127972148">
            <text:p>64.7</text:p>
          </table:table-cell>
          <table:table-cell table:formula="of:=[.AE75]+[.W76]+0.5*([.W76]-[.W75])" office:value-type="float" office:value="1.7602825283264">
            <text:p>1.8</text:p>
          </table:table-cell>
        </table:table-row>
        <table:table-row table:style-name="ro1">
          <table:table-cell office:value-type="float" office:value="15532">
            <text:p>15532</text:p>
          </table:table-cell>
          <table:table-cell office:value-type="float" office:value="-4356">
            <text:p>-4356</text:p>
          </table:table-cell>
          <table:table-cell office:value-type="float" office:value="4244">
            <text:p>4244</text:p>
          </table:table-cell>
          <table:table-cell office:value-type="float" office:value="23.54">
            <text:p>23.54</text:p>
          </table:table-cell>
          <table:table-cell office:value-type="float" office:value="221">
            <text:p>221</text:p>
          </table:table-cell>
          <table:table-cell office:value-type="float" office:value="194">
            <text:p>194</text:p>
          </table:table-cell>
          <table:table-cell office:value-type="float" office:value="176">
            <text:p>176</text:p>
          </table:table-cell>
          <table:table-cell/>
          <table:table-cell table:formula="of:=[.A77]/16384" office:value-type="float" office:value="0.947998046875">
            <text:p>0.95</text:p>
          </table:table-cell>
          <table:table-cell table:formula="of:=[.B77]/16384" office:value-type="float" office:value="-0.265869140625">
            <text:p>-0.27</text:p>
          </table:table-cell>
          <table:table-cell table:formula="of:=[.C77]/16384" office:value-type="float" office:value="0.259033203125">
            <text:p>0.26</text:p>
          </table:table-cell>
          <table:table-cell table:formula="of:=[.D77]" office:value-type="float" office:value="23.54">
            <text:p>23.54</text:p>
          </table:table-cell>
          <table:table-cell table:formula="of:=[.E77]/16384" office:value-type="float" office:value="0.01348876953125">
            <text:p>0.01</text:p>
          </table:table-cell>
          <table:table-cell table:formula="of:=[.F77]/16384" office:value-type="float" office:value="0.0118408203125">
            <text:p>0.01</text:p>
          </table:table-cell>
          <table:table-cell table:formula="of:=[.G77]/16384" office:value-type="float" office:value="0.0107421875">
            <text:p>0.01</text:p>
          </table:table-cell>
          <table:table-cell/>
          <table:table-cell table:formula="of:=[.Q76]+[.I76]-[.I$164]" office:value-type="float" office:value="-0.792916434151791">
            <text:p>-0.79</text:p>
          </table:table-cell>
          <table:table-cell table:formula="of:=[.R76]+[.J76]-[.J$164]" office:value-type="float" office:value="1.67049810753105">
            <text:p>1.67</text:p>
          </table:table-cell>
          <table:table-cell table:formula="of:=[.S76]+[.K76]-[.K$164]" office:value-type="float" office:value="2.14990310195069">
            <text:p>2.15</text:p>
          </table:table-cell>
          <table:table-cell table:formula="of:=[.L77]" office:value-type="float" office:value="23.54">
            <text:p>23.54</text:p>
          </table:table-cell>
          <table:table-cell table:formula="of:=[.U76]+[.M76]-[.M$164]" office:value-type="float" office:value="-5.46425728175953">
            <text:p>-5.46</text:p>
          </table:table-cell>
          <table:table-cell table:formula="of:=[.V76]+[.N76]-[.N$164]" office:value-type="float" office:value="1.01454228940217">
            <text:p>1.01</text:p>
          </table:table-cell>
          <table:table-cell table:formula="of:=[.W76]+[.O76]-[.O$164]" office:value-type="float" office:value="0.367124569342004">
            <text:p>0.37</text:p>
          </table:table-cell>
          <table:table-cell/>
          <table:table-cell table:formula="of:=[.Y76]+[.Q77]+0.5*([.Q77]-[.Q76])" office:value-type="float" office:value="-95.285339355469">
            <text:p>-95.3</text:p>
          </table:table-cell>
          <table:table-cell table:formula="of:=[.Z76]+[.R77]+0.5*([.R77]-[.R76])" office:value-type="float" office:value="124.57272206182">
            <text:p>124.6</text:p>
          </table:table-cell>
          <table:table-cell table:formula="of:=[.AA76]+[.S77]+0.5*([.S77]-[.S76])" office:value-type="float" office:value="98.854094132133">
            <text:p>98.9</text:p>
          </table:table-cell>
          <table:table-cell/>
          <table:table-cell table:formula="of:=[.AC76]+[.U77]+0.5*([.U77]-[.U76])" office:value-type="float" office:value="-303.810550855554">
            <text:p>-303.8</text:p>
          </table:table-cell>
          <table:table-cell table:formula="of:=[.AD76]+[.V77]+0.5*([.V77]-[.V76])" office:value-type="float" office:value="65.6847560716713">
            <text:p>65.7</text:p>
          </table:table-cell>
          <table:table-cell table:formula="of:=[.AE76]+[.W77]+0.5*([.W77]-[.W76])" office:value-type="float" office:value="2.12013576341714">
            <text:p>2.1</text:p>
          </table:table-cell>
        </table:table-row>
        <table:table-row table:style-name="ro1">
          <table:table-cell office:value-type="float" office:value="15420">
            <text:p>15420</text:p>
          </table:table-cell>
          <table:table-cell office:value-type="float" office:value="-4324">
            <text:p>-4324</text:p>
          </table:table-cell>
          <table:table-cell office:value-type="float" office:value="4268">
            <text:p>4268</text:p>
          </table:table-cell>
          <table:table-cell office:value-type="float" office:value="23.45">
            <text:p>23.45</text:p>
          </table:table-cell>
          <table:table-cell office:value-type="float" office:value="178">
            <text:p>178</text:p>
          </table:table-cell>
          <table:table-cell office:value-type="float" office:value="-154">
            <text:p>-154</text:p>
          </table:table-cell>
          <table:table-cell office:value-type="float" office:value="255">
            <text:p>255</text:p>
          </table:table-cell>
          <table:table-cell/>
          <table:table-cell table:formula="of:=[.A78]/16384" office:value-type="float" office:value="0.941162109375">
            <text:p>0.94</text:p>
          </table:table-cell>
          <table:table-cell table:formula="of:=[.B78]/16384" office:value-type="float" office:value="-0.263916015625">
            <text:p>-0.26</text:p>
          </table:table-cell>
          <table:table-cell table:formula="of:=[.C78]/16384" office:value-type="float" office:value="0.260498046875">
            <text:p>0.26</text:p>
          </table:table-cell>
          <table:table-cell table:formula="of:=[.D78]" office:value-type="float" office:value="23.45">
            <text:p>23.45</text:p>
          </table:table-cell>
          <table:table-cell table:formula="of:=[.E78]/16384" office:value-type="float" office:value="0.0108642578125">
            <text:p>0.01</text:p>
          </table:table-cell>
          <table:table-cell table:formula="of:=[.F78]/16384" office:value-type="float" office:value="-0.0093994140625">
            <text:p>-0.01</text:p>
          </table:table-cell>
          <table:table-cell table:formula="of:=[.G78]/16384" office:value-type="float" office:value="0.01556396484375">
            <text:p>0.02</text:p>
          </table:table-cell>
          <table:table-cell/>
          <table:table-cell table:formula="of:=[.Q77]+[.I77]-[.I$164]" office:value-type="float" office:value="-0.905613490513398">
            <text:p>-0.91</text:p>
          </table:table-cell>
          <table:table-cell table:formula="of:=[.R77]+[.J77]-[.J$164]" office:value-type="float" office:value="1.70084433229813">
            <text:p>1.70</text:p>
          </table:table-cell>
          <table:table-cell table:formula="of:=[.S77]+[.K77]-[.K$164]" office:value-type="float" office:value="2.27562983732045">
            <text:p>2.28</text:p>
          </table:table-cell>
          <table:table-cell table:formula="of:=[.L78]" office:value-type="float" office:value="23.45">
            <text:p>23.45</text:p>
          </table:table-cell>
          <table:table-cell table:formula="of:=[.U77]+[.M77]-[.M$164]" office:value-type="float" office:value="-5.58611795176632">
            <text:p>-5.59</text:p>
          </table:table-cell>
          <table:table-cell table:formula="of:=[.V77]+[.N77]-[.N$164]" office:value-type="float" office:value="1.06044338060462">
            <text:p>1.06</text:p>
          </table:table-cell>
          <table:table-cell table:formula="of:=[.W77]+[.O77]-[.O$164]" office:value-type="float" office:value="0.35343639302698">
            <text:p>0.35</text:p>
          </table:table-cell>
          <table:table-cell/>
          <table:table-cell table:formula="of:=[.Y77]+[.Q78]+0.5*([.Q78]-[.Q77])" office:value-type="float" office:value="-96.2473013741632">
            <text:p>-96.2</text:p>
          </table:table-cell>
          <table:table-cell table:formula="of:=[.Z77]+[.R78]+0.5*([.R78]-[.R77])" office:value-type="float" office:value="126.288739506502">
            <text:p>126.3</text:p>
          </table:table-cell>
          <table:table-cell table:formula="of:=[.AA77]+[.S78]+0.5*([.S78]-[.S77])" office:value-type="float" office:value="101.192587337138">
            <text:p>101.2</text:p>
          </table:table-cell>
          <table:table-cell/>
          <table:table-cell table:formula="of:=[.AC77]+[.U78]+0.5*([.U78]-[.U77])" office:value-type="float" office:value="-309.457599142324">
            <text:p>-309.5</text:p>
          </table:table-cell>
          <table:table-cell table:formula="of:=[.AD77]+[.V78]+0.5*([.V78]-[.V77])" office:value-type="float" office:value="66.7681499978771">
            <text:p>66.8</text:p>
          </table:table-cell>
          <table:table-cell table:formula="of:=[.AE77]+[.W78]+0.5*([.W78]-[.W77])" office:value-type="float" office:value="2.46672806828661">
            <text:p>2.5</text:p>
          </table:table-cell>
        </table:table-row>
        <table:table-row table:style-name="ro1">
          <table:table-cell office:value-type="float" office:value="15480">
            <text:p>15480</text:p>
          </table:table-cell>
          <table:table-cell office:value-type="float" office:value="-4756">
            <text:p>-4756</text:p>
          </table:table-cell>
          <table:table-cell office:value-type="float" office:value="4432">
            <text:p>4432</text:p>
          </table:table-cell>
          <table:table-cell office:value-type="float" office:value="23.45">
            <text:p>23.45</text:p>
          </table:table-cell>
          <table:table-cell office:value-type="float" office:value="170">
            <text:p>170</text:p>
          </table:table-cell>
          <table:table-cell office:value-type="float" office:value="-62">
            <text:p>-62</text:p>
          </table:table-cell>
          <table:table-cell office:value-type="float" office:value="347">
            <text:p>347</text:p>
          </table:table-cell>
          <table:table-cell/>
          <table:table-cell table:formula="of:=[.A79]/16384" office:value-type="float" office:value="0.94482421875">
            <text:p>0.94</text:p>
          </table:table-cell>
          <table:table-cell table:formula="of:=[.B79]/16384" office:value-type="float" office:value="-0.290283203125">
            <text:p>-0.29</text:p>
          </table:table-cell>
          <table:table-cell table:formula="of:=[.C79]/16384" office:value-type="float" office:value="0.2705078125">
            <text:p>0.27</text:p>
          </table:table-cell>
          <table:table-cell table:formula="of:=[.D79]" office:value-type="float" office:value="23.45">
            <text:p>23.45</text:p>
          </table:table-cell>
          <table:table-cell table:formula="of:=[.E79]/16384" office:value-type="float" office:value="0.0103759765625">
            <text:p>0.01</text:p>
          </table:table-cell>
          <table:table-cell table:formula="of:=[.F79]/16384" office:value-type="float" office:value="-0.0037841796875">
            <text:p>0.00</text:p>
          </table:table-cell>
          <table:table-cell table:formula="of:=[.G79]/16384" office:value-type="float" office:value="0.02117919921875">
            <text:p>0.02</text:p>
          </table:table-cell>
          <table:table-cell/>
          <table:table-cell table:formula="of:=[.Q78]+[.I78]-[.I$164]" office:value-type="float" office:value="-1.025146484375">
            <text:p>-1.03</text:p>
          </table:table-cell>
          <table:table-cell table:formula="of:=[.R78]+[.J78]-[.J$164]" office:value-type="float" office:value="1.73314368206522">
            <text:p>1.73</text:p>
          </table:table-cell>
          <table:table-cell table:formula="of:=[.S78]+[.K78]-[.K$164]" office:value-type="float" office:value="2.40282141644021">
            <text:p>2.40</text:p>
          </table:table-cell>
          <table:table-cell table:formula="of:=[.L79]" office:value-type="float" office:value="23.45">
            <text:p>23.45</text:p>
          </table:table-cell>
          <table:table-cell table:formula="of:=[.U78]+[.M78]-[.M$164]" office:value-type="float" office:value="-5.71060313349187">
            <text:p>-5.71</text:p>
          </table:table-cell>
          <table:table-cell table:formula="of:=[.V78]+[.N78]-[.N$164]" office:value-type="float" office:value="1.08510423743207">
            <text:p>1.09</text:p>
          </table:table-cell>
          <table:table-cell table:formula="of:=[.W78]+[.O78]-[.O$164]" office:value-type="float" office:value="0.344569994055707">
            <text:p>0.34</text:p>
          </table:table-cell>
          <table:table-cell/>
          <table:table-cell table:formula="of:=[.Y78]+[.Q79]+0.5*([.Q79]-[.Q78])" office:value-type="float" office:value="-97.332214355469">
            <text:p>-97.3</text:p>
          </table:table-cell>
          <table:table-cell table:formula="of:=[.Z78]+[.R79]+0.5*([.R79]-[.R78])" office:value-type="float" office:value="128.038032863451">
            <text:p>128.0</text:p>
          </table:table-cell>
          <table:table-cell table:formula="of:=[.AA78]+[.S79]+0.5*([.S79]-[.S78])" office:value-type="float" office:value="103.659004543138">
            <text:p>103.7</text:p>
          </table:table-cell>
          <table:table-cell/>
          <table:table-cell table:formula="of:=[.AC78]+[.U79]+0.5*([.U79]-[.U78])" office:value-type="float" office:value="-315.230444866678">
            <text:p>-315.2</text:p>
          </table:table-cell>
          <table:table-cell table:formula="of:=[.AD78]+[.V79]+0.5*([.V79]-[.V78])" office:value-type="float" office:value="67.8655846637229">
            <text:p>67.9</text:p>
          </table:table-cell>
          <table:table-cell table:formula="of:=[.AE78]+[.W79]+0.5*([.W79]-[.W78])" office:value-type="float" office:value="2.80686486285668">
            <text:p>2.8</text:p>
          </table:table-cell>
        </table:table-row>
        <table:table-row table:style-name="ro1">
          <table:table-cell office:value-type="float" office:value="15496">
            <text:p>15496</text:p>
          </table:table-cell>
          <table:table-cell office:value-type="float" office:value="-4448">
            <text:p>-4448</text:p>
          </table:table-cell>
          <table:table-cell office:value-type="float" office:value="4236">
            <text:p>4236</text:p>
          </table:table-cell>
          <table:table-cell office:value-type="float" office:value="23.45">
            <text:p>23.45</text:p>
          </table:table-cell>
          <table:table-cell office:value-type="float" office:value="138">
            <text:p>138</text:p>
          </table:table-cell>
          <table:table-cell office:value-type="float" office:value="-43">
            <text:p>-43</text:p>
          </table:table-cell>
          <table:table-cell office:value-type="float" office:value="125">
            <text:p>125</text:p>
          </table:table-cell>
          <table:table-cell/>
          <table:table-cell table:formula="of:=[.A80]/16384" office:value-type="float" office:value="0.94580078125">
            <text:p>0.95</text:p>
          </table:table-cell>
          <table:table-cell table:formula="of:=[.B80]/16384" office:value-type="float" office:value="-0.271484375">
            <text:p>-0.27</text:p>
          </table:table-cell>
          <table:table-cell table:formula="of:=[.C80]/16384" office:value-type="float" office:value="0.258544921875">
            <text:p>0.26</text:p>
          </table:table-cell>
          <table:table-cell table:formula="of:=[.D80]" office:value-type="float" office:value="23.45">
            <text:p>23.45</text:p>
          </table:table-cell>
          <table:table-cell table:formula="of:=[.E80]/16384" office:value-type="float" office:value="0.0084228515625">
            <text:p>0.01</text:p>
          </table:table-cell>
          <table:table-cell table:formula="of:=[.F80]/16384" office:value-type="float" office:value="-0.00262451171875">
            <text:p>0.00</text:p>
          </table:table-cell>
          <table:table-cell table:formula="of:=[.G80]/16384" office:value-type="float" office:value="0.00762939453125">
            <text:p>0.01</text:p>
          </table:table-cell>
          <table:table-cell/>
          <table:table-cell table:formula="of:=[.Q79]+[.I79]-[.I$164]" office:value-type="float" office:value="-1.14101736886161">
            <text:p>-1.14</text:p>
          </table:table-cell>
          <table:table-cell table:formula="of:=[.R79]+[.J79]-[.J$164]" office:value-type="float" office:value="1.7390758443323">
            <text:p>1.74</text:p>
          </table:table-cell>
          <table:table-cell table:formula="of:=[.S79]+[.K79]-[.K$164]" office:value-type="float" office:value="2.54002276118497">
            <text:p>2.54</text:p>
          </table:table-cell>
          <table:table-cell table:formula="of:=[.L80]" office:value-type="float" office:value="23.45">
            <text:p>23.45</text:p>
          </table:table-cell>
          <table:table-cell table:formula="of:=[.U79]+[.M79]-[.M$164]" office:value-type="float" office:value="-5.83557659646741">
            <text:p>-5.84</text:p>
          </table:table-cell>
          <table:table-cell table:formula="of:=[.V79]+[.N79]-[.N$164]" office:value-type="float" office:value="1.11538032863451">
            <text:p>1.12</text:p>
          </table:table-cell>
          <table:table-cell table:formula="of:=[.W79]+[.O79]-[.O$164]" office:value-type="float" office:value="0.341318829459434">
            <text:p>0.34</text:p>
          </table:table-cell>
          <table:table-cell/>
          <table:table-cell table:formula="of:=[.Y79]+[.Q80]+0.5*([.Q80]-[.Q79])" office:value-type="float" office:value="-98.531167166574">
            <text:p>-98.5</text:p>
          </table:table-cell>
          <table:table-cell table:formula="of:=[.Z79]+[.R80]+0.5*([.R80]-[.R79])" office:value-type="float" office:value="129.780074788917">
            <text:p>129.8</text:p>
          </table:table-cell>
          <table:table-cell table:formula="of:=[.AA79]+[.S80]+0.5*([.S80]-[.S79])" office:value-type="float" office:value="106.267627976696">
            <text:p>106.3</text:p>
          </table:table-cell>
          <table:table-cell/>
          <table:table-cell table:formula="of:=[.AC79]+[.U80]+0.5*([.U80]-[.U79])" office:value-type="float" office:value="-321.128508194634">
            <text:p>-321.1</text:p>
          </table:table-cell>
          <table:table-cell table:formula="of:=[.AD79]+[.V80]+0.5*([.V80]-[.V79])" office:value-type="float" office:value="68.9961030379586">
            <text:p>69.0</text:p>
          </table:table-cell>
          <table:table-cell table:formula="of:=[.AE79]+[.W80]+0.5*([.W80]-[.W79])" office:value-type="float" office:value="3.14655811001798">
            <text:p>3.1</text:p>
          </table:table-cell>
        </table:table-row>
        <table:table-row table:style-name="ro1">
          <table:table-cell office:value-type="float" office:value="15444">
            <text:p>15444</text:p>
          </table:table-cell>
          <table:table-cell office:value-type="float" office:value="-4608">
            <text:p>-4608</text:p>
          </table:table-cell>
          <table:table-cell office:value-type="float" office:value="4112">
            <text:p>4112</text:p>
          </table:table-cell>
          <table:table-cell office:value-type="float" office:value="23.45">
            <text:p>23.45</text:p>
          </table:table-cell>
          <table:table-cell office:value-type="float" office:value="152">
            <text:p>152</text:p>
          </table:table-cell>
          <table:table-cell office:value-type="float" office:value="9">
            <text:p>9</text:p>
          </table:table-cell>
          <table:table-cell office:value-type="float" office:value="108">
            <text:p>108</text:p>
          </table:table-cell>
          <table:table-cell/>
          <table:table-cell table:formula="of:=[.A81]/16384" office:value-type="float" office:value="0.942626953125">
            <text:p>0.94</text:p>
          </table:table-cell>
          <table:table-cell table:formula="of:=[.B81]/16384" office:value-type="float" office:value="-0.28125">
            <text:p>-0.28</text:p>
          </table:table-cell>
          <table:table-cell table:formula="of:=[.C81]/16384" office:value-type="float" office:value="0.2509765625">
            <text:p>0.25</text:p>
          </table:table-cell>
          <table:table-cell table:formula="of:=[.D81]" office:value-type="float" office:value="23.45">
            <text:p>23.45</text:p>
          </table:table-cell>
          <table:table-cell table:formula="of:=[.E81]/16384" office:value-type="float" office:value="0.00927734375">
            <text:p>0.01</text:p>
          </table:table-cell>
          <table:table-cell table:formula="of:=[.F81]/16384" office:value-type="float" office:value="0.00054931640625">
            <text:p>0.00</text:p>
          </table:table-cell>
          <table:table-cell table:formula="of:=[.G81]/16384" office:value-type="float" office:value="0.006591796875">
            <text:p>0.01</text:p>
          </table:table-cell>
          <table:table-cell/>
          <table:table-cell table:formula="of:=[.Q80]+[.I80]-[.I$164]" office:value-type="float" office:value="-1.25591169084822">
            <text:p>-1.26</text:p>
          </table:table-cell>
          <table:table-cell table:formula="of:=[.R80]+[.J80]-[.J$164]" office:value-type="float" office:value="1.76380683472438">
            <text:p>1.76</text:p>
          </table:table-cell>
          <table:table-cell table:formula="of:=[.S80]+[.K80]-[.K$164]" office:value-type="float" office:value="2.66526121530473">
            <text:p>2.67</text:p>
          </table:table-cell>
          <table:table-cell table:formula="of:=[.L81]" office:value-type="float" office:value="23.45">
            <text:p>23.45</text:p>
          </table:table-cell>
          <table:table-cell table:formula="of:=[.U80]+[.M80]-[.M$164]" office:value-type="float" office:value="-5.96250318444295">
            <text:p>-5.96</text:p>
          </table:table-cell>
          <table:table-cell table:formula="of:=[.V80]+[.N80]-[.N$164]" office:value-type="float" office:value="1.14681608780571">
            <text:p>1.15</text:p>
          </table:table-cell>
          <table:table-cell table:formula="of:=[.W80]+[.O80]-[.O$164]" office:value-type="float" office:value="0.324517860175661">
            <text:p>0.32</text:p>
          </table:table-cell>
          <table:table-cell/>
          <table:table-cell table:formula="of:=[.Y80]+[.Q81]+0.5*([.Q81]-[.Q80])" office:value-type="float" office:value="-99.8445260184155">
            <text:p>-99.8</text:p>
          </table:table-cell>
          <table:table-cell table:formula="of:=[.Z80]+[.R81]+0.5*([.R81]-[.R80])" office:value-type="float" office:value="131.556247118837">
            <text:p>131.6</text:p>
          </table:table-cell>
          <table:table-cell table:formula="of:=[.AA80]+[.S81]+0.5*([.S81]-[.S80])" office:value-type="float" office:value="108.99550841906">
            <text:p>109.0</text:p>
          </table:table-cell>
          <table:table-cell/>
          <table:table-cell table:formula="of:=[.AC80]+[.U81]+0.5*([.U81]-[.U80])" office:value-type="float" office:value="-327.154474673064">
            <text:p>-327.2</text:p>
          </table:table-cell>
          <table:table-cell table:formula="of:=[.AD80]+[.V81]+0.5*([.V81]-[.V80])" office:value-type="float" office:value="70.1586370053499">
            <text:p>70.2</text:p>
          </table:table-cell>
          <table:table-cell table:formula="of:=[.AE80]+[.W81]+0.5*([.W81]-[.W80])" office:value-type="float" office:value="3.46267548555176">
            <text:p>3.5</text:p>
          </table:table-cell>
        </table:table-row>
        <table:table-row table:style-name="ro1">
          <table:table-cell office:value-type="float" office:value="15408">
            <text:p>15408</text:p>
          </table:table-cell>
          <table:table-cell office:value-type="float" office:value="-4380">
            <text:p>-4380</text:p>
          </table:table-cell>
          <table:table-cell office:value-type="float" office:value="4248">
            <text:p>4248</text:p>
          </table:table-cell>
          <table:table-cell office:value-type="float" office:value="23.35">
            <text:p>23.35</text:p>
          </table:table-cell>
          <table:table-cell office:value-type="float" office:value="134">
            <text:p>134</text:p>
          </table:table-cell>
          <table:table-cell office:value-type="float" office:value="-102">
            <text:p>-102</text:p>
          </table:table-cell>
          <table:table-cell office:value-type="float" office:value="102">
            <text:p>102</text:p>
          </table:table-cell>
          <table:table-cell/>
          <table:table-cell table:formula="of:=[.A82]/16384" office:value-type="float" office:value="0.9404296875">
            <text:p>0.94</text:p>
          </table:table-cell>
          <table:table-cell table:formula="of:=[.B82]/16384" office:value-type="float" office:value="-0.267333984375">
            <text:p>-0.27</text:p>
          </table:table-cell>
          <table:table-cell table:formula="of:=[.C82]/16384" office:value-type="float" office:value="0.25927734375">
            <text:p>0.26</text:p>
          </table:table-cell>
          <table:table-cell table:formula="of:=[.D82]" office:value-type="float" office:value="23.35">
            <text:p>23.35</text:p>
          </table:table-cell>
          <table:table-cell table:formula="of:=[.E82]/16384" office:value-type="float" office:value="0.0081787109375">
            <text:p>0.01</text:p>
          </table:table-cell>
          <table:table-cell table:formula="of:=[.F82]/16384" office:value-type="float" office:value="-0.0062255859375">
            <text:p>-0.01</text:p>
          </table:table-cell>
          <table:table-cell table:formula="of:=[.G82]/16384" office:value-type="float" office:value="0.0062255859375">
            <text:p>0.01</text:p>
          </table:table-cell>
          <table:table-cell/>
          <table:table-cell table:formula="of:=[.Q81]+[.I81]-[.I$164]" office:value-type="float" office:value="-1.37397984095983">
            <text:p>-1.37</text:p>
          </table:table-cell>
          <table:table-cell table:formula="of:=[.R81]+[.J81]-[.J$164]" office:value-type="float" office:value="1.77877220011646">
            <text:p>1.78</text:p>
          </table:table-cell>
          <table:table-cell table:formula="of:=[.S81]+[.K81]-[.K$164]" office:value-type="float" office:value="2.78293131004949">
            <text:p>2.78</text:p>
          </table:table-cell>
          <table:table-cell table:formula="of:=[.L82]" office:value-type="float" office:value="23.35">
            <text:p>23.35</text:p>
          </table:table-cell>
          <table:table-cell table:formula="of:=[.U81]+[.M81]-[.M$164]" office:value-type="float" office:value="-6.088575280231">
            <text:p>-6.09</text:p>
          </table:table-cell>
          <table:table-cell table:formula="of:=[.V81]+[.N81]-[.N$164]" office:value-type="float" office:value="1.1814256751019">
            <text:p>1.18</text:p>
          </table:table-cell>
          <table:table-cell table:formula="of:=[.W81]+[.O81]-[.O$164]" office:value-type="float" office:value="0.306679293235637">
            <text:p>0.31</text:p>
          </table:table-cell>
          <table:table-cell/>
          <table:table-cell table:formula="of:=[.Y81]+[.Q82]+0.5*([.Q82]-[.Q81])" office:value-type="float" office:value="-101.277539934431">
            <text:p>-101.3</text:p>
          </table:table-cell>
          <table:table-cell table:formula="of:=[.Z81]+[.R82]+0.5*([.R82]-[.R81])" office:value-type="float" office:value="133.34250200165">
            <text:p>133.3</text:p>
          </table:table-cell>
          <table:table-cell table:formula="of:=[.AA81]+[.S82]+0.5*([.S82]-[.S81])" office:value-type="float" office:value="111.837274776482">
            <text:p>111.8</text:p>
          </table:table-cell>
          <table:table-cell/>
          <table:table-cell table:formula="of:=[.AC81]+[.U82]+0.5*([.U82]-[.U81])" office:value-type="float" office:value="-333.306086001189">
            <text:p>-333.3</text:p>
          </table:table-cell>
          <table:table-cell table:formula="of:=[.AD81]+[.V82]+0.5*([.V82]-[.V81])" office:value-type="float" office:value="71.3573674740999">
            <text:p>71.4</text:p>
          </table:table-cell>
          <table:table-cell table:formula="of:=[.AE81]+[.W82]+0.5*([.W82]-[.W81])" office:value-type="float" office:value="3.76043549531738">
            <text:p>3.8</text:p>
          </table:table-cell>
        </table:table-row>
        <table:table-row table:style-name="ro1">
          <table:table-cell office:value-type="float" office:value="15440">
            <text:p>15440</text:p>
          </table:table-cell>
          <table:table-cell office:value-type="float" office:value="-4504">
            <text:p>-4504</text:p>
          </table:table-cell>
          <table:table-cell office:value-type="float" office:value="4216">
            <text:p>4216</text:p>
          </table:table-cell>
          <table:table-cell office:value-type="float" office:value="23.54">
            <text:p>23.54</text:p>
          </table:table-cell>
          <table:table-cell office:value-type="float" office:value="143">
            <text:p>143</text:p>
          </table:table-cell>
          <table:table-cell office:value-type="float" office:value="-117">
            <text:p>-117</text:p>
          </table:table-cell>
          <table:table-cell office:value-type="float" office:value="179">
            <text:p>179</text:p>
          </table:table-cell>
          <table:table-cell/>
          <table:table-cell table:formula="of:=[.A83]/16384" office:value-type="float" office:value="0.9423828125">
            <text:p>0.94</text:p>
          </table:table-cell>
          <table:table-cell table:formula="of:=[.B83]/16384" office:value-type="float" office:value="-0.27490234375">
            <text:p>-0.27</text:p>
          </table:table-cell>
          <table:table-cell table:formula="of:=[.C83]/16384" office:value-type="float" office:value="0.25732421875">
            <text:p>0.26</text:p>
          </table:table-cell>
          <table:table-cell table:formula="of:=[.D83]" office:value-type="float" office:value="23.54">
            <text:p>23.54</text:p>
          </table:table-cell>
          <table:table-cell table:formula="of:=[.E83]/16384" office:value-type="float" office:value="0.00872802734375">
            <text:p>0.01</text:p>
          </table:table-cell>
          <table:table-cell table:formula="of:=[.F83]/16384" office:value-type="float" office:value="-0.00714111328125">
            <text:p>-0.01</text:p>
          </table:table-cell>
          <table:table-cell table:formula="of:=[.G83]/16384" office:value-type="float" office:value="0.01092529296875">
            <text:p>0.01</text:p>
          </table:table-cell>
          <table:table-cell/>
          <table:table-cell table:formula="of:=[.Q82]+[.I82]-[.I$164]" office:value-type="float" office:value="-1.49424525669643">
            <text:p>-1.49</text:p>
          </table:table-cell>
          <table:table-cell table:formula="of:=[.R82]+[.J82]-[.J$164]" office:value-type="float" office:value="1.80765358113354">
            <text:p>1.81</text:p>
          </table:table-cell>
          <table:table-cell table:formula="of:=[.S82]+[.K82]-[.K$164]" office:value-type="float" office:value="2.90890218604425">
            <text:p>2.91</text:p>
          </table:table-cell>
          <table:table-cell table:formula="of:=[.L83]" office:value-type="float" office:value="23.54">
            <text:p>23.54</text:p>
          </table:table-cell>
          <table:table-cell table:formula="of:=[.U82]+[.M82]-[.M$164]" office:value-type="float" office:value="-6.21574600883154">
            <text:p>-6.22</text:p>
          </table:table-cell>
          <table:table-cell table:formula="of:=[.V82]+[.N82]-[.N$164]" office:value-type="float" office:value="1.20926036005435">
            <text:p>1.21</text:p>
          </table:table-cell>
          <table:table-cell table:formula="of:=[.W82]+[.O82]-[.O$164]" office:value-type="float" office:value="0.288474515358114">
            <text:p>0.29</text:p>
          </table:table-cell>
          <table:table-cell/>
          <table:table-cell table:formula="of:=[.Y82]+[.Q83]+0.5*([.Q83]-[.Q82])" office:value-type="float" office:value="-102.831917898996">
            <text:p>-102.8</text:p>
          </table:table-cell>
          <table:table-cell table:formula="of:=[.Z82]+[.R83]+0.5*([.R83]-[.R82])" office:value-type="float" office:value="135.164596273292">
            <text:p>135.2</text:p>
          </table:table-cell>
          <table:table-cell table:formula="of:=[.AA82]+[.S83]+0.5*([.S83]-[.S82])" office:value-type="float" office:value="114.809162400524">
            <text:p>114.8</text:p>
          </table:table-cell>
          <table:table-cell/>
          <table:table-cell table:formula="of:=[.AC82]+[.U83]+0.5*([.U83]-[.U82])" office:value-type="float" office:value="-339.585417374321">
            <text:p>-339.6</text:p>
          </table:table-cell>
          <table:table-cell table:formula="of:=[.AD82]+[.V83]+0.5*([.V83]-[.V82])" office:value-type="float" office:value="72.5805451766305">
            <text:p>72.6</text:p>
          </table:table-cell>
          <table:table-cell table:formula="of:=[.AE82]+[.W83]+0.5*([.W83]-[.W82])" office:value-type="float" office:value="4.03980762173673">
            <text:p>4.0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-4428">
            <text:p>-4428</text:p>
          </table:table-cell>
          <table:table-cell office:value-type="float" office:value="4252">
            <text:p>4252</text:p>
          </table:table-cell>
          <table:table-cell office:value-type="float" office:value="23.54">
            <text:p>23.54</text:p>
          </table:table-cell>
          <table:table-cell office:value-type="float" office:value="23">
            <text:p>23</text:p>
          </table:table-cell>
          <table:table-cell office:value-type="float" office:value="-269">
            <text:p>-269</text:p>
          </table:table-cell>
          <table:table-cell office:value-type="float" office:value="112">
            <text:p>112</text:p>
          </table:table-cell>
          <table:table-cell/>
          <table:table-cell table:formula="of:=[.A84]/16384" office:value-type="float" office:value="0.9375">
            <text:p>0.94</text:p>
          </table:table-cell>
          <table:table-cell table:formula="of:=[.B84]/16384" office:value-type="float" office:value="-0.270263671875">
            <text:p>-0.27</text:p>
          </table:table-cell>
          <table:table-cell table:formula="of:=[.C84]/16384" office:value-type="float" office:value="0.259521484375">
            <text:p>0.26</text:p>
          </table:table-cell>
          <table:table-cell table:formula="of:=[.D84]" office:value-type="float" office:value="23.54">
            <text:p>23.54</text:p>
          </table:table-cell>
          <table:table-cell table:formula="of:=[.E84]/16384" office:value-type="float" office:value="0.00140380859375">
            <text:p>0.00</text:p>
          </table:table-cell>
          <table:table-cell table:formula="of:=[.F84]/16384" office:value-type="float" office:value="-0.01641845703125">
            <text:p>-0.02</text:p>
          </table:table-cell>
          <table:table-cell table:formula="of:=[.G84]/16384" office:value-type="float" office:value="0.0068359375">
            <text:p>0.01</text:p>
          </table:table-cell>
          <table:table-cell/>
          <table:table-cell table:formula="of:=[.Q83]+[.I83]-[.I$164]" office:value-type="float" office:value="-1.61255754743304">
            <text:p>-1.61</text:p>
          </table:table-cell>
          <table:table-cell table:formula="of:=[.R83]+[.J83]-[.J$164]" office:value-type="float" office:value="1.82896660277562">
            <text:p>1.83</text:p>
          </table:table-cell>
          <table:table-cell table:formula="of:=[.S83]+[.K83]-[.K$164]" office:value-type="float" office:value="3.03291993703901">
            <text:p>3.03</text:p>
          </table:table-cell>
          <table:table-cell table:formula="of:=[.L84]" office:value-type="float" office:value="23.54">
            <text:p>23.54</text:p>
          </table:table-cell>
          <table:table-cell table:formula="of:=[.U83]+[.M83]-[.M$164]" office:value-type="float" office:value="-6.34236742102584">
            <text:p>-6.34</text:p>
          </table:table-cell>
          <table:table-cell table:formula="of:=[.V83]+[.N83]-[.N$164]" office:value-type="float" office:value="1.23617951766304">
            <text:p>1.24</text:p>
          </table:table-cell>
          <table:table-cell table:formula="of:=[.W83]+[.O83]-[.O$164]" office:value-type="float" office:value="0.274969444511841">
            <text:p>0.27</text:p>
          </table:table-cell>
          <table:table-cell/>
          <table:table-cell table:formula="of:=[.Y83]+[.Q84]+0.5*([.Q84]-[.Q83])" office:value-type="float" office:value="-104.503631591797">
            <text:p>-104.5</text:p>
          </table:table-cell>
          <table:table-cell table:formula="of:=[.Z83]+[.R84]+0.5*([.R84]-[.R83])" office:value-type="float" office:value="137.004219386888">
            <text:p>137.0</text:p>
          </table:table-cell>
          <table:table-cell table:formula="of:=[.AA83]+[.S84]+0.5*([.S84]-[.S83])" office:value-type="float" office:value="117.90409121306">
            <text:p>117.9</text:p>
          </table:table-cell>
          <table:table-cell/>
          <table:table-cell table:formula="of:=[.AC83]+[.U84]+0.5*([.U84]-[.U83])" office:value-type="float" office:value="-345.991095501444">
            <text:p>-346.0</text:p>
          </table:table-cell>
          <table:table-cell table:formula="of:=[.AD83]+[.V84]+0.5*([.V84]-[.V83])" office:value-type="float" office:value="73.8301842730979">
            <text:p>73.8</text:p>
          </table:table-cell>
          <table:table-cell table:formula="of:=[.AE83]+[.W84]+0.5*([.W84]-[.W83])" office:value-type="float" office:value="4.30802453082544">
            <text:p>4.3</text:p>
          </table:table-cell>
        </table:table-row>
        <table:table-row table:style-name="ro1">
          <table:table-cell office:value-type="float" office:value="15608">
            <text:p>15608</text:p>
          </table:table-cell>
          <table:table-cell office:value-type="float" office:value="-4568">
            <text:p>-4568</text:p>
          </table:table-cell>
          <table:table-cell office:value-type="float" office:value="3776">
            <text:p>3776</text:p>
          </table:table-cell>
          <table:table-cell office:value-type="float" office:value="23.35">
            <text:p>23.35</text:p>
          </table:table-cell>
          <table:table-cell office:value-type="float" office:value="-11">
            <text:p>-11</text:p>
          </table:table-cell>
          <table:table-cell office:value-type="float" office:value="-421">
            <text:p>-421</text:p>
          </table:table-cell>
          <table:table-cell office:value-type="float" office:value="717">
            <text:p>717</text:p>
          </table:table-cell>
          <table:table-cell/>
          <table:table-cell table:formula="of:=[.A85]/16384" office:value-type="float" office:value="0.95263671875">
            <text:p>0.95</text:p>
          </table:table-cell>
          <table:table-cell table:formula="of:=[.B85]/16384" office:value-type="float" office:value="-0.27880859375">
            <text:p>-0.28</text:p>
          </table:table-cell>
          <table:table-cell table:formula="of:=[.C85]/16384" office:value-type="float" office:value="0.23046875">
            <text:p>0.23</text:p>
          </table:table-cell>
          <table:table-cell table:formula="of:=[.D85]" office:value-type="float" office:value="23.35">
            <text:p>23.35</text:p>
          </table:table-cell>
          <table:table-cell table:formula="of:=[.E85]/16384" office:value-type="float" office:value="-0.00067138671875">
            <text:p>0.00</text:p>
          </table:table-cell>
          <table:table-cell table:formula="of:=[.F85]/16384" office:value-type="float" office:value="-0.02569580078125">
            <text:p>-0.03</text:p>
          </table:table-cell>
          <table:table-cell table:formula="of:=[.G85]/16384" office:value-type="float" office:value="0.04376220703125">
            <text:p>0.04</text:p>
          </table:table-cell>
          <table:table-cell/>
          <table:table-cell table:formula="of:=[.Q84]+[.I84]-[.I$164]" office:value-type="float" office:value="-1.73575265066965">
            <text:p>-1.74</text:p>
          </table:table-cell>
          <table:table-cell table:formula="of:=[.R84]+[.J84]-[.J$164]" office:value-type="float" office:value="1.8549182962927">
            <text:p>1.85</text:p>
          </table:table-cell>
          <table:table-cell table:formula="of:=[.S84]+[.K84]-[.K$164]" office:value-type="float" office:value="3.15913495365877">
            <text:p>3.16</text:p>
          </table:table-cell>
          <table:table-cell table:formula="of:=[.L85]" office:value-type="float" office:value="23.35">
            <text:p>23.35</text:p>
          </table:table-cell>
          <table:table-cell table:formula="of:=[.U84]+[.M84]-[.M$164]" office:value-type="float" office:value="-6.47631305197013">
            <text:p>-6.48</text:p>
          </table:table-cell>
          <table:table-cell table:formula="of:=[.V84]+[.N84]-[.N$164]" office:value-type="float" office:value="1.25382133152174">
            <text:p>1.25</text:p>
          </table:table-cell>
          <table:table-cell table:formula="of:=[.W84]+[.O84]-[.O$164]" office:value-type="float" office:value="0.257375018196818">
            <text:p>0.26</text:p>
          </table:table-cell>
          <table:table-cell/>
          <table:table-cell table:formula="of:=[.Y84]+[.Q85]+0.5*([.Q85]-[.Q84])" office:value-type="float" office:value="-106.300981794085">
            <text:p>-106.3</text:p>
          </table:table-cell>
          <table:table-cell table:formula="of:=[.Z84]+[.R85]+0.5*([.R85]-[.R84])" office:value-type="float" office:value="138.87211352994">
            <text:p>138.9</text:p>
          </table:table-cell>
          <table:table-cell table:formula="of:=[.AA84]+[.S85]+0.5*([.S85]-[.S84])" office:value-type="float" office:value="121.126333675029">
            <text:p>121.1</text:p>
          </table:table-cell>
          <table:table-cell/>
          <table:table-cell table:formula="of:=[.AC84]+[.U85]+0.5*([.U85]-[.U84])" office:value-type="float" office:value="-352.534381368886">
            <text:p>-352.5</text:p>
          </table:table-cell>
          <table:table-cell table:formula="of:=[.AD84]+[.V85]+0.5*([.V85]-[.V84])" office:value-type="float" office:value="75.092826511549">
            <text:p>75.1</text:p>
          </table:table-cell>
          <table:table-cell table:formula="of:=[.AE84]+[.W85]+0.5*([.W85]-[.W84])" office:value-type="float" office:value="4.55660233586475">
            <text:p>4.6</text:p>
          </table:table-cell>
        </table:table-row>
        <table:table-row table:style-name="ro1">
          <table:table-cell office:value-type="float" office:value="15240">
            <text:p>15240</text:p>
          </table:table-cell>
          <table:table-cell office:value-type="float" office:value="-5476">
            <text:p>-5476</text:p>
          </table:table-cell>
          <table:table-cell office:value-type="float" office:value="3188">
            <text:p>3188</text:p>
          </table:table-cell>
          <table:table-cell office:value-type="float" office:value="23.4">
            <text:p>23.4</text:p>
          </table:table-cell>
          <table:table-cell office:value-type="float" office:value="171">
            <text:p>171</text:p>
          </table:table-cell>
          <table:table-cell office:value-type="float" office:value="-2348">
            <text:p>-2348</text:p>
          </table:table-cell>
          <table:table-cell office:value-type="float" office:value="1414">
            <text:p>1414</text:p>
          </table:table-cell>
          <table:table-cell/>
          <table:table-cell table:formula="of:=[.A86]/16384" office:value-type="float" office:value="0.93017578125">
            <text:p>0.93</text:p>
          </table:table-cell>
          <table:table-cell table:formula="of:=[.B86]/16384" office:value-type="float" office:value="-0.334228515625">
            <text:p>-0.33</text:p>
          </table:table-cell>
          <table:table-cell table:formula="of:=[.C86]/16384" office:value-type="float" office:value="0.194580078125">
            <text:p>0.19</text:p>
          </table:table-cell>
          <table:table-cell table:formula="of:=[.D86]" office:value-type="float" office:value="23.4">
            <text:p>23.40</text:p>
          </table:table-cell>
          <table:table-cell table:formula="of:=[.E86]/16384" office:value-type="float" office:value="0.01043701171875">
            <text:p>0.01</text:p>
          </table:table-cell>
          <table:table-cell table:formula="of:=[.F86]/16384" office:value-type="float" office:value="-0.143310546875">
            <text:p>-0.14</text:p>
          </table:table-cell>
          <table:table-cell table:formula="of:=[.G86]/16384" office:value-type="float" office:value="0.0863037109375">
            <text:p>0.09</text:p>
          </table:table-cell>
          <table:table-cell/>
          <table:table-cell table:formula="of:=[.Q85]+[.I85]-[.I$164]" office:value-type="float" office:value="-1.84381103515626">
            <text:p>-1.84</text:p>
          </table:table-cell>
          <table:table-cell table:formula="of:=[.R85]+[.J85]-[.J$164]" office:value-type="float" office:value="1.87232506793478">
            <text:p>1.87</text:p>
          </table:table-cell>
          <table:table-cell table:formula="of:=[.S85]+[.K85]-[.K$164]" office:value-type="float" office:value="3.25629723590352">
            <text:p>3.26</text:p>
          </table:table-cell>
          <table:table-cell table:formula="of:=[.L86]" office:value-type="float" office:value="23.4">
            <text:p>23.40</text:p>
          </table:table-cell>
          <table:table-cell table:formula="of:=[.U85]+[.M85]-[.M$164]" office:value-type="float" office:value="-6.61233387822692">
            <text:p>-6.61</text:p>
          </table:table-cell>
          <table:table-cell table:formula="of:=[.V85]+[.N85]-[.N$164]" office:value-type="float" office:value="1.26218580163043">
            <text:p>1.26</text:p>
          </table:table-cell>
          <table:table-cell table:formula="of:=[.W85]+[.O85]-[.O$164]" office:value-type="float" office:value="0.276706861413044">
            <text:p>0.28</text:p>
          </table:table-cell>
          <table:table-cell/>
          <table:table-cell table:formula="of:=[.Y85]+[.Q86]+0.5*([.Q86]-[.Q85])" office:value-type="float" office:value="-108.198822021485">
            <text:p>-108.2</text:p>
          </table:table-cell>
          <table:table-cell table:formula="of:=[.Z85]+[.R86]+0.5*([.R86]-[.R85])" office:value-type="float" office:value="140.753141983695">
            <text:p>140.8</text:p>
          </table:table-cell>
          <table:table-cell table:formula="of:=[.AA85]+[.S86]+0.5*([.S86]-[.S85])" office:value-type="float" office:value="124.431212052055">
            <text:p>124.4</text:p>
          </table:table-cell>
          <table:table-cell/>
          <table:table-cell table:formula="of:=[.AC85]+[.U86]+0.5*([.U86]-[.U85])" office:value-type="float" office:value="-359.214725660241">
            <text:p>-359.2</text:p>
          </table:table-cell>
          <table:table-cell table:formula="of:=[.AD85]+[.V86]+0.5*([.V86]-[.V85])" office:value-type="float" office:value="76.3591945482338">
            <text:p>76.4</text:p>
          </table:table-cell>
          <table:table-cell table:formula="of:=[.AE85]+[.W86]+0.5*([.W86]-[.W85])" office:value-type="float" office:value="4.8429751188859">
            <text:p>4.8</text:p>
          </table:table-cell>
        </table:table-row>
        <table:table-row table:style-name="ro1">
          <table:table-cell office:value-type="float" office:value="15228">
            <text:p>15228</text:p>
          </table:table-cell>
          <table:table-cell office:value-type="float" office:value="-5868">
            <text:p>-5868</text:p>
          </table:table-cell>
          <table:table-cell office:value-type="float" office:value="1756">
            <text:p>1756</text:p>
          </table:table-cell>
          <table:table-cell office:value-type="float" office:value="23.35">
            <text:p>23.35</text:p>
          </table:table-cell>
          <table:table-cell office:value-type="float" office:value="-1127">
            <text:p>-1127</text:p>
          </table:table-cell>
          <table:table-cell office:value-type="float" office:value="-3296">
            <text:p>-3296</text:p>
          </table:table-cell>
          <table:table-cell office:value-type="float" office:value="-1025">
            <text:p>-1025</text:p>
          </table:table-cell>
          <table:table-cell/>
          <table:table-cell table:formula="of:=[.A87]/16384" office:value-type="float" office:value="0.929443359375">
            <text:p>0.93</text:p>
          </table:table-cell>
          <table:table-cell table:formula="of:=[.B87]/16384" office:value-type="float" office:value="-0.358154296875">
            <text:p>-0.36</text:p>
          </table:table-cell>
          <table:table-cell table:formula="of:=[.C87]/16384" office:value-type="float" office:value="0.107177734375">
            <text:p>0.11</text:p>
          </table:table-cell>
          <table:table-cell table:formula="of:=[.D87]" office:value-type="float" office:value="23.35">
            <text:p>23.35</text:p>
          </table:table-cell>
          <table:table-cell table:formula="of:=[.E87]/16384" office:value-type="float" office:value="-0.06878662109375">
            <text:p>-0.07</text:p>
          </table:table-cell>
          <table:table-cell table:formula="of:=[.F87]/16384" office:value-type="float" office:value="-0.201171875">
            <text:p>-0.20</text:p>
          </table:table-cell>
          <table:table-cell table:formula="of:=[.G87]/16384" office:value-type="float" office:value="-0.06256103515625">
            <text:p>-0.06</text:p>
          </table:table-cell>
          <table:table-cell/>
          <table:table-cell table:formula="of:=[.Q86]+[.I86]-[.I$164]" office:value-type="float" office:value="-1.97433035714286">
            <text:p>-1.97</text:p>
          </table:table-cell>
          <table:table-cell table:formula="of:=[.R86]+[.J86]-[.J$164]" office:value-type="float" office:value="1.83431191770186">
            <text:p>1.83</text:p>
          </table:table-cell>
          <table:table-cell table:formula="of:=[.S86]+[.K86]-[.K$164]" office:value-type="float" office:value="3.31757084627328">
            <text:p>3.32</text:p>
          </table:table-cell>
          <table:table-cell table:formula="of:=[.L87]" office:value-type="float" office:value="23.35">
            <text:p>23.35</text:p>
          </table:table-cell>
          <table:table-cell table:formula="of:=[.U86]+[.M86]-[.M$164]" office:value-type="float" office:value="-6.73724630604622">
            <text:p>-6.74</text:p>
          </table:table-cell>
          <table:table-cell table:formula="of:=[.V86]+[.N86]-[.N$164]" office:value-type="float" office:value="1.15293552564538">
            <text:p>1.15</text:p>
          </table:table-cell>
          <table:table-cell table:formula="of:=[.W86]+[.O86]-[.O$164]" office:value-type="float" office:value="0.338580208535521">
            <text:p>0.34</text:p>
          </table:table-cell>
          <table:table-cell/>
          <table:table-cell table:formula="of:=[.Y86]+[.Q87]+0.5*([.Q87]-[.Q86])" office:value-type="float" office:value="-110.238412039621">
            <text:p>-110.2</text:p>
          </table:table-cell>
          <table:table-cell table:formula="of:=[.Z86]+[.R87]+0.5*([.R87]-[.R86])" office:value-type="float" office:value="142.568447326281">
            <text:p>142.6</text:p>
          </table:table-cell>
          <table:table-cell table:formula="of:=[.AA86]+[.S87]+0.5*([.S87]-[.S86])" office:value-type="float" office:value="127.779419703513">
            <text:p>127.8</text:p>
          </table:table-cell>
          <table:table-cell/>
          <table:table-cell table:formula="of:=[.AC86]+[.U87]+0.5*([.U87]-[.U86])" office:value-type="float" office:value="-366.014428180197">
            <text:p>-366.0</text:p>
          </table:table-cell>
          <table:table-cell table:formula="of:=[.AD86]+[.V87]+0.5*([.V87]-[.V86])" office:value-type="float" office:value="77.4575049358866">
            <text:p>77.5</text:p>
          </table:table-cell>
          <table:table-cell table:formula="of:=[.AE86]+[.W87]+0.5*([.W87]-[.W86])" office:value-type="float" office:value="5.21249200098266">
            <text:p>5.2</text:p>
          </table:table-cell>
        </table:table-row>
        <table:table-row table:style-name="ro1">
          <table:table-cell office:value-type="float" office:value="17444">
            <text:p>17444</text:p>
          </table:table-cell>
          <table:table-cell office:value-type="float" office:value="-5448">
            <text:p>-5448</text:p>
          </table:table-cell>
          <table:table-cell office:value-type="float" office:value="116">
            <text:p>116</text:p>
          </table:table-cell>
          <table:table-cell office:value-type="float" office:value="23.45">
            <text:p>23.45</text:p>
          </table:table-cell>
          <table:table-cell office:value-type="float" office:value="-3542">
            <text:p>-3542</text:p>
          </table:table-cell>
          <table:table-cell office:value-type="float" office:value="-10235">
            <text:p>-10235</text:p>
          </table:table-cell>
          <table:table-cell office:value-type="float" office:value="-5733">
            <text:p>-5733</text:p>
          </table:table-cell>
          <table:table-cell/>
          <table:table-cell table:formula="of:=[.A88]/16384" office:value-type="float" office:value="1.064697265625">
            <text:p>1.06</text:p>
          </table:table-cell>
          <table:table-cell table:formula="of:=[.B88]/16384" office:value-type="float" office:value="-0.33251953125">
            <text:p>-0.33</text:p>
          </table:table-cell>
          <table:table-cell table:formula="of:=[.C88]/16384" office:value-type="float" office:value="0.007080078125">
            <text:p>0.01</text:p>
          </table:table-cell>
          <table:table-cell table:formula="of:=[.D88]" office:value-type="float" office:value="23.45">
            <text:p>23.45</text:p>
          </table:table-cell>
          <table:table-cell table:formula="of:=[.E88]/16384" office:value-type="float" office:value="-0.2161865234375">
            <text:p>-0.22</text:p>
          </table:table-cell>
          <table:table-cell table:formula="of:=[.F88]/16384" office:value-type="float" office:value="-0.62469482421875">
            <text:p>-0.62</text:p>
          </table:table-cell>
          <table:table-cell table:formula="of:=[.G88]/16384" office:value-type="float" office:value="-0.34991455078125">
            <text:p>-0.35</text:p>
          </table:table-cell>
          <table:table-cell/>
          <table:table-cell table:formula="of:=[.Q87]+[.I87]-[.I$164]" office:value-type="float" office:value="-2.10558210100447">
            <text:p>-2.11</text:p>
          </table:table-cell>
          <table:table-cell table:formula="of:=[.R87]+[.J87]-[.J$164]" office:value-type="float" office:value="1.77237298621894">
            <text:p>1.77</text:p>
          </table:table-cell>
          <table:table-cell table:formula="of:=[.S87]+[.K87]-[.K$164]" office:value-type="float" office:value="3.29144211289304">
            <text:p>3.29</text:p>
          </table:table-cell>
          <table:table-cell table:formula="of:=[.L88]" office:value-type="float" office:value="23.45">
            <text:p>23.45</text:p>
          </table:table-cell>
          <table:table-cell table:formula="of:=[.U87]+[.M87]-[.M$164]" office:value-type="float" office:value="-6.94138236667801">
            <text:p>-6.94</text:p>
          </table:table-cell>
          <table:table-cell table:formula="of:=[.V87]+[.N87]-[.N$164]" office:value-type="float" office:value="0.985823921535326">
            <text:p>0.99</text:p>
          </table:table-cell>
          <table:table-cell table:formula="of:=[.W87]+[.O87]-[.O$164]" office:value-type="float" office:value="0.251588809564248">
            <text:p>0.25</text:p>
          </table:table-cell>
          <table:table-cell/>
          <table:table-cell table:formula="of:=[.Y87]+[.Q88]+0.5*([.Q88]-[.Q87])" office:value-type="float" office:value="-112.409620012556">
            <text:p>-112.4</text:p>
          </table:table-cell>
          <table:table-cell table:formula="of:=[.Z87]+[.R88]+0.5*([.R88]-[.R87])" office:value-type="float" office:value="144.309850846758">
            <text:p>144.3</text:p>
          </table:table-cell>
          <table:table-cell table:formula="of:=[.AA87]+[.S88]+0.5*([.S88]-[.S87])" office:value-type="float" office:value="131.057797449716">
            <text:p>131.1</text:p>
          </table:table-cell>
          <table:table-cell/>
          <table:table-cell table:formula="of:=[.AC87]+[.U88]+0.5*([.U88]-[.U87])" office:value-type="float" office:value="-373.057878577191">
            <text:p>-373.1</text:p>
          </table:table-cell>
          <table:table-cell table:formula="of:=[.AD87]+[.V88]+0.5*([.V88]-[.V87])" office:value-type="float" office:value="78.3597730553669">
            <text:p>78.4</text:p>
          </table:table-cell>
          <table:table-cell table:formula="of:=[.AE87]+[.W88]+0.5*([.W88]-[.W87])" office:value-type="float" office:value="5.42058511106127">
            <text:p>5.4</text:p>
          </table:table-cell>
        </table:table-row>
        <table:table-row table:style-name="ro1">
          <table:table-cell office:value-type="float" office:value="15692">
            <text:p>15692</text:p>
          </table:table-cell>
          <table:table-cell office:value-type="float" office:value="-2376">
            <text:p>-2376</text:p>
          </table:table-cell>
          <table:table-cell office:value-type="float" office:value="-720">
            <text:p>-720</text:p>
          </table:table-cell>
          <table:table-cell office:value-type="float" office:value="23.35">
            <text:p>23.35</text:p>
          </table:table-cell>
          <table:table-cell office:value-type="float" office:value="9630">
            <text:p>9630</text:p>
          </table:table-cell>
          <table:table-cell office:value-type="float" office:value="27752">
            <text:p>27752</text:p>
          </table:table-cell>
          <table:table-cell office:value-type="float" office:value="14382">
            <text:p>14382</text:p>
          </table:table-cell>
          <table:table-cell/>
          <table:table-cell table:formula="of:=[.A89]/16384" office:value-type="float" office:value="0.957763671875">
            <text:p>0.96</text:p>
          </table:table-cell>
          <table:table-cell table:formula="of:=[.B89]/16384" office:value-type="float" office:value="-0.14501953125">
            <text:p>-0.15</text:p>
          </table:table-cell>
          <table:table-cell table:formula="of:=[.C89]/16384" office:value-type="float" office:value="-0.0439453125">
            <text:p>-0.04</text:p>
          </table:table-cell>
          <table:table-cell table:formula="of:=[.D89]" office:value-type="float" office:value="23.35">
            <text:p>23.35</text:p>
          </table:table-cell>
          <table:table-cell table:formula="of:=[.E89]/16384" office:value-type="float" office:value="0.5877685546875">
            <text:p>0.59</text:p>
          </table:table-cell>
          <table:table-cell table:formula="of:=[.F89]/16384" office:value-type="float" office:value="1.69384765625">
            <text:p>1.69</text:p>
          </table:table-cell>
          <table:table-cell table:formula="of:=[.G89]/16384" office:value-type="float" office:value="0.8778076171875">
            <text:p>0.88</text:p>
          </table:table-cell>
          <table:table-cell/>
          <table:table-cell table:formula="of:=[.Q88]+[.I88]-[.I$164]" office:value-type="float" office:value="-2.10157993861608">
            <text:p>-2.10</text:p>
          </table:table-cell>
          <table:table-cell table:formula="of:=[.R88]+[.J88]-[.J$164]" office:value-type="float" office:value="1.73606882036102">
            <text:p>1.74</text:p>
          </table:table-cell>
          <table:table-cell table:formula="of:=[.S88]+[.K88]-[.K$164]" office:value-type="float" office:value="3.1652157232628">
            <text:p>3.17</text:p>
          </table:table-cell>
          <table:table-cell table:formula="of:=[.L89]" office:value-type="float" office:value="23.35">
            <text:p>23.35</text:p>
          </table:table-cell>
          <table:table-cell table:formula="of:=[.U88]+[.M88]-[.M$164]" office:value-type="float" office:value="-7.29291832965356">
            <text:p>-7.29</text:p>
          </table:table-cell>
          <table:table-cell table:formula="of:=[.V88]+[.N88]-[.N$164]" office:value-type="float" office:value="0.395189368206522">
            <text:p>0.40</text:p>
          </table:table-cell>
          <table:table-cell table:formula="of:=[.W88]+[.O88]-[.O$164]" office:value-type="float" office:value="-0.122756105032026">
            <text:p>-0.12</text:p>
          </table:table-cell>
          <table:table-cell/>
          <table:table-cell table:formula="of:=[.Y88]+[.Q89]+0.5*([.Q89]-[.Q88])" office:value-type="float" office:value="-114.509198869978">
            <text:p>-114.5</text:p>
          </table:table-cell>
          <table:table-cell table:formula="of:=[.Z88]+[.R89]+0.5*([.R89]-[.R88])" office:value-type="float" office:value="146.02776758419">
            <text:p>146.0</text:p>
          </table:table-cell>
          <table:table-cell table:formula="of:=[.AA88]+[.S89]+0.5*([.S89]-[.S88])" office:value-type="float" office:value="134.159899978164">
            <text:p>134.2</text:p>
          </table:table-cell>
          <table:table-cell/>
          <table:table-cell table:formula="of:=[.AC88]+[.U89]+0.5*([.U89]-[.U88])" office:value-type="float" office:value="-380.526564888333">
            <text:p>-380.5</text:p>
          </table:table-cell>
          <table:table-cell table:formula="of:=[.AD88]+[.V89]+0.5*([.V89]-[.V88])" office:value-type="float" office:value="78.459645146909">
            <text:p>78.5</text:p>
          </table:table-cell>
          <table:table-cell table:formula="of:=[.AE88]+[.W89]+0.5*([.W89]-[.W88])" office:value-type="float" office:value="5.11065654873111">
            <text:p>5.1</text:p>
          </table:table-cell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-9768">
            <text:p>-9768</text:p>
          </table:table-cell>
          <table:table-cell office:value-type="float" office:value="-1428">
            <text:p>-1428</text:p>
          </table:table-cell>
          <table:table-cell office:value-type="float" office:value="23.4">
            <text:p>23.4</text:p>
          </table:table-cell>
          <table:table-cell office:value-type="float" office:value="-6111">
            <text:p>-6111</text:p>
          </table:table-cell>
          <table:table-cell office:value-type="float" office:value="-16455">
            <text:p>-16455</text:p>
          </table:table-cell>
          <table:table-cell office:value-type="float" office:value="-1512">
            <text:p>-1512</text:p>
          </table:table-cell>
          <table:table-cell/>
          <table:table-cell table:formula="of:=[.A90]/16384" office:value-type="float" office:value="1.0986328125">
            <text:p>1.10</text:p>
          </table:table-cell>
          <table:table-cell table:formula="of:=[.B90]/16384" office:value-type="float" office:value="-0.59619140625">
            <text:p>-0.60</text:p>
          </table:table-cell>
          <table:table-cell table:formula="of:=[.C90]/16384" office:value-type="float" office:value="-0.087158203125">
            <text:p>-0.09</text:p>
          </table:table-cell>
          <table:table-cell table:formula="of:=[.D90]" office:value-type="float" office:value="23.4">
            <text:p>23.40</text:p>
          </table:table-cell>
          <table:table-cell table:formula="of:=[.E90]/16384" office:value-type="float" office:value="-0.37298583984375">
            <text:p>-0.37</text:p>
          </table:table-cell>
          <table:table-cell table:formula="of:=[.F90]/16384" office:value-type="float" office:value="-1.00433349609375">
            <text:p>-1.00</text:p>
          </table:table-cell>
          <table:table-cell table:formula="of:=[.G90]/16384" office:value-type="float" office:value="-0.09228515625">
            <text:p>-0.09</text:p>
          </table:table-cell>
          <table:table-cell/>
          <table:table-cell table:formula="of:=[.Q89]+[.I89]-[.I$164]" office:value-type="float" office:value="-2.20451136997768">
            <text:p>-2.20</text:p>
          </table:table-cell>
          <table:table-cell table:formula="of:=[.R89]+[.J89]-[.J$164]" office:value-type="float" office:value="1.8872646545031">
            <text:p>1.89</text:p>
          </table:table-cell>
          <table:table-cell table:formula="of:=[.S89]+[.K89]-[.K$164]" office:value-type="float" office:value="2.98796394300756">
            <text:p>2.99</text:p>
          </table:table-cell>
          <table:table-cell table:formula="of:=[.L90]" office:value-type="float" office:value="23.4">
            <text:p>23.40</text:p>
          </table:table-cell>
          <table:table-cell table:formula="of:=[.U89]+[.M89]-[.M$164]" office:value-type="float" office:value="-6.8404992145041">
            <text:p>-6.84</text:p>
          </table:table-cell>
          <table:table-cell table:formula="of:=[.V89]+[.N89]-[.N$164]" office:value-type="float" office:value="2.12309729534647">
            <text:p>2.12</text:p>
          </table:table-cell>
          <table:table-cell table:formula="of:=[.W89]+[.O89]-[.O$164]" office:value-type="float" office:value="0.730621148340451">
            <text:p>0.73</text:p>
          </table:table-cell>
          <table:table-cell/>
          <table:table-cell table:formula="of:=[.Y89]+[.Q90]+0.5*([.Q90]-[.Q89])" office:value-type="float" office:value="-116.765175955637">
            <text:p>-116.8</text:p>
          </table:table-cell>
          <table:table-cell table:formula="of:=[.Z89]+[.R90]+0.5*([.R90]-[.R89])" office:value-type="float" office:value="147.990630155764">
            <text:p>148.0</text:p>
          </table:table-cell>
          <table:table-cell table:formula="of:=[.AA89]+[.S90]+0.5*([.S90]-[.S89])" office:value-type="float" office:value="137.059238031044">
            <text:p>137.1</text:p>
          </table:table-cell>
          <table:table-cell/>
          <table:table-cell table:formula="of:=[.AC89]+[.U90]+0.5*([.U90]-[.U89])" office:value-type="float" office:value="-387.140854545262">
            <text:p>-387.1</text:p>
          </table:table-cell>
          <table:table-cell table:formula="of:=[.AD89]+[.V90]+0.5*([.V90]-[.V89])" office:value-type="float" office:value="81.4466964058254">
            <text:p>81.4</text:p>
          </table:table-cell>
          <table:table-cell table:formula="of:=[.AE89]+[.W90]+0.5*([.W90]-[.W89])" office:value-type="float" office:value="6.2679663237578">
            <text:p>6.3</text:p>
          </table:table-cell>
        </table:table-row>
        <table:table-row table:style-name="ro1">
          <table:table-cell office:value-type="float" office:value="14372">
            <text:p>14372</text:p>
          </table:table-cell>
          <table:table-cell office:value-type="float" office:value="-5592">
            <text:p>-5592</text:p>
          </table:table-cell>
          <table:table-cell office:value-type="float" office:value="4708">
            <text:p>4708</text:p>
          </table:table-cell>
          <table:table-cell office:value-type="float" office:value="23.4">
            <text:p>23.4</text:p>
          </table:table-cell>
          <table:table-cell office:value-type="float" office:value="-1271">
            <text:p>-1271</text:p>
          </table:table-cell>
          <table:table-cell office:value-type="float" office:value="-6826">
            <text:p>-6826</text:p>
          </table:table-cell>
          <table:table-cell office:value-type="float" office:value="-3937">
            <text:p>-3937</text:p>
          </table:table-cell>
          <table:table-cell/>
          <table:table-cell table:formula="of:=[.A91]/16384" office:value-type="float" office:value="0.877197265625">
            <text:p>0.88</text:p>
          </table:table-cell>
          <table:table-cell table:formula="of:=[.B91]/16384" office:value-type="float" office:value="-0.34130859375">
            <text:p>-0.34</text:p>
          </table:table-cell>
          <table:table-cell table:formula="of:=[.C91]/16384" office:value-type="float" office:value="0.287353515625">
            <text:p>0.29</text:p>
          </table:table-cell>
          <table:table-cell table:formula="of:=[.D91]" office:value-type="float" office:value="23.4">
            <text:p>23.40</text:p>
          </table:table-cell>
          <table:table-cell table:formula="of:=[.E91]/16384" office:value-type="float" office:value="-0.07757568359375">
            <text:p>-0.08</text:p>
          </table:table-cell>
          <table:table-cell table:formula="of:=[.F91]/16384" office:value-type="float" office:value="-0.4166259765625">
            <text:p>-0.42</text:p>
          </table:table-cell>
          <table:table-cell table:formula="of:=[.G91]/16384" office:value-type="float" office:value="-0.24029541015625">
            <text:p>-0.24</text:p>
          </table:table-cell>
          <table:table-cell/>
          <table:table-cell table:formula="of:=[.Q90]+[.I90]-[.I$164]" office:value-type="float" office:value="-2.16657366071429">
            <text:p>-2.17</text:p>
          </table:table-cell>
          <table:table-cell table:formula="of:=[.R90]+[.J90]-[.J$164]" office:value-type="float" office:value="1.58728861364518">
            <text:p>1.59</text:p>
          </table:table-cell>
          <table:table-cell table:formula="of:=[.S90]+[.K90]-[.K$164]" office:value-type="float" office:value="2.76749927212732">
            <text:p>2.77</text:p>
          </table:table-cell>
          <table:table-cell table:formula="of:=[.L91]" office:value-type="float" office:value="23.4">
            <text:p>23.40</text:p>
          </table:table-cell>
          <table:table-cell table:formula="of:=[.U90]+[.M90]-[.M$164]" office:value-type="float" office:value="-7.34883449388589">
            <text:p>-7.35</text:p>
          </table:table-cell>
          <table:table-cell table:formula="of:=[.V90]+[.N90]-[.N$164]" office:value-type="float" office:value="1.15282407014266">
            <text:p>1.15</text:p>
          </table:table-cell>
          <table:table-cell table:formula="of:=[.W90]+[.O90]-[.O$164]" office:value-type="float" office:value="0.613905628275428">
            <text:p>0.61</text:p>
          </table:table-cell>
          <table:table-cell/>
          <table:table-cell table:formula="of:=[.Y90]+[.Q91]+0.5*([.Q91]-[.Q90])" office:value-type="float" office:value="-118.912780761719">
            <text:p>-118.9</text:p>
          </table:table-cell>
          <table:table-cell table:formula="of:=[.Z90]+[.R91]+0.5*([.R91]-[.R90])" office:value-type="float" office:value="149.427930748981">
            <text:p>149.4</text:p>
          </table:table-cell>
          <table:table-cell table:formula="of:=[.AA90]+[.S91]+0.5*([.S91]-[.S90])" office:value-type="float" office:value="139.716504967731">
            <text:p>139.7</text:p>
          </table:table-cell>
          <table:table-cell/>
          <table:table-cell table:formula="of:=[.AC90]+[.U91]+0.5*([.U91]-[.U90])" office:value-type="float" office:value="-394.743856678839">
            <text:p>-394.7</text:p>
          </table:table-cell>
          <table:table-cell table:formula="of:=[.AD90]+[.V91]+0.5*([.V91]-[.V90])" office:value-type="float" office:value="82.1143838633662">
            <text:p>82.1</text:p>
          </table:table-cell>
          <table:table-cell table:formula="of:=[.AE90]+[.W91]+0.5*([.W91]-[.W90])" office:value-type="float" office:value="6.82351419200072">
            <text:p>6.8</text:p>
          </table:table-cell>
        </table:table-row>
        <table:table-row table:style-name="ro1">
          <table:table-cell office:value-type="float" office:value="12088">
            <text:p>12088</text:p>
          </table:table-cell>
          <table:table-cell office:value-type="float" office:value="-11100">
            <text:p>-11100</text:p>
          </table:table-cell>
          <table:table-cell office:value-type="float" office:value="4992">
            <text:p>4992</text:p>
          </table:table-cell>
          <table:table-cell office:value-type="float" office:value="23.31">
            <text:p>23.31</text:p>
          </table:table-cell>
          <table:table-cell office:value-type="float" office:value="12721">
            <text:p>12721</text:p>
          </table:table-cell>
          <table:table-cell office:value-type="float" office:value="3803">
            <text:p>3803</text:p>
          </table:table-cell>
          <table:table-cell office:value-type="float" office:value="711">
            <text:p>711</text:p>
          </table:table-cell>
          <table:table-cell/>
          <table:table-cell table:formula="of:=[.A92]/16384" office:value-type="float" office:value="0.73779296875">
            <text:p>0.74</text:p>
          </table:table-cell>
          <table:table-cell table:formula="of:=[.B92]/16384" office:value-type="float" office:value="-0.677490234375">
            <text:p>-0.68</text:p>
          </table:table-cell>
          <table:table-cell table:formula="of:=[.C92]/16384" office:value-type="float" office:value="0.3046875">
            <text:p>0.30</text:p>
          </table:table-cell>
          <table:table-cell table:formula="of:=[.D92]" office:value-type="float" office:value="23.31">
            <text:p>23.31</text:p>
          </table:table-cell>
          <table:table-cell table:formula="of:=[.E92]/16384" office:value-type="float" office:value="0.77642822265625">
            <text:p>0.78</text:p>
          </table:table-cell>
          <table:table-cell table:formula="of:=[.F92]/16384" office:value-type="float" office:value="0.23211669921875">
            <text:p>0.23</text:p>
          </table:table-cell>
          <table:table-cell table:formula="of:=[.G92]/16384" office:value-type="float" office:value="0.04339599609375">
            <text:p>0.04</text:p>
          </table:table-cell>
          <table:table-cell/>
          <table:table-cell table:formula="of:=[.Q91]+[.I91]-[.I$164]" office:value-type="float" office:value="-2.3500714983259">
            <text:p>-2.35</text:p>
          </table:table-cell>
          <table:table-cell table:formula="of:=[.R91]+[.J91]-[.J$164]" office:value-type="float" office:value="1.54219538528726">
            <text:p>1.54</text:p>
          </table:table-cell>
          <table:table-cell table:formula="of:=[.S91]+[.K91]-[.K$164]" office:value-type="float" office:value="2.92154631999708">
            <text:p>2.92</text:p>
          </table:table-cell>
          <table:table-cell table:formula="of:=[.L92]" office:value-type="float" office:value="23.31">
            <text:p>23.31</text:p>
          </table:table-cell>
          <table:table-cell table:formula="of:=[.U91]+[.M91]-[.M$164]" office:value-type="float" office:value="-7.56175961701769">
            <text:p>-7.56</text:p>
          </table:table-cell>
          <table:table-cell table:formula="of:=[.V91]+[.N91]-[.N$164]" office:value-type="float" office:value="0.770258364470109">
            <text:p>0.77</text:p>
          </table:table-cell>
          <table:table-cell table:formula="of:=[.W91]+[.O91]-[.O$164]" office:value-type="float" office:value="0.349179854304155">
            <text:p>0.35</text:p>
          </table:table-cell>
          <table:table-cell/>
          <table:table-cell table:formula="of:=[.Y91]+[.Q92]+0.5*([.Q92]-[.Q91])" office:value-type="float" office:value="-121.354601178851">
            <text:p>-121.4</text:p>
          </table:table-cell>
          <table:table-cell table:formula="of:=[.Z91]+[.R92]+0.5*([.R92]-[.R91])" office:value-type="float" office:value="150.947579520089">
            <text:p>150.9</text:p>
          </table:table-cell>
          <table:table-cell table:formula="of:=[.AA91]+[.S92]+0.5*([.S92]-[.S91])" office:value-type="float" office:value="142.715074811663">
            <text:p>142.7</text:p>
          </table:table-cell>
          <table:table-cell/>
          <table:table-cell table:formula="of:=[.AC91]+[.U92]+0.5*([.U92]-[.U91])" office:value-type="float" office:value="-402.412078857422">
            <text:p>-402.4</text:p>
          </table:table-cell>
          <table:table-cell table:formula="of:=[.AD91]+[.V92]+0.5*([.V92]-[.V91])" office:value-type="float" office:value="82.693359375">
            <text:p>82.7</text:p>
          </table:table-cell>
          <table:table-cell table:formula="of:=[.AE91]+[.W92]+0.5*([.W92]-[.W91])" office:value-type="float" office:value="7.04033115931923">
            <text:p>7.0</text:p>
          </table:table-cell>
        </table:table-row>
        <table:table-row table:style-name="ro1">
          <table:table-cell office:value-type="float" office:value="31012">
            <text:p>31012</text:p>
          </table:table-cell>
          <table:table-cell office:value-type="float" office:value="-3160">
            <text:p>-3160</text:p>
          </table:table-cell>
          <table:table-cell office:value-type="float" office:value="5208">
            <text:p>5208</text:p>
          </table:table-cell>
          <table:table-cell office:value-type="float" office:value="23.26">
            <text:p>23.26</text:p>
          </table:table-cell>
          <table:table-cell office:value-type="float" office:value="17067">
            <text:p>17067</text:p>
          </table:table-cell>
          <table:table-cell office:value-type="float" office:value="-15526">
            <text:p>-15526</text:p>
          </table:table-cell>
          <table:table-cell office:value-type="float" office:value="6185">
            <text:p>6185</text:p>
          </table:table-cell>
          <table:table-cell/>
          <table:table-cell table:formula="of:=[.A93]/16384" office:value-type="float" office:value="1.892822265625">
            <text:p>1.89</text:p>
          </table:table-cell>
          <table:table-cell table:formula="of:=[.B93]/16384" office:value-type="float" office:value="-0.19287109375">
            <text:p>-0.19</text:p>
          </table:table-cell>
          <table:table-cell table:formula="of:=[.C93]/16384" office:value-type="float" office:value="0.31787109375">
            <text:p>0.32</text:p>
          </table:table-cell>
          <table:table-cell table:formula="of:=[.D93]" office:value-type="float" office:value="23.26">
            <text:p>23.26</text:p>
          </table:table-cell>
          <table:table-cell table:formula="of:=[.E93]/16384" office:value-type="float" office:value="1.04168701171875">
            <text:p>1.04</text:p>
          </table:table-cell>
          <table:table-cell table:formula="of:=[.F93]/16384" office:value-type="float" office:value="-0.9476318359375">
            <text:p>-0.95</text:p>
          </table:table-cell>
          <table:table-cell table:formula="of:=[.G93]/16384" office:value-type="float" office:value="0.37750244140625">
            <text:p>0.38</text:p>
          </table:table-cell>
          <table:table-cell/>
          <table:table-cell table:formula="of:=[.Q92]+[.I92]-[.I$164]" office:value-type="float" office:value="-2.67297363281251">
            <text:p>-2.67</text:p>
          </table:table-cell>
          <table:table-cell table:formula="of:=[.R92]+[.J92]-[.J$164]" office:value-type="float" office:value="1.16092051630435">
            <text:p>1.16</text:p>
          </table:table-cell>
          <table:table-cell table:formula="of:=[.S92]+[.K92]-[.K$164]" office:value-type="float" office:value="3.09292735224184">
            <text:p>3.09</text:p>
          </table:table-cell>
          <table:table-cell table:formula="of:=[.L93]" office:value-type="float" office:value="23.26">
            <text:p>23.26</text:p>
          </table:table-cell>
          <table:table-cell table:formula="of:=[.U92]+[.M92]-[.M$164]" office:value-type="float" office:value="-6.92068083389948">
            <text:p>-6.92</text:p>
          </table:table-cell>
          <table:table-cell table:formula="of:=[.V92]+[.N92]-[.N$164]" office:value-type="float" office:value="1.0364353345788">
            <text:p>1.04</text:p>
          </table:table-cell>
          <table:table-cell table:formula="of:=[.W92]+[.O92]-[.O$164]" office:value-type="float" office:value="0.368145486582881">
            <text:p>0.37</text:p>
          </table:table-cell>
          <table:table-cell/>
          <table:table-cell table:formula="of:=[.Y92]+[.Q93]+0.5*([.Q93]-[.Q92])" office:value-type="float" office:value="-124.189025878907">
            <text:p>-124.2</text:p>
          </table:table-cell>
          <table:table-cell table:formula="of:=[.Z92]+[.R93]+0.5*([.R93]-[.R92])" office:value-type="float" office:value="151.917862601902">
            <text:p>151.9</text:p>
          </table:table-cell>
          <table:table-cell table:formula="of:=[.AA92]+[.S93]+0.5*([.S93]-[.S92])" office:value-type="float" office:value="145.893692680027">
            <text:p>145.9</text:p>
          </table:table-cell>
          <table:table-cell/>
          <table:table-cell table:formula="of:=[.AC92]+[.U93]+0.5*([.U93]-[.U92])" office:value-type="float" office:value="-409.012220299763">
            <text:p>-409.0</text:p>
          </table:table-cell>
          <table:table-cell table:formula="of:=[.AD92]+[.V93]+0.5*([.V93]-[.V92])" office:value-type="float" office:value="83.8628831946332">
            <text:p>83.9</text:p>
          </table:table-cell>
          <table:table-cell table:formula="of:=[.AE92]+[.W93]+0.5*([.W93]-[.W92])" office:value-type="float" office:value="7.41795946204148">
            <text:p>7.4</text:p>
          </table:table-cell>
        </table:table-row>
        <table:table-row table:style-name="ro1">
          <table:table-cell office:value-type="float" office:value="17248">
            <text:p>17248</text:p>
          </table:table-cell>
          <table:table-cell office:value-type="float" office:value="-1604">
            <text:p>-1604</text:p>
          </table:table-cell>
          <table:table-cell office:value-type="float" office:value="4832">
            <text:p>4832</text:p>
          </table:table-cell>
          <table:table-cell office:value-type="float" office:value="23.35">
            <text:p>23.35</text:p>
          </table:table-cell>
          <table:table-cell office:value-type="float" office:value="2116">
            <text:p>2116</text:p>
          </table:table-cell>
          <table:table-cell office:value-type="float" office:value="-4531">
            <text:p>-4531</text:p>
          </table:table-cell>
          <table:table-cell office:value-type="float" office:value="-1282">
            <text:p>-1282</text:p>
          </table:table-cell>
          <table:table-cell/>
          <table:table-cell table:formula="of:=[.A94]/16384" office:value-type="float" office:value="1.052734375">
            <text:p>1.05</text:p>
          </table:table-cell>
          <table:table-cell table:formula="of:=[.B94]/16384" office:value-type="float" office:value="-0.097900390625">
            <text:p>-0.10</text:p>
          </table:table-cell>
          <table:table-cell table:formula="of:=[.C94]/16384" office:value-type="float" office:value="0.294921875">
            <text:p>0.29</text:p>
          </table:table-cell>
          <table:table-cell table:formula="of:=[.D94]" office:value-type="float" office:value="23.35">
            <text:p>23.35</text:p>
          </table:table-cell>
          <table:table-cell table:formula="of:=[.E94]/16384" office:value-type="float" office:value="0.129150390625">
            <text:p>0.13</text:p>
          </table:table-cell>
          <table:table-cell table:formula="of:=[.F94]/16384" office:value-type="float" office:value="-0.27655029296875">
            <text:p>-0.28</text:p>
          </table:table-cell>
          <table:table-cell table:formula="of:=[.G94]/16384" office:value-type="float" office:value="-0.0782470703125">
            <text:p>-0.08</text:p>
          </table:table-cell>
          <table:table-cell/>
          <table:table-cell table:formula="of:=[.Q93]+[.I93]-[.I$164]" office:value-type="float" office:value="-1.84084647042411">
            <text:p>-1.84</text:p>
          </table:table-cell>
          <table:table-cell table:formula="of:=[.R93]+[.J93]-[.J$164]" office:value-type="float" office:value="1.26426478794643">
            <text:p>1.26</text:p>
          </table:table-cell>
          <table:table-cell table:formula="of:=[.S93]+[.K93]-[.K$164]" office:value-type="float" office:value="3.2774919782366">
            <text:p>3.28</text:p>
          </table:table-cell>
          <table:table-cell table:formula="of:=[.L94]" office:value-type="float" office:value="23.35">
            <text:p>23.35</text:p>
          </table:table-cell>
          <table:table-cell table:formula="of:=[.U93]+[.M93]-[.M$164]" office:value-type="float" office:value="-6.01434326171878">
            <text:p>-6.01</text:p>
          </table:table-cell>
          <table:table-cell table:formula="of:=[.V93]+[.N93]-[.N$164]" office:value-type="float" office:value="0.12286376953125">
            <text:p>0.12</text:p>
          </table:table-cell>
          <table:table-cell table:formula="of:=[.W93]+[.O93]-[.O$164]" office:value-type="float" office:value="0.721217564174108">
            <text:p>0.72</text:p>
          </table:table-cell>
          <table:table-cell/>
          <table:table-cell table:formula="of:=[.Y93]+[.Q94]+0.5*([.Q94]-[.Q93])" office:value-type="float" office:value="-125.613808768137">
            <text:p>-125.6</text:p>
          </table:table-cell>
          <table:table-cell table:formula="of:=[.Z93]+[.R94]+0.5*([.R94]-[.R93])" office:value-type="float" office:value="153.233799525669">
            <text:p>153.2</text:p>
          </table:table-cell>
          <table:table-cell table:formula="of:=[.AA93]+[.S94]+0.5*([.S94]-[.S93])" office:value-type="float" office:value="149.263466971261">
            <text:p>149.3</text:p>
          </table:table-cell>
          <table:table-cell/>
          <table:table-cell table:formula="of:=[.AC93]+[.U94]+0.5*([.U94]-[.U93])" office:value-type="float" office:value="-414.573394775391">
            <text:p>-414.6</text:p>
          </table:table-cell>
          <table:table-cell table:formula="of:=[.AD93]+[.V94]+0.5*([.V94]-[.V93])" office:value-type="float" office:value="83.5289611816406">
            <text:p>83.5</text:p>
          </table:table-cell>
          <table:table-cell table:formula="of:=[.AE93]+[.W94]+0.5*([.W94]-[.W93])" office:value-type="float" office:value="8.3157130650112">
            <text:p>8.3</text:p>
          </table:table-cell>
        </table:table-row>
        <table:table-row table:style-name="ro1">
          <table:table-cell office:value-type="float" office:value="24508">
            <text:p>24508</text:p>
          </table:table-cell>
          <table:table-cell office:value-type="float" office:value="-7968">
            <text:p>-7968</text:p>
          </table:table-cell>
          <table:table-cell office:value-type="float" office:value="5880">
            <text:p>5880</text:p>
          </table:table-cell>
          <table:table-cell office:value-type="float" office:value="23.31">
            <text:p>23.31</text:p>
          </table:table-cell>
          <table:table-cell office:value-type="float" office:value="-9174">
            <text:p>-9174</text:p>
          </table:table-cell>
          <table:table-cell office:value-type="float" office:value="-13689">
            <text:p>-13689</text:p>
          </table:table-cell>
          <table:table-cell office:value-type="float" office:value="-16682">
            <text:p>-16682</text:p>
          </table:table-cell>
          <table:table-cell/>
          <table:table-cell table:formula="of:=[.A95]/16384" office:value-type="float" office:value="1.495849609375">
            <text:p>1.50</text:p>
          </table:table-cell>
          <table:table-cell table:formula="of:=[.B95]/16384" office:value-type="float" office:value="-0.486328125">
            <text:p>-0.49</text:p>
          </table:table-cell>
          <table:table-cell table:formula="of:=[.C95]/16384" office:value-type="float" office:value="0.35888671875">
            <text:p>0.36</text:p>
          </table:table-cell>
          <table:table-cell table:formula="of:=[.D95]" office:value-type="float" office:value="23.31">
            <text:p>23.31</text:p>
          </table:table-cell>
          <table:table-cell table:formula="of:=[.E95]/16384" office:value-type="float" office:value="-0.5599365234375">
            <text:p>-0.56</text:p>
          </table:table-cell>
          <table:table-cell table:formula="of:=[.F95]/16384" office:value-type="float" office:value="-0.83551025390625">
            <text:p>-0.84</text:p>
          </table:table-cell>
          <table:table-cell table:formula="of:=[.G95]/16384" office:value-type="float" office:value="-1.0181884765625">
            <text:p>-1.02</text:p>
          </table:table-cell>
          <table:table-cell/>
          <table:table-cell table:formula="of:=[.Q94]+[.I94]-[.I$164]" office:value-type="float" office:value="-1.84880719866072">
            <text:p>-1.85</text:p>
          </table:table-cell>
          <table:table-cell table:formula="of:=[.R94]+[.J94]-[.J$164]" office:value-type="float" office:value="1.46257976271351">
            <text:p>1.46</text:p>
          </table:table-cell>
          <table:table-cell table:formula="of:=[.S94]+[.K94]-[.K$164]" office:value-type="float" office:value="3.43910738548136">
            <text:p>3.44</text:p>
          </table:table-cell>
          <table:table-cell table:formula="of:=[.L95]" office:value-type="float" office:value="23.31">
            <text:p>23.31</text:p>
          </table:table-cell>
          <table:table-cell table:formula="of:=[.U94]+[.M94]-[.M$164]" office:value-type="float" office:value="-6.02054231063182">
            <text:p>-6.02</text:p>
          </table:table-cell>
          <table:table-cell table:formula="of:=[.V94]+[.N94]-[.N$164]" office:value-type="float" office:value="-0.119626252547555">
            <text:p>-0.12</text:p>
          </table:table-cell>
          <table:table-cell table:formula="of:=[.W94]+[.O94]-[.O$164]" office:value-type="float" office:value="0.618540130046585">
            <text:p>0.62</text:p>
          </table:table-cell>
          <table:table-cell/>
          <table:table-cell table:formula="of:=[.Y94]+[.Q95]+0.5*([.Q95]-[.Q94])" office:value-type="float" office:value="-127.466596330916">
            <text:p>-127.5</text:p>
          </table:table-cell>
          <table:table-cell table:formula="of:=[.Z94]+[.R95]+0.5*([.R95]-[.R94])" office:value-type="float" office:value="154.795536775766">
            <text:p>154.8</text:p>
          </table:table-cell>
          <table:table-cell table:formula="of:=[.AA94]+[.S95]+0.5*([.S95]-[.S94])" office:value-type="float" office:value="152.783382060365">
            <text:p>152.8</text:p>
          </table:table-cell>
          <table:table-cell/>
          <table:table-cell table:formula="of:=[.AC94]+[.U95]+0.5*([.U95]-[.U94])" office:value-type="float" office:value="-420.597036610479">
            <text:p>-420.6</text:p>
          </table:table-cell>
          <table:table-cell table:formula="of:=[.AD94]+[.V95]+0.5*([.V95]-[.V94])" office:value-type="float" office:value="83.2880899180537">
            <text:p>83.3</text:p>
          </table:table-cell>
          <table:table-cell table:formula="of:=[.AE94]+[.W95]+0.5*([.W95]-[.W94])" office:value-type="float" office:value="8.88291447799402">
            <text:p>8.9</text:p>
          </table:table-cell>
        </table:table-row>
        <table:table-row table:style-name="ro1">
          <table:table-cell office:value-type="float" office:value="26780">
            <text:p>26780</text:p>
          </table:table-cell>
          <table:table-cell office:value-type="float" office:value="-7544">
            <text:p>-7544</text:p>
          </table:table-cell>
          <table:table-cell office:value-type="float" office:value="-5596">
            <text:p>-5596</text:p>
          </table:table-cell>
          <table:table-cell office:value-type="float" office:value="23.26">
            <text:p>23.26</text:p>
          </table:table-cell>
          <table:table-cell office:value-type="float" office:value="7218">
            <text:p>7218</text:p>
          </table:table-cell>
          <table:table-cell office:value-type="float" office:value="29225">
            <text:p>29225</text:p>
          </table:table-cell>
          <table:table-cell office:value-type="float" office:value="17432">
            <text:p>17432</text:p>
          </table:table-cell>
          <table:table-cell/>
          <table:table-cell table:formula="of:=[.A96]/16384" office:value-type="float" office:value="1.634521484375">
            <text:p>1.63</text:p>
          </table:table-cell>
          <table:table-cell table:formula="of:=[.B96]/16384" office:value-type="float" office:value="-0.46044921875">
            <text:p>-0.46</text:p>
          </table:table-cell>
          <table:table-cell table:formula="of:=[.C96]/16384" office:value-type="float" office:value="-0.341552734375">
            <text:p>-0.34</text:p>
          </table:table-cell>
          <table:table-cell table:formula="of:=[.D96]" office:value-type="float" office:value="23.26">
            <text:p>23.26</text:p>
          </table:table-cell>
          <table:table-cell table:formula="of:=[.E96]/16384" office:value-type="float" office:value="0.4405517578125">
            <text:p>0.44</text:p>
          </table:table-cell>
          <table:table-cell table:formula="of:=[.F96]/16384" office:value-type="float" office:value="1.78375244140625">
            <text:p>1.78</text:p>
          </table:table-cell>
          <table:table-cell table:formula="of:=[.G96]/16384" office:value-type="float" office:value="1.06396484375">
            <text:p>1.06</text:p>
          </table:table-cell>
          <table:table-cell/>
          <table:table-cell table:formula="of:=[.Q95]+[.I95]-[.I$164]" office:value-type="float" office:value="-1.41365269252233">
            <text:p>-1.41</text:p>
          </table:table-cell>
          <table:table-cell table:formula="of:=[.R95]+[.J95]-[.J$164]" office:value-type="float" office:value="1.27246700310559">
            <text:p>1.27</text:p>
          </table:table-cell>
          <table:table-cell table:formula="of:=[.S95]+[.K95]-[.K$164]" office:value-type="float" office:value="3.66468763647612">
            <text:p>3.66</text:p>
          </table:table-cell>
          <table:table-cell table:formula="of:=[.L96]" office:value-type="float" office:value="23.26">
            <text:p>23.26</text:p>
          </table:table-cell>
          <table:table-cell table:formula="of:=[.U95]+[.M95]-[.M$164]" office:value-type="float" office:value="-6.71582827360736">
            <text:p>-6.72</text:p>
          </table:table-cell>
          <table:table-cell table:formula="of:=[.V95]+[.N95]-[.N$164]" office:value-type="float" office:value="-0.921076235563859">
            <text:p>-0.92</text:p>
          </table:table-cell>
          <table:table-cell table:formula="of:=[.W95]+[.O95]-[.O$164]" office:value-type="float" office:value="-0.424078710330939">
            <text:p>-0.42</text:p>
          </table:table-cell>
          <table:table-cell/>
          <table:table-cell table:formula="of:=[.Y95]+[.Q96]+0.5*([.Q96]-[.Q95])" office:value-type="float" office:value="-128.662671770369">
            <text:p>-128.7</text:p>
          </table:table-cell>
          <table:table-cell table:formula="of:=[.Z95]+[.R96]+0.5*([.R96]-[.R95])" office:value-type="float" office:value="155.972947399068">
            <text:p>156.0</text:p>
          </table:table-cell>
          <table:table-cell table:formula="of:=[.AA95]+[.S96]+0.5*([.S96]-[.S95])" office:value-type="float" office:value="156.560859822338">
            <text:p>156.6</text:p>
          </table:table-cell>
          <table:table-cell/>
          <table:table-cell table:formula="of:=[.AC95]+[.U96]+0.5*([.U96]-[.U95])" office:value-type="float" office:value="-427.660507865575">
            <text:p>-427.7</text:p>
          </table:table-cell>
          <table:table-cell table:formula="of:=[.AD95]+[.V96]+0.5*([.V96]-[.V95])" office:value-type="float" office:value="81.9662886909816">
            <text:p>82.0</text:p>
          </table:table-cell>
          <table:table-cell table:formula="of:=[.AE95]+[.W96]+0.5*([.W96]-[.W95])" office:value-type="float" office:value="7.93752634747432">
            <text:p>7.9</text:p>
          </table:table-cell>
        </table:table-row>
        <table:table-row table:style-name="ro1">
          <table:table-cell office:value-type="float" office:value="17200">
            <text:p>17200</text:p>
          </table:table-cell>
          <table:table-cell office:value-type="float" office:value="-3976">
            <text:p>-3976</text:p>
          </table:table-cell>
          <table:table-cell office:value-type="float" office:value="2212">
            <text:p>2212</text:p>
          </table:table-cell>
          <table:table-cell office:value-type="float" office:value="23.17">
            <text:p>23.17</text:p>
          </table:table-cell>
          <table:table-cell office:value-type="float" office:value="39">
            <text:p>39</text:p>
          </table:table-cell>
          <table:table-cell office:value-type="float" office:value="-4769">
            <text:p>-4769</text:p>
          </table:table-cell>
          <table:table-cell office:value-type="float" office:value="-449">
            <text:p>-449</text:p>
          </table:table-cell>
          <table:table-cell/>
          <table:table-cell table:formula="of:=[.A97]/16384" office:value-type="float" office:value="1.0498046875">
            <text:p>1.05</text:p>
          </table:table-cell>
          <table:table-cell table:formula="of:=[.B97]/16384" office:value-type="float" office:value="-0.24267578125">
            <text:p>-0.24</text:p>
          </table:table-cell>
          <table:table-cell table:formula="of:=[.C97]/16384" office:value-type="float" office:value="0.135009765625">
            <text:p>0.14</text:p>
          </table:table-cell>
          <table:table-cell table:formula="of:=[.D97]" office:value-type="float" office:value="23.17">
            <text:p>23.17</text:p>
          </table:table-cell>
          <table:table-cell table:formula="of:=[.E97]/16384" office:value-type="float" office:value="0.00238037109375">
            <text:p>0.00</text:p>
          </table:table-cell>
          <table:table-cell table:formula="of:=[.F97]/16384" office:value-type="float" office:value="-0.29107666015625">
            <text:p>-0.29</text:p>
          </table:table-cell>
          <table:table-cell table:formula="of:=[.G97]/16384" office:value-type="float" office:value="-0.02740478515625">
            <text:p>-0.03</text:p>
          </table:table-cell>
          <table:table-cell/>
          <table:table-cell table:formula="of:=[.Q96]+[.I96]-[.I$164]" office:value-type="float" office:value="-0.839826311383935">
            <text:p>-0.84</text:p>
          </table:table-cell>
          <table:table-cell table:formula="of:=[.R96]+[.J96]-[.J$164]" office:value-type="float" office:value="1.10823314974767">
            <text:p>1.11</text:p>
          </table:table-cell>
          <table:table-cell table:formula="of:=[.S96]+[.K96]-[.K$164]" office:value-type="float" office:value="3.18982843434587">
            <text:p>3.19</text:p>
          </table:table-cell>
          <table:table-cell table:formula="of:=[.L97]" office:value-type="float" office:value="23.17">
            <text:p>23.17</text:p>
          </table:table-cell>
          <table:table-cell table:formula="of:=[.U96]+[.M96]-[.M$164]" office:value-type="float" office:value="-6.41062595533291">
            <text:p>-6.41</text:p>
          </table:table-cell>
          <table:table-cell table:formula="of:=[.V96]+[.N96]-[.N$164]" office:value-type="float" office:value="0.896736476732337">
            <text:p>0.90</text:p>
          </table:table-cell>
          <table:table-cell table:formula="of:=[.W96]+[.O96]-[.O$164]" office:value-type="float" office:value="0.615455769604038">
            <text:p>0.62</text:p>
          </table:table-cell>
          <table:table-cell/>
          <table:table-cell table:formula="of:=[.Y96]+[.Q97]+0.5*([.Q97]-[.Q96])" office:value-type="float" office:value="-129.215584891183">
            <text:p>-129.2</text:p>
          </table:table-cell>
          <table:table-cell table:formula="of:=[.Z96]+[.R97]+0.5*([.R97]-[.R96])" office:value-type="float" office:value="156.999063622137">
            <text:p>157.0</text:p>
          </table:table-cell>
          <table:table-cell table:formula="of:=[.AA96]+[.S97]+0.5*([.S97]-[.S96])" office:value-type="float" office:value="159.513258655619">
            <text:p>159.5</text:p>
          </table:table-cell>
          <table:table-cell/>
          <table:table-cell table:formula="of:=[.AC96]+[.U97]+0.5*([.U97]-[.U96])" office:value-type="float" office:value="-433.91853266177">
            <text:p>-433.9</text:p>
          </table:table-cell>
          <table:table-cell table:formula="of:=[.AD96]+[.V97]+0.5*([.V97]-[.V96])" office:value-type="float" office:value="83.7719315238621">
            <text:p>83.8</text:p>
          </table:table-cell>
          <table:table-cell table:formula="of:=[.AE96]+[.W97]+0.5*([.W97]-[.W96])" office:value-type="float" office:value="9.07274935704585">
            <text:p>9.1</text:p>
          </table:table-cell>
        </table:table-row>
        <table:table-row table:style-name="ro1">
          <table:table-cell office:value-type="float" office:value="17896">
            <text:p>17896</text:p>
          </table:table-cell>
          <table:table-cell office:value-type="float" office:value="-5596">
            <text:p>-5596</text:p>
          </table:table-cell>
          <table:table-cell office:value-type="float" office:value="3396">
            <text:p>3396</text:p>
          </table:table-cell>
          <table:table-cell office:value-type="float" office:value="23.26">
            <text:p>23.26</text:p>
          </table:table-cell>
          <table:table-cell office:value-type="float" office:value="-2583">
            <text:p>-2583</text:p>
          </table:table-cell>
          <table:table-cell office:value-type="float" office:value="-14957">
            <text:p>-14957</text:p>
          </table:table-cell>
          <table:table-cell office:value-type="float" office:value="-7715">
            <text:p>-7715</text:p>
          </table:table-cell>
          <table:table-cell/>
          <table:table-cell table:formula="of:=[.A98]/16384" office:value-type="float" office:value="1.09228515625">
            <text:p>1.09</text:p>
          </table:table-cell>
          <table:table-cell table:formula="of:=[.B98]/16384" office:value-type="float" office:value="-0.341552734375">
            <text:p>-0.34</text:p>
          </table:table-cell>
          <table:table-cell table:formula="of:=[.C98]/16384" office:value-type="float" office:value="0.207275390625">
            <text:p>0.21</text:p>
          </table:table-cell>
          <table:table-cell table:formula="of:=[.D98]" office:value-type="float" office:value="23.26">
            <text:p>23.26</text:p>
          </table:table-cell>
          <table:table-cell table:formula="of:=[.E98]/16384" office:value-type="float" office:value="-0.15765380859375">
            <text:p>-0.16</text:p>
          </table:table-cell>
          <table:table-cell table:formula="of:=[.F98]/16384" office:value-type="float" office:value="-0.91290283203125">
            <text:p>-0.91</text:p>
          </table:table-cell>
          <table:table-cell table:formula="of:=[.G98]/16384" office:value-type="float" office:value="-0.47088623046875">
            <text:p>-0.47</text:p>
          </table:table-cell>
          <table:table-cell/>
          <table:table-cell table:formula="of:=[.Q97]+[.I97]-[.I$164]" office:value-type="float" office:value="-0.850716727120542">
            <text:p>-0.85</text:p>
          </table:table-cell>
          <table:table-cell table:formula="of:=[.R97]+[.J97]-[.J$164]" office:value-type="float" office:value="1.16177273388975">
            <text:p>1.16</text:p>
          </table:table-cell>
          <table:table-cell table:formula="of:=[.S97]+[.K97]-[.K$164]" office:value-type="float" office:value="3.19153173221563">
            <text:p>3.19</text:p>
          </table:table-cell>
          <table:table-cell table:formula="of:=[.L98]" office:value-type="float" office:value="23.26">
            <text:p>23.26</text:p>
          </table:table-cell>
          <table:table-cell table:formula="of:=[.U97]+[.M97]-[.M$164]" office:value-type="float" office:value="-6.5435950237772">
            <text:p>-6.54</text:p>
          </table:table-cell>
          <table:table-cell table:formula="of:=[.V97]+[.N97]-[.N$164]" office:value-type="float" office:value="0.639720087466032">
            <text:p>0.64</text:p>
          </table:table-cell>
          <table:table-cell table:formula="of:=[.W97]+[.O97]-[.O$164]" office:value-type="float" office:value="0.563620620632765">
            <text:p>0.56</text:p>
          </table:table-cell>
          <table:table-cell/>
          <table:table-cell table:formula="of:=[.Y97]+[.Q98]+0.5*([.Q98]-[.Q97])" office:value-type="float" office:value="-130.071746826172">
            <text:p>-130.1</text:p>
          </table:table-cell>
          <table:table-cell table:formula="of:=[.Z97]+[.R98]+0.5*([.R98]-[.R97])" office:value-type="float" office:value="158.187606148098">
            <text:p>158.2</text:p>
          </table:table-cell>
          <table:table-cell table:formula="of:=[.AA97]+[.S98]+0.5*([.S98]-[.S97])" office:value-type="float" office:value="162.70564203677">
            <text:p>162.7</text:p>
          </table:table-cell>
          <table:table-cell/>
          <table:table-cell table:formula="of:=[.AC97]+[.U98]+0.5*([.U98]-[.U97])" office:value-type="float" office:value="-440.52861221977">
            <text:p>-440.5</text:p>
          </table:table-cell>
          <table:table-cell table:formula="of:=[.AD97]+[.V98]+0.5*([.V98]-[.V97])" office:value-type="float" office:value="84.283143416695">
            <text:p>84.3</text:p>
          </table:table-cell>
          <table:table-cell table:formula="of:=[.AE97]+[.W98]+0.5*([.W98]-[.W97])" office:value-type="float" office:value="9.61045240319298">
            <text:p>9.6</text:p>
          </table:table-cell>
        </table:table-row>
        <table:table-row table:style-name="ro1">
          <table:table-cell office:value-type="float" office:value="15512">
            <text:p>15512</text:p>
          </table:table-cell>
          <table:table-cell office:value-type="float" office:value="-9888">
            <text:p>-9888</text:p>
          </table:table-cell>
          <table:table-cell office:value-type="float" office:value="-5096">
            <text:p>-5096</text:p>
          </table:table-cell>
          <table:table-cell office:value-type="float" office:value="23.21">
            <text:p>23.21</text:p>
          </table:table-cell>
          <table:table-cell office:value-type="float" office:value="20329">
            <text:p>20329</text:p>
          </table:table-cell>
          <table:table-cell office:value-type="float" office:value="27015">
            <text:p>27015</text:p>
          </table:table-cell>
          <table:table-cell office:value-type="float" office:value="7961">
            <text:p>7961</text:p>
          </table:table-cell>
          <table:table-cell/>
          <table:table-cell table:formula="of:=[.A99]/16384" office:value-type="float" office:value="0.94677734375">
            <text:p>0.95</text:p>
          </table:table-cell>
          <table:table-cell table:formula="of:=[.B99]/16384" office:value-type="float" office:value="-0.603515625">
            <text:p>-0.60</text:p>
          </table:table-cell>
          <table:table-cell table:formula="of:=[.C99]/16384" office:value-type="float" office:value="-0.31103515625">
            <text:p>-0.31</text:p>
          </table:table-cell>
          <table:table-cell table:formula="of:=[.D99]" office:value-type="float" office:value="23.21">
            <text:p>23.21</text:p>
          </table:table-cell>
          <table:table-cell table:formula="of:=[.E99]/16384" office:value-type="float" office:value="1.24078369140625">
            <text:p>1.24</text:p>
          </table:table-cell>
          <table:table-cell table:formula="of:=[.F99]/16384" office:value-type="float" office:value="1.64886474609375">
            <text:p>1.65</text:p>
          </table:table-cell>
          <table:table-cell table:formula="of:=[.G99]/16384" office:value-type="float" office:value="0.48590087890625">
            <text:p>0.49</text:p>
          </table:table-cell>
          <table:table-cell/>
          <table:table-cell table:formula="of:=[.Q98]+[.I98]-[.I$164]" office:value-type="float" office:value="-0.819126674107149">
            <text:p>-0.82</text:p>
          </table:table-cell>
          <table:table-cell table:formula="of:=[.R98]+[.J98]-[.J$164]" office:value-type="float" office:value="1.11643536490683">
            <text:p>1.12</text:p>
          </table:table-cell>
          <table:table-cell table:formula="of:=[.S98]+[.K98]-[.K$164]" office:value-type="float" office:value="3.26550065508539">
            <text:p>3.27</text:p>
          </table:table-cell>
          <table:table-cell table:formula="of:=[.L99]" office:value-type="float" office:value="23.21">
            <text:p>23.21</text:p>
          </table:table-cell>
          <table:table-cell table:formula="of:=[.U98]+[.M98]-[.M$164]" office:value-type="float" office:value="-6.83659827190899">
            <text:p>-6.84</text:p>
          </table:table-cell>
          <table:table-cell table:formula="of:=[.V98]+[.N98]-[.N$164]" office:value-type="float" office:value="-0.239122473675272">
            <text:p>-0.24</text:p>
          </table:table-cell>
          <table:table-cell table:formula="of:=[.W98]+[.O98]-[.O$164]" office:value-type="float" office:value="0.0683040263489916">
            <text:p>0.07</text:p>
          </table:table-cell>
          <table:table-cell/>
          <table:table-cell table:formula="of:=[.Y98]+[.Q99]+0.5*([.Q99]-[.Q98])" office:value-type="float" office:value="-130.875078473773">
            <text:p>-130.9</text:p>
          </table:table-cell>
          <table:table-cell table:formula="of:=[.Z98]+[.R99]+0.5*([.R99]-[.R98])" office:value-type="float" office:value="159.281372828513">
            <text:p>159.3</text:p>
          </table:table-cell>
          <table:table-cell table:formula="of:=[.AA98]+[.S99]+0.5*([.S99]-[.S98])" office:value-type="float" office:value="166.00812715329">
            <text:p>166.0</text:p>
          </table:table-cell>
          <table:table-cell/>
          <table:table-cell table:formula="of:=[.AC98]+[.U99]+0.5*([.U99]-[.U98])" office:value-type="float" office:value="-447.511712115744">
            <text:p>-447.5</text:p>
          </table:table-cell>
          <table:table-cell table:formula="of:=[.AD98]+[.V99]+0.5*([.V99]-[.V98])" office:value-type="float" office:value="83.604599662449">
            <text:p>83.6</text:p>
          </table:table-cell>
          <table:table-cell table:formula="of:=[.AE98]+[.W99]+0.5*([.W99]-[.W98])" office:value-type="float" office:value="9.43109813240008">
            <text:p>9.4</text:p>
          </table:table-cell>
        </table:table-row>
        <table:table-row table:style-name="ro1">
          <table:table-cell office:value-type="float" office:value="18340">
            <text:p>18340</text:p>
          </table:table-cell>
          <table:table-cell office:value-type="float" office:value="-1856">
            <text:p>-1856</text:p>
          </table:table-cell>
          <table:table-cell office:value-type="float" office:value="4008">
            <text:p>4008</text:p>
          </table:table-cell>
          <table:table-cell office:value-type="float" office:value="23.26">
            <text:p>23.26</text:p>
          </table:table-cell>
          <table:table-cell office:value-type="float" office:value="1864">
            <text:p>1864</text:p>
          </table:table-cell>
          <table:table-cell office:value-type="float" office:value="-17608">
            <text:p>-17608</text:p>
          </table:table-cell>
          <table:table-cell office:value-type="float" office:value="-3425">
            <text:p>-3425</text:p>
          </table:table-cell>
          <table:table-cell/>
          <table:table-cell table:formula="of:=[.A100]/16384" office:value-type="float" office:value="1.119384765625">
            <text:p>1.12</text:p>
          </table:table-cell>
          <table:table-cell table:formula="of:=[.B100]/16384" office:value-type="float" office:value="-0.11328125">
            <text:p>-0.11</text:p>
          </table:table-cell>
          <table:table-cell table:formula="of:=[.C100]/16384" office:value-type="float" office:value="0.24462890625">
            <text:p>0.24</text:p>
          </table:table-cell>
          <table:table-cell table:formula="of:=[.D100]" office:value-type="float" office:value="23.26">
            <text:p>23.26</text:p>
          </table:table-cell>
          <table:table-cell table:formula="of:=[.E100]/16384" office:value-type="float" office:value="0.11376953125">
            <text:p>0.11</text:p>
          </table:table-cell>
          <table:table-cell table:formula="of:=[.F100]/16384" office:value-type="float" office:value="-1.07470703125">
            <text:p>-1.07</text:p>
          </table:table-cell>
          <table:table-cell table:formula="of:=[.G100]/16384" office:value-type="float" office:value="-0.20904541015625">
            <text:p>-0.21</text:p>
          </table:table-cell>
          <table:table-cell/>
          <table:table-cell table:formula="of:=[.Q99]+[.I99]-[.I$164]" office:value-type="float" office:value="-0.933044433593756">
            <text:p>-0.93</text:p>
          </table:table-cell>
          <table:table-cell table:formula="of:=[.R99]+[.J99]-[.J$164]" office:value-type="float" office:value="0.80913510529891">
            <text:p>0.81</text:p>
          </table:table-cell>
          <table:table-cell table:formula="of:=[.S99]+[.K99]-[.K$164]" office:value-type="float" office:value="2.82115903108015">
            <text:p>2.82</text:p>
          </table:table-cell>
          <table:table-cell table:formula="of:=[.L100]" office:value-type="float" office:value="23.26">
            <text:p>23.26</text:p>
          </table:table-cell>
          <table:table-cell table:formula="of:=[.U99]+[.M99]-[.M$164]" office:value-type="float" office:value="-5.73116402004079">
            <text:p>-5.73</text:p>
          </table:table-cell>
          <table:table-cell table:formula="of:=[.V99]+[.N99]-[.N$164]" office:value-type="float" office:value="1.44380254330842">
            <text:p>1.44</text:p>
          </table:table-cell>
          <table:table-cell table:formula="of:=[.W99]+[.O99]-[.O$164]" office:value-type="float" office:value="0.529774541440218">
            <text:p>0.53</text:p>
          </table:table-cell>
          <table:table-cell/>
          <table:table-cell table:formula="of:=[.Y99]+[.Q100]+0.5*([.Q100]-[.Q99])" office:value-type="float" office:value="-131.86508178711">
            <text:p>-131.9</text:p>
          </table:table-cell>
          <table:table-cell table:formula="of:=[.Z99]+[.R100]+0.5*([.R100]-[.R99])" office:value-type="float" office:value="159.936857804008">
            <text:p>159.9</text:p>
          </table:table-cell>
          <table:table-cell table:formula="of:=[.AA99]+[.S100]+0.5*([.S100]-[.S99])" office:value-type="float" office:value="168.607115372367">
            <text:p>168.6</text:p>
          </table:table-cell>
          <table:table-cell/>
          <table:table-cell table:formula="of:=[.AC99]+[.U100]+0.5*([.U100]-[.U99])" office:value-type="float" office:value="-452.690159009851">
            <text:p>-452.7</text:p>
          </table:table-cell>
          <table:table-cell table:formula="of:=[.AD99]+[.V100]+0.5*([.V100]-[.V99])" office:value-type="float" office:value="85.8898647142493">
            <text:p>85.9</text:p>
          </table:table-cell>
          <table:table-cell table:formula="of:=[.AE99]+[.W100]+0.5*([.W100]-[.W99])" office:value-type="float" office:value="10.1916079313859">
            <text:p>10.2</text:p>
          </table:table-cell>
        </table:table-row>
        <table:table-row table:style-name="ro1">
          <table:table-cell office:value-type="float" office:value="13768">
            <text:p>13768</text:p>
          </table:table-cell>
          <table:table-cell office:value-type="float" office:value="-5668">
            <text:p>-5668</text:p>
          </table:table-cell>
          <table:table-cell office:value-type="float" office:value="5028">
            <text:p>5028</text:p>
          </table:table-cell>
          <table:table-cell office:value-type="float" office:value="23.17">
            <text:p>23.17</text:p>
          </table:table-cell>
          <table:table-cell office:value-type="float" office:value="-764">
            <text:p>-764</text:p>
          </table:table-cell>
          <table:table-cell office:value-type="float" office:value="-5346">
            <text:p>-5346</text:p>
          </table:table-cell>
          <table:table-cell office:value-type="float" office:value="-3817">
            <text:p>-3817</text:p>
          </table:table-cell>
          <table:table-cell/>
          <table:table-cell table:formula="of:=[.A101]/16384" office:value-type="float" office:value="0.84033203125">
            <text:p>0.84</text:p>
          </table:table-cell>
          <table:table-cell table:formula="of:=[.B101]/16384" office:value-type="float" office:value="-0.345947265625">
            <text:p>-0.35</text:p>
          </table:table-cell>
          <table:table-cell table:formula="of:=[.C101]/16384" office:value-type="float" office:value="0.306884765625">
            <text:p>0.31</text:p>
          </table:table-cell>
          <table:table-cell table:formula="of:=[.D101]" office:value-type="float" office:value="23.17">
            <text:p>23.17</text:p>
          </table:table-cell>
          <table:table-cell table:formula="of:=[.E101]/16384" office:value-type="float" office:value="-0.046630859375">
            <text:p>-0.05</text:p>
          </table:table-cell>
          <table:table-cell table:formula="of:=[.F101]/16384" office:value-type="float" office:value="-0.3262939453125">
            <text:p>-0.33</text:p>
          </table:table-cell>
          <table:table-cell table:formula="of:=[.G101]/16384" office:value-type="float" office:value="-0.23297119140625">
            <text:p>-0.23</text:p>
          </table:table-cell>
          <table:table-cell/>
          <table:table-cell table:formula="of:=[.Q100]+[.I100]-[.I$164]" office:value-type="float" office:value="-0.874354771205363">
            <text:p>-0.87</text:p>
          </table:table-cell>
          <table:table-cell table:formula="of:=[.R100]+[.J100]-[.J$164]" office:value-type="float" office:value="0.992069220690991">
            <text:p>0.99</text:p>
          </table:table-cell>
          <table:table-cell table:formula="of:=[.S100]+[.K100]-[.K$164]" office:value-type="float" office:value="2.93248146957491">
            <text:p>2.93</text:p>
          </table:table-cell>
          <table:table-cell table:formula="of:=[.L101]" office:value-type="float" office:value="23.17">
            <text:p>23.17</text:p>
          </table:table-cell>
          <table:table-cell table:formula="of:=[.U100]+[.M100]-[.M$164]" office:value-type="float" office:value="-5.75274392832883">
            <text:p>-5.75</text:p>
          </table:table-cell>
          <table:table-cell table:formula="of:=[.V100]+[.N100]-[.N$164]" office:value-type="float" office:value="0.403155782948369">
            <text:p>0.40</text:p>
          </table:table-cell>
          <table:table-cell table:formula="of:=[.W100]+[.O100]-[.O$164]" office:value-type="float" office:value="0.296298767468945">
            <text:p>0.30</text:p>
          </table:table-cell>
          <table:table-cell/>
          <table:table-cell table:formula="of:=[.Y100]+[.Q101]+0.5*([.Q101]-[.Q100])" office:value-type="float" office:value="-132.710091727121">
            <text:p>-132.7</text:p>
          </table:table-cell>
          <table:table-cell table:formula="of:=[.Z100]+[.R101]+0.5*([.R101]-[.R100])" office:value-type="float" office:value="161.020394082395">
            <text:p>161.0</text:p>
          </table:table-cell>
          <table:table-cell table:formula="of:=[.AA100]+[.S101]+0.5*([.S101]-[.S100])" office:value-type="float" office:value="171.59525806119">
            <text:p>171.6</text:p>
          </table:table-cell>
          <table:table-cell/>
          <table:table-cell table:formula="of:=[.AC100]+[.U101]+0.5*([.U101]-[.U100])" office:value-type="float" office:value="-458.453692892324">
            <text:p>-458.5</text:p>
          </table:table-cell>
          <table:table-cell table:formula="of:=[.AD100]+[.V101]+0.5*([.V101]-[.V100])" office:value-type="float" office:value="85.7726971170176">
            <text:p>85.8</text:p>
          </table:table-cell>
          <table:table-cell table:formula="of:=[.AE100]+[.W101]+0.5*([.W101]-[.W100])" office:value-type="float" office:value="10.3711688118692">
            <text:p>10.4</text:p>
          </table:table-cell>
        </table:table-row>
        <table:table-row table:style-name="ro1">
          <table:table-cell office:value-type="float" office:value="19900">
            <text:p>19900</text:p>
          </table:table-cell>
          <table:table-cell office:value-type="float" office:value="6072">
            <text:p>6072</text:p>
          </table:table-cell>
          <table:table-cell office:value-type="float" office:value="-20328">
            <text:p>-20328</text:p>
          </table:table-cell>
          <table:table-cell office:value-type="float" office:value="23.26">
            <text:p>23.26</text:p>
          </table:table-cell>
          <table:table-cell office:value-type="float" office:value="19083">
            <text:p>19083</text:p>
          </table:table-cell>
          <table:table-cell office:value-type="float" office:value="-10003">
            <text:p>-10003</text:p>
          </table:table-cell>
          <table:table-cell office:value-type="float" office:value="-6288">
            <text:p>-6288</text:p>
          </table:table-cell>
          <table:table-cell/>
          <table:table-cell table:formula="of:=[.A102]/16384" office:value-type="float" office:value="1.214599609375">
            <text:p>1.21</text:p>
          </table:table-cell>
          <table:table-cell table:formula="of:=[.B102]/16384" office:value-type="float" office:value="0.37060546875">
            <text:p>0.37</text:p>
          </table:table-cell>
          <table:table-cell table:formula="of:=[.C102]/16384" office:value-type="float" office:value="-1.24072265625">
            <text:p>-1.24</text:p>
          </table:table-cell>
          <table:table-cell table:formula="of:=[.D102]" office:value-type="float" office:value="23.26">
            <text:p>23.26</text:p>
          </table:table-cell>
          <table:table-cell table:formula="of:=[.E102]/16384" office:value-type="float" office:value="1.16473388671875">
            <text:p>1.16</text:p>
          </table:table-cell>
          <table:table-cell table:formula="of:=[.F102]/16384" office:value-type="float" office:value="-0.61053466796875">
            <text:p>-0.61</text:p>
          </table:table-cell>
          <table:table-cell table:formula="of:=[.G102]/16384" office:value-type="float" office:value="-0.3837890625">
            <text:p>-0.38</text:p>
          </table:table-cell>
          <table:table-cell/>
          <table:table-cell table:formula="of:=[.Q101]+[.I101]-[.I$164]" office:value-type="float" office:value="-1.09471784319197">
            <text:p>-1.09</text:p>
          </table:table-cell>
          <table:table-cell table:formula="of:=[.R101]+[.J101]-[.J$164]" office:value-type="float" office:value="0.942337320458071">
            <text:p>0.94</text:p>
          </table:table-cell>
          <table:table-cell table:formula="of:=[.S101]+[.K101]-[.K$164]" office:value-type="float" office:value="3.10605976744467">
            <text:p>3.11</text:p>
          </table:table-cell>
          <table:table-cell table:formula="of:=[.L102]" office:value-type="float" office:value="23.26">
            <text:p>23.26</text:p>
          </table:table-cell>
          <table:table-cell table:formula="of:=[.U101]+[.M101]-[.M$164]" office:value-type="float" office:value="-5.93472422724188">
            <text:p>-5.93</text:p>
          </table:table-cell>
          <table:table-cell table:formula="of:=[.V101]+[.N101]-[.N$164]" office:value-type="float" office:value="0.110922108525815">
            <text:p>0.11</text:p>
          </table:table-cell>
          <table:table-cell table:formula="of:=[.W101]+[.O101]-[.O$164]" office:value-type="float" office:value="0.0388972122476717">
            <text:p>0.04</text:p>
          </table:table-cell>
          <table:table-cell/>
          <table:table-cell table:formula="of:=[.Y101]+[.Q102]+0.5*([.Q102]-[.Q101])" office:value-type="float" office:value="-133.914991106306">
            <text:p>-133.9</text:p>
          </table:table-cell>
          <table:table-cell table:formula="of:=[.Z101]+[.R102]+0.5*([.R102]-[.R101])" office:value-type="float" office:value="161.937865452736">
            <text:p>161.9</text:p>
          </table:table-cell>
          <table:table-cell table:formula="of:=[.AA101]+[.S102]+0.5*([.S102]-[.S101])" office:value-type="float" office:value="174.788106977569">
            <text:p>174.8</text:p>
          </table:table-cell>
          <table:table-cell/>
          <table:table-cell table:formula="of:=[.AC101]+[.U102]+0.5*([.U102]-[.U101])" office:value-type="float" office:value="-464.479407269022">
            <text:p>-464.5</text:p>
          </table:table-cell>
          <table:table-cell table:formula="of:=[.AD101]+[.V102]+0.5*([.V102]-[.V101])" office:value-type="float" office:value="85.7375023883322">
            <text:p>85.7</text:p>
          </table:table-cell>
          <table:table-cell table:formula="of:=[.AE101]+[.W102]+0.5*([.W102]-[.W101])" office:value-type="float" office:value="10.2813652465063">
            <text:p>10.3</text:p>
          </table:table-cell>
        </table:table-row>
        <table:table-row table:style-name="ro1">
          <table:table-cell office:value-type="float" office:value="18484">
            <text:p>18484</text:p>
          </table:table-cell>
          <table:table-cell office:value-type="float" office:value="-3672">
            <text:p>-3672</text:p>
          </table:table-cell>
          <table:table-cell office:value-type="float" office:value="-12360">
            <text:p>-12360</text:p>
          </table:table-cell>
          <table:table-cell office:value-type="float" office:value="23.07">
            <text:p>23.07</text:p>
          </table:table-cell>
          <table:table-cell office:value-type="float" office:value="27496">
            <text:p>27496</text:p>
          </table:table-cell>
          <table:table-cell office:value-type="float" office:value="7409">
            <text:p>7409</text:p>
          </table:table-cell>
          <table:table-cell office:value-type="float" office:value="20209">
            <text:p>20209</text:p>
          </table:table-cell>
          <table:table-cell/>
          <table:table-cell table:formula="of:=[.A103]/16384" office:value-type="float" office:value="1.128173828125">
            <text:p>1.13</text:p>
          </table:table-cell>
          <table:table-cell table:formula="of:=[.B103]/16384" office:value-type="float" office:value="-0.22412109375">
            <text:p>-0.22</text:p>
          </table:table-cell>
          <table:table-cell table:formula="of:=[.C103]/16384" office:value-type="float" office:value="-0.75439453125">
            <text:p>-0.75</text:p>
          </table:table-cell>
          <table:table-cell table:formula="of:=[.D103]" office:value-type="float" office:value="23.07">
            <text:p>23.07</text:p>
          </table:table-cell>
          <table:table-cell table:formula="of:=[.E103]/16384" office:value-type="float" office:value="1.67822265625">
            <text:p>1.68</text:p>
          </table:table-cell>
          <table:table-cell table:formula="of:=[.F103]/16384" office:value-type="float" office:value="0.45220947265625">
            <text:p>0.45</text:p>
          </table:table-cell>
          <table:table-cell table:formula="of:=[.G103]/16384" office:value-type="float" office:value="1.23345947265625">
            <text:p>1.23</text:p>
          </table:table-cell>
          <table:table-cell/>
          <table:table-cell table:formula="of:=[.Q102]+[.I102]-[.I$164]" office:value-type="float" office:value="-0.940813337053578">
            <text:p>-0.94</text:p>
          </table:table-cell>
          <table:table-cell table:formula="of:=[.R102]+[.J102]-[.J$164]" office:value-type="float" office:value="1.60915815460015">
            <text:p>1.61</text:p>
          </table:table-cell>
          <table:table-cell table:formula="of:=[.S102]+[.K102]-[.K$164]" office:value-type="float" office:value="1.73203064343943">
            <text:p>1.73</text:p>
          </table:table-cell>
          <table:table-cell table:formula="of:=[.L103]" office:value-type="float" office:value="23.07">
            <text:p>23.07</text:p>
          </table:table-cell>
          <table:table-cell table:formula="of:=[.U102]+[.M102]-[.M$164]" office:value-type="float" office:value="-4.90533978006117">
            <text:p>-4.91</text:p>
          </table:table-cell>
          <table:table-cell table:formula="of:=[.V102]+[.N102]-[.N$164]" office:value-type="float" office:value="-0.465552288552989">
            <text:p>-0.47</text:p>
          </table:table-cell>
          <table:table-cell table:formula="of:=[.W102]+[.O102]-[.O$164]" office:value-type="float" office:value="-0.369322214067352">
            <text:p>-0.37</text:p>
          </table:table-cell>
          <table:table-cell/>
          <table:table-cell table:formula="of:=[.Y102]+[.Q103]+0.5*([.Q103]-[.Q102])" office:value-type="float" office:value="-134.778852190291">
            <text:p>-134.8</text:p>
          </table:table-cell>
          <table:table-cell table:formula="of:=[.Z102]+[.R103]+0.5*([.R103]-[.R102])" office:value-type="float" office:value="163.880434024408">
            <text:p>163.9</text:p>
          </table:table-cell>
          <table:table-cell table:formula="of:=[.AA102]+[.S103]+0.5*([.S103]-[.S102])" office:value-type="float" office:value="175.833123059006">
            <text:p>175.8</text:p>
          </table:table-cell>
          <table:table-cell/>
          <table:table-cell table:formula="of:=[.AC102]+[.U103]+0.5*([.U103]-[.U102])" office:value-type="float" office:value="-468.870054825493">
            <text:p>-468.9</text:p>
          </table:table-cell>
          <table:table-cell table:formula="of:=[.AD102]+[.V103]+0.5*([.V103]-[.V102])" office:value-type="float" office:value="84.9837129012398">
            <text:p>85.0</text:p>
          </table:table-cell>
          <table:table-cell table:formula="of:=[.AE102]+[.W103]+0.5*([.W103]-[.W102])" office:value-type="float" office:value="9.70793331928139">
            <text:p>9.7</text:p>
          </table:table-cell>
        </table:table-row>
        <table:table-row table:style-name="ro1">
          <table:table-cell office:value-type="float" office:value="15400">
            <text:p>15400</text:p>
          </table:table-cell>
          <table:table-cell office:value-type="float" office:value="-4752">
            <text:p>-4752</text:p>
          </table:table-cell>
          <table:table-cell office:value-type="float" office:value="3136">
            <text:p>3136</text:p>
          </table:table-cell>
          <table:table-cell office:value-type="float" office:value="23.26">
            <text:p>23.26</text:p>
          </table:table-cell>
          <table:table-cell office:value-type="float" office:value="803">
            <text:p>803</text:p>
          </table:table-cell>
          <table:table-cell office:value-type="float" office:value="-4014">
            <text:p>-4014</text:p>
          </table:table-cell>
          <table:table-cell office:value-type="float" office:value="-1265">
            <text:p>-1265</text:p>
          </table:table-cell>
          <table:table-cell/>
          <table:table-cell table:formula="of:=[.A104]/16384" office:value-type="float" office:value="0.93994140625">
            <text:p>0.94</text:p>
          </table:table-cell>
          <table:table-cell table:formula="of:=[.B104]/16384" office:value-type="float" office:value="-0.2900390625">
            <text:p>-0.29</text:p>
          </table:table-cell>
          <table:table-cell table:formula="of:=[.C104]/16384" office:value-type="float" office:value="0.19140625">
            <text:p>0.19</text:p>
          </table:table-cell>
          <table:table-cell table:formula="of:=[.D104]" office:value-type="float" office:value="23.26">
            <text:p>23.26</text:p>
          </table:table-cell>
          <table:table-cell table:formula="of:=[.E104]/16384" office:value-type="float" office:value="0.04901123046875">
            <text:p>0.05</text:p>
          </table:table-cell>
          <table:table-cell table:formula="of:=[.F104]/16384" office:value-type="float" office:value="-0.2449951171875">
            <text:p>-0.24</text:p>
          </table:table-cell>
          <table:table-cell table:formula="of:=[.G104]/16384" office:value-type="float" office:value="-0.07720947265625">
            <text:p>-0.08</text:p>
          </table:table-cell>
          <table:table-cell/>
          <table:table-cell table:formula="of:=[.Q103]+[.I103]-[.I$164]" office:value-type="float" office:value="-0.873334612165185">
            <text:p>-0.87</text:p>
          </table:table-cell>
          <table:table-cell table:formula="of:=[.R103]+[.J103]-[.J$164]" office:value-type="float" office:value="1.68125242624223">
            <text:p>1.68</text:p>
          </table:table-cell>
          <table:table-cell table:formula="of:=[.S103]+[.K103]-[.K$164]" office:value-type="float" office:value="0.844329644434188">
            <text:p>0.84</text:p>
          </table:table-cell>
          <table:table-cell table:formula="of:=[.L104]" office:value-type="float" office:value="23.26">
            <text:p>23.26</text:p>
          </table:table-cell>
          <table:table-cell table:formula="of:=[.U103]+[.M103]-[.M$164]" office:value-type="float" office:value="-3.36246656334921">
            <text:p>-3.36</text:p>
          </table:table-cell>
          <table:table-cell table:formula="of:=[.V103]+[.N103]-[.N$164]" office:value-type="float" office:value="0.0207174549932063">
            <text:p>0.02</text:p>
          </table:table-cell>
          <table:table-cell table:formula="of:=[.W103]+[.O103]-[.O$164]" office:value-type="float" office:value="0.839706894773875">
            <text:p>0.84</text:p>
          </table:table-cell>
          <table:table-cell/>
          <table:table-cell table:formula="of:=[.Y103]+[.Q104]+0.5*([.Q104]-[.Q103])" office:value-type="float" office:value="-135.618447440012">
            <text:p>-135.6</text:p>
          </table:table-cell>
          <table:table-cell table:formula="of:=[.Z103]+[.R104]+0.5*([.R104]-[.R103])" office:value-type="float" office:value="165.597733586471">
            <text:p>165.6</text:p>
          </table:table-cell>
          <table:table-cell table:formula="of:=[.AA103]+[.S104]+0.5*([.S104]-[.S103])" office:value-type="float" office:value="176.233602203938">
            <text:p>176.2</text:p>
          </table:table-cell>
          <table:table-cell/>
          <table:table-cell table:formula="of:=[.AC103]+[.U104]+0.5*([.U104]-[.U103])" office:value-type="float" office:value="-471.461084780486">
            <text:p>-471.5</text:p>
          </table:table-cell>
          <table:table-cell table:formula="of:=[.AD103]+[.V104]+0.5*([.V104]-[.V103])" office:value-type="float" office:value="85.2475652280061">
            <text:p>85.2</text:p>
          </table:table-cell>
          <table:table-cell table:formula="of:=[.AE103]+[.W104]+0.5*([.W104]-[.W103])" office:value-type="float" office:value="11.1521547684759">
            <text:p>11.2</text:p>
          </table:table-cell>
        </table:table-row>
        <table:table-row table:style-name="ro1">
          <table:table-cell office:value-type="float" office:value="23272">
            <text:p>23272</text:p>
          </table:table-cell>
          <table:table-cell office:value-type="float" office:value="-3624">
            <text:p>-3624</text:p>
          </table:table-cell>
          <table:table-cell office:value-type="float" office:value="10220">
            <text:p>10220</text:p>
          </table:table-cell>
          <table:table-cell office:value-type="float" office:value="23.12">
            <text:p>23.12</text:p>
          </table:table-cell>
          <table:table-cell office:value-type="float" office:value="-5130">
            <text:p>-5130</text:p>
          </table:table-cell>
          <table:table-cell office:value-type="float" office:value="-15732">
            <text:p>-15732</text:p>
          </table:table-cell>
          <table:table-cell office:value-type="float" office:value="-12583">
            <text:p>-12583</text:p>
          </table:table-cell>
          <table:table-cell/>
          <table:table-cell table:formula="of:=[.A105]/16384" office:value-type="float" office:value="1.42041015625">
            <text:p>1.42</text:p>
          </table:table-cell>
          <table:table-cell table:formula="of:=[.B105]/16384" office:value-type="float" office:value="-0.22119140625">
            <text:p>-0.22</text:p>
          </table:table-cell>
          <table:table-cell table:formula="of:=[.C105]/16384" office:value-type="float" office:value="0.623779296875">
            <text:p>0.62</text:p>
          </table:table-cell>
          <table:table-cell table:formula="of:=[.D105]" office:value-type="float" office:value="23.12">
            <text:p>23.12</text:p>
          </table:table-cell>
          <table:table-cell table:formula="of:=[.E105]/16384" office:value-type="float" office:value="-0.3131103515625">
            <text:p>-0.31</text:p>
          </table:table-cell>
          <table:table-cell table:formula="of:=[.F105]/16384" office:value-type="float" office:value="-0.960205078125">
            <text:p>-0.96</text:p>
          </table:table-cell>
          <table:table-cell table:formula="of:=[.G105]/16384" office:value-type="float" office:value="-0.76800537109375">
            <text:p>-0.77</text:p>
          </table:table-cell>
          <table:table-cell/>
          <table:table-cell table:formula="of:=[.Q104]+[.I104]-[.I$164]" office:value-type="float" office:value="-0.994088309151792">
            <text:p>-0.99</text:p>
          </table:table-cell>
          <table:table-cell table:formula="of:=[.R104]+[.J104]-[.J$164]" office:value-type="float" office:value="1.68742872913431">
            <text:p>1.69</text:p>
          </table:table-cell>
          <table:table-cell table:formula="of:=[.S104]+[.K104]-[.K$164]" office:value-type="float" office:value="0.902429426678948">
            <text:p>0.90</text:p>
          </table:table-cell>
          <table:table-cell table:formula="of:=[.L105]" office:value-type="float" office:value="23.12">
            <text:p>23.12</text:p>
          </table:table-cell>
          <table:table-cell table:formula="of:=[.U104]+[.M104]-[.M$164]" office:value-type="float" office:value="-3.44880477241851">
            <text:p>-3.45</text:p>
          </table:table-cell>
          <table:table-cell table:formula="of:=[.V104]+[.N104]-[.N$164]" office:value-type="float" office:value="-0.190217391304348">
            <text:p>-0.19</text:p>
          </table:table-cell>
          <table:table-cell table:formula="of:=[.W104]+[.O104]-[.O$164]" office:value-type="float" office:value="0.738067058302602">
            <text:p>0.74</text:p>
          </table:table-cell>
          <table:table-cell/>
          <table:table-cell table:formula="of:=[.Y104]+[.Q105]+0.5*([.Q105]-[.Q104])" office:value-type="float" office:value="-136.672912597657">
            <text:p>-136.7</text:p>
          </table:table-cell>
          <table:table-cell table:formula="of:=[.Z104]+[.R105]+0.5*([.R105]-[.R104])" office:value-type="float" office:value="167.288250467051">
            <text:p>167.3</text:p>
          </table:table-cell>
          <table:table-cell table:formula="of:=[.AA104]+[.S105]+0.5*([.S105]-[.S104])" office:value-type="float" office:value="177.165081521739">
            <text:p>177.2</text:p>
          </table:table-cell>
          <table:table-cell/>
          <table:table-cell table:formula="of:=[.AC104]+[.U105]+0.5*([.U105]-[.U104])" office:value-type="float" office:value="-474.953058657439">
            <text:p>-475.0</text:p>
          </table:table-cell>
          <table:table-cell table:formula="of:=[.AD104]+[.V105]+0.5*([.V105]-[.V104])" office:value-type="float" office:value="84.951880413553">
            <text:p>85.0</text:p>
          </table:table-cell>
          <table:table-cell table:formula="of:=[.AE104]+[.W105]+0.5*([.W105]-[.W104])" office:value-type="float" office:value="11.8394019085428">
            <text:p>11.8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-8452">
            <text:p>-8452</text:p>
          </table:table-cell>
          <table:table-cell office:value-type="float" office:value="-4140">
            <text:p>-4140</text:p>
          </table:table-cell>
          <table:table-cell office:value-type="float" office:value="23.17">
            <text:p>23.17</text:p>
          </table:table-cell>
          <table:table-cell office:value-type="float" office:value="15772">
            <text:p>15772</text:p>
          </table:table-cell>
          <table:table-cell office:value-type="float" office:value="32767">
            <text:p>32767</text:p>
          </table:table-cell>
          <table:table-cell office:value-type="float" office:value="13662">
            <text:p>13662</text:p>
          </table:table-cell>
          <table:table-cell/>
          <table:table-cell table:formula="of:=[.A106]/16384" office:value-type="float" office:value="1.25">
            <text:p>1.25</text:p>
          </table:table-cell>
          <table:table-cell table:formula="of:=[.B106]/16384" office:value-type="float" office:value="-0.515869140625">
            <text:p>-0.52</text:p>
          </table:table-cell>
          <table:table-cell table:formula="of:=[.C106]/16384" office:value-type="float" office:value="-0.252685546875">
            <text:p>-0.25</text:p>
          </table:table-cell>
          <table:table-cell table:formula="of:=[.D106]" office:value-type="float" office:value="23.17">
            <text:p>23.17</text:p>
          </table:table-cell>
          <table:table-cell table:formula="of:=[.E106]/16384" office:value-type="float" office:value="0.962646484375">
            <text:p>0.96</text:p>
          </table:table-cell>
          <table:table-cell table:formula="of:=[.F106]/16384" office:value-type="float" office:value="1.99993896484375">
            <text:p>2.00</text:p>
          </table:table-cell>
          <table:table-cell table:formula="of:=[.G106]/16384" office:value-type="float" office:value="0.8338623046875">
            <text:p>0.83</text:p>
          </table:table-cell>
          <table:table-cell/>
          <table:table-cell table:formula="of:=[.Q105]+[.I105]-[.I$164]" office:value-type="float" office:value="-0.634373256138399">
            <text:p>-0.63</text:p>
          </table:table-cell>
          <table:table-cell table:formula="of:=[.R105]+[.J105]-[.J$164]" office:value-type="float" office:value="1.76245268827639">
            <text:p>1.76</text:p>
          </table:table-cell>
          <table:table-cell table:formula="of:=[.S105]+[.K105]-[.K$164]" office:value-type="float" office:value="1.39290225579871">
            <text:p>1.39</text:p>
          </table:table-cell>
          <table:table-cell table:formula="of:=[.L106]" office:value-type="float" office:value="23.17">
            <text:p>23.17</text:p>
          </table:table-cell>
          <table:table-cell table:formula="of:=[.U105]+[.M105]-[.M$164]" office:value-type="float" office:value="-3.89726456351905">
            <text:p>-3.90</text:p>
          </table:table-cell>
          <table:table-cell table:formula="of:=[.V105]+[.N105]-[.N$164]" office:value-type="float" office:value="-1.1163621985394">
            <text:p>-1.12</text:p>
          </table:table-cell>
          <table:table-cell table:formula="of:=[.W105]+[.O105]-[.O$164]" office:value-type="float" office:value="-0.0543686766061714">
            <text:p>-0.05</text:p>
          </table:table-cell>
          <table:table-cell/>
          <table:table-cell table:formula="of:=[.Y105]+[.Q106]+0.5*([.Q106]-[.Q105])" office:value-type="float" office:value="-137.127428327288">
            <text:p>-137.1</text:p>
          </table:table-cell>
          <table:table-cell table:formula="of:=[.Z105]+[.R106]+0.5*([.R106]-[.R105])" office:value-type="float" office:value="169.088215134899">
            <text:p>169.1</text:p>
          </table:table-cell>
          <table:table-cell table:formula="of:=[.AA105]+[.S106]+0.5*([.S106]-[.S105])" office:value-type="float" office:value="178.803220192097">
            <text:p>178.8</text:p>
          </table:table-cell>
          <table:table-cell/>
          <table:table-cell table:formula="of:=[.AC105]+[.U106]+0.5*([.U106]-[.U105])" office:value-type="float" office:value="-479.074553116509">
            <text:p>-479.1</text:p>
          </table:table-cell>
          <table:table-cell table:formula="of:=[.AD105]+[.V106]+0.5*([.V106]-[.V105])" office:value-type="float" office:value="83.372445811396">
            <text:p>83.4</text:p>
          </table:table-cell>
          <table:table-cell table:formula="of:=[.AE105]+[.W106]+0.5*([.W106]-[.W105])" office:value-type="float" office:value="11.3888153644823">
            <text:p>11.4</text:p>
          </table:table-cell>
        </table:table-row>
        <table:table-row table:style-name="ro1">
          <table:table-cell office:value-type="float" office:value="20400">
            <text:p>20400</text:p>
          </table:table-cell>
          <table:table-cell office:value-type="float" office:value="2196">
            <text:p>2196</text:p>
          </table:table-cell>
          <table:table-cell office:value-type="float" office:value="520">
            <text:p>520</text:p>
          </table:table-cell>
          <table:table-cell office:value-type="float" office:value="23.07">
            <text:p>23.07</text:p>
          </table:table-cell>
          <table:table-cell office:value-type="float" office:value="-1228">
            <text:p>-1228</text:p>
          </table:table-cell>
          <table:table-cell office:value-type="float" office:value="-13062">
            <text:p>-13062</text:p>
          </table:table-cell>
          <table:table-cell office:value-type="float" office:value="1061">
            <text:p>1061</text:p>
          </table:table-cell>
          <table:table-cell/>
          <table:table-cell table:formula="of:=[.A107]/16384" office:value-type="float" office:value="1.2451171875">
            <text:p>1.25</text:p>
          </table:table-cell>
          <table:table-cell table:formula="of:=[.B107]/16384" office:value-type="float" office:value="0.134033203125">
            <text:p>0.13</text:p>
          </table:table-cell>
          <table:table-cell table:formula="of:=[.C107]/16384" office:value-type="float" office:value="0.03173828125">
            <text:p>0.03</text:p>
          </table:table-cell>
          <table:table-cell table:formula="of:=[.D107]" office:value-type="float" office:value="23.07">
            <text:p>23.07</text:p>
          </table:table-cell>
          <table:table-cell table:formula="of:=[.E107]/16384" office:value-type="float" office:value="-0.074951171875">
            <text:p>-0.07</text:p>
          </table:table-cell>
          <table:table-cell table:formula="of:=[.F107]/16384" office:value-type="float" office:value="-0.7972412109375">
            <text:p>-0.80</text:p>
          </table:table-cell>
          <table:table-cell table:formula="of:=[.G107]/16384" office:value-type="float" office:value="0.06475830078125">
            <text:p>0.06</text:p>
          </table:table-cell>
          <table:table-cell/>
          <table:table-cell table:formula="of:=[.Q106]+[.I106]-[.I$164]" office:value-type="float" office:value="-0.445068359375007">
            <text:p>-0.45</text:p>
          </table:table-cell>
          <table:table-cell table:formula="of:=[.R106]+[.J106]-[.J$164]" office:value-type="float" office:value="1.54279891304348">
            <text:p>1.54</text:p>
          </table:table-cell>
          <table:table-cell table:formula="of:=[.S106]+[.K106]-[.K$164]" office:value-type="float" office:value="1.00691024116847">
            <text:p>1.01</text:p>
          </table:table-cell>
          <table:table-cell table:formula="of:=[.L107]" office:value-type="float" office:value="23.07">
            <text:p>23.07</text:p>
          </table:table-cell>
          <table:table-cell table:formula="of:=[.U106]+[.M106]-[.M$164]" office:value-type="float" office:value="-3.06996751868209">
            <text:p>-3.07</text:p>
          </table:table-cell>
          <table:table-cell table:formula="of:=[.V106]+[.N106]-[.N$164]" office:value-type="float" office:value="0.917637037194293">
            <text:p>0.92</text:p>
          </table:table-cell>
          <table:table-cell table:formula="of:=[.W106]+[.O106]-[.O$164]" office:value-type="float" office:value="0.755063264266305">
            <text:p>0.76</text:p>
          </table:table-cell>
          <table:table-cell/>
          <table:table-cell table:formula="of:=[.Y106]+[.Q107]+0.5*([.Q107]-[.Q106])" office:value-type="float" office:value="-137.477844238282">
            <text:p>-137.5</text:p>
          </table:table-cell>
          <table:table-cell table:formula="of:=[.Z106]+[.R107]+0.5*([.R107]-[.R106])" office:value-type="float" office:value="170.521187160326">
            <text:p>170.5</text:p>
          </table:table-cell>
          <table:table-cell table:formula="of:=[.AA106]+[.S107]+0.5*([.S107]-[.S106])" office:value-type="float" office:value="179.617134425951">
            <text:p>179.6</text:p>
          </table:table-cell>
          <table:table-cell/>
          <table:table-cell table:formula="of:=[.AC106]+[.U107]+0.5*([.U107]-[.U106])" office:value-type="float" office:value="-481.730872112772">
            <text:p>-481.7</text:p>
          </table:table-cell>
          <table:table-cell table:formula="of:=[.AD106]+[.V107]+0.5*([.V107]-[.V106])" office:value-type="float" office:value="85.3070824664572">
            <text:p>85.3</text:p>
          </table:table-cell>
          <table:table-cell table:formula="of:=[.AE106]+[.W107]+0.5*([.W107]-[.W106])" office:value-type="float" office:value="12.5485945991848">
            <text:p>12.5</text:p>
          </table:table-cell>
        </table:table-row>
        <table:table-row table:style-name="ro1">
          <table:table-cell office:value-type="float" office:value="14776">
            <text:p>14776</text:p>
          </table:table-cell>
          <table:table-cell office:value-type="float" office:value="-5720">
            <text:p>-5720</text:p>
          </table:table-cell>
          <table:table-cell office:value-type="float" office:value="3316">
            <text:p>3316</text:p>
          </table:table-cell>
          <table:table-cell office:value-type="float" office:value="23.12">
            <text:p>23.12</text:p>
          </table:table-cell>
          <table:table-cell office:value-type="float" office:value="-957">
            <text:p>-957</text:p>
          </table:table-cell>
          <table:table-cell office:value-type="float" office:value="-8955">
            <text:p>-8955</text:p>
          </table:table-cell>
          <table:table-cell office:value-type="float" office:value="-3518">
            <text:p>-3518</text:p>
          </table:table-cell>
          <table:table-cell/>
          <table:table-cell table:formula="of:=[.A108]/16384" office:value-type="float" office:value="0.90185546875">
            <text:p>0.90</text:p>
          </table:table-cell>
          <table:table-cell table:formula="of:=[.B108]/16384" office:value-type="float" office:value="-0.34912109375">
            <text:p>-0.35</text:p>
          </table:table-cell>
          <table:table-cell table:formula="of:=[.C108]/16384" office:value-type="float" office:value="0.202392578125">
            <text:p>0.20</text:p>
          </table:table-cell>
          <table:table-cell table:formula="of:=[.D108]" office:value-type="float" office:value="23.12">
            <text:p>23.12</text:p>
          </table:table-cell>
          <table:table-cell table:formula="of:=[.E108]/16384" office:value-type="float" office:value="-0.05841064453125">
            <text:p>-0.06</text:p>
          </table:table-cell>
          <table:table-cell table:formula="of:=[.F108]/16384" office:value-type="float" office:value="-0.54656982421875">
            <text:p>-0.55</text:p>
          </table:table-cell>
          <table:table-cell table:formula="of:=[.G108]/16384" office:value-type="float" office:value="-0.2147216796875">
            <text:p>-0.21</text:p>
          </table:table-cell>
          <table:table-cell/>
          <table:table-cell table:formula="of:=[.Q107]+[.I107]-[.I$164]" office:value-type="float" office:value="-0.260646275111614">
            <text:p>-0.26</text:p>
          </table:table-cell>
          <table:table-cell table:formula="of:=[.R107]+[.J107]-[.J$164]" office:value-type="float" office:value="1.97304748156056">
            <text:p>1.97</text:p>
          </table:table-cell>
          <table:table-cell table:formula="of:=[.S107]+[.K107]-[.K$164]" office:value-type="float" office:value="0.905342054663226">
            <text:p>0.91</text:p>
          </table:table-cell>
          <table:table-cell table:formula="of:=[.L108]" office:value-type="float" office:value="23.12">
            <text:p>23.12</text:p>
          </table:table-cell>
          <table:table-cell table:formula="of:=[.U107]+[.M107]-[.M$164]" office:value-type="float" office:value="-3.28026813009514">
            <text:p>-3.28</text:p>
          </table:table-cell>
          <table:table-cell table:formula="of:=[.V107]+[.N107]-[.N$164]" office:value-type="float" office:value="0.154456097146739">
            <text:p>0.15</text:p>
          </table:table-cell>
          <table:table-cell table:formula="of:=[.W107]+[.O107]-[.O$164]" office:value-type="float" office:value="0.795391201232532">
            <text:p>0.80</text:p>
          </table:table-cell>
          <table:table-cell/>
          <table:table-cell table:formula="of:=[.Y107]+[.Q108]+0.5*([.Q108]-[.Q107])" office:value-type="float" office:value="-137.646279471262">
            <text:p>-137.6</text:p>
          </table:table-cell>
          <table:table-cell table:formula="of:=[.Z107]+[.R108]+0.5*([.R108]-[.R107])" office:value-type="float" office:value="172.709358926145">
            <text:p>172.7</text:p>
          </table:table-cell>
          <table:table-cell table:formula="of:=[.AA107]+[.S108]+0.5*([.S108]-[.S107])" office:value-type="float" office:value="180.471692387361">
            <text:p>180.5</text:p>
          </table:table-cell>
          <table:table-cell/>
          <table:table-cell table:formula="of:=[.AC107]+[.U108]+0.5*([.U108]-[.U107])" office:value-type="float" office:value="-485.116290548574">
            <text:p>-485.1</text:p>
          </table:table-cell>
          <table:table-cell table:formula="of:=[.AD107]+[.V108]+0.5*([.V108]-[.V107])" office:value-type="float" office:value="85.0799480935801">
            <text:p>85.1</text:p>
          </table:table-cell>
          <table:table-cell table:formula="of:=[.AE107]+[.W108]+0.5*([.W108]-[.W107])" office:value-type="float" office:value="13.3641497689005">
            <text:p>13.4</text:p>
          </table:table-cell>
        </table:table-row>
        <table:table-row table:style-name="ro1">
          <table:table-cell office:value-type="float" office:value="5172">
            <text:p>5172</text:p>
          </table:table-cell>
          <table:table-cell office:value-type="float" office:value="-8536">
            <text:p>-8536</text:p>
          </table:table-cell>
          <table:table-cell office:value-type="float" office:value="1528">
            <text:p>1528</text:p>
          </table:table-cell>
          <table:table-cell office:value-type="float" office:value="23.07">
            <text:p>23.07</text:p>
          </table:table-cell>
          <table:table-cell office:value-type="float" office:value="11404">
            <text:p>11404</text:p>
          </table:table-cell>
          <table:table-cell office:value-type="float" office:value="9846">
            <text:p>9846</text:p>
          </table:table-cell>
          <table:table-cell office:value-type="float" office:value="-1751">
            <text:p>-1751</text:p>
          </table:table-cell>
          <table:table-cell/>
          <table:table-cell table:formula="of:=[.A109]/16384" office:value-type="float" office:value="0.315673828125">
            <text:p>0.32</text:p>
          </table:table-cell>
          <table:table-cell table:formula="of:=[.B109]/16384" office:value-type="float" office:value="-0.52099609375">
            <text:p>-0.52</text:p>
          </table:table-cell>
          <table:table-cell table:formula="of:=[.C109]/16384" office:value-type="float" office:value="0.09326171875">
            <text:p>0.09</text:p>
          </table:table-cell>
          <table:table-cell table:formula="of:=[.D109]" office:value-type="float" office:value="23.07">
            <text:p>23.07</text:p>
          </table:table-cell>
          <table:table-cell table:formula="of:=[.E109]/16384" office:value-type="float" office:value="0.696044921875">
            <text:p>0.70</text:p>
          </table:table-cell>
          <table:table-cell table:formula="of:=[.F109]/16384" office:value-type="float" office:value="0.6009521484375">
            <text:p>0.60</text:p>
          </table:table-cell>
          <table:table-cell table:formula="of:=[.G109]/16384" office:value-type="float" office:value="-0.10687255859375">
            <text:p>-0.11</text:p>
          </table:table-cell>
          <table:table-cell/>
          <table:table-cell table:formula="of:=[.Q108]+[.I108]-[.I$164]" office:value-type="float" office:value="-0.419485909598221">
            <text:p>-0.42</text:p>
          </table:table-cell>
          <table:table-cell table:formula="of:=[.R108]+[.J108]-[.J$164]" office:value-type="float" office:value="1.92014175320264">
            <text:p>1.92</text:p>
          </table:table-cell>
          <table:table-cell table:formula="of:=[.S108]+[.K108]-[.K$164]" office:value-type="float" office:value="0.974428165032985">
            <text:p>0.97</text:p>
          </table:table-cell>
          <table:table-cell table:formula="of:=[.L109]" office:value-type="float" office:value="23.07">
            <text:p>23.07</text:p>
          </table:table-cell>
          <table:table-cell table:formula="of:=[.U108]+[.M108]-[.M$164]" office:value-type="float" office:value="-3.47402821416443">
            <text:p>-3.47</text:p>
          </table:table-cell>
          <table:table-cell table:formula="of:=[.V108]+[.N108]-[.N$164]" office:value-type="float" office:value="-0.358053456182065">
            <text:p>-0.36</text:p>
          </table:table-cell>
          <table:table-cell table:formula="of:=[.W108]+[.O108]-[.O$164]" office:value-type="float" office:value="0.556239157730009">
            <text:p>0.56</text:p>
          </table:table-cell>
          <table:table-cell/>
          <table:table-cell table:formula="of:=[.Y108]+[.Q109]+0.5*([.Q109]-[.Q108])" office:value-type="float" office:value="-138.145185198103">
            <text:p>-138.1</text:p>
          </table:table-cell>
          <table:table-cell table:formula="of:=[.Z108]+[.R109]+0.5*([.R109]-[.R108])" office:value-type="float" office:value="174.603047815168">
            <text:p>174.6</text:p>
          </table:table-cell>
          <table:table-cell table:formula="of:=[.AA108]+[.S109]+0.5*([.S109]-[.S108])" office:value-type="float" office:value="181.480663607579">
            <text:p>181.5</text:p>
          </table:table-cell>
          <table:table-cell/>
          <table:table-cell table:formula="of:=[.AC108]+[.U109]+0.5*([.U109]-[.U108])" office:value-type="float" office:value="-488.687198804773">
            <text:p>-488.7</text:p>
          </table:table-cell>
          <table:table-cell table:formula="of:=[.AD108]+[.V109]+0.5*([.V109]-[.V108])" office:value-type="float" office:value="84.4656398607336">
            <text:p>84.5</text:p>
          </table:table-cell>
          <table:table-cell table:formula="of:=[.AE108]+[.W109]+0.5*([.W109]-[.W108])" office:value-type="float" office:value="13.8008129048792">
            <text:p>13.8</text:p>
          </table:table-cell>
        </table:table-row>
        <table:table-row table:style-name="ro1">
          <table:table-cell office:value-type="float" office:value="14352">
            <text:p>14352</text:p>
          </table:table-cell>
          <table:table-cell office:value-type="float" office:value="6568">
            <text:p>6568</text:p>
          </table:table-cell>
          <table:table-cell office:value-type="float" office:value="-5820">
            <text:p>-5820</text:p>
          </table:table-cell>
          <table:table-cell office:value-type="float" office:value="23.07">
            <text:p>23.07</text:p>
          </table:table-cell>
          <table:table-cell office:value-type="float" office:value="9652">
            <text:p>9652</text:p>
          </table:table-cell>
          <table:table-cell office:value-type="float" office:value="-8331">
            <text:p>-8331</text:p>
          </table:table-cell>
          <table:table-cell office:value-type="float" office:value="8698">
            <text:p>8698</text:p>
          </table:table-cell>
          <table:table-cell/>
          <table:table-cell table:formula="of:=[.A110]/16384" office:value-type="float" office:value="0.8759765625">
            <text:p>0.88</text:p>
          </table:table-cell>
          <table:table-cell table:formula="of:=[.B110]/16384" office:value-type="float" office:value="0.40087890625">
            <text:p>0.40</text:p>
          </table:table-cell>
          <table:table-cell table:formula="of:=[.C110]/16384" office:value-type="float" office:value="-0.355224609375">
            <text:p>-0.36</text:p>
          </table:table-cell>
          <table:table-cell table:formula="of:=[.D110]" office:value-type="float" office:value="23.07">
            <text:p>23.07</text:p>
          </table:table-cell>
          <table:table-cell table:formula="of:=[.E110]/16384" office:value-type="float" office:value="0.589111328125">
            <text:p>0.59</text:p>
          </table:table-cell>
          <table:table-cell table:formula="of:=[.F110]/16384" office:value-type="float" office:value="-0.50848388671875">
            <text:p>-0.51</text:p>
          </table:table-cell>
          <table:table-cell table:formula="of:=[.G110]/16384" office:value-type="float" office:value="0.5308837890625">
            <text:p>0.53</text:p>
          </table:table-cell>
          <table:table-cell/>
          <table:table-cell table:formula="of:=[.Q109]+[.I109]-[.I$164]" office:value-type="float" office:value="-1.16450718470983">
            <text:p>-1.16</text:p>
          </table:table-cell>
          <table:table-cell table:formula="of:=[.R109]+[.J109]-[.J$164]" office:value-type="float" office:value="1.69536102484472">
            <text:p>1.70</text:p>
          </table:table-cell>
          <table:table-cell table:formula="of:=[.S109]+[.K109]-[.K$164]" office:value-type="float" office:value="0.934383416027744">
            <text:p>0.93</text:p>
          </table:table-cell>
          <table:table-cell table:formula="of:=[.L110]" office:value-type="float" office:value="23.07">
            <text:p>23.07</text:p>
          </table:table-cell>
          <table:table-cell table:formula="of:=[.U109]+[.M109]-[.M$164]" office:value-type="float" office:value="-2.91333273182747">
            <text:p>-2.91</text:p>
          </table:table-cell>
          <table:table-cell table:formula="of:=[.V109]+[.N109]-[.N$164]" office:value-type="float" office:value="0.27695896314538">
            <text:p>0.28</text:p>
          </table:table-cell>
          <table:table-cell table:formula="of:=[.W109]+[.O109]-[.O$164]" office:value-type="float" office:value="0.424936235321235">
            <text:p>0.42</text:p>
          </table:table-cell>
          <table:table-cell/>
          <table:table-cell table:formula="of:=[.Y109]+[.Q110]+0.5*([.Q110]-[.Q109])" office:value-type="float" office:value="-139.682203020369">
            <text:p>-139.7</text:p>
          </table:table-cell>
          <table:table-cell table:formula="of:=[.Z109]+[.R110]+0.5*([.R110]-[.R109])" office:value-type="float" office:value="176.186018475834">
            <text:p>176.2</text:p>
          </table:table-cell>
          <table:table-cell table:formula="of:=[.AA109]+[.S110]+0.5*([.S110]-[.S109])" office:value-type="float" office:value="182.395024649104">
            <text:p>182.4</text:p>
          </table:table-cell>
          <table:table-cell/>
          <table:table-cell table:formula="of:=[.AC109]+[.U110]+0.5*([.U110]-[.U109])" office:value-type="float" office:value="-491.320183795432">
            <text:p>-491.3</text:p>
          </table:table-cell>
          <table:table-cell table:formula="of:=[.AD109]+[.V110]+0.5*([.V110]-[.V109])" office:value-type="float" office:value="85.0601050335427">
            <text:p>85.1</text:p>
          </table:table-cell>
          <table:table-cell table:formula="of:=[.AE109]+[.W110]+0.5*([.W110]-[.W109])" office:value-type="float" office:value="14.1600976789961">
            <text:p>14.2</text:p>
          </table:table-cell>
        </table:table-row>
        <table:table-row table:style-name="ro1">
          <table:table-cell office:value-type="float" office:value="16576">
            <text:p>16576</text:p>
          </table:table-cell>
          <table:table-cell office:value-type="float" office:value="-1948">
            <text:p>-1948</text:p>
          </table:table-cell>
          <table:table-cell office:value-type="float" office:value="4056">
            <text:p>4056</text:p>
          </table:table-cell>
          <table:table-cell office:value-type="float" office:value="23.21">
            <text:p>23.21</text:p>
          </table:table-cell>
          <table:table-cell office:value-type="float" office:value="1417">
            <text:p>1417</text:p>
          </table:table-cell>
          <table:table-cell office:value-type="float" office:value="-4159">
            <text:p>-4159</text:p>
          </table:table-cell>
          <table:table-cell office:value-type="float" office:value="-1898">
            <text:p>-1898</text:p>
          </table:table-cell>
          <table:table-cell/>
          <table:table-cell table:formula="of:=[.A111]/16384" office:value-type="float" office:value="1.01171875">
            <text:p>1.01</text:p>
          </table:table-cell>
          <table:table-cell table:formula="of:=[.B111]/16384" office:value-type="float" office:value="-0.118896484375">
            <text:p>-0.12</text:p>
          </table:table-cell>
          <table:table-cell table:formula="of:=[.C111]/16384" office:value-type="float" office:value="0.24755859375">
            <text:p>0.25</text:p>
          </table:table-cell>
          <table:table-cell table:formula="of:=[.D111]" office:value-type="float" office:value="23.21">
            <text:p>23.21</text:p>
          </table:table-cell>
          <table:table-cell table:formula="of:=[.E111]/16384" office:value-type="float" office:value="0.08648681640625">
            <text:p>0.09</text:p>
          </table:table-cell>
          <table:table-cell table:formula="of:=[.F111]/16384" office:value-type="float" office:value="-0.25384521484375">
            <text:p>-0.25</text:p>
          </table:table-cell>
          <table:table-cell table:formula="of:=[.G111]/16384" office:value-type="float" office:value="-0.1158447265625">
            <text:p>-0.12</text:p>
          </table:table-cell>
          <table:table-cell/>
          <table:table-cell table:formula="of:=[.Q110]+[.I110]-[.I$164]" office:value-type="float" office:value="-1.34922572544644">
            <text:p>-1.35</text:p>
          </table:table-cell>
          <table:table-cell table:formula="of:=[.R110]+[.J110]-[.J$164]" office:value-type="float" office:value="2.3924552964868">
            <text:p>2.39</text:p>
          </table:table-cell>
          <table:table-cell table:formula="of:=[.S110]+[.K110]-[.K$164]" office:value-type="float" office:value="0.445852338897504">
            <text:p>0.45</text:p>
          </table:table-cell>
          <table:table-cell table:formula="of:=[.L111]" office:value-type="float" office:value="23.21">
            <text:p>23.21</text:p>
          </table:table-cell>
          <table:table-cell table:formula="of:=[.U110]+[.M110]-[.M$164]" office:value-type="float" office:value="-2.45957084324052">
            <text:p>-2.46</text:p>
          </table:table-cell>
          <table:table-cell table:formula="of:=[.V110]+[.N110]-[.N$164]" office:value-type="float" office:value="-0.197464652683424">
            <text:p>-0.20</text:p>
          </table:table-cell>
          <table:table-cell table:formula="of:=[.W110]+[.O110]-[.O$164]" office:value-type="float" office:value="0.931389660568712">
            <text:p>0.93</text:p>
          </table:table-cell>
          <table:table-cell/>
          <table:table-cell table:formula="of:=[.Y110]+[.Q111]+0.5*([.Q111]-[.Q110])" office:value-type="float" office:value="-141.123788016183">
            <text:p>-141.1</text:p>
          </table:table-cell>
          <table:table-cell table:formula="of:=[.Z110]+[.R111]+0.5*([.R111]-[.R110])" office:value-type="float" office:value="178.927020908142">
            <text:p>178.9</text:p>
          </table:table-cell>
          <table:table-cell table:formula="of:=[.AA110]+[.S111]+0.5*([.S111]-[.S110])" office:value-type="float" office:value="182.596611449437">
            <text:p>182.6</text:p>
          </table:table-cell>
          <table:table-cell/>
          <table:table-cell table:formula="of:=[.AC110]+[.U111]+0.5*([.U111]-[.U110])" office:value-type="float" office:value="-493.552873694379">
            <text:p>-493.6</text:p>
          </table:table-cell>
          <table:table-cell table:formula="of:=[.AD110]+[.V111]+0.5*([.V111]-[.V110])" office:value-type="float" office:value="84.6254285729449">
            <text:p>84.6</text:p>
          </table:table-cell>
          <table:table-cell table:formula="of:=[.AE110]+[.W111]+0.5*([.W111]-[.W110])" office:value-type="float" office:value="15.3447140521885">
            <text:p>15.3</text:p>
          </table:table-cell>
        </table:table-row>
        <table:table-row table:style-name="ro1">
          <table:table-cell office:value-type="float" office:value="23776">
            <text:p>23776</text:p>
          </table:table-cell>
          <table:table-cell office:value-type="float" office:value="-6968">
            <text:p>-6968</text:p>
          </table:table-cell>
          <table:table-cell office:value-type="float" office:value="13124">
            <text:p>13124</text:p>
          </table:table-cell>
          <table:table-cell office:value-type="float" office:value="22.98">
            <text:p>22.98</text:p>
          </table:table-cell>
          <table:table-cell office:value-type="float" office:value="-7475">
            <text:p>-7475</text:p>
          </table:table-cell>
          <table:table-cell office:value-type="float" office:value="-17345">
            <text:p>-17345</text:p>
          </table:table-cell>
          <table:table-cell office:value-type="float" office:value="-12653">
            <text:p>-12653</text:p>
          </table:table-cell>
          <table:table-cell/>
          <table:table-cell table:formula="of:=[.A112]/16384" office:value-type="float" office:value="1.451171875">
            <text:p>1.45</text:p>
          </table:table-cell>
          <table:table-cell table:formula="of:=[.B112]/16384" office:value-type="float" office:value="-0.42529296875">
            <text:p>-0.43</text:p>
          </table:table-cell>
          <table:table-cell table:formula="of:=[.C112]/16384" office:value-type="float" office:value="0.801025390625">
            <text:p>0.80</text:p>
          </table:table-cell>
          <table:table-cell table:formula="of:=[.D112]" office:value-type="float" office:value="22.98">
            <text:p>22.98</text:p>
          </table:table-cell>
          <table:table-cell table:formula="of:=[.E112]/16384" office:value-type="float" office:value="-0.45623779296875">
            <text:p>-0.46</text:p>
          </table:table-cell>
          <table:table-cell table:formula="of:=[.F112]/16384" office:value-type="float" office:value="-1.05865478515625">
            <text:p>-1.06</text:p>
          </table:table-cell>
          <table:table-cell table:formula="of:=[.G112]/16384" office:value-type="float" office:value="-0.77227783203125">
            <text:p>-0.77</text:p>
          </table:table-cell>
          <table:table-cell/>
          <table:table-cell table:formula="of:=[.Q111]+[.I111]-[.I$164]" office:value-type="float" office:value="-1.39820207868304">
            <text:p>-1.40</text:p>
          </table:table-cell>
          <table:table-cell table:formula="of:=[.R111]+[.J111]-[.J$164]" office:value-type="float" office:value="2.56977417750388">
            <text:p>2.57</text:p>
          </table:table-cell>
          <table:table-cell table:formula="of:=[.S111]+[.K111]-[.K$164]" office:value-type="float" office:value="0.560104464892263">
            <text:p>0.56</text:p>
          </table:table-cell>
          <table:table-cell table:formula="of:=[.L112]" office:value-type="float" office:value="22.98">
            <text:p>22.98</text:p>
          </table:table-cell>
          <table:table-cell table:formula="of:=[.U111]+[.M111]-[.M$164]" office:value-type="float" office:value="-2.50843346637231">
            <text:p>-2.51</text:p>
          </table:table-cell>
          <table:table-cell table:formula="of:=[.V111]+[.N111]-[.N$164]" office:value-type="float" office:value="-0.417249596637229">
            <text:p>-0.42</text:p>
          </table:table-cell>
          <table:table-cell table:formula="of:=[.W111]+[.O111]-[.O$164]" office:value-type="float" office:value="0.791114570191189">
            <text:p>0.79</text:p>
          </table:table-cell>
          <table:table-cell/>
          <table:table-cell table:formula="of:=[.Y111]+[.Q112]+0.5*([.Q112]-[.Q111])" office:value-type="float" office:value="-142.546478271485">
            <text:p>-142.5</text:p>
          </table:table-cell>
          <table:table-cell table:formula="of:=[.Z111]+[.R112]+0.5*([.R112]-[.R111])" office:value-type="float" office:value="181.585454526154">
            <text:p>181.6</text:p>
          </table:table-cell>
          <table:table-cell table:formula="of:=[.AA111]+[.S112]+0.5*([.S112]-[.S111])" office:value-type="float" office:value="183.213841977326">
            <text:p>183.2</text:p>
          </table:table-cell>
          <table:table-cell/>
          <table:table-cell table:formula="of:=[.AC111]+[.U112]+0.5*([.U112]-[.U111])" office:value-type="float" office:value="-496.085738472317">
            <text:p>-496.1</text:p>
          </table:table-cell>
          <table:table-cell table:formula="of:=[.AD111]+[.V112]+0.5*([.V112]-[.V111])" office:value-type="float" office:value="84.0982865043308">
            <text:p>84.1</text:p>
          </table:table-cell>
          <table:table-cell table:formula="of:=[.AE111]+[.W112]+0.5*([.W112]-[.W111])" office:value-type="float" office:value="16.0656910771909">
            <text:p>16.1</text:p>
          </table:table-cell>
        </table:table-row>
        <table:table-row table:style-name="ro1">
          <table:table-cell office:value-type="float" office:value="23744">
            <text:p>23744</text:p>
          </table:table-cell>
          <table:table-cell office:value-type="float" office:value="-10944">
            <text:p>-10944</text:p>
          </table:table-cell>
          <table:table-cell office:value-type="float" office:value="-4180">
            <text:p>-4180</text:p>
          </table:table-cell>
          <table:table-cell office:value-type="float" office:value="22.98">
            <text:p>22.98</text:p>
          </table:table-cell>
          <table:table-cell office:value-type="float" office:value="7622">
            <text:p>7622</text:p>
          </table:table-cell>
          <table:table-cell office:value-type="float" office:value="32767">
            <text:p>32767</text:p>
          </table:table-cell>
          <table:table-cell office:value-type="float" office:value="18761">
            <text:p>18761</text:p>
          </table:table-cell>
          <table:table-cell/>
          <table:table-cell table:formula="of:=[.A113]/16384" office:value-type="float" office:value="1.44921875">
            <text:p>1.45</text:p>
          </table:table-cell>
          <table:table-cell table:formula="of:=[.B113]/16384" office:value-type="float" office:value="-0.66796875">
            <text:p>-0.67</text:p>
          </table:table-cell>
          <table:table-cell table:formula="of:=[.C113]/16384" office:value-type="float" office:value="-0.255126953125">
            <text:p>-0.26</text:p>
          </table:table-cell>
          <table:table-cell table:formula="of:=[.D113]" office:value-type="float" office:value="22.98">
            <text:p>22.98</text:p>
          </table:table-cell>
          <table:table-cell table:formula="of:=[.E113]/16384" office:value-type="float" office:value="0.4652099609375">
            <text:p>0.47</text:p>
          </table:table-cell>
          <table:table-cell table:formula="of:=[.F113]/16384" office:value-type="float" office:value="1.99993896484375">
            <text:p>2.00</text:p>
          </table:table-cell>
          <table:table-cell table:formula="of:=[.G113]/16384" office:value-type="float" office:value="1.14508056640625">
            <text:p>1.15</text:p>
          </table:table-cell>
          <table:table-cell/>
          <table:table-cell table:formula="of:=[.Q112]+[.I112]-[.I$164]" office:value-type="float" office:value="-1.00772530691965">
            <text:p>-1.01</text:p>
          </table:table-cell>
          <table:table-cell table:formula="of:=[.R112]+[.J112]-[.J$164]" office:value-type="float" office:value="2.44069657414596">
            <text:p>2.44</text:p>
          </table:table-cell>
          <table:table-cell table:formula="of:=[.S112]+[.K112]-[.K$164]" office:value-type="float" office:value="1.22782338776202">
            <text:p>1.23</text:p>
          </table:table-cell>
          <table:table-cell table:formula="of:=[.L113]" office:value-type="float" office:value="22.98">
            <text:p>22.98</text:p>
          </table:table-cell>
          <table:table-cell table:formula="of:=[.U112]+[.M112]-[.M$164]" office:value-type="float" office:value="-3.1000206988791">
            <text:p>-3.10</text:p>
          </table:table-cell>
          <table:table-cell table:formula="of:=[.V112]+[.N112]-[.N$164]" office:value-type="float" office:value="-1.44184411090353">
            <text:p>-1.44</text:p>
          </table:table-cell>
          <table:table-cell table:formula="of:=[.W112]+[.O112]-[.O$164]" office:value-type="float" office:value="-0.00559362565508438">
            <text:p>-0.01</text:p>
          </table:table-cell>
          <table:table-cell/>
          <table:table-cell table:formula="of:=[.Y112]+[.Q113]+0.5*([.Q113]-[.Q112])" office:value-type="float" office:value="-143.358965192523">
            <text:p>-143.4</text:p>
          </table:table-cell>
          <table:table-cell table:formula="of:=[.Z112]+[.R113]+0.5*([.R113]-[.R112])" office:value-type="float" office:value="183.961612298621">
            <text:p>184.0</text:p>
          </table:table-cell>
          <table:table-cell table:formula="of:=[.AA112]+[.S113]+0.5*([.S113]-[.S112])" office:value-type="float" office:value="184.775524826523">
            <text:p>184.8</text:p>
          </table:table-cell>
          <table:table-cell/>
          <table:table-cell table:formula="of:=[.AC112]+[.U113]+0.5*([.U113]-[.U112])" office:value-type="float" office:value="-499.48155278745">
            <text:p>-499.5</text:p>
          </table:table-cell>
          <table:table-cell table:formula="of:=[.AD112]+[.V113]+0.5*([.V113]-[.V112])" office:value-type="float" office:value="82.1441451362941">
            <text:p>82.1</text:p>
          </table:table-cell>
          <table:table-cell table:formula="of:=[.AE112]+[.W113]+0.5*([.W113]-[.W112])" office:value-type="float" office:value="15.6617433536127">
            <text:p>15.7</text:p>
          </table:table-cell>
        </table:table-row>
        <table:table-row table:style-name="ro1">
          <table:table-cell office:value-type="float" office:value="18796">
            <text:p>18796</text:p>
          </table:table-cell>
          <table:table-cell office:value-type="float" office:value="-596">
            <text:p>-596</text:p>
          </table:table-cell>
          <table:table-cell office:value-type="float" office:value="4340">
            <text:p>4340</text:p>
          </table:table-cell>
          <table:table-cell office:value-type="float" office:value="23.02">
            <text:p>23.02</text:p>
          </table:table-cell>
          <table:table-cell office:value-type="float" office:value="257">
            <text:p>257</text:p>
          </table:table-cell>
          <table:table-cell office:value-type="float" office:value="-10329">
            <text:p>-10329</text:p>
          </table:table-cell>
          <table:table-cell office:value-type="float" office:value="-977">
            <text:p>-977</text:p>
          </table:table-cell>
          <table:table-cell/>
          <table:table-cell table:formula="of:=[.A114]/16384" office:value-type="float" office:value="1.147216796875">
            <text:p>1.15</text:p>
          </table:table-cell>
          <table:table-cell table:formula="of:=[.B114]/16384" office:value-type="float" office:value="-0.036376953125">
            <text:p>-0.04</text:p>
          </table:table-cell>
          <table:table-cell table:formula="of:=[.C114]/16384" office:value-type="float" office:value="0.264892578125">
            <text:p>0.26</text:p>
          </table:table-cell>
          <table:table-cell table:formula="of:=[.D114]" office:value-type="float" office:value="23.02">
            <text:p>23.02</text:p>
          </table:table-cell>
          <table:table-cell table:formula="of:=[.E114]/16384" office:value-type="float" office:value="0.01568603515625">
            <text:p>0.02</text:p>
          </table:table-cell>
          <table:table-cell table:formula="of:=[.F114]/16384" office:value-type="float" office:value="-0.63043212890625">
            <text:p>-0.63</text:p>
          </table:table-cell>
          <table:table-cell table:formula="of:=[.G114]/16384" office:value-type="float" office:value="-0.05963134765625">
            <text:p>-0.06</text:p>
          </table:table-cell>
          <table:table-cell/>
          <table:table-cell table:formula="of:=[.Q113]+[.I113]-[.I$164]" office:value-type="float" office:value="-0.619201660156257">
            <text:p>-0.62</text:p>
          </table:table-cell>
          <table:table-cell table:formula="of:=[.R113]+[.J113]-[.J$164]" office:value-type="float" office:value="2.06894318953804">
            <text:p>2.07</text:p>
          </table:table-cell>
          <table:table-cell table:formula="of:=[.S113]+[.K113]-[.K$164]" office:value-type="float" office:value="0.839389966881782">
            <text:p>0.84</text:p>
          </table:table-cell>
          <table:table-cell table:formula="of:=[.L114]" office:value-type="float" office:value="23.02">
            <text:p>23.02</text:p>
          </table:table-cell>
          <table:table-cell table:formula="of:=[.U113]+[.M113]-[.M$164]" office:value-type="float" office:value="-2.77016017747965">
            <text:p>-2.77</text:p>
          </table:table-cell>
          <table:table-cell table:formula="of:=[.V113]+[.N113]-[.N$164]" office:value-type="float" office:value="0.592155124830163">
            <text:p>0.59</text:p>
          </table:table-cell>
          <table:table-cell table:formula="of:=[.W113]+[.O113]-[.O$164]" office:value-type="float" office:value="1.11505657693614">
            <text:p>1.12</text:p>
          </table:table-cell>
          <table:table-cell/>
          <table:table-cell table:formula="of:=[.Y113]+[.Q114]+0.5*([.Q114]-[.Q113])" office:value-type="float" office:value="-143.783905029297">
            <text:p>-143.8</text:p>
          </table:table-cell>
          <table:table-cell table:formula="of:=[.Z113]+[.R114]+0.5*([.R114]-[.R113])" office:value-type="float" office:value="185.844678795856">
            <text:p>185.8</text:p>
          </table:table-cell>
          <table:table-cell table:formula="of:=[.AA113]+[.S114]+0.5*([.S114]-[.S113])" office:value-type="float" office:value="185.420698082965">
            <text:p>185.4</text:p>
          </table:table-cell>
          <table:table-cell/>
          <table:table-cell table:formula="of:=[.AC113]+[.U114]+0.5*([.U114]-[.U113])" office:value-type="float" office:value="-502.08678270423">
            <text:p>-502.1</text:p>
          </table:table-cell>
          <table:table-cell table:formula="of:=[.AD113]+[.V114]+0.5*([.V114]-[.V113])" office:value-type="float" office:value="83.7532998789911">
            <text:p>83.8</text:p>
          </table:table-cell>
          <table:table-cell table:formula="of:=[.AE113]+[.W114]+0.5*([.W114]-[.W113])" office:value-type="float" office:value="17.3371250318445">
            <text:p>17.3</text:p>
          </table:table-cell>
        </table:table-row>
        <table:table-row table:style-name="ro1">
          <table:table-cell office:value-type="float" office:value="15092">
            <text:p>15092</text:p>
          </table:table-cell>
          <table:table-cell office:value-type="float" office:value="-4712">
            <text:p>-4712</text:p>
          </table:table-cell>
          <table:table-cell office:value-type="float" office:value="4244">
            <text:p>4244</text:p>
          </table:table-cell>
          <table:table-cell office:value-type="float" office:value="23.07">
            <text:p>23.07</text:p>
          </table:table-cell>
          <table:table-cell office:value-type="float" office:value="960">
            <text:p>960</text:p>
          </table:table-cell>
          <table:table-cell office:value-type="float" office:value="-11001">
            <text:p>-11001</text:p>
          </table:table-cell>
          <table:table-cell office:value-type="float" office:value="-4605">
            <text:p>-4605</text:p>
          </table:table-cell>
          <table:table-cell/>
          <table:table-cell table:formula="of:=[.A115]/16384" office:value-type="float" office:value="0.921142578125">
            <text:p>0.92</text:p>
          </table:table-cell>
          <table:table-cell table:formula="of:=[.B115]/16384" office:value-type="float" office:value="-0.28759765625">
            <text:p>-0.29</text:p>
          </table:table-cell>
          <table:table-cell table:formula="of:=[.C115]/16384" office:value-type="float" office:value="0.259033203125">
            <text:p>0.26</text:p>
          </table:table-cell>
          <table:table-cell table:formula="of:=[.D115]" office:value-type="float" office:value="23.07">
            <text:p>23.07</text:p>
          </table:table-cell>
          <table:table-cell table:formula="of:=[.E115]/16384" office:value-type="float" office:value="0.05859375">
            <text:p>0.06</text:p>
          </table:table-cell>
          <table:table-cell table:formula="of:=[.F115]/16384" office:value-type="float" office:value="-0.67144775390625">
            <text:p>-0.67</text:p>
          </table:table-cell>
          <table:table-cell table:formula="of:=[.G115]/16384" office:value-type="float" office:value="-0.28106689453125">
            <text:p>-0.28</text:p>
          </table:table-cell>
          <table:table-cell/>
          <table:table-cell table:formula="of:=[.Q114]+[.I114]-[.I$164]" office:value-type="float" office:value="-0.532679966517864">
            <text:p>-0.53</text:p>
          </table:table-cell>
          <table:table-cell table:formula="of:=[.R114]+[.J114]-[.J$164]" office:value-type="float" office:value="2.32878160180512">
            <text:p>2.33</text:p>
          </table:table-cell>
          <table:table-cell table:formula="of:=[.S114]+[.K114]-[.K$164]" office:value-type="float" office:value="0.970976077251541">
            <text:p>0.97</text:p>
          </table:table-cell>
          <table:table-cell table:formula="of:=[.L115]" office:value-type="float" office:value="23.07">
            <text:p>23.07</text:p>
          </table:table-cell>
          <table:table-cell table:formula="of:=[.U114]+[.M114]-[.M$164]" office:value-type="float" office:value="-2.88982358186144">
            <text:p>-2.89</text:p>
          </table:table-cell>
          <table:table-cell table:formula="of:=[.V114]+[.N114]-[.N$164]" office:value-type="float" office:value="-0.0042167331861416">
            <text:p>0.00</text:p>
          </table:table-cell>
          <table:table-cell table:formula="of:=[.W114]+[.O114]-[.O$164]" office:value-type="float" office:value="1.03099486546487">
            <text:p>1.03</text:p>
          </table:table-cell>
          <table:table-cell/>
          <table:table-cell table:formula="of:=[.Y114]+[.Q115]+0.5*([.Q115]-[.Q114])" office:value-type="float" office:value="-144.273324148996">
            <text:p>-144.3</text:p>
          </table:table-cell>
          <table:table-cell table:formula="of:=[.Z114]+[.R115]+0.5*([.R115]-[.R114])" office:value-type="float" office:value="188.303379603794">
            <text:p>188.3</text:p>
          </table:table-cell>
          <table:table-cell table:formula="of:=[.AA114]+[.S115]+0.5*([.S115]-[.S114])" office:value-type="float" office:value="186.457467215401">
            <text:p>186.5</text:p>
          </table:table-cell>
          <table:table-cell/>
          <table:table-cell table:formula="of:=[.AC114]+[.U115]+0.5*([.U115]-[.U114])" office:value-type="float" office:value="-505.036437988282">
            <text:p>-505.0</text:p>
          </table:table-cell>
          <table:table-cell table:formula="of:=[.AD114]+[.V115]+0.5*([.V115]-[.V114])" office:value-type="float" office:value="83.4508972167968">
            <text:p>83.5</text:p>
          </table:table-cell>
          <table:table-cell table:formula="of:=[.AE114]+[.W115]+0.5*([.W115]-[.W114])" office:value-type="float" office:value="18.3260890415737">
            <text:p>18.3</text:p>
          </table:table-cell>
        </table:table-row>
        <table:table-row table:style-name="ro1">
          <table:table-cell office:value-type="float" office:value="7080">
            <text:p>7080</text:p>
          </table:table-cell>
          <table:table-cell office:value-type="float" office:value="-7768">
            <text:p>-7768</text:p>
          </table:table-cell>
          <table:table-cell office:value-type="float" office:value="-444">
            <text:p>-444</text:p>
          </table:table-cell>
          <table:table-cell office:value-type="float" office:value="23.02">
            <text:p>23.02</text:p>
          </table:table-cell>
          <table:table-cell office:value-type="float" office:value="17173">
            <text:p>17173</text:p>
          </table:table-cell>
          <table:table-cell office:value-type="float" office:value="13244">
            <text:p>13244</text:p>
          </table:table-cell>
          <table:table-cell office:value-type="float" office:value="-720">
            <text:p>-720</text:p>
          </table:table-cell>
          <table:table-cell/>
          <table:table-cell table:formula="of:=[.A116]/16384" office:value-type="float" office:value="0.43212890625">
            <text:p>0.43</text:p>
          </table:table-cell>
          <table:table-cell table:formula="of:=[.B116]/16384" office:value-type="float" office:value="-0.47412109375">
            <text:p>-0.47</text:p>
          </table:table-cell>
          <table:table-cell table:formula="of:=[.C116]/16384" office:value-type="float" office:value="-0.027099609375">
            <text:p>-0.03</text:p>
          </table:table-cell>
          <table:table-cell table:formula="of:=[.D116]" office:value-type="float" office:value="23.02">
            <text:p>23.02</text:p>
          </table:table-cell>
          <table:table-cell table:formula="of:=[.E116]/16384" office:value-type="float" office:value="1.04815673828125">
            <text:p>1.05</text:p>
          </table:table-cell>
          <table:table-cell table:formula="of:=[.F116]/16384" office:value-type="float" office:value="0.808349609375">
            <text:p>0.81</text:p>
          </table:table-cell>
          <table:table-cell table:formula="of:=[.G116]/16384" office:value-type="float" office:value="-0.0439453125">
            <text:p>-0.04</text:p>
          </table:table-cell>
          <table:table-cell/>
          <table:table-cell table:formula="of:=[.Q115]+[.I115]-[.I$164]" office:value-type="float" office:value="-0.672232491629472">
            <text:p>-0.67</text:p>
          </table:table-cell>
          <table:table-cell table:formula="of:=[.R115]+[.J115]-[.J$164]" office:value-type="float" office:value="2.3373993109472">
            <text:p>2.34</text:p>
          </table:table-cell>
          <table:table-cell table:formula="of:=[.S115]+[.K115]-[.K$164]" office:value-type="float" office:value="1.0967028126213">
            <text:p>1.10</text:p>
          </table:table-cell>
          <table:table-cell table:formula="of:=[.L116]" office:value-type="float" office:value="23.02">
            <text:p>23.02</text:p>
          </table:table-cell>
          <table:table-cell table:formula="of:=[.U115]+[.M115]-[.M$164]" office:value-type="float" office:value="-2.96657927139948">
            <text:p>-2.97</text:p>
          </table:table-cell>
          <table:table-cell table:formula="of:=[.V115]+[.N115]-[.N$164]" office:value-type="float" office:value="-0.641604216202446">
            <text:p>-0.64</text:p>
          </table:table-cell>
          <table:table-cell table:formula="of:=[.W115]+[.O115]-[.O$164]" office:value-type="float" office:value="0.725497607118596">
            <text:p>0.73</text:p>
          </table:table-cell>
          <table:table-cell/>
          <table:table-cell table:formula="of:=[.Y115]+[.Q116]+0.5*([.Q116]-[.Q115])" office:value-type="float" office:value="-145.015332903181">
            <text:p>-145.0</text:p>
          </table:table-cell>
          <table:table-cell table:formula="of:=[.Z115]+[.R116]+0.5*([.R116]-[.R115])" office:value-type="float" office:value="190.645087769312">
            <text:p>190.6</text:p>
          </table:table-cell>
          <table:table-cell table:formula="of:=[.AA115]+[.S116]+0.5*([.S116]-[.S115])" office:value-type="float" office:value="187.617033395708">
            <text:p>187.6</text:p>
          </table:table-cell>
          <table:table-cell/>
          <table:table-cell table:formula="of:=[.AC115]+[.U116]+0.5*([.U116]-[.U115])" office:value-type="float" office:value="-508.04139510445">
            <text:p>-508.0</text:p>
          </table:table-cell>
          <table:table-cell table:formula="of:=[.AD115]+[.V116]+0.5*([.V116]-[.V115])" office:value-type="float" office:value="82.4905992590862">
            <text:p>82.5</text:p>
          </table:table-cell>
          <table:table-cell table:formula="of:=[.AE115]+[.W116]+0.5*([.W116]-[.W115])" office:value-type="float" office:value="18.8988380195192">
            <text:p>18.9</text:p>
          </table:table-cell>
        </table:table-row>
        <table:table-row table:style-name="ro1">
          <table:table-cell office:value-type="float" office:value="32148">
            <text:p>32148</text:p>
          </table:table-cell>
          <table:table-cell office:value-type="float" office:value="-6196">
            <text:p>-6196</text:p>
          </table:table-cell>
          <table:table-cell office:value-type="float" office:value="5348">
            <text:p>5348</text:p>
          </table:table-cell>
          <table:table-cell office:value-type="float" office:value="23.02">
            <text:p>23.02</text:p>
          </table:table-cell>
          <table:table-cell office:value-type="float" office:value="6235">
            <text:p>6235</text:p>
          </table:table-cell>
          <table:table-cell office:value-type="float" office:value="-9717">
            <text:p>-9717</text:p>
          </table:table-cell>
          <table:table-cell office:value-type="float" office:value="4966">
            <text:p>4966</text:p>
          </table:table-cell>
          <table:table-cell/>
          <table:table-cell table:formula="of:=[.A117]/16384" office:value-type="float" office:value="1.962158203125">
            <text:p>1.96</text:p>
          </table:table-cell>
          <table:table-cell table:formula="of:=[.B117]/16384" office:value-type="float" office:value="-0.378173828125">
            <text:p>-0.38</text:p>
          </table:table-cell>
          <table:table-cell table:formula="of:=[.C117]/16384" office:value-type="float" office:value="0.326416015625">
            <text:p>0.33</text:p>
          </table:table-cell>
          <table:table-cell table:formula="of:=[.D117]" office:value-type="float" office:value="23.02">
            <text:p>23.02</text:p>
          </table:table-cell>
          <table:table-cell table:formula="of:=[.E117]/16384" office:value-type="float" office:value="0.38055419921875">
            <text:p>0.38</text:p>
          </table:table-cell>
          <table:table-cell table:formula="of:=[.F117]/16384" office:value-type="float" office:value="-0.59307861328125">
            <text:p>-0.59</text:p>
          </table:table-cell>
          <table:table-cell table:formula="of:=[.G117]/16384" office:value-type="float" office:value="0.3031005859375">
            <text:p>0.30</text:p>
          </table:table-cell>
          <table:table-cell/>
          <table:table-cell table:formula="of:=[.Q116]+[.I116]-[.I$164]" office:value-type="float" office:value="-1.30079868861608">
            <text:p>-1.30</text:p>
          </table:table-cell>
          <table:table-cell table:formula="of:=[.R116]+[.J116]-[.J$164]" office:value-type="float" office:value="2.15949358258928">
            <text:p>2.16</text:p>
          </table:table-cell>
          <table:table-cell table:formula="of:=[.S116]+[.K116]-[.K$164]" office:value-type="float" office:value="0.936296735491059">
            <text:p>0.94</text:p>
          </table:table-cell>
          <table:table-cell table:formula="of:=[.L117]" office:value-type="float" office:value="23.02">
            <text:p>23.02</text:p>
          </table:table-cell>
          <table:table-cell table:formula="of:=[.U116]+[.M116]-[.M$164]" office:value-type="float" office:value="-2.05377197265628">
            <text:p>-2.05</text:p>
          </table:table-cell>
          <table:table-cell table:formula="of:=[.V116]+[.N116]-[.N$164]" office:value-type="float" office:value="0.2008056640625">
            <text:p>0.20</text:p>
          </table:table-cell>
          <table:table-cell table:formula="of:=[.W116]+[.O116]-[.O$164]" office:value-type="float" office:value="0.657121930803572">
            <text:p>0.66</text:p>
          </table:table-cell>
          <table:table-cell/>
          <table:table-cell table:formula="of:=[.Y116]+[.Q117]+0.5*([.Q117]-[.Q116])" office:value-type="float" office:value="-146.630414690291">
            <text:p>-146.6</text:p>
          </table:table-cell>
          <table:table-cell table:formula="of:=[.Z116]+[.R117]+0.5*([.R117]-[.R116])" office:value-type="float" office:value="192.715628487723">
            <text:p>192.7</text:p>
          </table:table-cell>
          <table:table-cell table:formula="of:=[.AA116]+[.S117]+0.5*([.S117]-[.S116])" office:value-type="float" office:value="188.473127092634">
            <text:p>188.5</text:p>
          </table:table-cell>
          <table:table-cell/>
          <table:table-cell table:formula="of:=[.AC116]+[.U117]+0.5*([.U117]-[.U116])" office:value-type="float" office:value="-509.638763427735">
            <text:p>-509.6</text:p>
          </table:table-cell>
          <table:table-cell table:formula="of:=[.AD116]+[.V117]+0.5*([.V117]-[.V116])" office:value-type="float" office:value="83.1126098632812">
            <text:p>83.1</text:p>
          </table:table-cell>
          <table:table-cell table:formula="of:=[.AE116]+[.W117]+0.5*([.W117]-[.W116])" office:value-type="float" office:value="19.5217721121652">
            <text:p>19.5</text:p>
          </table:table-cell>
        </table:table-row>
        <table:table-row table:style-name="ro1">
          <table:table-cell office:value-type="float" office:value="15708">
            <text:p>15708</text:p>
          </table:table-cell>
          <table:table-cell office:value-type="float" office:value="-4032">
            <text:p>-4032</text:p>
          </table:table-cell>
          <table:table-cell office:value-type="float" office:value="2756">
            <text:p>2756</text:p>
          </table:table-cell>
          <table:table-cell office:value-type="float" office:value="22.93">
            <text:p>22.93</text:p>
          </table:table-cell>
          <table:table-cell office:value-type="float" office:value="-981">
            <text:p>-981</text:p>
          </table:table-cell>
          <table:table-cell office:value-type="float" office:value="-2564">
            <text:p>-2564</text:p>
          </table:table-cell>
          <table:table-cell office:value-type="float" office:value="-827">
            <text:p>-827</text:p>
          </table:table-cell>
          <table:table-cell/>
          <table:table-cell table:formula="of:=[.A118]/16384" office:value-type="float" office:value="0.958740234375">
            <text:p>0.96</text:p>
          </table:table-cell>
          <table:table-cell table:formula="of:=[.B118]/16384" office:value-type="float" office:value="-0.24609375">
            <text:p>-0.25</text:p>
          </table:table-cell>
          <table:table-cell table:formula="of:=[.C118]/16384" office:value-type="float" office:value="0.168212890625">
            <text:p>0.17</text:p>
          </table:table-cell>
          <table:table-cell table:formula="of:=[.D118]" office:value-type="float" office:value="22.93">
            <text:p>22.93</text:p>
          </table:table-cell>
          <table:table-cell table:formula="of:=[.E118]/16384" office:value-type="float" office:value="-0.05987548828125">
            <text:p>-0.06</text:p>
          </table:table-cell>
          <table:table-cell table:formula="of:=[.F118]/16384" office:value-type="float" office:value="-0.156494140625">
            <text:p>-0.16</text:p>
          </table:table-cell>
          <table:table-cell table:formula="of:=[.G118]/16384" office:value-type="float" office:value="-0.05047607421875">
            <text:p>-0.05</text:p>
          </table:table-cell>
          <table:table-cell/>
          <table:table-cell table:formula="of:=[.Q117]+[.I117]-[.I$164]" office:value-type="float" office:value="-0.399335588727686">
            <text:p>-0.40</text:p>
          </table:table-cell>
          <table:table-cell table:formula="of:=[.R117]+[.J117]-[.J$164]" office:value-type="float" office:value="2.07753511985636">
            <text:p>2.08</text:p>
          </table:table-cell>
          <table:table-cell table:formula="of:=[.S117]+[.K117]-[.K$164]" office:value-type="float" office:value="1.12940628336082">
            <text:p>1.13</text:p>
          </table:table-cell>
          <table:table-cell table:formula="of:=[.L118]" office:value-type="float" office:value="22.93">
            <text:p>22.93</text:p>
          </table:table-cell>
          <table:table-cell table:formula="of:=[.U117]+[.M117]-[.M$164]" office:value-type="float" office:value="-1.80856721297557">
            <text:p>-1.81</text:p>
          </table:table-cell>
          <table:table-cell table:formula="of:=[.V117]+[.N117]-[.N$164]" office:value-type="float" office:value="-0.358212678328805">
            <text:p>-0.36</text:p>
          </table:table-cell>
          <table:table-cell table:formula="of:=[.W117]+[.O117]-[.O$164]" office:value-type="float" office:value="0.935792152926049">
            <text:p>0.94</text:p>
          </table:table-cell>
          <table:table-cell/>
          <table:table-cell table:formula="of:=[.Y117]+[.Q118]+0.5*([.Q118]-[.Q117])" office:value-type="float" office:value="-146.579018729074">
            <text:p>-146.6</text:p>
          </table:table-cell>
          <table:table-cell table:formula="of:=[.Z117]+[.R118]+0.5*([.R118]-[.R117])" office:value-type="float" office:value="194.752184376213">
            <text:p>194.8</text:p>
          </table:table-cell>
          <table:table-cell table:formula="of:=[.AA117]+[.S118]+0.5*([.S118]-[.S117])" office:value-type="float" office:value="189.699088149929">
            <text:p>189.7</text:p>
          </table:table-cell>
          <table:table-cell/>
          <table:table-cell table:formula="of:=[.AC117]+[.U118]+0.5*([.U118]-[.U117])" office:value-type="float" office:value="-511.32472826087">
            <text:p>-511.3</text:p>
          </table:table-cell>
          <table:table-cell table:formula="of:=[.AD117]+[.V118]+0.5*([.V118]-[.V117])" office:value-type="float" office:value="82.4748880137567">
            <text:p>82.5</text:p>
          </table:table-cell>
          <table:table-cell table:formula="of:=[.AE117]+[.W118]+0.5*([.W118]-[.W117])" office:value-type="float" office:value="20.5968993761525">
            <text:p>20.6</text:p>
          </table:table-cell>
        </table:table-row>
        <table:table-row table:style-name="ro1">
          <table:table-cell office:value-type="float" office:value="29664">
            <text:p>29664</text:p>
          </table:table-cell>
          <table:table-cell office:value-type="float" office:value="-8468">
            <text:p>-8468</text:p>
          </table:table-cell>
          <table:table-cell office:value-type="float" office:value="6240">
            <text:p>6240</text:p>
          </table:table-cell>
          <table:table-cell office:value-type="float" office:value="22.98">
            <text:p>22.98</text:p>
          </table:table-cell>
          <table:table-cell office:value-type="float" office:value="-11940">
            <text:p>-11940</text:p>
          </table:table-cell>
          <table:table-cell office:value-type="float" office:value="-12830">
            <text:p>-12830</text:p>
          </table:table-cell>
          <table:table-cell office:value-type="float" office:value="-20296">
            <text:p>-20296</text:p>
          </table:table-cell>
          <table:table-cell/>
          <table:table-cell table:formula="of:=[.A119]/16384" office:value-type="float" office:value="1.810546875">
            <text:p>1.81</text:p>
          </table:table-cell>
          <table:table-cell table:formula="of:=[.B119]/16384" office:value-type="float" office:value="-0.516845703125">
            <text:p>-0.52</text:p>
          </table:table-cell>
          <table:table-cell table:formula="of:=[.C119]/16384" office:value-type="float" office:value="0.380859375">
            <text:p>0.38</text:p>
          </table:table-cell>
          <table:table-cell table:formula="of:=[.D119]" office:value-type="float" office:value="22.98">
            <text:p>22.98</text:p>
          </table:table-cell>
          <table:table-cell table:formula="of:=[.E119]/16384" office:value-type="float" office:value="-0.728759765625">
            <text:p>-0.73</text:p>
          </table:table-cell>
          <table:table-cell table:formula="of:=[.F119]/16384" office:value-type="float" office:value="-0.7830810546875">
            <text:p>-0.78</text:p>
          </table:table-cell>
          <table:table-cell table:formula="of:=[.G119]/16384" office:value-type="float" office:value="-1.23876953125">
            <text:p>-1.24</text:p>
          </table:table-cell>
          <table:table-cell/>
          <table:table-cell table:formula="of:=[.Q118]+[.I118]-[.I$164]" office:value-type="float" office:value="-0.501290457589293">
            <text:p>-0.50</text:p>
          </table:table-cell>
          <table:table-cell table:formula="of:=[.R118]+[.J118]-[.J$164]" office:value-type="float" office:value="2.12765673524844">
            <text:p>2.13</text:p>
          </table:table-cell>
          <table:table-cell table:formula="of:=[.S118]+[.K118]-[.K$164]" office:value-type="float" office:value="1.16431270623058">
            <text:p>1.16</text:p>
          </table:table-cell>
          <table:table-cell table:formula="of:=[.L119]" office:value-type="float" office:value="22.98">
            <text:p>22.98</text:p>
          </table:table-cell>
          <table:table-cell table:formula="of:=[.U118]+[.M118]-[.M$164]" office:value-type="float" office:value="-2.00379214079487">
            <text:p>-2.00</text:p>
          </table:table-cell>
          <table:table-cell table:formula="of:=[.V118]+[.N118]-[.N$164]" office:value-type="float" office:value="-0.480646548063859">
            <text:p>-0.48</text:p>
          </table:table-cell>
          <table:table-cell table:formula="of:=[.W118]+[.O118]-[.O$164]" office:value-type="float" office:value="0.860885714892276">
            <text:p>0.86</text:p>
          </table:table-cell>
          <table:table-cell/>
          <table:table-cell table:formula="of:=[.Y118]+[.Q119]+0.5*([.Q119]-[.Q118])" office:value-type="float" office:value="-147.131286621094">
            <text:p>-147.1</text:p>
          </table:table-cell>
          <table:table-cell table:formula="of:=[.Z118]+[.R119]+0.5*([.R119]-[.R118])" office:value-type="float" office:value="196.904901919157">
            <text:p>196.9</text:p>
          </table:table-cell>
          <table:table-cell table:formula="of:=[.AA118]+[.S119]+0.5*([.S119]-[.S118])" office:value-type="float" office:value="190.880854067595">
            <text:p>190.9</text:p>
          </table:table-cell>
          <table:table-cell/>
          <table:table-cell table:formula="of:=[.AC118]+[.U119]+0.5*([.U119]-[.U118])" office:value-type="float" office:value="-513.426132865575">
            <text:p>-513.4</text:p>
          </table:table-cell>
          <table:table-cell table:formula="of:=[.AD118]+[.V119]+0.5*([.V119]-[.V118])" office:value-type="float" office:value="81.9330245308253">
            <text:p>81.9</text:p>
          </table:table-cell>
          <table:table-cell table:formula="of:=[.AE118]+[.W119]+0.5*([.W119]-[.W118])" office:value-type="float" office:value="21.4203318720279">
            <text:p>21.4</text:p>
          </table:table-cell>
        </table:table-row>
        <table:table-row table:style-name="ro1">
          <table:table-cell office:value-type="float" office:value="26344">
            <text:p>26344</text:p>
          </table:table-cell>
          <table:table-cell office:value-type="float" office:value="-4476">
            <text:p>-4476</text:p>
          </table:table-cell>
          <table:table-cell office:value-type="float" office:value="-4560">
            <text:p>-4560</text:p>
          </table:table-cell>
          <table:table-cell office:value-type="float" office:value="22.98">
            <text:p>22.98</text:p>
          </table:table-cell>
          <table:table-cell office:value-type="float" office:value="8522">
            <text:p>8522</text:p>
          </table:table-cell>
          <table:table-cell office:value-type="float" office:value="31395">
            <text:p>31395</text:p>
          </table:table-cell>
          <table:table-cell office:value-type="float" office:value="18564">
            <text:p>18564</text:p>
          </table:table-cell>
          <table:table-cell/>
          <table:table-cell table:formula="of:=[.A120]/16384" office:value-type="float" office:value="1.60791015625">
            <text:p>1.61</text:p>
          </table:table-cell>
          <table:table-cell table:formula="of:=[.B120]/16384" office:value-type="float" office:value="-0.273193359375">
            <text:p>-0.27</text:p>
          </table:table-cell>
          <table:table-cell table:formula="of:=[.C120]/16384" office:value-type="float" office:value="-0.2783203125">
            <text:p>-0.28</text:p>
          </table:table-cell>
          <table:table-cell table:formula="of:=[.D120]" office:value-type="float" office:value="22.98">
            <text:p>22.98</text:p>
          </table:table-cell>
          <table:table-cell table:formula="of:=[.E120]/16384" office:value-type="float" office:value="0.5201416015625">
            <text:p>0.52</text:p>
          </table:table-cell>
          <table:table-cell table:formula="of:=[.F120]/16384" office:value-type="float" office:value="1.91619873046875">
            <text:p>1.92</text:p>
          </table:table-cell>
          <table:table-cell table:formula="of:=[.G120]/16384" office:value-type="float" office:value="1.133056640625">
            <text:p>1.13</text:p>
          </table:table-cell>
          <table:table-cell/>
          <table:table-cell table:formula="of:=[.Q119]+[.I119]-[.I$164]" office:value-type="float" office:value="0.2485613141741">
            <text:p>0.25</text:p>
          </table:table-cell>
          <table:table-cell table:formula="of:=[.R119]+[.J119]-[.J$164]" office:value-type="float" office:value="1.90702639751552">
            <text:p>1.91</text:p>
          </table:table-cell>
          <table:table-cell table:formula="of:=[.S119]+[.K119]-[.K$164]" office:value-type="float" office:value="1.41186561347534">
            <text:p>1.41</text:p>
          </table:table-cell>
          <table:table-cell table:formula="of:=[.L120]" office:value-type="float" office:value="22.98">
            <text:p>22.98</text:p>
          </table:table-cell>
          <table:table-cell table:formula="of:=[.U119]+[.M119]-[.M$164]" office:value-type="float" office:value="-2.86790134595791">
            <text:p>-2.87</text:p>
          </table:table-cell>
          <table:table-cell table:formula="of:=[.V119]+[.N119]-[.N$164]" office:value-type="float" office:value="-1.22966733186141">
            <text:p>-1.23</text:p>
          </table:table-cell>
          <table:table-cell table:formula="of:=[.W119]+[.O119]-[.O$164]" office:value-type="float" office:value="-0.402314180172748">
            <text:p>-0.40</text:p>
          </table:table-cell>
          <table:table-cell/>
          <table:table-cell table:formula="of:=[.Y119]+[.Q120]+0.5*([.Q120]-[.Q119])" office:value-type="float" office:value="-146.507799421038">
            <text:p>-146.5</text:p>
          </table:table-cell>
          <table:table-cell table:formula="of:=[.Z119]+[.R120]+0.5*([.R120]-[.R119])" office:value-type="float" office:value="198.701613147806">
            <text:p>198.7</text:p>
          </table:table-cell>
          <table:table-cell table:formula="of:=[.AA119]+[.S120]+0.5*([.S120]-[.S119])" office:value-type="float" office:value="192.416496134692">
            <text:p>192.4</text:p>
          </table:table-cell>
          <table:table-cell/>
          <table:table-cell table:formula="of:=[.AC119]+[.U120]+0.5*([.U120]-[.U119])" office:value-type="float" office:value="-516.726088814114">
            <text:p>-516.7</text:p>
          </table:table-cell>
          <table:table-cell table:formula="of:=[.AD119]+[.V120]+0.5*([.V120]-[.V119])" office:value-type="float" office:value="80.3288468070651">
            <text:p>80.3</text:p>
          </table:table-cell>
          <table:table-cell table:formula="of:=[.AE119]+[.W120]+0.5*([.W120]-[.W119])" office:value-type="float" office:value="20.3864177443227">
            <text:p>20.4</text:p>
          </table:table-cell>
        </table:table-row>
        <table:table-row table:style-name="ro1">
          <table:table-cell office:value-type="float" office:value="17304">
            <text:p>17304</text:p>
          </table:table-cell>
          <table:table-cell office:value-type="float" office:value="-3800">
            <text:p>-3800</text:p>
          </table:table-cell>
          <table:table-cell office:value-type="float" office:value="2656">
            <text:p>2656</text:p>
          </table:table-cell>
          <table:table-cell office:value-type="float" office:value="23.07">
            <text:p>23.07</text:p>
          </table:table-cell>
          <table:table-cell office:value-type="float" office:value="1247">
            <text:p>1247</text:p>
          </table:table-cell>
          <table:table-cell office:value-type="float" office:value="-5679">
            <text:p>-5679</text:p>
          </table:table-cell>
          <table:table-cell office:value-type="float" office:value="-858">
            <text:p>-858</text:p>
          </table:table-cell>
          <table:table-cell/>
          <table:table-cell table:formula="of:=[.A121]/16384" office:value-type="float" office:value="1.05615234375">
            <text:p>1.06</text:p>
          </table:table-cell>
          <table:table-cell table:formula="of:=[.B121]/16384" office:value-type="float" office:value="-0.23193359375">
            <text:p>-0.23</text:p>
          </table:table-cell>
          <table:table-cell table:formula="of:=[.C121]/16384" office:value-type="float" office:value="0.162109375">
            <text:p>0.16</text:p>
          </table:table-cell>
          <table:table-cell table:formula="of:=[.D121]" office:value-type="float" office:value="23.07">
            <text:p>23.07</text:p>
          </table:table-cell>
          <table:table-cell table:formula="of:=[.E121]/16384" office:value-type="float" office:value="0.07611083984375">
            <text:p>0.08</text:p>
          </table:table-cell>
          <table:table-cell table:formula="of:=[.F121]/16384" office:value-type="float" office:value="-0.34661865234375">
            <text:p>-0.35</text:p>
          </table:table-cell>
          <table:table-cell table:formula="of:=[.G121]/16384" office:value-type="float" office:value="-0.0523681640625">
            <text:p>-0.05</text:p>
          </table:table-cell>
          <table:table-cell/>
          <table:table-cell table:formula="of:=[.Q120]+[.I120]-[.I$164]" office:value-type="float" office:value="0.795776367187492">
            <text:p>0.80</text:p>
          </table:table-cell>
          <table:table-cell table:formula="of:=[.R120]+[.J120]-[.J$164]" office:value-type="float" office:value="1.93004840353261">
            <text:p>1.93</text:p>
          </table:table-cell>
          <table:table-cell table:formula="of:=[.S120]+[.K120]-[.K$164]" office:value-type="float" office:value="1.0002388332201">
            <text:p>1.00</text:p>
          </table:table-cell>
          <table:table-cell table:formula="of:=[.L121]" office:value-type="float" office:value="23.07">
            <text:p>23.07</text:p>
          </table:table-cell>
          <table:table-cell table:formula="of:=[.U120]+[.M120]-[.M$164]" office:value-type="float" office:value="-2.48310918393345">
            <text:p>-2.48</text:p>
          </table:table-cell>
          <table:table-cell table:formula="of:=[.V120]+[.N120]-[.N$164]" office:value-type="float" office:value="0.720591669497282">
            <text:p>0.72</text:p>
          </table:table-cell>
          <table:table-cell table:formula="of:=[.W120]+[.O120]-[.O$164]" office:value-type="float" office:value="0.706312096637229">
            <text:p>0.71</text:p>
          </table:table-cell>
          <table:table-cell/>
          <table:table-cell table:formula="of:=[.Y120]+[.Q121]+0.5*([.Q121]-[.Q120])" office:value-type="float" office:value="-145.438415527344">
            <text:p>-145.4</text:p>
          </table:table-cell>
          <table:table-cell table:formula="of:=[.Z120]+[.R121]+0.5*([.R121]-[.R120])" office:value-type="float" office:value="200.643172554347">
            <text:p>200.6</text:p>
          </table:table-cell>
          <table:table-cell table:formula="of:=[.AA120]+[.S121]+0.5*([.S121]-[.S120])" office:value-type="float" office:value="193.210921577785">
            <text:p>193.2</text:p>
          </table:table-cell>
          <table:table-cell/>
          <table:table-cell table:formula="of:=[.AC120]+[.U121]+0.5*([.U121]-[.U120])" office:value-type="float" office:value="-519.016801917035">
            <text:p>-519.0</text:p>
          </table:table-cell>
          <table:table-cell table:formula="of:=[.AD120]+[.V121]+0.5*([.V121]-[.V120])" office:value-type="float" office:value="82.0245679772417">
            <text:p>82.0</text:p>
          </table:table-cell>
          <table:table-cell table:formula="of:=[.AE120]+[.W121]+0.5*([.W121]-[.W120])" office:value-type="float" office:value="21.6470429793649">
            <text:p>21.6</text:p>
          </table:table-cell>
        </table:table-row>
        <table:table-row table:style-name="ro1">
          <table:table-cell office:value-type="float" office:value="19728">
            <text:p>19728</text:p>
          </table:table-cell>
          <table:table-cell office:value-type="float" office:value="-6284">
            <text:p>-6284</text:p>
          </table:table-cell>
          <table:table-cell office:value-type="float" office:value="3492">
            <text:p>3492</text:p>
          </table:table-cell>
          <table:table-cell office:value-type="float" office:value="22.88">
            <text:p>22.88</text:p>
          </table:table-cell>
          <table:table-cell office:value-type="float" office:value="70">
            <text:p>70</text:p>
          </table:table-cell>
          <table:table-cell office:value-type="float" office:value="-15443">
            <text:p>-15443</text:p>
          </table:table-cell>
          <table:table-cell office:value-type="float" office:value="-9196">
            <text:p>-9196</text:p>
          </table:table-cell>
          <table:table-cell/>
          <table:table-cell table:formula="of:=[.A122]/16384" office:value-type="float" office:value="1.2041015625">
            <text:p>1.20</text:p>
          </table:table-cell>
          <table:table-cell table:formula="of:=[.B122]/16384" office:value-type="float" office:value="-0.383544921875">
            <text:p>-0.38</text:p>
          </table:table-cell>
          <table:table-cell table:formula="of:=[.C122]/16384" office:value-type="float" office:value="0.213134765625">
            <text:p>0.21</text:p>
          </table:table-cell>
          <table:table-cell table:formula="of:=[.D122]" office:value-type="float" office:value="22.88">
            <text:p>22.88</text:p>
          </table:table-cell>
          <table:table-cell table:formula="of:=[.E122]/16384" office:value-type="float" office:value="0.0042724609375">
            <text:p>0.00</text:p>
          </table:table-cell>
          <table:table-cell table:formula="of:=[.F122]/16384" office:value-type="float" office:value="-0.94256591796875">
            <text:p>-0.94</text:p>
          </table:table-cell>
          <table:table-cell table:formula="of:=[.G122]/16384" office:value-type="float" office:value="-0.561279296875">
            <text:p>-0.56</text:p>
          </table:table-cell>
          <table:table-cell/>
          <table:table-cell table:formula="of:=[.Q121]+[.I121]-[.I$164]" office:value-type="float" office:value="0.791233607700885">
            <text:p>0.79</text:p>
          </table:table-cell>
          <table:table-cell table:formula="of:=[.R121]+[.J121]-[.J$164]" office:value-type="float" office:value="1.99433017517469">
            <text:p>1.99</text:p>
          </table:table-cell>
          <table:table-cell table:formula="of:=[.S121]+[.K121]-[.K$164]" office:value-type="float" office:value="1.02904174046486">
            <text:p>1.03</text:p>
          </table:table-cell>
          <table:table-cell table:formula="of:=[.L122]" office:value-type="float" office:value="22.88">
            <text:p>22.88</text:p>
          </table:table-cell>
          <table:table-cell table:formula="of:=[.U121]+[.M121]-[.M$164]" office:value-type="float" office:value="-2.54234778362775">
            <text:p>-2.54</text:p>
          </table:table-cell>
          <table:table-cell table:formula="of:=[.V121]+[.N121]-[.N$164]" office:value-type="float" office:value="0.408033288043478">
            <text:p>0.41</text:p>
          </table:table-cell>
          <table:table-cell table:formula="of:=[.W121]+[.O121]-[.O$164]" office:value-type="float" office:value="0.629513568759706">
            <text:p>0.63</text:p>
          </table:table-cell>
          <table:table-cell/>
          <table:table-cell table:formula="of:=[.Y121]+[.Q122]+0.5*([.Q122]-[.Q121])" office:value-type="float" office:value="-144.649453299386">
            <text:p>-144.6</text:p>
          </table:table-cell>
          <table:table-cell table:formula="of:=[.Z121]+[.R122]+0.5*([.R122]-[.R121])" office:value-type="float" office:value="202.669643615343">
            <text:p>202.7</text:p>
          </table:table-cell>
          <table:table-cell table:formula="of:=[.AA121]+[.S122]+0.5*([.S122]-[.S121])" office:value-type="float" office:value="194.254364771872">
            <text:p>194.3</text:p>
          </table:table-cell>
          <table:table-cell/>
          <table:table-cell table:formula="of:=[.AC121]+[.U122]+0.5*([.U122]-[.U121])" office:value-type="float" office:value="-521.58876900051">
            <text:p>-521.6</text:p>
          </table:table-cell>
          <table:table-cell table:formula="of:=[.AD121]+[.V122]+0.5*([.V122]-[.V121])" office:value-type="float" office:value="82.2763220745583">
            <text:p>82.3</text:p>
          </table:table-cell>
          <table:table-cell table:formula="of:=[.AE121]+[.W122]+0.5*([.W122]-[.W121])" office:value-type="float" office:value="22.2381572841858">
            <text:p>22.2</text:p>
          </table:table-cell>
        </table:table-row>
        <table:table-row table:style-name="ro1">
          <table:table-cell office:value-type="float" office:value="15552">
            <text:p>15552</text:p>
          </table:table-cell>
          <table:table-cell office:value-type="float" office:value="-4292">
            <text:p>-4292</text:p>
          </table:table-cell>
          <table:table-cell office:value-type="float" office:value="-3088">
            <text:p>-3088</text:p>
          </table:table-cell>
          <table:table-cell office:value-type="float" office:value="22.88">
            <text:p>22.88</text:p>
          </table:table-cell>
          <table:table-cell office:value-type="float" office:value="12494">
            <text:p>12494</text:p>
          </table:table-cell>
          <table:table-cell office:value-type="float" office:value="28440">
            <text:p>28440</text:p>
          </table:table-cell>
          <table:table-cell office:value-type="float" office:value="9589">
            <text:p>9589</text:p>
          </table:table-cell>
          <table:table-cell/>
          <table:table-cell table:formula="of:=[.A123]/16384" office:value-type="float" office:value="0.94921875">
            <text:p>0.95</text:p>
          </table:table-cell>
          <table:table-cell table:formula="of:=[.B123]/16384" office:value-type="float" office:value="-0.261962890625">
            <text:p>-0.26</text:p>
          </table:table-cell>
          <table:table-cell table:formula="of:=[.C123]/16384" office:value-type="float" office:value="-0.1884765625">
            <text:p>-0.19</text:p>
          </table:table-cell>
          <table:table-cell table:formula="of:=[.D123]" office:value-type="float" office:value="22.88">
            <text:p>22.88</text:p>
          </table:table-cell>
          <table:table-cell table:formula="of:=[.E123]/16384" office:value-type="float" office:value="0.7625732421875">
            <text:p>0.76</text:p>
          </table:table-cell>
          <table:table-cell table:formula="of:=[.F123]/16384" office:value-type="float" office:value="1.73583984375">
            <text:p>1.74</text:p>
          </table:table-cell>
          <table:table-cell table:formula="of:=[.G123]/16384" office:value-type="float" office:value="0.58526611328125">
            <text:p>0.59</text:p>
          </table:table-cell>
          <table:table-cell/>
          <table:table-cell table:formula="of:=[.Q122]+[.I122]-[.I$164]" office:value-type="float" office:value="0.934640066964278">
            <text:p>0.93</text:p>
          </table:table-cell>
          <table:table-cell table:formula="of:=[.R122]+[.J122]-[.J$164]" office:value-type="float" office:value="1.90700061869177">
            <text:p>1.91</text:p>
          </table:table-cell>
          <table:table-cell table:formula="of:=[.S122]+[.K122]-[.K$164]" office:value-type="float" office:value="1.10887003833462">
            <text:p>1.11</text:p>
          </table:table-cell>
          <table:table-cell table:formula="of:=[.L123]" office:value-type="float" office:value="22.88">
            <text:p>22.88</text:p>
          </table:table-cell>
          <table:table-cell table:formula="of:=[.U122]+[.M122]-[.M$164]" office:value-type="float" office:value="-2.67342476222829">
            <text:p>-2.67</text:p>
          </table:table-cell>
          <table:table-cell table:formula="of:=[.V122]+[.N122]-[.N$164]" office:value-type="float" office:value="-0.500472359035326">
            <text:p>-0.50</text:p>
          </table:table-cell>
          <table:table-cell table:formula="of:=[.W122]+[.O122]-[.O$164]" office:value-type="float" office:value="0.0438039080696826">
            <text:p>0.04</text:p>
          </table:table-cell>
          <table:table-cell/>
          <table:table-cell table:formula="of:=[.Y122]+[.Q123]+0.5*([.Q123]-[.Q122])" office:value-type="float" office:value="-143.643110002791">
            <text:p>-143.6</text:p>
          </table:table-cell>
          <table:table-cell table:formula="of:=[.Z122]+[.R123]+0.5*([.R123]-[.R122])" office:value-type="float" office:value="204.532979455793">
            <text:p>204.5</text:p>
          </table:table-cell>
          <table:table-cell table:formula="of:=[.AA122]+[.S123]+0.5*([.S123]-[.S122])" office:value-type="float" office:value="195.403148959142">
            <text:p>195.4</text:p>
          </table:table-cell>
          <table:table-cell/>
          <table:table-cell table:formula="of:=[.AC122]+[.U123]+0.5*([.U123]-[.U122])" office:value-type="float" office:value="-524.327732252039">
            <text:p>-524.3</text:p>
          </table:table-cell>
          <table:table-cell table:formula="of:=[.AD122]+[.V123]+0.5*([.V123]-[.V122])" office:value-type="float" office:value="81.3215968919836">
            <text:p>81.3</text:p>
          </table:table-cell>
          <table:table-cell table:formula="of:=[.AE122]+[.W123]+0.5*([.W123]-[.W122])" office:value-type="float" office:value="21.9891063619105">
            <text:p>22.0</text:p>
          </table:table-cell>
        </table:table-row>
        <table:table-row table:style-name="ro1">
          <table:table-cell office:value-type="float" office:value="17196">
            <text:p>17196</text:p>
          </table:table-cell>
          <table:table-cell office:value-type="float" office:value="-5512">
            <text:p>-5512</text:p>
          </table:table-cell>
          <table:table-cell office:value-type="float" office:value="2300">
            <text:p>2300</text:p>
          </table:table-cell>
          <table:table-cell office:value-type="float" office:value="23.02">
            <text:p>23.02</text:p>
          </table:table-cell>
          <table:table-cell office:value-type="float" office:value="1779">
            <text:p>1779</text:p>
          </table:table-cell>
          <table:table-cell office:value-type="float" office:value="-15919">
            <text:p>-15919</text:p>
          </table:table-cell>
          <table:table-cell office:value-type="float" office:value="594">
            <text:p>594</text:p>
          </table:table-cell>
          <table:table-cell/>
          <table:table-cell table:formula="of:=[.A124]/16384" office:value-type="float" office:value="1.049560546875">
            <text:p>1.05</text:p>
          </table:table-cell>
          <table:table-cell table:formula="of:=[.B124]/16384" office:value-type="float" office:value="-0.33642578125">
            <text:p>-0.34</text:p>
          </table:table-cell>
          <table:table-cell table:formula="of:=[.C124]/16384" office:value-type="float" office:value="0.140380859375">
            <text:p>0.14</text:p>
          </table:table-cell>
          <table:table-cell table:formula="of:=[.D124]" office:value-type="float" office:value="23.02">
            <text:p>23.02</text:p>
          </table:table-cell>
          <table:table-cell table:formula="of:=[.E124]/16384" office:value-type="float" office:value="0.10858154296875">
            <text:p>0.11</text:p>
          </table:table-cell>
          <table:table-cell table:formula="of:=[.F124]/16384" office:value-type="float" office:value="-0.97161865234375">
            <text:p>-0.97</text:p>
          </table:table-cell>
          <table:table-cell table:formula="of:=[.G124]/16384" office:value-type="float" office:value="0.0362548828125">
            <text:p>0.04</text:p>
          </table:table-cell>
          <table:table-cell/>
          <table:table-cell table:formula="of:=[.Q123]+[.I123]-[.I$164]" office:value-type="float" office:value="0.823163713727671">
            <text:p>0.82</text:p>
          </table:table-cell>
          <table:table-cell table:formula="of:=[.R123]+[.J123]-[.J$164]" office:value-type="float" office:value="1.94125309345885">
            <text:p>1.94</text:p>
          </table:table-cell>
          <table:table-cell table:formula="of:=[.S123]+[.K123]-[.K$164]" office:value-type="float" office:value="0.787087008079375">
            <text:p>0.79</text:p>
          </table:table-cell>
          <table:table-cell table:formula="of:=[.L124]" office:value-type="float" office:value="23.02">
            <text:p>23.02</text:p>
          </table:table-cell>
          <table:table-cell table:formula="of:=[.U123]+[.M123]-[.M$164]" office:value-type="float" office:value="-2.04620095957883">
            <text:p>-2.05</text:p>
          </table:table-cell>
          <table:table-cell table:formula="of:=[.V123]+[.N123]-[.N$164]" office:value-type="float" office:value="1.26942775560462">
            <text:p>1.27</text:p>
          </table:table-cell>
          <table:table-cell table:formula="of:=[.W123]+[.O123]-[.O$164]" office:value-type="float" office:value="0.604639657535909">
            <text:p>0.60</text:p>
          </table:table-cell>
          <table:table-cell/>
          <table:table-cell table:formula="of:=[.Y123]+[.Q124]+0.5*([.Q124]-[.Q123])" office:value-type="float" office:value="-142.875684465681">
            <text:p>-142.9</text:p>
          </table:table-cell>
          <table:table-cell table:formula="of:=[.Z123]+[.R124]+0.5*([.R124]-[.R123])" office:value-type="float" office:value="206.491358786636">
            <text:p>206.5</text:p>
          </table:table-cell>
          <table:table-cell table:formula="of:=[.AA123]+[.S124]+0.5*([.S124]-[.S123])" office:value-type="float" office:value="196.029344452093">
            <text:p>196.0</text:p>
          </table:table-cell>
          <table:table-cell/>
          <table:table-cell table:formula="of:=[.AC123]+[.U124]+0.5*([.U124]-[.U123])" office:value-type="float" office:value="-526.060321310293">
            <text:p>-526.1</text:p>
          </table:table-cell>
          <table:table-cell table:formula="of:=[.AD123]+[.V124]+0.5*([.V124]-[.V123])" office:value-type="float" office:value="83.4759747049082">
            <text:p>83.5</text:p>
          </table:table-cell>
          <table:table-cell table:formula="of:=[.AE123]+[.W124]+0.5*([.W124]-[.W123])" office:value-type="float" office:value="22.8741638941795">
            <text:p>22.9</text:p>
          </table:table-cell>
        </table:table-row>
        <table:table-row table:style-name="ro1">
          <table:table-cell office:value-type="float" office:value="15796">
            <text:p>15796</text:p>
          </table:table-cell>
          <table:table-cell office:value-type="float" office:value="-3780">
            <text:p>-3780</text:p>
          </table:table-cell>
          <table:table-cell office:value-type="float" office:value="3224">
            <text:p>3224</text:p>
          </table:table-cell>
          <table:table-cell office:value-type="float" office:value="22.93">
            <text:p>22.93</text:p>
          </table:table-cell>
          <table:table-cell office:value-type="float" office:value="411">
            <text:p>411</text:p>
          </table:table-cell>
          <table:table-cell office:value-type="float" office:value="-5239">
            <text:p>-5239</text:p>
          </table:table-cell>
          <table:table-cell office:value-type="float" office:value="-3682">
            <text:p>-3682</text:p>
          </table:table-cell>
          <table:table-cell/>
          <table:table-cell table:formula="of:=[.A125]/16384" office:value-type="float" office:value="0.964111328125">
            <text:p>0.96</text:p>
          </table:table-cell>
          <table:table-cell table:formula="of:=[.B125]/16384" office:value-type="float" office:value="-0.230712890625">
            <text:p>-0.23</text:p>
          </table:table-cell>
          <table:table-cell table:formula="of:=[.C125]/16384" office:value-type="float" office:value="0.19677734375">
            <text:p>0.20</text:p>
          </table:table-cell>
          <table:table-cell table:formula="of:=[.D125]" office:value-type="float" office:value="22.93">
            <text:p>22.93</text:p>
          </table:table-cell>
          <table:table-cell table:formula="of:=[.E125]/16384" office:value-type="float" office:value="0.02508544921875">
            <text:p>0.03</text:p>
          </table:table-cell>
          <table:table-cell table:formula="of:=[.F125]/16384" office:value-type="float" office:value="-0.31976318359375">
            <text:p>-0.32</text:p>
          </table:table-cell>
          <table:table-cell table:formula="of:=[.G125]/16384" office:value-type="float" office:value="-0.2247314453125">
            <text:p>-0.22</text:p>
          </table:table-cell>
          <table:table-cell/>
          <table:table-cell table:formula="of:=[.Q124]+[.I124]-[.I$164]" office:value-type="float" office:value="0.812029157366064">
            <text:p>0.81</text:p>
          </table:table-cell>
          <table:table-cell table:formula="of:=[.R124]+[.J124]-[.J$164]" office:value-type="float" office:value="1.90104267760093">
            <text:p>1.90</text:p>
          </table:table-cell>
          <table:table-cell table:formula="of:=[.S124]+[.K124]-[.K$164]" office:value-type="float" office:value="0.794161399699134">
            <text:p>0.79</text:p>
          </table:table-cell>
          <table:table-cell table:formula="of:=[.L125]" office:value-type="float" office:value="22.93">
            <text:p>22.93</text:p>
          </table:table-cell>
          <table:table-cell table:formula="of:=[.U124]+[.M124]-[.M$164]" office:value-type="float" office:value="-2.07296885614813">
            <text:p>-2.07</text:p>
          </table:table-cell>
          <table:table-cell table:formula="of:=[.V124]+[.N124]-[.N$164]" office:value-type="float" office:value="0.331869374150815">
            <text:p>0.33</text:p>
          </table:table-cell>
          <table:table-cell table:formula="of:=[.W124]+[.O124]-[.O$164]" office:value-type="float" office:value="0.616464176533386">
            <text:p>0.62</text:p>
          </table:table-cell>
          <table:table-cell/>
          <table:table-cell table:formula="of:=[.Y124]+[.Q125]+0.5*([.Q125]-[.Q124])" office:value-type="float" office:value="-142.069222586496">
            <text:p>-142.1</text:p>
          </table:table-cell>
          <table:table-cell table:formula="of:=[.Z124]+[.R125]+0.5*([.R125]-[.R124])" office:value-type="float" office:value="208.372296256308">
            <text:p>208.4</text:p>
          </table:table-cell>
          <table:table-cell table:formula="of:=[.AA124]+[.S125]+0.5*([.S125]-[.S124])" office:value-type="float" office:value="196.827043047602">
            <text:p>196.8</text:p>
          </table:table-cell>
          <table:table-cell/>
          <table:table-cell table:formula="of:=[.AC124]+[.U125]+0.5*([.U125]-[.U124])" office:value-type="float" office:value="-528.146674114726">
            <text:p>-528.1</text:p>
          </table:table-cell>
          <table:table-cell table:formula="of:=[.AD124]+[.V125]+0.5*([.V125]-[.V124])" office:value-type="float" office:value="83.3390648883321">
            <text:p>83.3</text:p>
          </table:table-cell>
          <table:table-cell table:formula="of:=[.AE124]+[.W125]+0.5*([.W125]-[.W124])" office:value-type="float" office:value="23.4965403302116">
            <text:p>23.5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-9016">
            <text:p>-9016</text:p>
          </table:table-cell>
          <table:table-cell office:value-type="float" office:value="2400">
            <text:p>2400</text:p>
          </table:table-cell>
          <table:table-cell office:value-type="float" office:value="22.93">
            <text:p>22.93</text:p>
          </table:table-cell>
          <table:table-cell office:value-type="float" office:value="24844">
            <text:p>24844</text:p>
          </table:table-cell>
          <table:table-cell office:value-type="float" office:value="-1953">
            <text:p>-1953</text:p>
          </table:table-cell>
          <table:table-cell office:value-type="float" office:value="1206">
            <text:p>1206</text:p>
          </table:table-cell>
          <table:table-cell/>
          <table:table-cell table:formula="of:=[.A126]/16384" office:value-type="float" office:value="0.732421875">
            <text:p>0.73</text:p>
          </table:table-cell>
          <table:table-cell table:formula="of:=[.B126]/16384" office:value-type="float" office:value="-0.55029296875">
            <text:p>-0.55</text:p>
          </table:table-cell>
          <table:table-cell table:formula="of:=[.C126]/16384" office:value-type="float" office:value="0.146484375">
            <text:p>0.15</text:p>
          </table:table-cell>
          <table:table-cell table:formula="of:=[.D126]" office:value-type="float" office:value="22.93">
            <text:p>22.93</text:p>
          </table:table-cell>
          <table:table-cell table:formula="of:=[.E126]/16384" office:value-type="float" office:value="1.516357421875">
            <text:p>1.52</text:p>
          </table:table-cell>
          <table:table-cell table:formula="of:=[.F126]/16384" office:value-type="float" office:value="-0.11920166015625">
            <text:p>-0.12</text:p>
          </table:table-cell>
          <table:table-cell table:formula="of:=[.G126]/16384" office:value-type="float" office:value="0.0736083984375">
            <text:p>0.07</text:p>
          </table:table-cell>
          <table:table-cell/>
          <table:table-cell table:formula="of:=[.Q125]+[.I125]-[.I$164]" office:value-type="float" office:value="0.715445382254456">
            <text:p>0.72</text:p>
          </table:table-cell>
          <table:table-cell table:formula="of:=[.R125]+[.J125]-[.J$164]" office:value-type="float" office:value="1.96654515236801">
            <text:p>1.97</text:p>
          </table:table-cell>
          <table:table-cell table:formula="of:=[.S125]+[.K125]-[.K$164]" office:value-type="float" office:value="0.857632275693893">
            <text:p>0.86</text:p>
          </table:table-cell>
          <table:table-cell table:formula="of:=[.L126]" office:value-type="float" office:value="22.93">
            <text:p>22.93</text:p>
          </table:table-cell>
          <table:table-cell table:formula="of:=[.U125]+[.M125]-[.M$164]" office:value-type="float" office:value="-2.18323284646742">
            <text:p>-2.18</text:p>
          </table:table-cell>
          <table:table-cell table:formula="of:=[.V125]+[.N125]-[.N$164]" office:value-type="float" office:value="0.0461664614470107">
            <text:p>0.05</text:p>
          </table:table-cell>
          <table:table-cell table:formula="of:=[.W125]+[.O125]-[.O$164]" office:value-type="float" office:value="0.367302367405863">
            <text:p>0.37</text:p>
          </table:table-cell>
          <table:table-cell/>
          <table:table-cell table:formula="of:=[.Y125]+[.Q126]+0.5*([.Q126]-[.Q125])" office:value-type="float" office:value="-141.402069091797">
            <text:p>-141.4</text:p>
          </table:table-cell>
          <table:table-cell table:formula="of:=[.Z125]+[.R126]+0.5*([.R126]-[.R125])" office:value-type="float" office:value="210.371592646059">
            <text:p>210.4</text:p>
          </table:table-cell>
          <table:table-cell table:formula="of:=[.AA125]+[.S126]+0.5*([.S126]-[.S125])" office:value-type="float" office:value="197.716410761294">
            <text:p>197.7</text:p>
          </table:table-cell>
          <table:table-cell/>
          <table:table-cell table:formula="of:=[.AC125]+[.U126]+0.5*([.U126]-[.U125])" office:value-type="float" office:value="-530.385038956352">
            <text:p>-530.4</text:p>
          </table:table-cell>
          <table:table-cell table:formula="of:=[.AD125]+[.V126]+0.5*([.V126]-[.V125])" office:value-type="float" office:value="83.2423798934272">
            <text:p>83.2</text:p>
          </table:table-cell>
          <table:table-cell table:formula="of:=[.AE125]+[.W126]+0.5*([.W126]-[.W125])" office:value-type="float" office:value="23.7392617930537">
            <text:p>23.7</text:p>
          </table:table-cell>
        </table:table-row>
        <table:table-row table:style-name="ro1">
          <table:table-cell office:value-type="float" office:value="17956">
            <text:p>17956</text:p>
          </table:table-cell>
          <table:table-cell office:value-type="float" office:value="-9216">
            <text:p>-9216</text:p>
          </table:table-cell>
          <table:table-cell office:value-type="float" office:value="-10204">
            <text:p>-10204</text:p>
          </table:table-cell>
          <table:table-cell office:value-type="float" office:value="22.88">
            <text:p>22.88</text:p>
          </table:table-cell>
          <table:table-cell office:value-type="float" office:value="-445">
            <text:p>-445</text:p>
          </table:table-cell>
          <table:table-cell office:value-type="float" office:value="16457">
            <text:p>16457</text:p>
          </table:table-cell>
          <table:table-cell office:value-type="float" office:value="11488">
            <text:p>11488</text:p>
          </table:table-cell>
          <table:table-cell/>
          <table:table-cell table:formula="of:=[.A127]/16384" office:value-type="float" office:value="1.095947265625">
            <text:p>1.10</text:p>
          </table:table-cell>
          <table:table-cell table:formula="of:=[.B127]/16384" office:value-type="float" office:value="-0.5625">
            <text:p>-0.56</text:p>
          </table:table-cell>
          <table:table-cell table:formula="of:=[.C127]/16384" office:value-type="float" office:value="-0.622802734375">
            <text:p>-0.62</text:p>
          </table:table-cell>
          <table:table-cell table:formula="of:=[.D127]" office:value-type="float" office:value="22.88">
            <text:p>22.88</text:p>
          </table:table-cell>
          <table:table-cell table:formula="of:=[.E127]/16384" office:value-type="float" office:value="-0.02716064453125">
            <text:p>-0.03</text:p>
          </table:table-cell>
          <table:table-cell table:formula="of:=[.F127]/16384" office:value-type="float" office:value="1.00445556640625">
            <text:p>1.00</text:p>
          </table:table-cell>
          <table:table-cell table:formula="of:=[.G127]/16384" office:value-type="float" office:value="0.701171875">
            <text:p>0.70</text:p>
          </table:table-cell>
          <table:table-cell/>
          <table:table-cell table:formula="of:=[.Q126]+[.I126]-[.I$164]" office:value-type="float" office:value="0.387172154017849">
            <text:p>0.39</text:p>
          </table:table-cell>
          <table:table-cell table:formula="of:=[.R126]+[.J126]-[.J$164]" office:value-type="float" office:value="1.71246754901009">
            <text:p>1.71</text:p>
          </table:table-cell>
          <table:table-cell table:formula="of:=[.S126]+[.K126]-[.K$164]" office:value-type="float" office:value="0.870810182938653">
            <text:p>0.87</text:p>
          </table:table-cell>
          <table:table-cell table:formula="of:=[.L127]" office:value-type="float" office:value="22.88">
            <text:p>22.88</text:p>
          </table:table-cell>
          <table:table-cell table:formula="of:=[.U126]+[.M126]-[.M$164]" office:value-type="float" office:value="-0.802224864130463">
            <text:p>-0.80</text:p>
          </table:table-cell>
          <table:table-cell table:formula="of:=[.V126]+[.N126]-[.N$164]" office:value-type="float" office:value="-0.0389749278192936">
            <text:p>-0.04</text:p>
          </table:table-cell>
          <table:table-cell table:formula="of:=[.W126]+[.O126]-[.O$164]" office:value-type="float" office:value="0.41648040202834">
            <text:p>0.42</text:p>
          </table:table-cell>
          <table:table-cell/>
          <table:table-cell table:formula="of:=[.Y126]+[.Q127]+0.5*([.Q127]-[.Q126])" office:value-type="float" office:value="-141.179033551898">
            <text:p>-141.2</text:p>
          </table:table-cell>
          <table:table-cell table:formula="of:=[.Z126]+[.R127]+0.5*([.R127]-[.R126])" office:value-type="float" office:value="211.95702139339">
            <text:p>212.0</text:p>
          </table:table-cell>
          <table:table-cell table:formula="of:=[.AA126]+[.S127]+0.5*([.S127]-[.S126])" office:value-type="float" office:value="198.593809897855">
            <text:p>198.6</text:p>
          </table:table-cell>
          <table:table-cell/>
          <table:table-cell table:formula="of:=[.AC126]+[.U127]+0.5*([.U127]-[.U126])" office:value-type="float" office:value="-530.496759829314">
            <text:p>-530.5</text:p>
          </table:table-cell>
          <table:table-cell table:formula="of:=[.AD126]+[.V127]+0.5*([.V127]-[.V126])" office:value-type="float" office:value="83.1608342709747">
            <text:p>83.2</text:p>
          </table:table-cell>
          <table:table-cell table:formula="of:=[.AE126]+[.W127]+0.5*([.W127]-[.W126])" office:value-type="float" office:value="24.1803312123933">
            <text:p>24.2</text:p>
          </table:table-cell>
        </table:table-row>
        <table:table-row table:style-name="ro1">
          <table:table-cell office:value-type="float" office:value="14684">
            <text:p>14684</text:p>
          </table:table-cell>
          <table:table-cell office:value-type="float" office:value="-6620">
            <text:p>-6620</text:p>
          </table:table-cell>
          <table:table-cell office:value-type="float" office:value="4104">
            <text:p>4104</text:p>
          </table:table-cell>
          <table:table-cell office:value-type="float" office:value="22.93">
            <text:p>22.93</text:p>
          </table:table-cell>
          <table:table-cell office:value-type="float" office:value="-822">
            <text:p>-822</text:p>
          </table:table-cell>
          <table:table-cell office:value-type="float" office:value="-3731">
            <text:p>-3731</text:p>
          </table:table-cell>
          <table:table-cell office:value-type="float" office:value="-1351">
            <text:p>-1351</text:p>
          </table:table-cell>
          <table:table-cell/>
          <table:table-cell table:formula="of:=[.A128]/16384" office:value-type="float" office:value="0.896240234375">
            <text:p>0.90</text:p>
          </table:table-cell>
          <table:table-cell table:formula="of:=[.B128]/16384" office:value-type="float" office:value="-0.404052734375">
            <text:p>-0.40</text:p>
          </table:table-cell>
          <table:table-cell table:formula="of:=[.C128]/16384" office:value-type="float" office:value="0.25048828125">
            <text:p>0.25</text:p>
          </table:table-cell>
          <table:table-cell table:formula="of:=[.D128]" office:value-type="float" office:value="22.93">
            <text:p>22.93</text:p>
          </table:table-cell>
          <table:table-cell table:formula="of:=[.E128]/16384" office:value-type="float" office:value="-0.0501708984375">
            <text:p>-0.05</text:p>
          </table:table-cell>
          <table:table-cell table:formula="of:=[.F128]/16384" office:value-type="float" office:value="-0.22772216796875">
            <text:p>-0.23</text:p>
          </table:table-cell>
          <table:table-cell table:formula="of:=[.G128]/16384" office:value-type="float" office:value="-0.08245849609375">
            <text:p>-0.08</text:p>
          </table:table-cell>
          <table:table-cell/>
          <table:table-cell table:formula="of:=[.Q127]+[.I127]-[.I$164]" office:value-type="float" office:value="0.422424316406242">
            <text:p>0.42</text:p>
          </table:table-cell>
          <table:table-cell table:formula="of:=[.R127]+[.J127]-[.J$164]" office:value-type="float" office:value="1.44618291440217">
            <text:p>1.45</text:p>
          </table:table-cell>
          <table:table-cell table:formula="of:=[.S127]+[.K127]-[.K$164]" office:value-type="float" office:value="0.114700980808412">
            <text:p>0.11</text:p>
          </table:table-cell>
          <table:table-cell table:formula="of:=[.L128]" office:value-type="float" office:value="22.93">
            <text:p>22.93</text:p>
          </table:table-cell>
          <table:table-cell table:formula="of:=[.U127]+[.M127]-[.M$164]" office:value-type="float" office:value="-0.964734948199756">
            <text:p>-0.96</text:p>
          </table:table-cell>
          <table:table-cell table:formula="of:=[.V127]+[.N127]-[.N$164]" office:value-type="float" office:value="0.999540909476902">
            <text:p>1.00</text:p>
          </table:table-cell>
          <table:table-cell table:formula="of:=[.W127]+[.O127]-[.O$164]" office:value-type="float" office:value="1.09322191321332">
            <text:p>1.09</text:p>
          </table:table-cell>
          <table:table-cell/>
          <table:table-cell table:formula="of:=[.Y127]+[.Q128]+0.5*([.Q128]-[.Q127])" office:value-type="float" office:value="-140.738983154297">
            <text:p>-140.7</text:p>
          </table:table-cell>
          <table:table-cell table:formula="of:=[.Z127]+[.R128]+0.5*([.R128]-[.R127])" office:value-type="float" office:value="213.270061990489">
            <text:p>213.3</text:p>
          </table:table-cell>
          <table:table-cell table:formula="of:=[.AA127]+[.S128]+0.5*([.S128]-[.S127])" office:value-type="float" office:value="198.330456277598">
            <text:p>198.3</text:p>
          </table:table-cell>
          <table:table-cell/>
          <table:table-cell table:formula="of:=[.AC127]+[.U128]+0.5*([.U128]-[.U127])" office:value-type="float" office:value="-531.542749819549">
            <text:p>-531.5</text:p>
          </table:table-cell>
          <table:table-cell table:formula="of:=[.AD127]+[.V128]+0.5*([.V128]-[.V127])" office:value-type="float" office:value="84.6796330990997">
            <text:p>84.7</text:p>
          </table:table-cell>
          <table:table-cell table:formula="of:=[.AE127]+[.W128]+0.5*([.W128]-[.W127])" office:value-type="float" office:value="25.6119238811991">
            <text:p>25.6</text:p>
          </table:table-cell>
        </table:table-row>
        <table:table-row table:style-name="ro1">
          <table:table-cell office:value-type="float" office:value="19032">
            <text:p>19032</text:p>
          </table:table-cell>
          <table:table-cell office:value-type="float" office:value="-7484">
            <text:p>-7484</text:p>
          </table:table-cell>
          <table:table-cell office:value-type="float" office:value="4484">
            <text:p>4484</text:p>
          </table:table-cell>
          <table:table-cell office:value-type="float" office:value="22.84">
            <text:p>22.84</text:p>
          </table:table-cell>
          <table:table-cell office:value-type="float" office:value="-1600">
            <text:p>-1600</text:p>
          </table:table-cell>
          <table:table-cell office:value-type="float" office:value="-13614">
            <text:p>-13614</text:p>
          </table:table-cell>
          <table:table-cell office:value-type="float" office:value="-9506">
            <text:p>-9506</text:p>
          </table:table-cell>
          <table:table-cell/>
          <table:table-cell table:formula="of:=[.A129]/16384" office:value-type="float" office:value="1.16162109375">
            <text:p>1.16</text:p>
          </table:table-cell>
          <table:table-cell table:formula="of:=[.B129]/16384" office:value-type="float" office:value="-0.456787109375">
            <text:p>-0.46</text:p>
          </table:table-cell>
          <table:table-cell table:formula="of:=[.C129]/16384" office:value-type="float" office:value="0.273681640625">
            <text:p>0.27</text:p>
          </table:table-cell>
          <table:table-cell table:formula="of:=[.D129]" office:value-type="float" office:value="22.84">
            <text:p>22.84</text:p>
          </table:table-cell>
          <table:table-cell table:formula="of:=[.E129]/16384" office:value-type="float" office:value="-0.09765625">
            <text:p>-0.10</text:p>
          </table:table-cell>
          <table:table-cell table:formula="of:=[.F129]/16384" office:value-type="float" office:value="-0.8309326171875">
            <text:p>-0.83</text:p>
          </table:table-cell>
          <table:table-cell table:formula="of:=[.G129]/16384" office:value-type="float" office:value="-0.5802001953125">
            <text:p>-0.58</text:p>
          </table:table-cell>
          <table:table-cell/>
          <table:table-cell table:formula="of:=[.Q128]+[.I128]-[.I$164]" office:value-type="float" office:value="0.257969447544635">
            <text:p>0.26</text:p>
          </table:table-cell>
          <table:table-cell table:formula="of:=[.R128]+[.J128]-[.J$164]" office:value-type="float" office:value="1.33834554541925">
            <text:p>1.34</text:p>
          </table:table-cell>
          <table:table-cell table:formula="of:=[.S128]+[.K128]-[.K$164]" office:value-type="float" office:value="0.231882794303171">
            <text:p>0.23</text:p>
          </table:table-cell>
          <table:table-cell table:formula="of:=[.L129]" office:value-type="float" office:value="22.84">
            <text:p>22.84</text:p>
          </table:table-cell>
          <table:table-cell table:formula="of:=[.U128]+[.M128]-[.M$164]" office:value-type="float" office:value="-1.1502552861753">
            <text:p>-1.15</text:p>
          </table:table-cell>
          <table:table-cell table:formula="of:=[.V128]+[.N128]-[.N$164]" office:value-type="float" office:value="0.805879012398098">
            <text:p>0.81</text:p>
          </table:table-cell>
          <table:table-cell table:formula="of:=[.W128]+[.O128]-[.O$164]" office:value-type="float" office:value="0.986333053304543">
            <text:p>0.99</text:p>
          </table:table-cell>
          <table:table-cell/>
          <table:table-cell table:formula="of:=[.Y128]+[.Q129]+0.5*([.Q129]-[.Q128])" office:value-type="float" office:value="-140.563241141183">
            <text:p>-140.6</text:p>
          </table:table-cell>
          <table:table-cell table:formula="of:=[.Z128]+[.R129]+0.5*([.R129]-[.R128])" office:value-type="float" office:value="214.554488851416">
            <text:p>214.6</text:p>
          </table:table-cell>
          <table:table-cell table:formula="of:=[.AA128]+[.S129]+0.5*([.S129]-[.S128])" office:value-type="float" office:value="198.620929978649">
            <text:p>198.6</text:p>
          </table:table-cell>
          <table:table-cell/>
          <table:table-cell table:formula="of:=[.AC128]+[.U129]+0.5*([.U129]-[.U128])" office:value-type="float" office:value="-532.785765274712">
            <text:p>-532.8</text:p>
          </table:table-cell>
          <table:table-cell table:formula="of:=[.AD128]+[.V129]+0.5*([.V129]-[.V128])" office:value-type="float" office:value="85.3886811629584">
            <text:p>85.4</text:p>
          </table:table-cell>
          <table:table-cell table:formula="of:=[.AE128]+[.W129]+0.5*([.W129]-[.W128])" office:value-type="float" office:value="26.5448125045493">
            <text:p>26.5</text:p>
          </table:table-cell>
        </table:table-row>
        <table:table-row table:style-name="ro1">
          <table:table-cell office:value-type="float" office:value="15964">
            <text:p>15964</text:p>
          </table:table-cell>
          <table:table-cell office:value-type="float" office:value="-3352">
            <text:p>-3352</text:p>
          </table:table-cell>
          <table:table-cell office:value-type="float" office:value="-1184">
            <text:p>-1184</text:p>
          </table:table-cell>
          <table:table-cell office:value-type="float" office:value="22.88">
            <text:p>22.88</text:p>
          </table:table-cell>
          <table:table-cell office:value-type="float" office:value="12365">
            <text:p>12365</text:p>
          </table:table-cell>
          <table:table-cell office:value-type="float" office:value="26301">
            <text:p>26301</text:p>
          </table:table-cell>
          <table:table-cell office:value-type="float" office:value="7544">
            <text:p>7544</text:p>
          </table:table-cell>
          <table:table-cell/>
          <table:table-cell table:formula="of:=[.A130]/16384" office:value-type="float" office:value="0.974365234375">
            <text:p>0.97</text:p>
          </table:table-cell>
          <table:table-cell table:formula="of:=[.B130]/16384" office:value-type="float" office:value="-0.20458984375">
            <text:p>-0.20</text:p>
          </table:table-cell>
          <table:table-cell table:formula="of:=[.C130]/16384" office:value-type="float" office:value="-0.072265625">
            <text:p>-0.07</text:p>
          </table:table-cell>
          <table:table-cell table:formula="of:=[.D130]" office:value-type="float" office:value="22.88">
            <text:p>22.88</text:p>
          </table:table-cell>
          <table:table-cell table:formula="of:=[.E130]/16384" office:value-type="float" office:value="0.75469970703125">
            <text:p>0.75</text:p>
          </table:table-cell>
          <table:table-cell table:formula="of:=[.F130]/16384" office:value-type="float" office:value="1.60528564453125">
            <text:p>1.61</text:p>
          </table:table-cell>
          <table:table-cell table:formula="of:=[.G130]/16384" office:value-type="float" office:value="0.46044921875">
            <text:p>0.46</text:p>
          </table:table-cell>
          <table:table-cell/>
          <table:table-cell table:formula="of:=[.Q129]+[.I129]-[.I$164]" office:value-type="float" office:value="0.358895438058028">
            <text:p>0.36</text:p>
          </table:table-cell>
          <table:table-cell table:formula="of:=[.R129]+[.J129]-[.J$164]" office:value-type="float" office:value="1.17777380143633">
            <text:p>1.18</text:p>
          </table:table-cell>
          <table:table-cell table:formula="of:=[.S129]+[.K129]-[.K$164]" office:value-type="float" office:value="0.37225796717293">
            <text:p>0.37</text:p>
          </table:table-cell>
          <table:table-cell table:formula="of:=[.L130]" office:value-type="float" office:value="22.88">
            <text:p>22.88</text:p>
          </table:table-cell>
          <table:table-cell table:formula="of:=[.U129]+[.M129]-[.M$164]" office:value-type="float" office:value="-1.38326097571334">
            <text:p>-1.38</text:p>
          </table:table-cell>
          <table:table-cell table:formula="of:=[.V129]+[.N129]-[.N$164]" office:value-type="float" office:value="0.00900666610054344">
            <text:p>0.01</text:p>
          </table:table-cell>
          <table:table-cell table:formula="of:=[.W129]+[.O129]-[.O$164]" office:value-type="float" office:value="0.381702494177019">
            <text:p>0.38</text:p>
          </table:table-cell>
          <table:table-cell/>
          <table:table-cell table:formula="of:=[.Y129]+[.Q130]+0.5*([.Q130]-[.Q129])" office:value-type="float" office:value="-140.153882707869">
            <text:p>-140.2</text:p>
          </table:table-cell>
          <table:table-cell table:formula="of:=[.Z129]+[.R130]+0.5*([.R130]-[.R129])" office:value-type="float" office:value="215.651976780861">
            <text:p>215.7</text:p>
          </table:table-cell>
          <table:table-cell table:formula="of:=[.AA129]+[.S130]+0.5*([.S130]-[.S129])" office:value-type="float" office:value="199.063375532256">
            <text:p>199.1</text:p>
          </table:table-cell>
          <table:table-cell/>
          <table:table-cell table:formula="of:=[.AC129]+[.U130]+0.5*([.U130]-[.U129])" office:value-type="float" office:value="-534.285529095194">
            <text:p>-534.3</text:p>
          </table:table-cell>
          <table:table-cell table:formula="of:=[.AD129]+[.V130]+0.5*([.V130]-[.V129])" office:value-type="float" office:value="84.9992516559102">
            <text:p>85.0</text:p>
          </table:table-cell>
          <table:table-cell table:formula="of:=[.AE129]+[.W130]+0.5*([.W130]-[.W129])" office:value-type="float" office:value="26.6241997191625">
            <text:p>26.6</text:p>
          </table:table-cell>
        </table:table-row>
        <table:table-row table:style-name="ro1">
          <table:table-cell office:value-type="float" office:value="22780">
            <text:p>22780</text:p>
          </table:table-cell>
          <table:table-cell office:value-type="float" office:value="-320">
            <text:p>-320</text:p>
          </table:table-cell>
          <table:table-cell office:value-type="float" office:value="2904">
            <text:p>2904</text:p>
          </table:table-cell>
          <table:table-cell office:value-type="float" office:value="22.88">
            <text:p>22.88</text:p>
          </table:table-cell>
          <table:table-cell office:value-type="float" office:value="-834">
            <text:p>-834</text:p>
          </table:table-cell>
          <table:table-cell office:value-type="float" office:value="-15409">
            <text:p>-15409</text:p>
          </table:table-cell>
          <table:table-cell office:value-type="float" office:value="-1588">
            <text:p>-1588</text:p>
          </table:table-cell>
          <table:table-cell/>
          <table:table-cell table:formula="of:=[.A131]/16384" office:value-type="float" office:value="1.390380859375">
            <text:p>1.39</text:p>
          </table:table-cell>
          <table:table-cell table:formula="of:=[.B131]/16384" office:value-type="float" office:value="-0.01953125">
            <text:p>-0.02</text:p>
          </table:table-cell>
          <table:table-cell table:formula="of:=[.C131]/16384" office:value-type="float" office:value="0.17724609375">
            <text:p>0.18</text:p>
          </table:table-cell>
          <table:table-cell table:formula="of:=[.D131]" office:value-type="float" office:value="22.88">
            <text:p>22.88</text:p>
          </table:table-cell>
          <table:table-cell table:formula="of:=[.E131]/16384" office:value-type="float" office:value="-0.0509033203125">
            <text:p>-0.05</text:p>
          </table:table-cell>
          <table:table-cell table:formula="of:=[.F131]/16384" office:value-type="float" office:value="-0.94049072265625">
            <text:p>-0.94</text:p>
          </table:table-cell>
          <table:table-cell table:formula="of:=[.G131]/16384" office:value-type="float" office:value="-0.096923828125">
            <text:p>-0.10</text:p>
          </table:table-cell>
          <table:table-cell/>
          <table:table-cell table:formula="of:=[.Q130]+[.I130]-[.I$164]" office:value-type="float" office:value="0.27256556919642">
            <text:p>0.27</text:p>
          </table:table-cell>
          <table:table-cell table:formula="of:=[.R130]+[.J130]-[.J$164]" office:value-type="float" office:value="1.26939932307841">
            <text:p>1.27</text:p>
          </table:table-cell>
          <table:table-cell table:formula="of:=[.S130]+[.K130]-[.K$164]" office:value-type="float" office:value="0.16668587441769">
            <text:p>0.17</text:p>
          </table:table-cell>
          <table:table-cell table:formula="of:=[.L131]" office:value-type="float" office:value="22.88">
            <text:p>22.88</text:p>
          </table:table-cell>
          <table:table-cell table:formula="of:=[.U130]+[.M130]-[.M$164]" office:value-type="float" office:value="-0.763910708220137">
            <text:p>-0.76</text:p>
          </table:table-cell>
          <table:table-cell table:formula="of:=[.V130]+[.N130]-[.N$164]" office:value-type="float" office:value="1.64835258152174">
            <text:p>1.65</text:p>
          </table:table-cell>
          <table:table-cell table:formula="of:=[.W130]+[.O130]-[.O$164]" office:value-type="float" office:value="0.817721349111996">
            <text:p>0.82</text:p>
          </table:table-cell>
          <table:table-cell/>
          <table:table-cell table:formula="of:=[.Y130]+[.Q131]+0.5*([.Q131]-[.Q130])" office:value-type="float" office:value="-139.924482073103">
            <text:p>-139.9</text:p>
          </table:table-cell>
          <table:table-cell table:formula="of:=[.Z130]+[.R131]+0.5*([.R131]-[.R130])" office:value-type="float" office:value="216.967188864761">
            <text:p>217.0</text:p>
          </table:table-cell>
          <table:table-cell table:formula="of:=[.AA130]+[.S131]+0.5*([.S131]-[.S130])" office:value-type="float" office:value="199.127275360297">
            <text:p>199.1</text:p>
          </table:table-cell>
          <table:table-cell/>
          <table:table-cell table:formula="of:=[.AC130]+[.U131]+0.5*([.U131]-[.U130])" office:value-type="float" office:value="-534.739764669668">
            <text:p>-534.7</text:p>
          </table:table-cell>
          <table:table-cell table:formula="of:=[.AD130]+[.V131]+0.5*([.V131]-[.V130])" office:value-type="float" office:value="87.4672771951425">
            <text:p>87.5</text:p>
          </table:table-cell>
          <table:table-cell table:formula="of:=[.AE130]+[.W131]+0.5*([.W131]-[.W130])" office:value-type="float" office:value="27.659930495742">
            <text:p>27.7</text:p>
          </table:table-cell>
        </table:table-row>
        <table:table-row table:style-name="ro1">
          <table:table-cell office:value-type="float" office:value="15860">
            <text:p>15860</text:p>
          </table:table-cell>
          <table:table-cell office:value-type="float" office:value="-4684">
            <text:p>-4684</text:p>
          </table:table-cell>
          <table:table-cell office:value-type="float" office:value="2900">
            <text:p>2900</text:p>
          </table:table-cell>
          <table:table-cell office:value-type="float" office:value="22.93">
            <text:p>22.93</text:p>
          </table:table-cell>
          <table:table-cell office:value-type="float" office:value="211">
            <text:p>211</text:p>
          </table:table-cell>
          <table:table-cell office:value-type="float" office:value="-3807">
            <text:p>-3807</text:p>
          </table:table-cell>
          <table:table-cell office:value-type="float" office:value="-2197">
            <text:p>-2197</text:p>
          </table:table-cell>
          <table:table-cell/>
          <table:table-cell table:formula="of:=[.A132]/16384" office:value-type="float" office:value="0.968017578125">
            <text:p>0.97</text:p>
          </table:table-cell>
          <table:table-cell table:formula="of:=[.B132]/16384" office:value-type="float" office:value="-0.285888671875">
            <text:p>-0.29</text:p>
          </table:table-cell>
          <table:table-cell table:formula="of:=[.C132]/16384" office:value-type="float" office:value="0.177001953125">
            <text:p>0.18</text:p>
          </table:table-cell>
          <table:table-cell table:formula="of:=[.D132]" office:value-type="float" office:value="22.93">
            <text:p>22.93</text:p>
          </table:table-cell>
          <table:table-cell table:formula="of:=[.E132]/16384" office:value-type="float" office:value="0.01287841796875">
            <text:p>0.01</text:p>
          </table:table-cell>
          <table:table-cell table:formula="of:=[.F132]/16384" office:value-type="float" office:value="-0.23236083984375">
            <text:p>-0.23</text:p>
          </table:table-cell>
          <table:table-cell table:formula="of:=[.G132]/16384" office:value-type="float" office:value="-0.13409423828125">
            <text:p>-0.13</text:p>
          </table:table-cell>
          <table:table-cell/>
          <table:table-cell table:formula="of:=[.Q131]+[.I131]-[.I$164]" office:value-type="float" office:value="0.602251325334813">
            <text:p>0.60</text:p>
          </table:table-cell>
          <table:table-cell table:formula="of:=[.R131]+[.J131]-[.J$164]" office:value-type="float" office:value="1.54608343847049">
            <text:p>1.55</text:p>
          </table:table-cell>
          <table:table-cell table:formula="of:=[.S131]+[.K131]-[.K$164]" office:value-type="float" office:value="0.210625500412449">
            <text:p>0.21</text:p>
          </table:table-cell>
          <table:table-cell table:formula="of:=[.L132]" office:value-type="float" office:value="22.93">
            <text:p>22.93</text:p>
          </table:table-cell>
          <table:table-cell table:formula="of:=[.U131]+[.M131]-[.M$164]" office:value-type="float" office:value="-0.95016346807068">
            <text:p>-0.95</text:p>
          </table:table-cell>
          <table:table-cell table:formula="of:=[.V131]+[.N131]-[.N$164]" office:value-type="float" office:value="0.741922129755435">
            <text:p>0.74</text:p>
          </table:table-cell>
          <table:table-cell table:formula="of:=[.W131]+[.O131]-[.O$164]" office:value-type="float" office:value="0.696367157171973">
            <text:p>0.70</text:p>
          </table:table-cell>
          <table:table-cell/>
          <table:table-cell table:formula="of:=[.Y131]+[.Q132]+0.5*([.Q132]-[.Q131])" office:value-type="float" office:value="-139.157387869699">
            <text:p>-139.2</text:p>
          </table:table-cell>
          <table:table-cell table:formula="of:=[.Z131]+[.R132]+0.5*([.R132]-[.R131])" office:value-type="float" office:value="218.651614360927">
            <text:p>218.7</text:p>
          </table:table-cell>
          <table:table-cell table:formula="of:=[.AA131]+[.S132]+0.5*([.S132]-[.S131])" office:value-type="float" office:value="199.359870673706">
            <text:p>199.4</text:p>
          </table:table-cell>
          <table:table-cell/>
          <table:table-cell table:formula="of:=[.AC131]+[.U132]+0.5*([.U132]-[.U131])" office:value-type="float" office:value="-535.783054517664">
            <text:p>-535.8</text:p>
          </table:table-cell>
          <table:table-cell table:formula="of:=[.AD131]+[.V132]+0.5*([.V132]-[.V131])" office:value-type="float" office:value="87.7559840990148">
            <text:p>87.8</text:p>
          </table:table-cell>
          <table:table-cell table:formula="of:=[.AE131]+[.W132]+0.5*([.W132]-[.W131])" office:value-type="float" office:value="28.295620556944">
            <text:p>28.3</text:p>
          </table:table-cell>
        </table:table-row>
        <table:table-row table:style-name="ro1">
          <table:table-cell office:value-type="float" office:value="18184">
            <text:p>18184</text:p>
          </table:table-cell>
          <table:table-cell office:value-type="float" office:value="-18908">
            <text:p>-18908</text:p>
          </table:table-cell>
          <table:table-cell office:value-type="float" office:value="2560">
            <text:p>2560</text:p>
          </table:table-cell>
          <table:table-cell office:value-type="float" office:value="22.93">
            <text:p>22.93</text:p>
          </table:table-cell>
          <table:table-cell office:value-type="float" office:value="-2999">
            <text:p>-2999</text:p>
          </table:table-cell>
          <table:table-cell office:value-type="float" office:value="-13117">
            <text:p>-13117</text:p>
          </table:table-cell>
          <table:table-cell office:value-type="float" office:value="-15565">
            <text:p>-15565</text:p>
          </table:table-cell>
          <table:table-cell/>
          <table:table-cell table:formula="of:=[.A133]/16384" office:value-type="float" office:value="1.10986328125">
            <text:p>1.11</text:p>
          </table:table-cell>
          <table:table-cell table:formula="of:=[.B133]/16384" office:value-type="float" office:value="-1.154052734375">
            <text:p>-1.15</text:p>
          </table:table-cell>
          <table:table-cell table:formula="of:=[.C133]/16384" office:value-type="float" office:value="0.15625">
            <text:p>0.16</text:p>
          </table:table-cell>
          <table:table-cell table:formula="of:=[.D133]" office:value-type="float" office:value="22.93">
            <text:p>22.93</text:p>
          </table:table-cell>
          <table:table-cell table:formula="of:=[.E133]/16384" office:value-type="float" office:value="-0.18304443359375">
            <text:p>-0.18</text:p>
          </table:table-cell>
          <table:table-cell table:formula="of:=[.F133]/16384" office:value-type="float" office:value="-0.80059814453125">
            <text:p>-0.80</text:p>
          </table:table-cell>
          <table:table-cell table:formula="of:=[.G133]/16384" office:value-type="float" office:value="-0.95001220703125">
            <text:p>-0.95</text:p>
          </table:table-cell>
          <table:table-cell/>
          <table:table-cell table:formula="of:=[.Q132]+[.I132]-[.I$164]" office:value-type="float" office:value="0.509573800223206">
            <text:p>0.51</text:p>
          </table:table-cell>
          <table:table-cell table:formula="of:=[.R132]+[.J132]-[.J$164]" office:value-type="float" office:value="1.55641013198757">
            <text:p>1.56</text:p>
          </table:table-cell>
          <table:table-cell table:formula="of:=[.S132]+[.K132]-[.K$164]" office:value-type="float" office:value="0.254320985782208">
            <text:p>0.25</text:p>
          </table:table-cell>
          <table:table-cell table:formula="of:=[.L133]" office:value-type="float" office:value="22.93">
            <text:p>22.93</text:p>
          </table:table-cell>
          <table:table-cell table:formula="of:=[.U132]+[.M132]-[.M$164]" office:value-type="float" office:value="-1.07263448963997">
            <text:p>-1.07</text:p>
          </table:table-cell>
          <table:table-cell table:formula="of:=[.V132]+[.N132]-[.N$164]" office:value-type="float" office:value="0.54362156080163">
            <text:p>0.54</text:p>
          </table:table-cell>
          <table:table-cell table:formula="of:=[.W132]+[.O132]-[.O$164]" office:value-type="float" office:value="0.5378425550757">
            <text:p>0.54</text:p>
          </table:table-cell>
          <table:table-cell/>
          <table:table-cell table:formula="of:=[.Y132]+[.Q133]+0.5*([.Q133]-[.Q132])" office:value-type="float" office:value="-138.694152832032">
            <text:p>-138.7</text:p>
          </table:table-cell>
          <table:table-cell table:formula="of:=[.Z132]+[.R133]+0.5*([.R133]-[.R132])" office:value-type="float" office:value="220.213187839673">
            <text:p>220.2</text:p>
          </table:table-cell>
          <table:table-cell table:formula="of:=[.AA132]+[.S133]+0.5*([.S133]-[.S132])" office:value-type="float" office:value="199.636039402173">
            <text:p>199.6</text:p>
          </table:table-cell>
          <table:table-cell/>
          <table:table-cell table:formula="of:=[.AC132]+[.U133]+0.5*([.U133]-[.U132])" office:value-type="float" office:value="-536.916924518088">
            <text:p>-536.9</text:p>
          </table:table-cell>
          <table:table-cell table:formula="of:=[.AD132]+[.V133]+0.5*([.V133]-[.V132])" office:value-type="float" office:value="88.2004553753395">
            <text:p>88.2</text:p>
          </table:table-cell>
          <table:table-cell table:formula="of:=[.AE132]+[.W133]+0.5*([.W133]-[.W132])" office:value-type="float" office:value="28.7542008109716">
            <text:p>28.8</text:p>
          </table:table-cell>
        </table:table-row>
        <table:table-row table:style-name="ro1">
          <table:table-cell office:value-type="float" office:value="22384">
            <text:p>22384</text:p>
          </table:table-cell>
          <table:table-cell office:value-type="float" office:value="-9128">
            <text:p>-9128</text:p>
          </table:table-cell>
          <table:table-cell office:value-type="float" office:value="-2512">
            <text:p>-2512</text:p>
          </table:table-cell>
          <table:table-cell office:value-type="float" office:value="22.88">
            <text:p>22.88</text:p>
          </table:table-cell>
          <table:table-cell office:value-type="float" office:value="6228">
            <text:p>6228</text:p>
          </table:table-cell>
          <table:table-cell office:value-type="float" office:value="28410">
            <text:p>28410</text:p>
          </table:table-cell>
          <table:table-cell office:value-type="float" office:value="20025">
            <text:p>20025</text:p>
          </table:table-cell>
          <table:table-cell/>
          <table:table-cell table:formula="of:=[.A134]/16384" office:value-type="float" office:value="1.3662109375">
            <text:p>1.37</text:p>
          </table:table-cell>
          <table:table-cell table:formula="of:=[.B134]/16384" office:value-type="float" office:value="-0.55712890625">
            <text:p>-0.56</text:p>
          </table:table-cell>
          <table:table-cell table:formula="of:=[.C134]/16384" office:value-type="float" office:value="-0.1533203125">
            <text:p>-0.15</text:p>
          </table:table-cell>
          <table:table-cell table:formula="of:=[.D134]" office:value-type="float" office:value="22.88">
            <text:p>22.88</text:p>
          </table:table-cell>
          <table:table-cell table:formula="of:=[.E134]/16384" office:value-type="float" office:value="0.380126953125">
            <text:p>0.38</text:p>
          </table:table-cell>
          <table:table-cell table:formula="of:=[.F134]/16384" office:value-type="float" office:value="1.7340087890625">
            <text:p>1.73</text:p>
          </table:table-cell>
          <table:table-cell table:formula="of:=[.G134]/16384" office:value-type="float" office:value="1.22222900390625">
            <text:p>1.22</text:p>
          </table:table-cell>
          <table:table-cell/>
          <table:table-cell table:formula="of:=[.Q133]+[.I133]-[.I$164]" office:value-type="float" office:value="0.558741978236599">
            <text:p>0.56</text:p>
          </table:table-cell>
          <table:table-cell table:formula="of:=[.R133]+[.J133]-[.J$164]" office:value-type="float" office:value="0.698572763004654">
            <text:p>0.70</text:p>
          </table:table-cell>
          <table:table-cell table:formula="of:=[.S133]+[.K133]-[.K$164]" office:value-type="float" office:value="0.277264518026968">
            <text:p>0.28</text:p>
          </table:table-cell>
          <table:table-cell table:formula="of:=[.L134]" office:value-type="float" office:value="22.88">
            <text:p>22.88</text:p>
          </table:table-cell>
          <table:table-cell table:formula="of:=[.U133]+[.M133]-[.M$164]" office:value-type="float" office:value="-1.39102836277177">
            <text:p>-1.39</text:p>
          </table:table-cell>
          <table:table-cell table:formula="of:=[.V133]+[.N133]-[.N$164]" office:value-type="float" office:value="-0.222916312839674">
            <text:p>-0.22</text:p>
          </table:table-cell>
          <table:table-cell table:formula="of:=[.W133]+[.O133]-[.O$164]" office:value-type="float" office:value="-0.436600015770574">
            <text:p>-0.44</text:p>
          </table:table-cell>
          <table:table-cell/>
          <table:table-cell table:formula="of:=[.Y133]+[.Q134]+0.5*([.Q134]-[.Q133])" office:value-type="float" office:value="-138.110826764788">
            <text:p>-138.1</text:p>
          </table:table-cell>
          <table:table-cell table:formula="of:=[.Z133]+[.R134]+0.5*([.R134]-[.R133])" office:value-type="float" office:value="220.482841918186">
            <text:p>220.5</text:p>
          </table:table-cell>
          <table:table-cell table:formula="of:=[.AA133]+[.S134]+0.5*([.S134]-[.S133])" office:value-type="float" office:value="199.924775686323">
            <text:p>199.9</text:p>
          </table:table-cell>
          <table:table-cell/>
          <table:table-cell table:formula="of:=[.AC133]+[.U134]+0.5*([.U134]-[.U133])" office:value-type="float" office:value="-538.467149817426">
            <text:p>-538.5</text:p>
          </table:table-cell>
          <table:table-cell table:formula="of:=[.AD133]+[.V134]+0.5*([.V134]-[.V133])" office:value-type="float" office:value="87.5942701256792">
            <text:p>87.6</text:p>
          </table:table-cell>
          <table:table-cell table:formula="of:=[.AE133]+[.W134]+0.5*([.W134]-[.W133])" office:value-type="float" office:value="27.8303795097778">
            <text:p>27.8</text:p>
          </table:table-cell>
        </table:table-row>
        <table:table-row table:style-name="ro1">
          <table:table-cell office:value-type="float" office:value="18332">
            <text:p>18332</text:p>
          </table:table-cell>
          <table:table-cell office:value-type="float" office:value="-1388">
            <text:p>-1388</text:p>
          </table:table-cell>
          <table:table-cell office:value-type="float" office:value="3472">
            <text:p>3472</text:p>
          </table:table-cell>
          <table:table-cell office:value-type="float" office:value="22.84">
            <text:p>22.84</text:p>
          </table:table-cell>
          <table:table-cell office:value-type="float" office:value="2497">
            <text:p>2497</text:p>
          </table:table-cell>
          <table:table-cell office:value-type="float" office:value="-10083">
            <text:p>-10083</text:p>
          </table:table-cell>
          <table:table-cell office:value-type="float" office:value="-535">
            <text:p>-535</text:p>
          </table:table-cell>
          <table:table-cell/>
          <table:table-cell table:formula="of:=[.A135]/16384" office:value-type="float" office:value="1.118896484375">
            <text:p>1.12</text:p>
          </table:table-cell>
          <table:table-cell table:formula="of:=[.B135]/16384" office:value-type="float" office:value="-0.084716796875">
            <text:p>-0.08</text:p>
          </table:table-cell>
          <table:table-cell table:formula="of:=[.C135]/16384" office:value-type="float" office:value="0.2119140625">
            <text:p>0.21</text:p>
          </table:table-cell>
          <table:table-cell table:formula="of:=[.D135]" office:value-type="float" office:value="22.84">
            <text:p>22.84</text:p>
          </table:table-cell>
          <table:table-cell table:formula="of:=[.E135]/16384" office:value-type="float" office:value="0.15240478515625">
            <text:p>0.15</text:p>
          </table:table-cell>
          <table:table-cell table:formula="of:=[.F135]/16384" office:value-type="float" office:value="-0.61541748046875">
            <text:p>-0.62</text:p>
          </table:table-cell>
          <table:table-cell table:formula="of:=[.G135]/16384" office:value-type="float" office:value="-0.03265380859375">
            <text:p>-0.03</text:p>
          </table:table-cell>
          <table:table-cell/>
          <table:table-cell table:formula="of:=[.Q134]+[.I134]-[.I$164]" office:value-type="float" office:value="0.864257812499992">
            <text:p>0.86</text:p>
          </table:table-cell>
          <table:table-cell table:formula="of:=[.R134]+[.J134]-[.J$164]" office:value-type="float" office:value="0.437659222146735">
            <text:p>0.44</text:p>
          </table:table-cell>
          <table:table-cell table:formula="of:=[.S134]+[.K134]-[.K$164]" office:value-type="float" office:value="-0.00936226222827297">
            <text:p>-0.01</text:p>
          </table:table-cell>
          <table:table-cell table:formula="of:=[.L135]" office:value-type="float" office:value="22.84">
            <text:p>22.84</text:p>
          </table:table-cell>
          <table:table-cell table:formula="of:=[.U134]+[.M134]-[.M$164]" office:value-type="float" office:value="-1.14625084918481">
            <text:p>-1.15</text:p>
          </table:table-cell>
          <table:table-cell table:formula="of:=[.V134]+[.N134]-[.N$164]" office:value-type="float" office:value="1.54515274711277">
            <text:p>1.55</text:p>
          </table:table-cell>
          <table:table-cell table:formula="of:=[.W134]+[.O134]-[.O$164]" office:value-type="float" office:value="0.761198624320653">
            <text:p>0.76</text:p>
          </table:table-cell>
          <table:table-cell/>
          <table:table-cell table:formula="of:=[.Y134]+[.Q135]+0.5*([.Q135]-[.Q134])" office:value-type="float" office:value="-137.093811035157">
            <text:p>-137.1</text:p>
          </table:table-cell>
          <table:table-cell table:formula="of:=[.Z134]+[.R135]+0.5*([.R135]-[.R134])" office:value-type="float" office:value="220.790044369904">
            <text:p>220.8</text:p>
          </table:table-cell>
          <table:table-cell table:formula="of:=[.AA134]+[.S135]+0.5*([.S135]-[.S134])" office:value-type="float" office:value="199.772100033967">
            <text:p>199.8</text:p>
          </table:table-cell>
          <table:table-cell/>
          <table:table-cell table:formula="of:=[.AC134]+[.U135]+0.5*([.U135]-[.U134])" office:value-type="float" office:value="-539.491011909817">
            <text:p>-539.5</text:p>
          </table:table-cell>
          <table:table-cell table:formula="of:=[.AD134]+[.V135]+0.5*([.V135]-[.V134])" office:value-type="float" office:value="90.0234574027682">
            <text:p>90.0</text:p>
          </table:table-cell>
          <table:table-cell table:formula="of:=[.AE134]+[.W135]+0.5*([.W135]-[.W134])" office:value-type="float" office:value="29.1904774541441">
            <text:p>29.2</text:p>
          </table:table-cell>
        </table:table-row>
        <table:table-row table:style-name="ro1">
          <table:table-cell office:value-type="float" office:value="15220">
            <text:p>15220</text:p>
          </table:table-cell>
          <table:table-cell office:value-type="float" office:value="-5036">
            <text:p>-5036</text:p>
          </table:table-cell>
          <table:table-cell office:value-type="float" office:value="3376">
            <text:p>3376</text:p>
          </table:table-cell>
          <table:table-cell office:value-type="float" office:value="22.79">
            <text:p>22.79</text:p>
          </table:table-cell>
          <table:table-cell office:value-type="float" office:value="717">
            <text:p>717</text:p>
          </table:table-cell>
          <table:table-cell office:value-type="float" office:value="-12121">
            <text:p>-12121</text:p>
          </table:table-cell>
          <table:table-cell office:value-type="float" office:value="-5730">
            <text:p>-5730</text:p>
          </table:table-cell>
          <table:table-cell/>
          <table:table-cell table:formula="of:=[.A136]/16384" office:value-type="float" office:value="0.928955078125">
            <text:p>0.93</text:p>
          </table:table-cell>
          <table:table-cell table:formula="of:=[.B136]/16384" office:value-type="float" office:value="-0.307373046875">
            <text:p>-0.31</text:p>
          </table:table-cell>
          <table:table-cell table:formula="of:=[.C136]/16384" office:value-type="float" office:value="0.2060546875">
            <text:p>0.21</text:p>
          </table:table-cell>
          <table:table-cell table:formula="of:=[.D136]" office:value-type="float" office:value="22.79">
            <text:p>22.79</text:p>
          </table:table-cell>
          <table:table-cell table:formula="of:=[.E136]/16384" office:value-type="float" office:value="0.04376220703125">
            <text:p>0.04</text:p>
          </table:table-cell>
          <table:table-cell table:formula="of:=[.F136]/16384" office:value-type="float" office:value="-0.73980712890625">
            <text:p>-0.74</text:p>
          </table:table-cell>
          <table:table-cell table:formula="of:=[.G136]/16384" office:value-type="float" office:value="-0.3497314453125">
            <text:p>-0.35</text:p>
          </table:table-cell>
          <table:table-cell/>
          <table:table-cell table:formula="of:=[.Q135]+[.I135]-[.I$164]" office:value-type="float" office:value="0.922459193638384">
            <text:p>0.92</text:p>
          </table:table-cell>
          <table:table-cell table:formula="of:=[.R135]+[.J135]-[.J$164]" office:value-type="float" office:value="0.649157790663816">
            <text:p>0.65</text:p>
          </table:table-cell>
          <table:table-cell table:formula="of:=[.S135]+[.K135]-[.K$164]" office:value-type="float" office:value="0.0692453325164863">
            <text:p>0.07</text:p>
          </table:table-cell>
          <table:table-cell table:formula="of:=[.L136]" office:value-type="float" office:value="22.79">
            <text:p>22.79</text:p>
          </table:table-cell>
          <table:table-cell table:formula="of:=[.U135]+[.M135]-[.M$164]" office:value-type="float" office:value="-1.1291955035666">
            <text:p>-1.13</text:p>
          </table:table-cell>
          <table:table-cell table:formula="of:=[.V135]+[.N135]-[.N$164]" office:value-type="float" office:value="0.963795537533967">
            <text:p>0.96</text:p>
          </table:table-cell>
          <table:table-cell table:formula="of:=[.W135]+[.O135]-[.O$164]" office:value-type="float" office:value="0.70411445191188">
            <text:p>0.70</text:p>
          </table:table-cell>
          <table:table-cell/>
          <table:table-cell table:formula="of:=[.Y135]+[.Q136]+0.5*([.Q136]-[.Q135])" office:value-type="float" office:value="-136.142251150949">
            <text:p>-136.1</text:p>
          </table:table-cell>
          <table:table-cell table:formula="of:=[.Z135]+[.R136]+0.5*([.R136]-[.R135])" office:value-type="float" office:value="221.544951444827">
            <text:p>221.5</text:p>
          </table:table-cell>
          <table:table-cell table:formula="of:=[.AA135]+[.S136]+0.5*([.S136]-[.S135])" office:value-type="float" office:value="199.880649163856">
            <text:p>199.9</text:p>
          </table:table-cell>
          <table:table-cell/>
          <table:table-cell table:formula="of:=[.AC135]+[.U136]+0.5*([.U136]-[.U135])" office:value-type="float" office:value="-540.611679740575">
            <text:p>-540.6</text:p>
          </table:table-cell>
          <table:table-cell table:formula="of:=[.AD135]+[.V136]+0.5*([.V136]-[.V135])" office:value-type="float" office:value="90.6965743355127">
            <text:p>90.7</text:p>
          </table:table-cell>
          <table:table-cell table:formula="of:=[.AE135]+[.W136]+0.5*([.W136]-[.W135])" office:value-type="float" office:value="29.8660498198516">
            <text:p>29.9</text:p>
          </table:table-cell>
        </table:table-row>
        <table:table-row table:style-name="ro1">
          <table:table-cell office:value-type="float" office:value="6728">
            <text:p>6728</text:p>
          </table:table-cell>
          <table:table-cell office:value-type="float" office:value="-8564">
            <text:p>-8564</text:p>
          </table:table-cell>
          <table:table-cell office:value-type="float" office:value="-1712">
            <text:p>-1712</text:p>
          </table:table-cell>
          <table:table-cell office:value-type="float" office:value="22.98">
            <text:p>22.98</text:p>
          </table:table-cell>
          <table:table-cell office:value-type="float" office:value="18923">
            <text:p>18923</text:p>
          </table:table-cell>
          <table:table-cell office:value-type="float" office:value="8935">
            <text:p>8935</text:p>
          </table:table-cell>
          <table:table-cell office:value-type="float" office:value="-409">
            <text:p>-409</text:p>
          </table:table-cell>
          <table:table-cell/>
          <table:table-cell table:formula="of:=[.A137]/16384" office:value-type="float" office:value="0.41064453125">
            <text:p>0.41</text:p>
          </table:table-cell>
          <table:table-cell table:formula="of:=[.B137]/16384" office:value-type="float" office:value="-0.522705078125">
            <text:p>-0.52</text:p>
          </table:table-cell>
          <table:table-cell table:formula="of:=[.C137]/16384" office:value-type="float" office:value="-0.1044921875">
            <text:p>-0.10</text:p>
          </table:table-cell>
          <table:table-cell table:formula="of:=[.D137]" office:value-type="float" office:value="22.98">
            <text:p>22.98</text:p>
          </table:table-cell>
          <table:table-cell table:formula="of:=[.E137]/16384" office:value-type="float" office:value="1.15496826171875">
            <text:p>1.15</text:p>
          </table:table-cell>
          <table:table-cell table:formula="of:=[.F137]/16384" office:value-type="float" office:value="0.54534912109375">
            <text:p>0.55</text:p>
          </table:table-cell>
          <table:table-cell table:formula="of:=[.G137]/16384" office:value-type="float" office:value="-0.02496337890625">
            <text:p>-0.02</text:p>
          </table:table-cell>
          <table:table-cell/>
          <table:table-cell table:formula="of:=[.Q136]+[.I136]-[.I$164]" office:value-type="float" office:value="0.790719168526777">
            <text:p>0.79</text:p>
          </table:table-cell>
          <table:table-cell table:formula="of:=[.R136]+[.J136]-[.J$164]" office:value-type="float" office:value="0.638000109180896">
            <text:p>0.64</text:p>
          </table:table-cell>
          <table:table-cell table:formula="of:=[.S136]+[.K136]-[.K$164]" office:value-type="float" office:value="0.141993552261246">
            <text:p>0.14</text:p>
          </table:table-cell>
          <table:table-cell table:formula="of:=[.L137]" office:value-type="float" office:value="22.98">
            <text:p>22.98</text:p>
          </table:table-cell>
          <table:table-cell table:formula="of:=[.U136]+[.M136]-[.M$164]" office:value-type="float" office:value="-1.2207827360734">
            <text:p>-1.22</text:p>
          </table:table-cell>
          <table:table-cell table:formula="of:=[.V136]+[.N136]-[.N$164]" office:value-type="float" office:value="0.258048679517663">
            <text:p>0.26</text:p>
          </table:table-cell>
          <table:table-cell table:formula="of:=[.W136]+[.O136]-[.O$164]" office:value-type="float" office:value="0.329952642784357">
            <text:p>0.33</text:p>
          </table:table-cell>
          <table:table-cell/>
          <table:table-cell table:formula="of:=[.Y136]+[.Q137]+0.5*([.Q137]-[.Q136])" office:value-type="float" office:value="-135.417401994978">
            <text:p>-135.4</text:p>
          </table:table-cell>
          <table:table-cell table:formula="of:=[.Z136]+[.R137]+0.5*([.R137]-[.R136])" office:value-type="float" office:value="222.177372713266">
            <text:p>222.2</text:p>
          </table:table-cell>
          <table:table-cell table:formula="of:=[.AA136]+[.S137]+0.5*([.S137]-[.S136])" office:value-type="float" office:value="200.059016825989">
            <text:p>200.1</text:p>
          </table:table-cell>
          <table:table-cell/>
          <table:table-cell table:formula="of:=[.AC136]+[.U137]+0.5*([.U137]-[.U136])" office:value-type="float" office:value="-541.878256092901">
            <text:p>-541.9</text:p>
          </table:table-cell>
          <table:table-cell table:formula="of:=[.AD136]+[.V137]+0.5*([.V137]-[.V136])" office:value-type="float" office:value="90.6017495860223">
            <text:p>90.6</text:p>
          </table:table-cell>
          <table:table-cell table:formula="of:=[.AE136]+[.W137]+0.5*([.W137]-[.W136])" office:value-type="float" office:value="30.0089215580722">
            <text:p>30.0</text:p>
          </table:table-cell>
        </table:table-row>
        <table:table-row table:style-name="ro1">
          <table:table-cell office:value-type="float" office:value="16024">
            <text:p>16024</text:p>
          </table:table-cell>
          <table:table-cell office:value-type="float" office:value="-2652">
            <text:p>-2652</text:p>
          </table:table-cell>
          <table:table-cell office:value-type="float" office:value="-10624">
            <text:p>-10624</text:p>
          </table:table-cell>
          <table:table-cell office:value-type="float" office:value="22.88">
            <text:p>22.88</text:p>
          </table:table-cell>
          <table:table-cell office:value-type="float" office:value="637">
            <text:p>637</text:p>
          </table:table-cell>
          <table:table-cell office:value-type="float" office:value="-13940">
            <text:p>-13940</text:p>
          </table:table-cell>
          <table:table-cell office:value-type="float" office:value="1811">
            <text:p>1811</text:p>
          </table:table-cell>
          <table:table-cell/>
          <table:table-cell table:formula="of:=[.A138]/16384" office:value-type="float" office:value="0.97802734375">
            <text:p>0.98</text:p>
          </table:table-cell>
          <table:table-cell table:formula="of:=[.B138]/16384" office:value-type="float" office:value="-0.161865234375">
            <text:p>-0.16</text:p>
          </table:table-cell>
          <table:table-cell table:formula="of:=[.C138]/16384" office:value-type="float" office:value="-0.6484375">
            <text:p>-0.65</text:p>
          </table:table-cell>
          <table:table-cell table:formula="of:=[.D138]" office:value-type="float" office:value="22.88">
            <text:p>22.88</text:p>
          </table:table-cell>
          <table:table-cell table:formula="of:=[.E138]/16384" office:value-type="float" office:value="0.03887939453125">
            <text:p>0.04</text:p>
          </table:table-cell>
          <table:table-cell table:formula="of:=[.F138]/16384" office:value-type="float" office:value="-0.850830078125">
            <text:p>-0.85</text:p>
          </table:table-cell>
          <table:table-cell table:formula="of:=[.G138]/16384" office:value-type="float" office:value="0.11053466796875">
            <text:p>0.11</text:p>
          </table:table-cell>
          <table:table-cell/>
          <table:table-cell table:formula="of:=[.Q137]+[.I137]-[.I$164]" office:value-type="float" office:value="0.14066859654017">
            <text:p>0.14</text:p>
          </table:table-cell>
          <table:table-cell table:formula="of:=[.R137]+[.J137]-[.J$164]" office:value-type="float" office:value="0.411510396447977">
            <text:p>0.41</text:p>
          </table:table-cell>
          <table:table-cell table:formula="of:=[.S137]+[.K137]-[.K$164]" office:value-type="float" office:value="-0.095805102993995">
            <text:p>-0.10</text:p>
          </table:table-cell>
          <table:table-cell table:formula="of:=[.L138]" office:value-type="float" office:value="22.88">
            <text:p>22.88</text:p>
          </table:table-cell>
          <table:table-cell table:formula="of:=[.U137]+[.M137]-[.M$164]" office:value-type="float" office:value="-0.201163913892691">
            <text:p>-0.20</text:p>
          </table:table-cell>
          <table:table-cell table:formula="of:=[.V137]+[.N137]-[.N$164]" office:value-type="float" office:value="0.837458071501358">
            <text:p>0.84</text:p>
          </table:table-cell>
          <table:table-cell table:formula="of:=[.W137]+[.O137]-[.O$164]" office:value-type="float" office:value="0.280558900063083">
            <text:p>0.28</text:p>
          </table:table-cell>
          <table:table-cell/>
          <table:table-cell table:formula="of:=[.Y137]+[.Q138]+0.5*([.Q138]-[.Q137])" office:value-type="float" office:value="-135.601758684431">
            <text:p>-135.6</text:p>
          </table:table-cell>
          <table:table-cell table:formula="of:=[.Z137]+[.R138]+0.5*([.R138]-[.R137])" office:value-type="float" office:value="222.475638253348">
            <text:p>222.5</text:p>
          </table:table-cell>
          <table:table-cell table:formula="of:=[.AA137]+[.S138]+0.5*([.S138]-[.S137])" office:value-type="float" office:value="199.844312395368">
            <text:p>199.8</text:p>
          </table:table-cell>
          <table:table-cell/>
          <table:table-cell table:formula="of:=[.AC137]+[.U138]+0.5*([.U138]-[.U137])" office:value-type="float" office:value="-541.569610595704">
            <text:p>-541.6</text:p>
          </table:table-cell>
          <table:table-cell table:formula="of:=[.AD137]+[.V138]+0.5*([.V138]-[.V137])" office:value-type="float" office:value="91.7289123535155">
            <text:p>91.7</text:p>
          </table:table-cell>
          <table:table-cell table:formula="of:=[.AE137]+[.W138]+0.5*([.W138]-[.W137])" office:value-type="float" office:value="30.2647835867746">
            <text:p>30.3</text:p>
          </table:table-cell>
        </table:table-row>
        <table:table-row table:style-name="ro1">
          <table:table-cell office:value-type="float" office:value="15776">
            <text:p>15776</text:p>
          </table:table-cell>
          <table:table-cell office:value-type="float" office:value="-4312">
            <text:p>-4312</text:p>
          </table:table-cell>
          <table:table-cell office:value-type="float" office:value="3616">
            <text:p>3616</text:p>
          </table:table-cell>
          <table:table-cell office:value-type="float" office:value="22.88">
            <text:p>22.88</text:p>
          </table:table-cell>
          <table:table-cell office:value-type="float" office:value="515">
            <text:p>515</text:p>
          </table:table-cell>
          <table:table-cell office:value-type="float" office:value="-2577">
            <text:p>-2577</text:p>
          </table:table-cell>
          <table:table-cell office:value-type="float" office:value="-785">
            <text:p>-785</text:p>
          </table:table-cell>
          <table:table-cell/>
          <table:table-cell table:formula="of:=[.A139]/16384" office:value-type="float" office:value="0.962890625">
            <text:p>0.96</text:p>
          </table:table-cell>
          <table:table-cell table:formula="of:=[.B139]/16384" office:value-type="float" office:value="-0.26318359375">
            <text:p>-0.26</text:p>
          </table:table-cell>
          <table:table-cell table:formula="of:=[.C139]/16384" office:value-type="float" office:value="0.220703125">
            <text:p>0.22</text:p>
          </table:table-cell>
          <table:table-cell table:formula="of:=[.D139]" office:value-type="float" office:value="22.88">
            <text:p>22.88</text:p>
          </table:table-cell>
          <table:table-cell table:formula="of:=[.E139]/16384" office:value-type="float" office:value="0.03143310546875">
            <text:p>0.03</text:p>
          </table:table-cell>
          <table:table-cell table:formula="of:=[.F139]/16384" office:value-type="float" office:value="-0.15728759765625">
            <text:p>-0.16</text:p>
          </table:table-cell>
          <table:table-cell table:formula="of:=[.G139]/16384" office:value-type="float" office:value="-0.04791259765625">
            <text:p>-0.05</text:p>
          </table:table-cell>
          <table:table-cell/>
          <table:table-cell table:formula="of:=[.Q138]+[.I138]-[.I$164]" office:value-type="float" office:value="0.0580008370535627">
            <text:p>0.06</text:p>
          </table:table-cell>
          <table:table-cell table:formula="of:=[.R138]+[.J138]-[.J$164]" office:value-type="float" office:value="0.545860527465058">
            <text:p>0.55</text:p>
          </table:table-cell>
          <table:table-cell table:formula="of:=[.S138]+[.K138]-[.K$164]" office:value-type="float" office:value="-0.877549070749236">
            <text:p>-0.88</text:p>
          </table:table-cell>
          <table:table-cell table:formula="of:=[.L139]" office:value-type="float" office:value="22.88">
            <text:p>22.88</text:p>
          </table:table-cell>
          <table:table-cell table:formula="of:=[.U138]+[.M138]-[.M$164]" office:value-type="float" office:value="-0.297633958899485">
            <text:p>-0.30</text:p>
          </table:table-cell>
          <table:table-cell table:formula="of:=[.V138]+[.N138]-[.N$164]" office:value-type="float" office:value="0.0206882642663042">
            <text:p>0.02</text:p>
          </table:table-cell>
          <table:table-cell table:formula="of:=[.W138]+[.O138]-[.O$164]" office:value-type="float" office:value="0.36666320421681">
            <text:p>0.37</text:p>
          </table:table-cell>
          <table:table-cell/>
          <table:table-cell table:formula="of:=[.Y138]+[.Q139]+0.5*([.Q139]-[.Q138])" office:value-type="float" office:value="-135.585091727121">
            <text:p>-135.6</text:p>
          </table:table-cell>
          <table:table-cell table:formula="of:=[.Z138]+[.R139]+0.5*([.R139]-[.R138])" office:value-type="float" office:value="223.088673846321">
            <text:p>223.1</text:p>
          </table:table-cell>
          <table:table-cell table:formula="of:=[.AA138]+[.S139]+0.5*([.S139]-[.S138])" office:value-type="float" office:value="198.575891340741">
            <text:p>198.6</text:p>
          </table:table-cell>
          <table:table-cell/>
          <table:table-cell table:formula="of:=[.AC138]+[.U139]+0.5*([.U139]-[.U138])" office:value-type="float" office:value="-541.915479577107">
            <text:p>-541.9</text:p>
          </table:table-cell>
          <table:table-cell table:formula="of:=[.AD138]+[.V139]+0.5*([.V139]-[.V138])" office:value-type="float" office:value="91.3412157141642">
            <text:p>91.3</text:p>
          </table:table-cell>
          <table:table-cell table:formula="of:=[.AE138]+[.W139]+0.5*([.W139]-[.W138])" office:value-type="float" office:value="30.6744989430683">
            <text:p>30.7</text:p>
          </table:table-cell>
        </table:table-row>
        <table:table-row table:style-name="ro1">
          <table:table-cell office:value-type="float" office:value="25944">
            <text:p>25944</text:p>
          </table:table-cell>
          <table:table-cell office:value-type="float" office:value="-1848">
            <text:p>-1848</text:p>
          </table:table-cell>
          <table:table-cell office:value-type="float" office:value="9748">
            <text:p>9748</text:p>
          </table:table-cell>
          <table:table-cell office:value-type="float" office:value="22.84">
            <text:p>22.84</text:p>
          </table:table-cell>
          <table:table-cell office:value-type="float" office:value="-8457">
            <text:p>-8457</text:p>
          </table:table-cell>
          <table:table-cell office:value-type="float" office:value="-17800">
            <text:p>-17800</text:p>
          </table:table-cell>
          <table:table-cell office:value-type="float" office:value="-14667">
            <text:p>-14667</text:p>
          </table:table-cell>
          <table:table-cell/>
          <table:table-cell table:formula="of:=[.A140]/16384" office:value-type="float" office:value="1.58349609375">
            <text:p>1.58</text:p>
          </table:table-cell>
          <table:table-cell table:formula="of:=[.B140]/16384" office:value-type="float" office:value="-0.11279296875">
            <text:p>-0.11</text:p>
          </table:table-cell>
          <table:table-cell table:formula="of:=[.C140]/16384" office:value-type="float" office:value="0.594970703125">
            <text:p>0.59</text:p>
          </table:table-cell>
          <table:table-cell table:formula="of:=[.D140]" office:value-type="float" office:value="22.84">
            <text:p>22.84</text:p>
          </table:table-cell>
          <table:table-cell table:formula="of:=[.E140]/16384" office:value-type="float" office:value="-0.51617431640625">
            <text:p>-0.52</text:p>
          </table:table-cell>
          <table:table-cell table:formula="of:=[.F140]/16384" office:value-type="float" office:value="-1.08642578125">
            <text:p>-1.09</text:p>
          </table:table-cell>
          <table:table-cell table:formula="of:=[.G140]/16384" office:value-type="float" office:value="-0.89520263671875">
            <text:p>-0.90</text:p>
          </table:table-cell>
          <table:table-cell/>
          <table:table-cell table:formula="of:=[.Q139]+[.I139]-[.I$164]" office:value-type="float" office:value="-0.0398036411830445">
            <text:p>-0.04</text:p>
          </table:table-cell>
          <table:table-cell table:formula="of:=[.R139]+[.J139]-[.J$164]" office:value-type="float" office:value="0.578892299107139">
            <text:p>0.58</text:p>
          </table:table-cell>
          <table:table-cell table:formula="of:=[.S139]+[.K139]-[.K$164]" office:value-type="float" office:value="-0.790152413504476">
            <text:p>-0.79</text:p>
          </table:table-cell>
          <table:table-cell table:formula="of:=[.L140]" office:value-type="float" office:value="22.84">
            <text:p>22.84</text:p>
          </table:table-cell>
          <table:table-cell table:formula="of:=[.U139]+[.M139]-[.M$164]" office:value-type="float" office:value="-0.401550292968778">
            <text:p>-0.40</text:p>
          </table:table-cell>
          <table:table-cell table:formula="of:=[.V139]+[.N139]-[.N$164]" office:value-type="float" office:value="-0.1025390625">
            <text:p>-0.10</text:p>
          </table:table-cell>
          <table:table-cell table:formula="of:=[.W139]+[.O139]-[.O$164]" office:value-type="float" office:value="0.294320242745537">
            <text:p>0.29</text:p>
          </table:table-cell>
          <table:table-cell/>
          <table:table-cell table:formula="of:=[.Y139]+[.Q140]+0.5*([.Q140]-[.Q139])" office:value-type="float" office:value="-135.673797607422">
            <text:p>-135.7</text:p>
          </table:table-cell>
          <table:table-cell table:formula="of:=[.Z139]+[.R140]+0.5*([.R140]-[.R139])" office:value-type="float" office:value="223.684082031249">
            <text:p>223.7</text:p>
          </table:table-cell>
          <table:table-cell table:formula="of:=[.AA139]+[.S140]+0.5*([.S140]-[.S139])" office:value-type="float" office:value="197.829437255859">
            <text:p>197.8</text:p>
          </table:table-cell>
          <table:table-cell/>
          <table:table-cell table:formula="of:=[.AC139]+[.U140]+0.5*([.U140]-[.U139])" office:value-type="float" office:value="-542.36898803711">
            <text:p>-542.4</text:p>
          </table:table-cell>
          <table:table-cell table:formula="of:=[.AD139]+[.V140]+0.5*([.V140]-[.V139])" office:value-type="float" office:value="91.1770629882811">
            <text:p>91.2</text:p>
          </table:table-cell>
          <table:table-cell table:formula="of:=[.AE139]+[.W140]+0.5*([.W140]-[.W139])" office:value-type="float" office:value="30.9326477050782">
            <text:p>30.9</text:p>
          </table:table-cell>
        </table:table-row>
        <table:table-row table:style-name="ro1">
          <table:table-cell office:value-type="float" office:value="26736">
            <text:p>26736</text:p>
          </table:table-cell>
          <table:table-cell office:value-type="float" office:value="-9504">
            <text:p>-9504</text:p>
          </table:table-cell>
          <table:table-cell office:value-type="float" office:value="-2880">
            <text:p>-2880</text:p>
          </table:table-cell>
          <table:table-cell office:value-type="float" office:value="22.88">
            <text:p>22.88</text:p>
          </table:table-cell>
          <table:table-cell office:value-type="float" office:value="6861">
            <text:p>6861</text:p>
          </table:table-cell>
          <table:table-cell office:value-type="float" office:value="32767">
            <text:p>32767</text:p>
          </table:table-cell>
          <table:table-cell office:value-type="float" office:value="20176">
            <text:p>20176</text:p>
          </table:table-cell>
          <table:table-cell/>
          <table:table-cell table:formula="of:=[.A141]/16384" office:value-type="float" office:value="1.6318359375">
            <text:p>1.63</text:p>
          </table:table-cell>
          <table:table-cell table:formula="of:=[.B141]/16384" office:value-type="float" office:value="-0.580078125">
            <text:p>-0.58</text:p>
          </table:table-cell>
          <table:table-cell table:formula="of:=[.C141]/16384" office:value-type="float" office:value="-0.17578125">
            <text:p>-0.18</text:p>
          </table:table-cell>
          <table:table-cell table:formula="of:=[.D141]" office:value-type="float" office:value="22.88">
            <text:p>22.88</text:p>
          </table:table-cell>
          <table:table-cell table:formula="of:=[.E141]/16384" office:value-type="float" office:value="0.41876220703125">
            <text:p>0.42</text:p>
          </table:table-cell>
          <table:table-cell table:formula="of:=[.F141]/16384" office:value-type="float" office:value="1.99993896484375">
            <text:p>2.00</text:p>
          </table:table-cell>
          <table:table-cell table:formula="of:=[.G141]/16384" office:value-type="float" office:value="1.2314453125">
            <text:p>1.23</text:p>
          </table:table-cell>
          <table:table-cell/>
          <table:table-cell table:formula="of:=[.Q140]+[.I140]-[.I$164]" office:value-type="float" office:value="0.482997349330348">
            <text:p>0.48</text:p>
          </table:table-cell>
          <table:table-cell table:formula="of:=[.R140]+[.J140]-[.J$164]" office:value-type="float" office:value="0.76231469574922">
            <text:p>0.76</text:p>
          </table:table-cell>
          <table:table-cell table:formula="of:=[.S140]+[.K140]-[.K$164]" office:value-type="float" office:value="-0.328488178134717">
            <text:p>-0.33</text:p>
          </table:table-cell>
          <table:table-cell table:formula="of:=[.L141]" office:value-type="float" office:value="22.88">
            <text:p>22.88</text:p>
          </table:table-cell>
          <table:table-cell table:formula="of:=[.U140]+[.M140]-[.M$164]" office:value-type="float" office:value="-1.05307404891307">
            <text:p>-1.05</text:p>
          </table:table-cell>
          <table:table-cell table:formula="of:=[.V140]+[.N140]-[.N$164]" office:value-type="float" office:value="-1.15490457286005">
            <text:p>-1.15</text:p>
          </table:table-cell>
          <table:table-cell table:formula="of:=[.W140]+[.O140]-[.O$164]" office:value-type="float" office:value="-0.625312757788237">
            <text:p>-0.63</text:p>
          </table:table-cell>
          <table:table-cell/>
          <table:table-cell table:formula="of:=[.Y140]+[.Q141]+0.5*([.Q141]-[.Q140])" office:value-type="float" office:value="-134.929399762835">
            <text:p>-134.9</text:p>
          </table:table-cell>
          <table:table-cell table:formula="of:=[.Z140]+[.R141]+0.5*([.R141]-[.R140])" office:value-type="float" office:value="224.53810792532">
            <text:p>224.5</text:p>
          </table:table-cell>
          <table:table-cell table:formula="of:=[.AA140]+[.S141]+0.5*([.S141]-[.S140])" office:value-type="float" office:value="197.731781195409">
            <text:p>197.7</text:p>
          </table:table-cell>
          <table:table-cell/>
          <table:table-cell table:formula="of:=[.AC140]+[.U141]+0.5*([.U141]-[.U140])" office:value-type="float" office:value="-543.747823963995">
            <text:p>-543.7</text:p>
          </table:table-cell>
          <table:table-cell table:formula="of:=[.AD140]+[.V141]+0.5*([.V141]-[.V140])" office:value-type="float" office:value="89.495975660241">
            <text:p>89.5</text:p>
          </table:table-cell>
          <table:table-cell table:formula="of:=[.AE140]+[.W141]+0.5*([.W141]-[.W140])" office:value-type="float" office:value="29.8475184470231">
            <text:p>29.8</text:p>
          </table:table-cell>
        </table:table-row>
        <table:table-row table:style-name="ro1">
          <table:table-cell office:value-type="float" office:value="17124">
            <text:p>17124</text:p>
          </table:table-cell>
          <table:table-cell office:value-type="float" office:value="-4300">
            <text:p>-4300</text:p>
          </table:table-cell>
          <table:table-cell office:value-type="float" office:value="2812">
            <text:p>2812</text:p>
          </table:table-cell>
          <table:table-cell office:value-type="float" office:value="22.79">
            <text:p>22.79</text:p>
          </table:table-cell>
          <table:table-cell office:value-type="float" office:value="3332">
            <text:p>3332</text:p>
          </table:table-cell>
          <table:table-cell office:value-type="float" office:value="-9653">
            <text:p>-9653</text:p>
          </table:table-cell>
          <table:table-cell office:value-type="float" office:value="501">
            <text:p>501</text:p>
          </table:table-cell>
          <table:table-cell/>
          <table:table-cell table:formula="of:=[.A142]/16384" office:value-type="float" office:value="1.045166015625">
            <text:p>1.05</text:p>
          </table:table-cell>
          <table:table-cell table:formula="of:=[.B142]/16384" office:value-type="float" office:value="-0.262451171875">
            <text:p>-0.26</text:p>
          </table:table-cell>
          <table:table-cell table:formula="of:=[.C142]/16384" office:value-type="float" office:value="0.171630859375">
            <text:p>0.17</text:p>
          </table:table-cell>
          <table:table-cell table:formula="of:=[.D142]" office:value-type="float" office:value="22.79">
            <text:p>22.79</text:p>
          </table:table-cell>
          <table:table-cell table:formula="of:=[.E142]/16384" office:value-type="float" office:value="0.203369140625">
            <text:p>0.20</text:p>
          </table:table-cell>
          <table:table-cell table:formula="of:=[.F142]/16384" office:value-type="float" office:value="-0.58917236328125">
            <text:p>-0.59</text:p>
          </table:table-cell>
          <table:table-cell table:formula="of:=[.G142]/16384" office:value-type="float" office:value="0.03057861328125">
            <text:p>0.03</text:p>
          </table:table-cell>
          <table:table-cell/>
          <table:table-cell table:formula="of:=[.Q141]+[.I141]-[.I$164]" office:value-type="float" office:value="1.05413818359374">
            <text:p>1.05</text:p>
          </table:table-cell>
          <table:table-cell table:formula="of:=[.R141]+[.J141]-[.J$164]" office:value-type="float" office:value="0.4784519361413">
            <text:p>0.48</text:p>
          </table:table-cell>
          <table:table-cell table:formula="of:=[.S141]+[.K141]-[.K$164]" office:value-type="float" office:value="-0.637575895889958">
            <text:p>-0.64</text:p>
          </table:table-cell>
          <table:table-cell table:formula="of:=[.L142]" office:value-type="float" office:value="22.79">
            <text:p>22.79</text:p>
          </table:table-cell>
          <table:table-cell table:formula="of:=[.U141]+[.M141]-[.M$164]" office:value-type="float" office:value="-0.769661281419865">
            <text:p>-0.77</text:p>
          </table:table-cell>
          <table:table-cell table:formula="of:=[.V141]+[.N141]-[.N$164]" office:value-type="float" office:value="0.879094662873641">
            <text:p>0.88</text:p>
          </table:table-cell>
          <table:table-cell table:formula="of:=[.W141]+[.O141]-[.O$164]" office:value-type="float" office:value="0.58170219089674">
            <text:p>0.58</text:p>
          </table:table-cell>
          <table:table-cell/>
          <table:table-cell table:formula="of:=[.Y141]+[.Q142]+0.5*([.Q142]-[.Q141])" office:value-type="float" office:value="-133.58969116211">
            <text:p>-133.6</text:p>
          </table:table-cell>
          <table:table-cell table:formula="of:=[.Z141]+[.R142]+0.5*([.R142]-[.R141])" office:value-type="float" office:value="224.874628481657">
            <text:p>224.9</text:p>
          </table:table-cell>
          <table:table-cell table:formula="of:=[.AA141]+[.S142]+0.5*([.S142]-[.S141])" office:value-type="float" office:value="196.939661440641">
            <text:p>196.9</text:p>
          </table:table-cell>
          <table:table-cell/>
          <table:table-cell table:formula="of:=[.AC141]+[.U142]+0.5*([.U142]-[.U141])" office:value-type="float" office:value="-544.375778861669">
            <text:p>-544.4</text:p>
          </table:table-cell>
          <table:table-cell table:formula="of:=[.AD141]+[.V142]+0.5*([.V142]-[.V141])" office:value-type="float" office:value="91.3920699409815">
            <text:p>91.4</text:p>
          </table:table-cell>
          <table:table-cell table:formula="of:=[.AE141]+[.W142]+0.5*([.W142]-[.W141])" office:value-type="float" office:value="31.0327281122623">
            <text:p>31.0</text:p>
          </table:table-cell>
        </table:table-row>
        <table:table-row table:style-name="ro1">
          <table:table-cell office:value-type="float" office:value="17504">
            <text:p>17504</text:p>
          </table:table-cell>
          <table:table-cell office:value-type="float" office:value="-3368">
            <text:p>-3368</text:p>
          </table:table-cell>
          <table:table-cell office:value-type="float" office:value="5384">
            <text:p>5384</text:p>
          </table:table-cell>
          <table:table-cell office:value-type="float" office:value="22.88">
            <text:p>22.88</text:p>
          </table:table-cell>
          <table:table-cell office:value-type="float" office:value="-2075">
            <text:p>-2075</text:p>
          </table:table-cell>
          <table:table-cell office:value-type="float" office:value="-14014">
            <text:p>-14014</text:p>
          </table:table-cell>
          <table:table-cell office:value-type="float" office:value="-6794">
            <text:p>-6794</text:p>
          </table:table-cell>
          <table:table-cell/>
          <table:table-cell table:formula="of:=[.A143]/16384" office:value-type="float" office:value="1.068359375">
            <text:p>1.07</text:p>
          </table:table-cell>
          <table:table-cell table:formula="of:=[.B143]/16384" office:value-type="float" office:value="-0.20556640625">
            <text:p>-0.21</text:p>
          </table:table-cell>
          <table:table-cell table:formula="of:=[.C143]/16384" office:value-type="float" office:value="0.32861328125">
            <text:p>0.33</text:p>
          </table:table-cell>
          <table:table-cell table:formula="of:=[.D143]" office:value-type="float" office:value="22.88">
            <text:p>22.88</text:p>
          </table:table-cell>
          <table:table-cell table:formula="of:=[.E143]/16384" office:value-type="float" office:value="-0.12664794921875">
            <text:p>-0.13</text:p>
          </table:table-cell>
          <table:table-cell table:formula="of:=[.F143]/16384" office:value-type="float" office:value="-0.8553466796875">
            <text:p>-0.86</text:p>
          </table:table-cell>
          <table:table-cell table:formula="of:=[.G143]/16384" office:value-type="float" office:value="-0.4146728515625">
            <text:p>-0.41</text:p>
          </table:table-cell>
          <table:table-cell/>
          <table:table-cell table:formula="of:=[.Q142]+[.I142]-[.I$164]" office:value-type="float" office:value="1.03860909598213">
            <text:p>1.04</text:p>
          </table:table-cell>
          <table:table-cell table:formula="of:=[.R142]+[.J142]-[.J$164]" office:value-type="float" office:value="0.512216129658381">
            <text:p>0.51</text:p>
          </table:table-cell>
          <table:table-cell table:formula="of:=[.S142]+[.K142]-[.K$164]" office:value-type="float" office:value="-0.599251504270198">
            <text:p>-0.60</text:p>
          </table:table-cell>
          <table:table-cell table:formula="of:=[.L143]" office:value-type="float" office:value="22.88">
            <text:p>22.88</text:p>
          </table:table-cell>
          <table:table-cell table:formula="of:=[.U142]+[.M142]-[.M$164]" office:value-type="float" office:value="-0.701641580332909">
            <text:p>-0.70</text:p>
          </table:table-cell>
          <table:table-cell table:formula="of:=[.V142]+[.N142]-[.N$164]" office:value-type="float" office:value="0.323982570482337">
            <text:p>0.32</text:p>
          </table:table-cell>
          <table:table-cell table:formula="of:=[.W142]+[.O142]-[.O$164]" office:value-type="float" office:value="0.587850440362967">
            <text:p>0.59</text:p>
          </table:table-cell>
          <table:table-cell/>
          <table:table-cell table:formula="of:=[.Y142]+[.Q143]+0.5*([.Q143]-[.Q142])" office:value-type="float" office:value="-132.558846609933">
            <text:p>-132.6</text:p>
          </table:table-cell>
          <table:table-cell table:formula="of:=[.Z142]+[.R143]+0.5*([.R143]-[.R142])" office:value-type="float" office:value="225.403726708074">
            <text:p>225.4</text:p>
          </table:table-cell>
          <table:table-cell table:formula="of:=[.AA142]+[.S143]+0.5*([.S143]-[.S142])" office:value-type="float" office:value="196.359572132181">
            <text:p>196.4</text:p>
          </table:table-cell>
          <table:table-cell/>
          <table:table-cell table:formula="of:=[.AC142]+[.U143]+0.5*([.U143]-[.U142])" office:value-type="float" office:value="-545.043410591458">
            <text:p>-545.0</text:p>
          </table:table-cell>
          <table:table-cell table:formula="of:=[.AD142]+[.V143]+0.5*([.V143]-[.V142])" office:value-type="float" office:value="91.4384964652682">
            <text:p>91.4</text:p>
          </table:table-cell>
          <table:table-cell table:formula="of:=[.AE142]+[.W143]+0.5*([.W143]-[.W142])" office:value-type="float" office:value="31.6236526773584">
            <text:p>31.6</text:p>
          </table:table-cell>
        </table:table-row>
        <table:table-row table:style-name="ro1">
          <table:table-cell office:value-type="float" office:value="14080">
            <text:p>14080</text:p>
          </table:table-cell>
          <table:table-cell office:value-type="float" office:value="-6944">
            <text:p>-6944</text:p>
          </table:table-cell>
          <table:table-cell office:value-type="float" office:value="-3908">
            <text:p>-3908</text:p>
          </table:table-cell>
          <table:table-cell office:value-type="float" office:value="22.79">
            <text:p>22.79</text:p>
          </table:table-cell>
          <table:table-cell office:value-type="float" office:value="16437">
            <text:p>16437</text:p>
          </table:table-cell>
          <table:table-cell office:value-type="float" office:value="28978">
            <text:p>28978</text:p>
          </table:table-cell>
          <table:table-cell office:value-type="float" office:value="7262">
            <text:p>7262</text:p>
          </table:table-cell>
          <table:table-cell/>
          <table:table-cell table:formula="of:=[.A144]/16384" office:value-type="float" office:value="0.859375">
            <text:p>0.86</text:p>
          </table:table-cell>
          <table:table-cell table:formula="of:=[.B144]/16384" office:value-type="float" office:value="-0.423828125">
            <text:p>-0.42</text:p>
          </table:table-cell>
          <table:table-cell table:formula="of:=[.C144]/16384" office:value-type="float" office:value="-0.238525390625">
            <text:p>-0.24</text:p>
          </table:table-cell>
          <table:table-cell table:formula="of:=[.D144]" office:value-type="float" office:value="22.79">
            <text:p>22.79</text:p>
          </table:table-cell>
          <table:table-cell table:formula="of:=[.E144]/16384" office:value-type="float" office:value="1.00323486328125">
            <text:p>1.00</text:p>
          </table:table-cell>
          <table:table-cell table:formula="of:=[.F144]/16384" office:value-type="float" office:value="1.7686767578125">
            <text:p>1.77</text:p>
          </table:table-cell>
          <table:table-cell table:formula="of:=[.G144]/16384" office:value-type="float" office:value="0.4432373046875">
            <text:p>0.44</text:p>
          </table:table-cell>
          <table:table-cell/>
          <table:table-cell table:formula="of:=[.Q143]+[.I143]-[.I$164]" office:value-type="float" office:value="1.04627336774553">
            <text:p>1.05</text:p>
          </table:table-cell>
          <table:table-cell table:formula="of:=[.R143]+[.J143]-[.J$164]" office:value-type="float" office:value="0.602865088800462">
            <text:p>0.60</text:p>
          </table:table-cell>
          <table:table-cell table:formula="of:=[.S143]+[.K143]-[.K$164]" office:value-type="float" office:value="-0.403944690775439">
            <text:p>-0.40</text:p>
          </table:table-cell>
          <table:table-cell table:formula="of:=[.L144]" office:value-type="float" office:value="22.79">
            <text:p>22.79</text:p>
          </table:table-cell>
          <table:table-cell table:formula="of:=[.U143]+[.M143]-[.M$164]" office:value-type="float" office:value="-0.963638969089702">
            <text:p>-0.96</text:p>
          </table:table-cell>
          <table:table-cell table:formula="of:=[.V143]+[.N143]-[.N$164]" office:value-type="float" office:value="-0.497303838315218">
            <text:p>-0.50</text:p>
          </table:table-cell>
          <table:table-cell table:formula="of:=[.W143]+[.O143]-[.O$164]" office:value-type="float" office:value="0.148747224985444">
            <text:p>0.15</text:p>
          </table:table-cell>
          <table:table-cell/>
          <table:table-cell table:formula="of:=[.Y143]+[.Q144]+0.5*([.Q144]-[.Q143])" office:value-type="float" office:value="-131.508741106306">
            <text:p>-131.5</text:p>
          </table:table-cell>
          <table:table-cell table:formula="of:=[.Z143]+[.R144]+0.5*([.R144]-[.R143])" office:value-type="float" office:value="226.051916276445">
            <text:p>226.1</text:p>
          </table:table-cell>
          <table:table-cell table:formula="of:=[.AA143]+[.S144]+0.5*([.S144]-[.S143])" office:value-type="float" office:value="196.053280848153">
            <text:p>196.1</text:p>
          </table:table-cell>
          <table:table-cell/>
          <table:table-cell table:formula="of:=[.AC143]+[.U144]+0.5*([.U144]-[.U143])" office:value-type="float" office:value="-546.138048254926">
            <text:p>-546.1</text:p>
          </table:table-cell>
          <table:table-cell table:formula="of:=[.AD143]+[.V144]+0.5*([.V144]-[.V143])" office:value-type="float" office:value="90.5305494225542">
            <text:p>90.5</text:p>
          </table:table-cell>
          <table:table-cell table:formula="of:=[.AE143]+[.W144]+0.5*([.W144]-[.W143])" office:value-type="float" office:value="31.5528482946551">
            <text:p>31.6</text:p>
          </table:table-cell>
        </table:table-row>
        <table:table-row table:style-name="ro1">
          <table:table-cell office:value-type="float" office:value="16124">
            <text:p>16124</text:p>
          </table:table-cell>
          <table:table-cell office:value-type="float" office:value="-6796">
            <text:p>-6796</text:p>
          </table:table-cell>
          <table:table-cell office:value-type="float" office:value="1792">
            <text:p>1792</text:p>
          </table:table-cell>
          <table:table-cell office:value-type="float" office:value="22.74">
            <text:p>22.74</text:p>
          </table:table-cell>
          <table:table-cell office:value-type="float" office:value="840">
            <text:p>840</text:p>
          </table:table-cell>
          <table:table-cell office:value-type="float" office:value="-14919">
            <text:p>-14919</text:p>
          </table:table-cell>
          <table:table-cell office:value-type="float" office:value="-2179">
            <text:p>-2179</text:p>
          </table:table-cell>
          <table:table-cell/>
          <table:table-cell table:formula="of:=[.A145]/16384" office:value-type="float" office:value="0.984130859375">
            <text:p>0.98</text:p>
          </table:table-cell>
          <table:table-cell table:formula="of:=[.B145]/16384" office:value-type="float" office:value="-0.414794921875">
            <text:p>-0.41</text:p>
          </table:table-cell>
          <table:table-cell table:formula="of:=[.C145]/16384" office:value-type="float" office:value="0.109375">
            <text:p>0.11</text:p>
          </table:table-cell>
          <table:table-cell table:formula="of:=[.D145]" office:value-type="float" office:value="22.74">
            <text:p>22.74</text:p>
          </table:table-cell>
          <table:table-cell table:formula="of:=[.E145]/16384" office:value-type="float" office:value="0.05126953125">
            <text:p>0.05</text:p>
          </table:table-cell>
          <table:table-cell table:formula="of:=[.F145]/16384" office:value-type="float" office:value="-0.91058349609375">
            <text:p>-0.91</text:p>
          </table:table-cell>
          <table:table-cell table:formula="of:=[.G145]/16384" office:value-type="float" office:value="-0.13299560546875">
            <text:p>-0.13</text:p>
          </table:table-cell>
          <table:table-cell/>
          <table:table-cell table:formula="of:=[.Q144]+[.I144]-[.I$164]" office:value-type="float" office:value="0.844953264508919">
            <text:p>0.84</text:p>
          </table:table-cell>
          <table:table-cell table:formula="of:=[.R144]+[.J144]-[.J$164]" office:value-type="float" office:value="0.475252329192543">
            <text:p>0.48</text:p>
          </table:table-cell>
          <table:table-cell table:formula="of:=[.S144]+[.K144]-[.K$164]" office:value-type="float" office:value="-0.77577654915568">
            <text:p>-0.78</text:p>
          </table:table-cell>
          <table:table-cell table:formula="of:=[.L145]" office:value-type="float" office:value="22.74">
            <text:p>22.74</text:p>
          </table:table-cell>
          <table:table-cell table:formula="of:=[.U144]+[.M144]-[.M$164]" office:value-type="float" office:value="-0.0957535453464955">
            <text:p>-0.10</text:p>
          </table:table-cell>
          <table:table-cell table:formula="of:=[.V144]+[.N144]-[.N$164]" office:value-type="float" office:value="1.30543319038723">
            <text:p>1.31</text:p>
          </table:table-cell>
          <table:table-cell table:formula="of:=[.W144]+[.O144]-[.O$164]" office:value-type="float" office:value="0.56755416585792">
            <text:p>0.57</text:p>
          </table:table-cell>
          <table:table-cell/>
          <table:table-cell table:formula="of:=[.Y144]+[.Q145]+0.5*([.Q145]-[.Q144])" office:value-type="float" office:value="-130.764447893415">
            <text:p>-130.8</text:p>
          </table:table-cell>
          <table:table-cell table:formula="of:=[.Z144]+[.R145]+0.5*([.R145]-[.R144])" office:value-type="float" office:value="226.463362225834">
            <text:p>226.5</text:p>
          </table:table-cell>
          <table:table-cell table:formula="of:=[.AA144]+[.S145]+0.5*([.S145]-[.S144])" office:value-type="float" office:value="195.091588369807">
            <text:p>195.1</text:p>
          </table:table-cell>
          <table:table-cell/>
          <table:table-cell table:formula="of:=[.AC144]+[.U145]+0.5*([.U145]-[.U144])" office:value-type="float" office:value="-545.799859088401">
            <text:p>-545.8</text:p>
          </table:table-cell>
          <table:table-cell table:formula="of:=[.AD144]+[.V145]+0.5*([.V145]-[.V144])" office:value-type="float" office:value="92.7373511272926">
            <text:p>92.7</text:p>
          </table:table-cell>
          <table:table-cell table:formula="of:=[.AE144]+[.W145]+0.5*([.W145]-[.W144])" office:value-type="float" office:value="32.3298059309493">
            <text:p>32.3</text:p>
          </table:table-cell>
        </table:table-row>
        <table:table-row table:style-name="ro1">
          <table:table-cell office:value-type="float" office:value="13892">
            <text:p>13892</text:p>
          </table:table-cell>
          <table:table-cell office:value-type="float" office:value="-5744">
            <text:p>-5744</text:p>
          </table:table-cell>
          <table:table-cell office:value-type="float" office:value="3972">
            <text:p>3972</text:p>
          </table:table-cell>
          <table:table-cell office:value-type="float" office:value="22.84">
            <text:p>22.84</text:p>
          </table:table-cell>
          <table:table-cell office:value-type="float" office:value="113">
            <text:p>113</text:p>
          </table:table-cell>
          <table:table-cell office:value-type="float" office:value="-8128">
            <text:p>-8128</text:p>
          </table:table-cell>
          <table:table-cell office:value-type="float" office:value="-4072">
            <text:p>-4072</text:p>
          </table:table-cell>
          <table:table-cell/>
          <table:table-cell table:formula="of:=[.A146]/16384" office:value-type="float" office:value="0.847900390625">
            <text:p>0.85</text:p>
          </table:table-cell>
          <table:table-cell table:formula="of:=[.B146]/16384" office:value-type="float" office:value="-0.3505859375">
            <text:p>-0.35</text:p>
          </table:table-cell>
          <table:table-cell table:formula="of:=[.C146]/16384" office:value-type="float" office:value="0.242431640625">
            <text:p>0.24</text:p>
          </table:table-cell>
          <table:table-cell table:formula="of:=[.D146]" office:value-type="float" office:value="22.84">
            <text:p>22.84</text:p>
          </table:table-cell>
          <table:table-cell table:formula="of:=[.E146]/16384" office:value-type="float" office:value="0.00689697265625">
            <text:p>0.01</text:p>
          </table:table-cell>
          <table:table-cell table:formula="of:=[.F146]/16384" office:value-type="float" office:value="-0.49609375">
            <text:p>-0.50</text:p>
          </table:table-cell>
          <table:table-cell table:formula="of:=[.G146]/16384" office:value-type="float" office:value="-0.24853515625">
            <text:p>-0.25</text:p>
          </table:table-cell>
          <table:table-cell/>
          <table:table-cell table:formula="of:=[.Q145]+[.I145]-[.I$164]" office:value-type="float" office:value="0.768389020647312">
            <text:p>0.77</text:p>
          </table:table-cell>
          <table:table-cell table:formula="of:=[.R145]+[.J145]-[.J$164]" office:value-type="float" office:value="0.356672772709623">
            <text:p>0.36</text:p>
          </table:table-cell>
          <table:table-cell table:formula="of:=[.S145]+[.K145]-[.K$164]" office:value-type="float" office:value="-0.799708016910921">
            <text:p>-0.80</text:p>
          </table:table-cell>
          <table:table-cell table:formula="of:=[.L146]" office:value-type="float" office:value="22.84">
            <text:p>22.84</text:p>
          </table:table-cell>
          <table:table-cell table:formula="of:=[.U145]+[.M145]-[.M$164]" office:value-type="float" office:value="-0.179833453634539">
            <text:p>-0.18</text:p>
          </table:table-cell>
          <table:table-cell table:formula="of:=[.V145]+[.N145]-[.N$164]" office:value-type="float" office:value="0.428909965183424">
            <text:p>0.43</text:p>
          </table:table-cell>
          <table:table-cell table:formula="of:=[.W145]+[.O145]-[.O$164]" office:value-type="float" office:value="0.410128196574147">
            <text:p>0.41</text:p>
          </table:table-cell>
          <table:table-cell/>
          <table:table-cell table:formula="of:=[.Y145]+[.Q146]+0.5*([.Q146]-[.Q145])" office:value-type="float" office:value="-130.034340994699">
            <text:p>-130.0</text:p>
          </table:table-cell>
          <table:table-cell table:formula="of:=[.Z145]+[.R146]+0.5*([.R146]-[.R145])" office:value-type="float" office:value="226.760745220302">
            <text:p>226.8</text:p>
          </table:table-cell>
          <table:table-cell table:formula="of:=[.AA145]+[.S146]+0.5*([.S146]-[.S145])" office:value-type="float" office:value="194.279914619019">
            <text:p>194.3</text:p>
          </table:table-cell>
          <table:table-cell/>
          <table:table-cell table:formula="of:=[.AC145]+[.U146]+0.5*([.U146]-[.U145])" office:value-type="float" office:value="-546.021732496179">
            <text:p>-546.0</text:p>
          </table:table-cell>
          <table:table-cell table:formula="of:=[.AD145]+[.V146]+0.5*([.V146]-[.V145])" office:value-type="float" office:value="92.7279994798741">
            <text:p>92.7</text:p>
          </table:table-cell>
          <table:table-cell table:formula="of:=[.AE145]+[.W146]+0.5*([.W146]-[.W145])" office:value-type="float" office:value="32.6612211428815">
            <text:p>32.7</text:p>
          </table:table-cell>
        </table:table-row>
        <table:table-row table:style-name="ro1">
          <table:table-cell office:value-type="float" office:value="13776">
            <text:p>13776</text:p>
          </table:table-cell>
          <table:table-cell office:value-type="float" office:value="-9656">
            <text:p>-9656</text:p>
          </table:table-cell>
          <table:table-cell office:value-type="float" office:value="4364">
            <text:p>4364</text:p>
          </table:table-cell>
          <table:table-cell office:value-type="float" office:value="22.93">
            <text:p>22.93</text:p>
          </table:table-cell>
          <table:table-cell office:value-type="float" office:value="18201">
            <text:p>18201</text:p>
          </table:table-cell>
          <table:table-cell office:value-type="float" office:value="7004">
            <text:p>7004</text:p>
          </table:table-cell>
          <table:table-cell office:value-type="float" office:value="-5899">
            <text:p>-5899</text:p>
          </table:table-cell>
          <table:table-cell/>
          <table:table-cell table:formula="of:=[.A147]/16384" office:value-type="float" office:value="0.8408203125">
            <text:p>0.84</text:p>
          </table:table-cell>
          <table:table-cell table:formula="of:=[.B147]/16384" office:value-type="float" office:value="-0.58935546875">
            <text:p>-0.59</text:p>
          </table:table-cell>
          <table:table-cell table:formula="of:=[.C147]/16384" office:value-type="float" office:value="0.266357421875">
            <text:p>0.27</text:p>
          </table:table-cell>
          <table:table-cell table:formula="of:=[.D147]" office:value-type="float" office:value="22.93">
            <text:p>22.93</text:p>
          </table:table-cell>
          <table:table-cell table:formula="of:=[.E147]/16384" office:value-type="float" office:value="1.11090087890625">
            <text:p>1.11</text:p>
          </table:table-cell>
          <table:table-cell table:formula="of:=[.F147]/16384" office:value-type="float" office:value="0.427490234375">
            <text:p>0.43</text:p>
          </table:table-cell>
          <table:table-cell table:formula="of:=[.G147]/16384" office:value-type="float" office:value="-0.36004638671875">
            <text:p>-0.36</text:p>
          </table:table-cell>
          <table:table-cell/>
          <table:table-cell table:formula="of:=[.Q146]+[.I146]-[.I$164]" office:value-type="float" office:value="0.555594308035705">
            <text:p>0.56</text:p>
          </table:table-cell>
          <table:table-cell table:formula="of:=[.R146]+[.J146]-[.J$164]" office:value-type="float" office:value="0.302302200601704">
            <text:p>0.30</text:p>
          </table:table-cell>
          <table:table-cell table:formula="of:=[.S146]+[.K146]-[.K$164]" office:value-type="float" office:value="-0.690582844041161">
            <text:p>-0.69</text:p>
          </table:table-cell>
          <table:table-cell table:formula="of:=[.L147]" office:value-type="float" office:value="22.93">
            <text:p>22.93</text:p>
          </table:table-cell>
          <table:table-cell table:formula="of:=[.U146]+[.M146]-[.M$164]" office:value-type="float" office:value="-0.308285920516332">
            <text:p>-0.31</text:p>
          </table:table-cell>
          <table:table-cell table:formula="of:=[.V146]+[.N146]-[.N$164]" office:value-type="float" office:value="-0.0331235139266308">
            <text:p>-0.03</text:p>
          </table:table-cell>
          <table:table-cell table:formula="of:=[.W146]+[.O146]-[.O$164]" office:value-type="float" office:value="0.137162676509124">
            <text:p>0.14</text:p>
          </table:table-cell>
          <table:table-cell/>
          <table:table-cell table:formula="of:=[.Y146]+[.Q147]+0.5*([.Q147]-[.Q146])" office:value-type="float" office:value="-129.585144042969">
            <text:p>-129.6</text:p>
          </table:table-cell>
          <table:table-cell table:formula="of:=[.Z146]+[.R147]+0.5*([.R147]-[.R146])" office:value-type="float" office:value="227.03586213485">
            <text:p>227.0</text:p>
          </table:table-cell>
          <table:table-cell table:formula="of:=[.AA146]+[.S147]+0.5*([.S147]-[.S146])" office:value-type="float" office:value="193.643894361412">
            <text:p>193.6</text:p>
          </table:table-cell>
          <table:table-cell/>
          <table:table-cell table:formula="of:=[.AC146]+[.U147]+0.5*([.U147]-[.U146])" office:value-type="float" office:value="-546.394244650137">
            <text:p>-546.4</text:p>
          </table:table-cell>
          <table:table-cell table:formula="of:=[.AD146]+[.V147]+0.5*([.V147]-[.V146])" office:value-type="float" office:value="92.4638592263925">
            <text:p>92.5</text:p>
          </table:table-cell>
          <table:table-cell table:formula="of:=[.AE146]+[.W147]+0.5*([.W147]-[.W146])" office:value-type="float" office:value="32.6619010593581">
            <text:p>32.7</text:p>
          </table:table-cell>
        </table:table-row>
        <table:table-row table:style-name="ro1">
          <table:table-cell office:value-type="float" office:value="14688">
            <text:p>14688</text:p>
          </table:table-cell>
          <table:table-cell office:value-type="float" office:value="152">
            <text:p>152</text:p>
          </table:table-cell>
          <table:table-cell office:value-type="float" office:value="-8168">
            <text:p>-8168</text:p>
          </table:table-cell>
          <table:table-cell office:value-type="float" office:value="22.69">
            <text:p>22.69</text:p>
          </table:table-cell>
          <table:table-cell office:value-type="float" office:value="576">
            <text:p>576</text:p>
          </table:table-cell>
          <table:table-cell office:value-type="float" office:value="-10796">
            <text:p>-10796</text:p>
          </table:table-cell>
          <table:table-cell office:value-type="float" office:value="3503">
            <text:p>3503</text:p>
          </table:table-cell>
          <table:table-cell/>
          <table:table-cell table:formula="of:=[.A148]/16384" office:value-type="float" office:value="0.896484375">
            <text:p>0.90</text:p>
          </table:table-cell>
          <table:table-cell table:formula="of:=[.B148]/16384" office:value-type="float" office:value="0.00927734375">
            <text:p>0.01</text:p>
          </table:table-cell>
          <table:table-cell table:formula="of:=[.C148]/16384" office:value-type="float" office:value="-0.49853515625">
            <text:p>-0.50</text:p>
          </table:table-cell>
          <table:table-cell table:formula="of:=[.D148]" office:value-type="float" office:value="22.69">
            <text:p>22.69</text:p>
          </table:table-cell>
          <table:table-cell table:formula="of:=[.E148]/16384" office:value-type="float" office:value="0.03515625">
            <text:p>0.04</text:p>
          </table:table-cell>
          <table:table-cell table:formula="of:=[.F148]/16384" office:value-type="float" office:value="-0.658935546875">
            <text:p>-0.66</text:p>
          </table:table-cell>
          <table:table-cell table:formula="of:=[.G148]/16384" office:value-type="float" office:value="0.21380615234375">
            <text:p>0.21</text:p>
          </table:table-cell>
          <table:table-cell/>
          <table:table-cell table:formula="of:=[.Q147]+[.I147]-[.I$164]" office:value-type="float" office:value="0.335719517299098">
            <text:p>0.34</text:p>
          </table:table-cell>
          <table:table-cell table:formula="of:=[.R147]+[.J147]-[.J$164]" office:value-type="float" office:value="0.00916209724378492">
            <text:p>0.01</text:p>
          </table:table-cell>
          <table:table-cell table:formula="of:=[.S147]+[.K147]-[.K$164]" office:value-type="float" office:value="-0.557531889921402">
            <text:p>-0.56</text:p>
          </table:table-cell>
          <table:table-cell table:formula="of:=[.L148]" office:value-type="float" office:value="22.69">
            <text:p>22.69</text:p>
          </table:table-cell>
          <table:table-cell table:formula="of:=[.U147]+[.M147]-[.M$164]" office:value-type="float" office:value="0.667265518851874">
            <text:p>0.67</text:p>
          </table:table-cell>
          <table:table-cell table:formula="of:=[.V147]+[.N147]-[.N$164]" office:value-type="float" office:value="0.428426991338315">
            <text:p>0.43</text:p>
          </table:table-cell>
          <table:table-cell table:formula="of:=[.W147]+[.O147]-[.O$164]" office:value-type="float" office:value="-0.24731407402465">
            <text:p>-0.25</text:p>
          </table:table-cell>
          <table:table-cell/>
          <table:table-cell table:formula="of:=[.Y147]+[.Q148]+0.5*([.Q148]-[.Q147])" office:value-type="float" office:value="-129.359361921038">
            <text:p>-129.4</text:p>
          </table:table-cell>
          <table:table-cell table:formula="of:=[.Z147]+[.R148]+0.5*([.R148]-[.R147])" office:value-type="float" office:value="226.898454180415">
            <text:p>226.9</text:p>
          </table:table-cell>
          <table:table-cell table:formula="of:=[.AA147]+[.S148]+0.5*([.S148]-[.S147])" office:value-type="float" office:value="193.152887948551">
            <text:p>193.2</text:p>
          </table:table-cell>
          <table:table-cell/>
          <table:table-cell table:formula="of:=[.AC147]+[.U148]+0.5*([.U148]-[.U147])" office:value-type="float" office:value="-545.239203411601">
            <text:p>-545.2</text:p>
          </table:table-cell>
          <table:table-cell table:formula="of:=[.AD147]+[.V148]+0.5*([.V148]-[.V147])" office:value-type="float" office:value="93.1230614703633">
            <text:p>93.1</text:p>
          </table:table-cell>
          <table:table-cell table:formula="of:=[.AE147]+[.W148]+0.5*([.W148]-[.W147])" office:value-type="float" office:value="32.2223486100666">
            <text:p>32.2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-5460">
            <text:p>-5460</text:p>
          </table:table-cell>
          <table:table-cell office:value-type="float" office:value="3372">
            <text:p>3372</text:p>
          </table:table-cell>
          <table:table-cell office:value-type="float" office:value="22.74">
            <text:p>22.74</text:p>
          </table:table-cell>
          <table:table-cell office:value-type="float" office:value="-36">
            <text:p>-36</text:p>
          </table:table-cell>
          <table:table-cell office:value-type="float" office:value="-3794">
            <text:p>-3794</text:p>
          </table:table-cell>
          <table:table-cell office:value-type="float" office:value="-1605">
            <text:p>-1605</text:p>
          </table:table-cell>
          <table:table-cell/>
          <table:table-cell table:formula="of:=[.A149]/16384" office:value-type="float" office:value="0.9375">
            <text:p>0.94</text:p>
          </table:table-cell>
          <table:table-cell table:formula="of:=[.B149]/16384" office:value-type="float" office:value="-0.333251953125">
            <text:p>-0.33</text:p>
          </table:table-cell>
          <table:table-cell table:formula="of:=[.C149]/16384" office:value-type="float" office:value="0.205810546875">
            <text:p>0.21</text:p>
          </table:table-cell>
          <table:table-cell table:formula="of:=[.D149]" office:value-type="float" office:value="22.74">
            <text:p>22.74</text:p>
          </table:table-cell>
          <table:table-cell table:formula="of:=[.E149]/16384" office:value-type="float" office:value="-0.002197265625">
            <text:p>0.00</text:p>
          </table:table-cell>
          <table:table-cell table:formula="of:=[.F149]/16384" office:value-type="float" office:value="-0.2315673828125">
            <text:p>-0.23</text:p>
          </table:table-cell>
          <table:table-cell table:formula="of:=[.G149]/16384" office:value-type="float" office:value="-0.09796142578125">
            <text:p>-0.10</text:p>
          </table:table-cell>
          <table:table-cell/>
          <table:table-cell table:formula="of:=[.Q148]+[.I148]-[.I$164]" office:value-type="float" office:value="0.171508789062491">
            <text:p>0.17</text:p>
          </table:table-cell>
          <table:table-cell table:formula="of:=[.R148]+[.J148]-[.J$164]" office:value-type="float" office:value="0.314654806385866">
            <text:p>0.31</text:p>
          </table:table-cell>
          <table:table-cell table:formula="of:=[.S148]+[.K148]-[.K$164]" office:value-type="float" office:value="-1.18937351392664">
            <text:p>-1.19</text:p>
          </table:table-cell>
          <table:table-cell table:formula="of:=[.L149]" office:value-type="float" office:value="22.74">
            <text:p>22.74</text:p>
          </table:table-cell>
          <table:table-cell table:formula="of:=[.U148]+[.M148]-[.M$164]" office:value-type="float" office:value="0.567072329313831">
            <text:p>0.57</text:p>
          </table:table-cell>
          <table:table-cell table:formula="of:=[.V148]+[.N148]-[.N$164]" office:value-type="float" office:value="-0.196448284646739">
            <text:p>-0.20</text:p>
          </table:table-cell>
          <table:table-cell table:formula="of:=[.W148]+[.O148]-[.O$164]" office:value-type="float" office:value="-0.0579382854959229">
            <text:p>-0.06</text:p>
          </table:table-cell>
          <table:table-cell/>
          <table:table-cell table:formula="of:=[.Y148]+[.Q149]+0.5*([.Q149]-[.Q148])" office:value-type="float" office:value="-129.269958496094">
            <text:p>-129.3</text:p>
          </table:table-cell>
          <table:table-cell table:formula="of:=[.Z148]+[.R149]+0.5*([.R149]-[.R148])" office:value-type="float" office:value="227.365855341372">
            <text:p>227.4</text:p>
          </table:table-cell>
          <table:table-cell table:formula="of:=[.AA148]+[.S149]+0.5*([.S149]-[.S148])" office:value-type="float" office:value="191.647593622622">
            <text:p>191.6</text:p>
          </table:table-cell>
          <table:table-cell/>
          <table:table-cell table:formula="of:=[.AC148]+[.U149]+0.5*([.U149]-[.U148])" office:value-type="float" office:value="-544.722227677056">
            <text:p>-544.7</text:p>
          </table:table-cell>
          <table:table-cell table:formula="of:=[.AD148]+[.V149]+0.5*([.V149]-[.V148])" office:value-type="float" office:value="92.614175547724">
            <text:p>92.6</text:p>
          </table:table-cell>
          <table:table-cell table:formula="of:=[.AE148]+[.W149]+0.5*([.W149]-[.W148])" office:value-type="float" office:value="32.259098218835">
            <text:p>32.3</text:p>
          </table:table-cell>
        </table:table-row>
        <table:table-row table:style-name="ro1">
          <table:table-cell office:value-type="float" office:value="25020">
            <text:p>25020</text:p>
          </table:table-cell>
          <table:table-cell office:value-type="float" office:value="-15108">
            <text:p>-15108</text:p>
          </table:table-cell>
          <table:table-cell office:value-type="float" office:value="5716">
            <text:p>5716</text:p>
          </table:table-cell>
          <table:table-cell office:value-type="float" office:value="22.74">
            <text:p>22.74</text:p>
          </table:table-cell>
          <table:table-cell office:value-type="float" office:value="-7719">
            <text:p>-7719</text:p>
          </table:table-cell>
          <table:table-cell office:value-type="float" office:value="-18306">
            <text:p>-18306</text:p>
          </table:table-cell>
          <table:table-cell office:value-type="float" office:value="-11126">
            <text:p>-11126</text:p>
          </table:table-cell>
          <table:table-cell/>
          <table:table-cell table:formula="of:=[.A150]/16384" office:value-type="float" office:value="1.527099609375">
            <text:p>1.53</text:p>
          </table:table-cell>
          <table:table-cell table:formula="of:=[.B150]/16384" office:value-type="float" office:value="-0.922119140625">
            <text:p>-0.92</text:p>
          </table:table-cell>
          <table:table-cell table:formula="of:=[.C150]/16384" office:value-type="float" office:value="0.348876953125">
            <text:p>0.35</text:p>
          </table:table-cell>
          <table:table-cell table:formula="of:=[.D150]" office:value-type="float" office:value="22.74">
            <text:p>22.74</text:p>
          </table:table-cell>
          <table:table-cell table:formula="of:=[.E150]/16384" office:value-type="float" office:value="-0.47113037109375">
            <text:p>-0.47</text:p>
          </table:table-cell>
          <table:table-cell table:formula="of:=[.F150]/16384" office:value-type="float" office:value="-1.1173095703125">
            <text:p>-1.12</text:p>
          </table:table-cell>
          <table:table-cell table:formula="of:=[.G150]/16384" office:value-type="float" office:value="-0.6790771484375">
            <text:p>-0.68</text:p>
          </table:table-cell>
          <table:table-cell/>
          <table:table-cell table:formula="of:=[.Q149]+[.I149]-[.I$164]" office:value-type="float" office:value="0.0483136858258835">
            <text:p>0.05</text:p>
          </table:table-cell>
          <table:table-cell table:formula="of:=[.R149]+[.J149]-[.J$164]" office:value-type="float" office:value="0.277618218652946">
            <text:p>0.28</text:p>
          </table:table-cell>
          <table:table-cell table:formula="of:=[.S149]+[.K149]-[.K$164]" office:value-type="float" office:value="-1.11686943480688">
            <text:p>-1.12</text:p>
          </table:table-cell>
          <table:table-cell table:formula="of:=[.L150]" office:value-type="float" office:value="22.74">
            <text:p>22.74</text:p>
          </table:table-cell>
          <table:table-cell table:formula="of:=[.U149]+[.M149]-[.M$164]" office:value-type="float" office:value="0.429525624150787">
            <text:p>0.43</text:p>
          </table:table-cell>
          <table:table-cell table:formula="of:=[.V149]+[.N149]-[.N$164]" office:value-type="float" office:value="-0.393955396569294">
            <text:p>-0.39</text:p>
          </table:table-cell>
          <table:table-cell table:formula="of:=[.W149]+[.O149]-[.O$164]" office:value-type="float" office:value="-0.180330075092196">
            <text:p>-0.18</text:p>
          </table:table-cell>
          <table:table-cell/>
          <table:table-cell table:formula="of:=[.Y149]+[.Q150]+0.5*([.Q150]-[.Q149])" office:value-type="float" office:value="-129.283242361886">
            <text:p>-129.3</text:p>
          </table:table-cell>
          <table:table-cell table:formula="of:=[.Z149]+[.R150]+0.5*([.R150]-[.R149])" office:value-type="float" office:value="227.624955266158">
            <text:p>227.6</text:p>
          </table:table-cell>
          <table:table-cell table:formula="of:=[.AA149]+[.S150]+0.5*([.S150]-[.S149])" office:value-type="float" office:value="190.566976227375">
            <text:p>190.6</text:p>
          </table:table-cell>
          <table:table-cell/>
          <table:table-cell table:formula="of:=[.AC149]+[.U150]+0.5*([.U150]-[.U149])" office:value-type="float" office:value="-544.361475405487">
            <text:p>-544.4</text:p>
          </table:table-cell>
          <table:table-cell table:formula="of:=[.AD149]+[.V150]+0.5*([.V150]-[.V149])" office:value-type="float" office:value="92.1214665951934">
            <text:p>92.1</text:p>
          </table:table-cell>
          <table:table-cell table:formula="of:=[.AE149]+[.W150]+0.5*([.W150]-[.W149])" office:value-type="float" office:value="32.0175722489447">
            <text:p>32.0</text:p>
          </table:table-cell>
        </table:table-row>
        <table:table-row table:style-name="ro1">
          <table:table-cell office:value-type="float" office:value="25444">
            <text:p>25444</text:p>
          </table:table-cell>
          <table:table-cell office:value-type="float" office:value="-9468">
            <text:p>-9468</text:p>
          </table:table-cell>
          <table:table-cell office:value-type="float" office:value="-3144">
            <text:p>-3144</text:p>
          </table:table-cell>
          <table:table-cell office:value-type="float" office:value="22.69">
            <text:p>22.69</text:p>
          </table:table-cell>
          <table:table-cell office:value-type="float" office:value="10066">
            <text:p>10066</text:p>
          </table:table-cell>
          <table:table-cell office:value-type="float" office:value="32767">
            <text:p>32767</text:p>
          </table:table-cell>
          <table:table-cell office:value-type="float" office:value="21026">
            <text:p>21026</text:p>
          </table:table-cell>
          <table:table-cell/>
          <table:table-cell table:formula="of:=[.A151]/16384" office:value-type="float" office:value="1.552978515625">
            <text:p>1.55</text:p>
          </table:table-cell>
          <table:table-cell table:formula="of:=[.B151]/16384" office:value-type="float" office:value="-0.577880859375">
            <text:p>-0.58</text:p>
          </table:table-cell>
          <table:table-cell table:formula="of:=[.C151]/16384" office:value-type="float" office:value="-0.19189453125">
            <text:p>-0.19</text:p>
          </table:table-cell>
          <table:table-cell table:formula="of:=[.D151]" office:value-type="float" office:value="22.69">
            <text:p>22.69</text:p>
          </table:table-cell>
          <table:table-cell table:formula="of:=[.E151]/16384" office:value-type="float" office:value="0.6143798828125">
            <text:p>0.61</text:p>
          </table:table-cell>
          <table:table-cell table:formula="of:=[.F151]/16384" office:value-type="float" office:value="1.99993896484375">
            <text:p>2.00</text:p>
          </table:table-cell>
          <table:table-cell table:formula="of:=[.G151]/16384" office:value-type="float" office:value="1.2833251953125">
            <text:p>1.28</text:p>
          </table:table-cell>
          <table:table-cell/>
          <table:table-cell table:formula="of:=[.Q150]+[.I150]-[.I$164]" office:value-type="float" office:value="0.514718191964276">
            <text:p>0.51</text:p>
          </table:table-cell>
          <table:table-cell table:formula="of:=[.R150]+[.J150]-[.J$164]" office:value-type="float" office:value="-0.348285556579973">
            <text:p>-0.35</text:p>
          </table:table-cell>
          <table:table-cell table:formula="of:=[.S150]+[.K150]-[.K$164]" office:value-type="float" office:value="-0.901298949437124">
            <text:p>-0.90</text:p>
          </table:table-cell>
          <table:table-cell table:formula="of:=[.L151]" office:value-type="float" office:value="22.69">
            <text:p>22.69</text:p>
          </table:table-cell>
          <table:table-cell table:formula="of:=[.U150]+[.M150]-[.M$164]" office:value-type="float" office:value="-0.176954186481006">
            <text:p>-0.18</text:p>
          </table:table-cell>
          <table:table-cell table:formula="of:=[.V150]+[.N150]-[.N$164]" office:value-type="float" office:value="-1.47720469599185">
            <text:p>-1.48</text:p>
          </table:table-cell>
          <table:table-cell table:formula="of:=[.W150]+[.O150]-[.O$164]" office:value-type="float" office:value="-0.883837587344719">
            <text:p>-0.88</text:p>
          </table:table-cell>
          <table:table-cell/>
          <table:table-cell table:formula="of:=[.Y150]+[.Q151]+0.5*([.Q151]-[.Q150])" office:value-type="float" office:value="-128.535321916853">
            <text:p>-128.5</text:p>
          </table:table-cell>
          <table:table-cell table:formula="of:=[.Z150]+[.R151]+0.5*([.R151]-[.R150])" office:value-type="float" office:value="226.963717821962">
            <text:p>227.0</text:p>
          </table:table-cell>
          <table:table-cell table:formula="of:=[.AA150]+[.S151]+0.5*([.S151]-[.S150])" office:value-type="float" office:value="189.773462520622">
            <text:p>189.8</text:p>
          </table:table-cell>
          <table:table-cell/>
          <table:table-cell table:formula="of:=[.AC150]+[.U151]+0.5*([.U151]-[.U150])" office:value-type="float" office:value="-544.841669497283">
            <text:p>-544.8</text:p>
          </table:table-cell>
          <table:table-cell table:formula="of:=[.AD150]+[.V151]+0.5*([.V151]-[.V150])" office:value-type="float" office:value="90.1026372494903">
            <text:p>90.1</text:p>
          </table:table-cell>
          <table:table-cell table:formula="of:=[.AE150]+[.W151]+0.5*([.W151]-[.W150])" office:value-type="float" office:value="30.7819809054737">
            <text:p>30.8</text:p>
          </table:table-cell>
        </table:table-row>
        <table:table-row table:style-name="ro1">
          <table:table-cell office:value-type="float" office:value="16880">
            <text:p>16880</text:p>
          </table:table-cell>
          <table:table-cell office:value-type="float" office:value="-6936">
            <text:p>-6936</text:p>
          </table:table-cell>
          <table:table-cell office:value-type="float" office:value="508">
            <text:p>508</text:p>
          </table:table-cell>
          <table:table-cell office:value-type="float" office:value="22.84">
            <text:p>22.84</text:p>
          </table:table-cell>
          <table:table-cell office:value-type="float" office:value="-4048">
            <text:p>-4048</text:p>
          </table:table-cell>
          <table:table-cell office:value-type="float" office:value="-9243">
            <text:p>-9243</text:p>
          </table:table-cell>
          <table:table-cell office:value-type="float" office:value="-718">
            <text:p>-718</text:p>
          </table:table-cell>
          <table:table-cell/>
          <table:table-cell table:formula="of:=[.A152]/16384" office:value-type="float" office:value="1.0302734375">
            <text:p>1.03</text:p>
          </table:table-cell>
          <table:table-cell table:formula="of:=[.B152]/16384" office:value-type="float" office:value="-0.42333984375">
            <text:p>-0.42</text:p>
          </table:table-cell>
          <table:table-cell table:formula="of:=[.C152]/16384" office:value-type="float" office:value="0.031005859375">
            <text:p>0.03</text:p>
          </table:table-cell>
          <table:table-cell table:formula="of:=[.D152]" office:value-type="float" office:value="22.84">
            <text:p>22.84</text:p>
          </table:table-cell>
          <table:table-cell table:formula="of:=[.E152]/16384" office:value-type="float" office:value="-0.2470703125">
            <text:p>-0.25</text:p>
          </table:table-cell>
          <table:table-cell table:formula="of:=[.F152]/16384" office:value-type="float" office:value="-0.56414794921875">
            <text:p>-0.56</text:p>
          </table:table-cell>
          <table:table-cell table:formula="of:=[.G152]/16384" office:value-type="float" office:value="-0.0438232421875">
            <text:p>-0.04</text:p>
          </table:table-cell>
          <table:table-cell/>
          <table:table-cell table:formula="of:=[.Q151]+[.I151]-[.I$164]" office:value-type="float" office:value="1.00700160435267">
            <text:p>1.01</text:p>
          </table:table-cell>
          <table:table-cell table:formula="of:=[.R151]+[.J151]-[.J$164]" office:value-type="float" office:value="-0.629951050562892">
            <text:p>-0.63</text:p>
          </table:table-cell>
          <table:table-cell table:formula="of:=[.S151]+[.K151]-[.K$164]" office:value-type="float" office:value="-1.22649994844236">
            <text:p>-1.23</text:p>
          </table:table-cell>
          <table:table-cell table:formula="of:=[.L152]" office:value-type="float" office:value="22.84">
            <text:p>22.84</text:p>
          </table:table-cell>
          <table:table-cell table:formula="of:=[.U151]+[.M151]-[.M$164]" office:value-type="float" office:value="0.30207625679345">
            <text:p>0.30</text:p>
          </table:table-cell>
          <table:table-cell table:formula="of:=[.V151]+[.N151]-[.N$164]" office:value-type="float" office:value="0.556794539741847">
            <text:p>0.56</text:p>
          </table:table-cell>
          <table:table-cell table:formula="of:=[.W151]+[.O151]-[.O$164]" office:value-type="float" office:value="0.375057244152757">
            <text:p>0.38</text:p>
          </table:table-cell>
          <table:table-cell/>
          <table:table-cell table:formula="of:=[.Y151]+[.Q152]+0.5*([.Q152]-[.Q151])" office:value-type="float" office:value="-127.282178606306">
            <text:p>-127.3</text:p>
          </table:table-cell>
          <table:table-cell table:formula="of:=[.Z151]+[.R152]+0.5*([.R152]-[.R151])" office:value-type="float" office:value="226.192934024407">
            <text:p>226.2</text:p>
          </table:table-cell>
          <table:table-cell table:formula="of:=[.AA151]+[.S152]+0.5*([.S152]-[.S151])" office:value-type="float" office:value="188.384362072677">
            <text:p>188.4</text:p>
          </table:table-cell>
          <table:table-cell/>
          <table:table-cell table:formula="of:=[.AC151]+[.U152]+0.5*([.U152]-[.U151])" office:value-type="float" office:value="-544.300078018853">
            <text:p>-544.3</text:p>
          </table:table-cell>
          <table:table-cell table:formula="of:=[.AD151]+[.V152]+0.5*([.V152]-[.V151])" office:value-type="float" office:value="91.676431407099">
            <text:p>91.7</text:p>
          </table:table-cell>
          <table:table-cell table:formula="of:=[.AE151]+[.W152]+0.5*([.W152]-[.W151])" office:value-type="float" office:value="31.7864855653752">
            <text:p>31.8</text:p>
          </table:table-cell>
        </table:table-row>
        <table:table-row table:style-name="ro1">
          <table:table-cell office:value-type="float" office:value="18056">
            <text:p>18056</text:p>
          </table:table-cell>
          <table:table-cell office:value-type="float" office:value="-3700">
            <text:p>-3700</text:p>
          </table:table-cell>
          <table:table-cell office:value-type="float" office:value="5308">
            <text:p>5308</text:p>
          </table:table-cell>
          <table:table-cell office:value-type="float" office:value="22.74">
            <text:p>22.74</text:p>
          </table:table-cell>
          <table:table-cell office:value-type="float" office:value="-4353">
            <text:p>-4353</text:p>
          </table:table-cell>
          <table:table-cell office:value-type="float" office:value="-11642">
            <text:p>-11642</text:p>
          </table:table-cell>
          <table:table-cell office:value-type="float" office:value="-6031">
            <text:p>-6031</text:p>
          </table:table-cell>
          <table:table-cell/>
          <table:table-cell table:formula="of:=[.A153]/16384" office:value-type="float" office:value="1.10205078125">
            <text:p>1.10</text:p>
          </table:table-cell>
          <table:table-cell table:formula="of:=[.B153]/16384" office:value-type="float" office:value="-0.225830078125">
            <text:p>-0.23</text:p>
          </table:table-cell>
          <table:table-cell table:formula="of:=[.C153]/16384" office:value-type="float" office:value="0.323974609375">
            <text:p>0.32</text:p>
          </table:table-cell>
          <table:table-cell table:formula="of:=[.D153]" office:value-type="float" office:value="22.74">
            <text:p>22.74</text:p>
          </table:table-cell>
          <table:table-cell table:formula="of:=[.E153]/16384" office:value-type="float" office:value="-0.26568603515625">
            <text:p>-0.27</text:p>
          </table:table-cell>
          <table:table-cell table:formula="of:=[.F153]/16384" office:value-type="float" office:value="-0.7105712890625">
            <text:p>-0.71</text:p>
          </table:table-cell>
          <table:table-cell table:formula="of:=[.G153]/16384" office:value-type="float" office:value="-0.36810302734375">
            <text:p>-0.37</text:p>
          </table:table-cell>
          <table:table-cell/>
          <table:table-cell table:formula="of:=[.Q152]+[.I152]-[.I$164]" office:value-type="float" office:value="0.976579938616062">
            <text:p>0.98</text:p>
          </table:table-cell>
          <table:table-cell table:formula="of:=[.R152]+[.J152]-[.J$164]" office:value-type="float" office:value="-0.757075528920811">
            <text:p>-0.76</text:p>
          </table:table-cell>
          <table:table-cell table:formula="of:=[.S152]+[.K152]-[.K$164]" office:value-type="float" office:value="-1.32880055682261">
            <text:p>-1.33</text:p>
          </table:table-cell>
          <table:table-cell table:formula="of:=[.L153]" office:value-type="float" office:value="22.74">
            <text:p>22.74</text:p>
          </table:table-cell>
          <table:table-cell table:formula="of:=[.U152]+[.M152]-[.M$164]" office:value-type="float" office:value="-0.0803434952445933">
            <text:p>-0.08</text:p>
          </table:table-cell>
          <table:table-cell table:formula="of:=[.V152]+[.N152]-[.N$164]" office:value-type="float" office:value="0.026706861413043">
            <text:p>0.03</text:p>
          </table:table-cell>
          <table:table-cell table:formula="of:=[.W152]+[.O152]-[.O$164]" office:value-type="float" office:value="0.306803638150234">
            <text:p>0.31</text:p>
          </table:table-cell>
          <table:table-cell/>
          <table:table-cell table:formula="of:=[.Y152]+[.Q153]+0.5*([.Q153]-[.Q152])" office:value-type="float" office:value="-126.320809500558">
            <text:p>-126.3</text:p>
          </table:table-cell>
          <table:table-cell table:formula="of:=[.Z152]+[.R153]+0.5*([.R153]-[.R152])" office:value-type="float" office:value="225.372296256307">
            <text:p>225.4</text:p>
          </table:table-cell>
          <table:table-cell table:formula="of:=[.AA152]+[.S153]+0.5*([.S153]-[.S152])" office:value-type="float" office:value="187.004411211665">
            <text:p>187.0</text:p>
          </table:table-cell>
          <table:table-cell/>
          <table:table-cell table:formula="of:=[.AC152]+[.U153]+0.5*([.U153]-[.U152])" office:value-type="float" office:value="-544.571631390116">
            <text:p>-544.6</text:p>
          </table:table-cell>
          <table:table-cell table:formula="of:=[.AD152]+[.V153]+0.5*([.V153]-[.V152])" office:value-type="float" office:value="91.4380944293476">
            <text:p>91.4</text:p>
          </table:table-cell>
          <table:table-cell table:formula="of:=[.AE152]+[.W153]+0.5*([.W153]-[.W152])" office:value-type="float" office:value="32.0591624005242">
            <text:p>32.1</text:p>
          </table:table-cell>
        </table:table-row>
        <table:table-row table:style-name="ro1">
          <table:table-cell office:value-type="float" office:value="10356">
            <text:p>10356</text:p>
          </table:table-cell>
          <table:table-cell office:value-type="float" office:value="-2556">
            <text:p>-2556</text:p>
          </table:table-cell>
          <table:table-cell office:value-type="float" office:value="-2600">
            <text:p>-2600</text:p>
          </table:table-cell>
          <table:table-cell office:value-type="float" office:value="22.65">
            <text:p>22.65</text:p>
          </table:table-cell>
          <table:table-cell office:value-type="float" office:value="12159">
            <text:p>12159</text:p>
          </table:table-cell>
          <table:table-cell office:value-type="float" office:value="19054">
            <text:p>19054</text:p>
          </table:table-cell>
          <table:table-cell office:value-type="float" office:value="8697">
            <text:p>8697</text:p>
          </table:table-cell>
          <table:table-cell/>
          <table:table-cell table:formula="of:=[.A154]/16384" office:value-type="float" office:value="0.632080078125">
            <text:p>0.63</text:p>
          </table:table-cell>
          <table:table-cell table:formula="of:=[.B154]/16384" office:value-type="float" office:value="-0.156005859375">
            <text:p>-0.16</text:p>
          </table:table-cell>
          <table:table-cell table:formula="of:=[.C154]/16384" office:value-type="float" office:value="-0.15869140625">
            <text:p>-0.16</text:p>
          </table:table-cell>
          <table:table-cell table:formula="of:=[.D154]" office:value-type="float" office:value="22.65">
            <text:p>22.65</text:p>
          </table:table-cell>
          <table:table-cell table:formula="of:=[.E154]/16384" office:value-type="float" office:value="0.74212646484375">
            <text:p>0.74</text:p>
          </table:table-cell>
          <table:table-cell table:formula="of:=[.F154]/16384" office:value-type="float" office:value="1.1629638671875">
            <text:p>1.16</text:p>
          </table:table-cell>
          <table:table-cell table:formula="of:=[.G154]/16384" office:value-type="float" office:value="0.53082275390625">
            <text:p>0.53</text:p>
          </table:table-cell>
          <table:table-cell/>
          <table:table-cell table:formula="of:=[.Q153]+[.I153]-[.I$164]" office:value-type="float" office:value="1.01793561662945">
            <text:p>1.02</text:p>
          </table:table-cell>
          <table:table-cell table:formula="of:=[.R153]+[.J153]-[.J$164]" office:value-type="float" office:value="-0.686690241653731">
            <text:p>-0.69</text:p>
          </table:table-cell>
          <table:table-cell table:formula="of:=[.S153]+[.K153]-[.K$164]" office:value-type="float" office:value="-1.13813241520285">
            <text:p>-1.14</text:p>
          </table:table-cell>
          <table:table-cell table:formula="of:=[.L154]" office:value-type="float" office:value="22.65">
            <text:p>22.65</text:p>
          </table:table-cell>
          <table:table-cell table:formula="of:=[.U153]+[.M153]-[.M$164]" office:value-type="float" office:value="-0.481378969938887">
            <text:p>-0.48</text:p>
          </table:table-cell>
          <table:table-cell table:formula="of:=[.V153]+[.N153]-[.N$164]" office:value-type="float" office:value="-0.649804156759511">
            <text:p>-0.65</text:p>
          </table:table-cell>
          <table:table-cell table:formula="of:=[.W153]+[.O153]-[.O$164]" office:value-type="float" office:value="-0.0857297530085393">
            <text:p>-0.09</text:p>
          </table:table-cell>
          <table:table-cell/>
          <table:table-cell table:formula="of:=[.Y153]+[.Q154]+0.5*([.Q154]-[.Q153])" office:value-type="float" office:value="-125.282196044922">
            <text:p>-125.3</text:p>
          </table:table-cell>
          <table:table-cell table:formula="of:=[.Z153]+[.R154]+0.5*([.R154]-[.R153])" office:value-type="float" office:value="224.720798658287">
            <text:p>224.7</text:p>
          </table:table-cell>
          <table:table-cell table:formula="of:=[.AA153]+[.S154]+0.5*([.S154]-[.S153])" office:value-type="float" office:value="185.961612867272">
            <text:p>186.0</text:p>
          </table:table-cell>
          <table:table-cell/>
          <table:table-cell table:formula="of:=[.AC153]+[.U154]+0.5*([.U154]-[.U153])" office:value-type="float" office:value="-545.253528097402">
            <text:p>-545.3</text:p>
          </table:table-cell>
          <table:table-cell table:formula="of:=[.AD153]+[.V154]+0.5*([.V154]-[.V153])" office:value-type="float" office:value="90.4500347635018">
            <text:p>90.5</text:p>
          </table:table-cell>
          <table:table-cell table:formula="of:=[.AE153]+[.W154]+0.5*([.W154]-[.W153])" office:value-type="float" office:value="31.7771659519362">
            <text:p>31.8</text:p>
          </table:table-cell>
        </table:table-row>
        <table:table-row table:style-name="ro1">
          <table:table-cell office:value-type="float" office:value="22584">
            <text:p>22584</text:p>
          </table:table-cell>
          <table:table-cell office:value-type="float" office:value="10980">
            <text:p>10980</text:p>
          </table:table-cell>
          <table:table-cell office:value-type="float" office:value="4560">
            <text:p>4560</text:p>
          </table:table-cell>
          <table:table-cell office:value-type="float" office:value="22.65">
            <text:p>22.65</text:p>
          </table:table-cell>
          <table:table-cell office:value-type="float" office:value="16915">
            <text:p>16915</text:p>
          </table:table-cell>
          <table:table-cell office:value-type="float" office:value="-15774">
            <text:p>-15774</text:p>
          </table:table-cell>
          <table:table-cell office:value-type="float" office:value="-608">
            <text:p>-608</text:p>
          </table:table-cell>
          <table:table-cell/>
          <table:table-cell table:formula="of:=[.A155]/16384" office:value-type="float" office:value="1.37841796875">
            <text:p>1.38</text:p>
          </table:table-cell>
          <table:table-cell table:formula="of:=[.B155]/16384" office:value-type="float" office:value="0.670166015625">
            <text:p>0.67</text:p>
          </table:table-cell>
          <table:table-cell table:formula="of:=[.C155]/16384" office:value-type="float" office:value="0.2783203125">
            <text:p>0.28</text:p>
          </table:table-cell>
          <table:table-cell table:formula="of:=[.D155]" office:value-type="float" office:value="22.65">
            <text:p>22.65</text:p>
          </table:table-cell>
          <table:table-cell table:formula="of:=[.E155]/16384" office:value-type="float" office:value="1.03240966796875">
            <text:p>1.03</text:p>
          </table:table-cell>
          <table:table-cell table:formula="of:=[.F155]/16384" office:value-type="float" office:value="-0.9627685546875">
            <text:p>-0.96</text:p>
          </table:table-cell>
          <table:table-cell table:formula="of:=[.G155]/16384" office:value-type="float" office:value="-0.037109375">
            <text:p>-0.04</text:p>
          </table:table-cell>
          <table:table-cell/>
          <table:table-cell table:formula="of:=[.Q154]+[.I154]-[.I$164]" office:value-type="float" office:value="0.589320591517847">
            <text:p>0.59</text:p>
          </table:table-cell>
          <table:table-cell table:formula="of:=[.R154]+[.J154]-[.J$164]" office:value-type="float" office:value="-0.54648073563665">
            <text:p>-0.55</text:p>
          </table:table-cell>
          <table:table-cell table:formula="of:=[.S154]+[.K154]-[.K$164]" office:value-type="float" office:value="-1.43013028920809">
            <text:p>-1.43</text:p>
          </table:table-cell>
          <table:table-cell table:formula="of:=[.L155]" office:value-type="float" office:value="22.65">
            <text:p>22.65</text:p>
          </table:table-cell>
          <table:table-cell table:formula="of:=[.U154]+[.M154]-[.M$164]" office:value-type="float" office:value="0.12539805536682">
            <text:p>0.13</text:p>
          </table:table-cell>
          <table:table-cell table:formula="of:=[.V154]+[.N154]-[.N$164]" office:value-type="float" office:value="0.547219981317934">
            <text:p>0.55</text:p>
          </table:table-cell>
          <table:table-cell table:formula="of:=[.W154]+[.O154]-[.O$164]" office:value-type="float" office:value="0.420662637082687">
            <text:p>0.42</text:p>
          </table:table-cell>
          <table:table-cell/>
          <table:table-cell table:formula="of:=[.Y154]+[.Q155]+0.5*([.Q155]-[.Q154])" office:value-type="float" office:value="-124.90718296596">
            <text:p>-124.9</text:p>
          </table:table-cell>
          <table:table-cell table:formula="of:=[.Z154]+[.R155]+0.5*([.R155]-[.R154])" office:value-type="float" office:value="224.244422675659">
            <text:p>224.2</text:p>
          </table:table-cell>
          <table:table-cell table:formula="of:=[.AA154]+[.S155]+0.5*([.S155]-[.S154])" office:value-type="float" office:value="184.385483641061">
            <text:p>184.4</text:p>
          </table:table-cell>
          <table:table-cell/>
          <table:table-cell table:formula="of:=[.AC154]+[.U155]+0.5*([.U155]-[.U154])" office:value-type="float" office:value="-544.824741529383">
            <text:p>-544.8</text:p>
          </table:table-cell>
          <table:table-cell table:formula="of:=[.AD154]+[.V155]+0.5*([.V155]-[.V154])" office:value-type="float" office:value="91.5957668138585">
            <text:p>91.6</text:p>
          </table:table-cell>
          <table:table-cell table:formula="of:=[.AE154]+[.W155]+0.5*([.W155]-[.W154])" office:value-type="float" office:value="32.4510247840645">
            <text:p>32.5</text:p>
          </table:table-cell>
        </table:table-row>
        <table:table-row table:style-name="ro1">
          <table:table-cell office:value-type="float" office:value="13868">
            <text:p>13868</text:p>
          </table:table-cell>
          <table:table-cell office:value-type="float" office:value="-7092">
            <text:p>-7092</text:p>
          </table:table-cell>
          <table:table-cell office:value-type="float" office:value="5736">
            <text:p>5736</text:p>
          </table:table-cell>
          <table:table-cell office:value-type="float" office:value="22.74">
            <text:p>22.74</text:p>
          </table:table-cell>
          <table:table-cell office:value-type="float" office:value="-726">
            <text:p>-726</text:p>
          </table:table-cell>
          <table:table-cell office:value-type="float" office:value="-638">
            <text:p>-638</text:p>
          </table:table-cell>
          <table:table-cell office:value-type="float" office:value="-1320">
            <text:p>-1320</text:p>
          </table:table-cell>
          <table:table-cell/>
          <table:table-cell table:formula="of:=[.A156]/16384" office:value-type="float" office:value="0.846435546875">
            <text:p>0.85</text:p>
          </table:table-cell>
          <table:table-cell table:formula="of:=[.B156]/16384" office:value-type="float" office:value="-0.432861328125">
            <text:p>-0.43</text:p>
          </table:table-cell>
          <table:table-cell table:formula="of:=[.C156]/16384" office:value-type="float" office:value="0.35009765625">
            <text:p>0.35</text:p>
          </table:table-cell>
          <table:table-cell table:formula="of:=[.D156]" office:value-type="float" office:value="22.74">
            <text:p>22.74</text:p>
          </table:table-cell>
          <table:table-cell table:formula="of:=[.E156]/16384" office:value-type="float" office:value="-0.0443115234375">
            <text:p>-0.04</text:p>
          </table:table-cell>
          <table:table-cell table:formula="of:=[.F156]/16384" office:value-type="float" office:value="-0.0389404296875">
            <text:p>-0.04</text:p>
          </table:table-cell>
          <table:table-cell table:formula="of:=[.G156]/16384" office:value-type="float" office:value="-0.08056640625">
            <text:p>-0.08</text:p>
          </table:table-cell>
          <table:table-cell/>
          <table:table-cell table:formula="of:=[.Q155]+[.I155]-[.I$164]" office:value-type="float" office:value="0.90704345703124">
            <text:p>0.91</text:p>
          </table:table-cell>
          <table:table-cell table:formula="of:=[.R155]+[.J155]-[.J$164]" office:value-type="float" office:value="0.419900645380431">
            <text:p>0.42</text:p>
          </table:table-cell>
          <table:table-cell table:formula="of:=[.S155]+[.K155]-[.K$164]" office:value-type="float" office:value="-1.28511644446333">
            <text:p>-1.29</text:p>
          </table:table-cell>
          <table:table-cell table:formula="of:=[.L156]" office:value-type="float" office:value="22.74">
            <text:p>22.74</text:p>
          </table:table-cell>
          <table:table-cell table:formula="of:=[.U155]+[.M155]-[.M$164]" office:value-type="float" office:value="1.02245828379753">
            <text:p>1.02</text:p>
          </table:table-cell>
          <table:table-cell table:formula="of:=[.V155]+[.N155]-[.N$164]" office:value-type="float" office:value="-0.38148830247962">
            <text:p>-0.38</text:p>
          </table:table-cell>
          <table:table-cell table:formula="of:=[.W155]+[.O155]-[.O$164]" office:value-type="float" office:value="0.359122898267664">
            <text:p>0.36</text:p>
          </table:table-cell>
          <table:table-cell/>
          <table:table-cell table:formula="of:=[.Y155]+[.Q156]+0.5*([.Q156]-[.Q155])" office:value-type="float" office:value="-123.841278076172">
            <text:p>-123.8</text:p>
          </table:table-cell>
          <table:table-cell table:formula="of:=[.Z155]+[.R156]+0.5*([.R156]-[.R155])" office:value-type="float" office:value="225.147514011548">
            <text:p>225.1</text:p>
          </table:table-cell>
          <table:table-cell table:formula="of:=[.AA155]+[.S156]+0.5*([.S156]-[.S155])" office:value-type="float" office:value="183.17287411897">
            <text:p>183.2</text:p>
          </table:table-cell>
          <table:table-cell/>
          <table:table-cell table:formula="of:=[.AC155]+[.U156]+0.5*([.U156]-[.U155])" office:value-type="float" office:value="-543.35375313137">
            <text:p>-543.4</text:p>
          </table:table-cell>
          <table:table-cell table:formula="of:=[.AD155]+[.V156]+0.5*([.V156]-[.V155])" office:value-type="float" office:value="90.7499243694801">
            <text:p>90.7</text:p>
          </table:table-cell>
          <table:table-cell table:formula="of:=[.AE155]+[.W156]+0.5*([.W156]-[.W155])" office:value-type="float" office:value="32.7793778129247">
            <text:p>32.8</text:p>
          </table:table-cell>
        </table:table-row>
        <table:table-row table:style-name="ro1">
          <table:table-cell office:value-type="float" office:value="14688">
            <text:p>14688</text:p>
          </table:table-cell>
          <table:table-cell office:value-type="float" office:value="-6304">
            <text:p>-6304</text:p>
          </table:table-cell>
          <table:table-cell office:value-type="float" office:value="2724">
            <text:p>2724</text:p>
          </table:table-cell>
          <table:table-cell office:value-type="float" office:value="22.65">
            <text:p>22.65</text:p>
          </table:table-cell>
          <table:table-cell office:value-type="float" office:value="621">
            <text:p>621</text:p>
          </table:table-cell>
          <table:table-cell office:value-type="float" office:value="1469">
            <text:p>1469</text:p>
          </table:table-cell>
          <table:table-cell office:value-type="float" office:value="-2166">
            <text:p>-2166</text:p>
          </table:table-cell>
          <table:table-cell/>
          <table:table-cell table:formula="of:=[.A157]/16384" office:value-type="float" office:value="0.896484375">
            <text:p>0.90</text:p>
          </table:table-cell>
          <table:table-cell table:formula="of:=[.B157]/16384" office:value-type="float" office:value="-0.384765625">
            <text:p>-0.38</text:p>
          </table:table-cell>
          <table:table-cell table:formula="of:=[.C157]/16384" office:value-type="float" office:value="0.166259765625">
            <text:p>0.17</text:p>
          </table:table-cell>
          <table:table-cell table:formula="of:=[.D157]" office:value-type="float" office:value="22.65">
            <text:p>22.65</text:p>
          </table:table-cell>
          <table:table-cell table:formula="of:=[.E157]/16384" office:value-type="float" office:value="0.03790283203125">
            <text:p>0.04</text:p>
          </table:table-cell>
          <table:table-cell table:formula="of:=[.F157]/16384" office:value-type="float" office:value="0.08966064453125">
            <text:p>0.09</text:p>
          </table:table-cell>
          <table:table-cell table:formula="of:=[.G157]/16384" office:value-type="float" office:value="-0.1322021484375">
            <text:p>-0.13</text:p>
          </table:table-cell>
          <table:table-cell/>
          <table:table-cell table:formula="of:=[.Q156]+[.I156]-[.I$164]" office:value-type="float" office:value="0.692783900669633">
            <text:p>0.69</text:p>
          </table:table-cell>
          <table:table-cell table:formula="of:=[.R156]+[.J156]-[.J$164]" office:value-type="float" office:value="0.283254682647512">
            <text:p>0.28</text:p>
          </table:table-cell>
          <table:table-cell table:formula="of:=[.S156]+[.K156]-[.K$164]" office:value-type="float" office:value="-1.06832525596857">
            <text:p>-1.07</text:p>
          </table:table-cell>
          <table:table-cell table:formula="of:=[.L157]" office:value-type="float" office:value="22.65">
            <text:p>22.65</text:p>
          </table:table-cell>
          <table:table-cell table:formula="of:=[.U156]+[.M156]-[.M$164]" office:value-type="float" office:value="0.842797320821983">
            <text:p>0.84</text:p>
          </table:table-cell>
          <table:table-cell table:formula="of:=[.V156]+[.N156]-[.N$164]" office:value-type="float" office:value="-0.386368461277174">
            <text:p>-0.39</text:p>
          </table:table-cell>
          <table:table-cell table:formula="of:=[.W156]+[.O156]-[.O$164]" office:value-type="float" office:value="0.254126128202641">
            <text:p>0.25</text:p>
          </table:table-cell>
          <table:table-cell/>
          <table:table-cell table:formula="of:=[.Y156]+[.Q157]+0.5*([.Q157]-[.Q156])" office:value-type="float" office:value="-123.255623953683">
            <text:p>-123.3</text:p>
          </table:table-cell>
          <table:table-cell table:formula="of:=[.Z156]+[.R157]+0.5*([.R157]-[.R156])" office:value-type="float" office:value="225.362445712829">
            <text:p>225.4</text:p>
          </table:table-cell>
          <table:table-cell table:formula="of:=[.AA156]+[.S157]+0.5*([.S157]-[.S156])" office:value-type="float" office:value="182.212944457249">
            <text:p>182.2</text:p>
          </table:table-cell>
          <table:table-cell/>
          <table:table-cell table:formula="of:=[.AC156]+[.U157]+0.5*([.U157]-[.U156])" office:value-type="float" office:value="-542.600786292035">
            <text:p>-542.6</text:p>
          </table:table-cell>
          <table:table-cell table:formula="of:=[.AD156]+[.V157]+0.5*([.V157]-[.V156])" office:value-type="float" office:value="90.3611158288041">
            <text:p>90.4</text:p>
          </table:table-cell>
          <table:table-cell table:formula="of:=[.AE156]+[.W157]+0.5*([.W157]-[.W156])" office:value-type="float" office:value="32.9810055560948">
            <text:p>33.0</text:p>
          </table:table-cell>
        </table:table-row>
        <table:table-row table:style-name="ro1">
          <table:table-cell office:value-type="float" office:value="15884">
            <text:p>15884</text:p>
          </table:table-cell>
          <table:table-cell office:value-type="float" office:value="-4796">
            <text:p>-4796</text:p>
          </table:table-cell>
          <table:table-cell office:value-type="float" office:value="4560">
            <text:p>4560</text:p>
          </table:table-cell>
          <table:table-cell office:value-type="float" office:value="22.69">
            <text:p>22.69</text:p>
          </table:table-cell>
          <table:table-cell office:value-type="float" office:value="295">
            <text:p>295</text:p>
          </table:table-cell>
          <table:table-cell office:value-type="float" office:value="41">
            <text:p>41</text:p>
          </table:table-cell>
          <table:table-cell office:value-type="float" office:value="-600">
            <text:p>-600</text:p>
          </table:table-cell>
          <table:table-cell/>
          <table:table-cell table:formula="of:=[.A158]/16384" office:value-type="float" office:value="0.969482421875">
            <text:p>0.97</text:p>
          </table:table-cell>
          <table:table-cell table:formula="of:=[.B158]/16384" office:value-type="float" office:value="-0.292724609375">
            <text:p>-0.29</text:p>
          </table:table-cell>
          <table:table-cell table:formula="of:=[.C158]/16384" office:value-type="float" office:value="0.2783203125">
            <text:p>0.28</text:p>
          </table:table-cell>
          <table:table-cell table:formula="of:=[.D158]" office:value-type="float" office:value="22.69">
            <text:p>22.69</text:p>
          </table:table-cell>
          <table:table-cell table:formula="of:=[.E158]/16384" office:value-type="float" office:value="0.01800537109375">
            <text:p>0.02</text:p>
          </table:table-cell>
          <table:table-cell table:formula="of:=[.F158]/16384" office:value-type="float" office:value="0.00250244140625">
            <text:p>0.00</text:p>
          </table:table-cell>
          <table:table-cell table:formula="of:=[.G158]/16384" office:value-type="float" office:value="-0.03662109375">
            <text:p>-0.04</text:p>
          </table:table-cell>
          <table:table-cell/>
          <table:table-cell table:formula="of:=[.Q157]+[.I157]-[.I$164]" office:value-type="float" office:value="0.528573172433026">
            <text:p>0.53</text:p>
          </table:table-cell>
          <table:table-cell table:formula="of:=[.R157]+[.J157]-[.J$164]" office:value-type="float" office:value="0.194704423039592">
            <text:p>0.19</text:p>
          </table:table-cell>
          <table:table-cell table:formula="of:=[.S157]+[.K157]-[.K$164]" office:value-type="float" office:value="-1.03537195809881">
            <text:p>-1.04</text:p>
          </table:table-cell>
          <table:table-cell table:formula="of:=[.L158]" office:value-type="float" office:value="22.69">
            <text:p>22.69</text:p>
          </table:table-cell>
          <table:table-cell table:formula="of:=[.U157]+[.M157]-[.M$164]" office:value-type="float" office:value="0.745350713315189">
            <text:p>0.75</text:p>
          </table:table-cell>
          <table:table-cell table:formula="of:=[.V157]+[.N157]-[.N$164]" office:value-type="float" office:value="-0.262647545855979">
            <text:p>-0.26</text:p>
          </table:table-cell>
          <table:table-cell table:formula="of:=[.W157]+[.O157]-[.O$164]" office:value-type="float" office:value="0.0974936159501176">
            <text:p>0.10</text:p>
          </table:table-cell>
          <table:table-cell/>
          <table:table-cell table:formula="of:=[.Y157]+[.Q158]+0.5*([.Q158]-[.Q157])" office:value-type="float" office:value="-122.809156145369">
            <text:p>-122.8</text:p>
          </table:table-cell>
          <table:table-cell table:formula="of:=[.Z157]+[.R158]+0.5*([.R158]-[.R157])" office:value-type="float" office:value="225.512875006065">
            <text:p>225.5</text:p>
          </table:table-cell>
          <table:table-cell table:formula="of:=[.AA157]+[.S158]+0.5*([.S158]-[.S157])" office:value-type="float" office:value="181.194049148085">
            <text:p>181.2</text:p>
          </table:table-cell>
          <table:table-cell/>
          <table:table-cell table:formula="of:=[.AC157]+[.U158]+0.5*([.U158]-[.U157])" office:value-type="float" office:value="-541.904158882474">
            <text:p>-541.9</text:p>
          </table:table-cell>
          <table:table-cell table:formula="of:=[.AD157]+[.V158]+0.5*([.V158]-[.V157])" office:value-type="float" office:value="90.1603287406587">
            <text:p>90.2</text:p>
          </table:table-cell>
          <table:table-cell table:formula="of:=[.AE157]+[.W158]+0.5*([.W158]-[.W157])" office:value-type="float" office:value="33.0001829159187">
            <text:p>33.0</text:p>
          </table:table-cell>
        </table:table-row>
        <table:table-row table:style-name="ro1">
          <table:table-cell office:value-type="float" office:value="18284">
            <text:p>18284</text:p>
          </table:table-cell>
          <table:table-cell office:value-type="float" office:value="-6356">
            <text:p>-6356</text:p>
          </table:table-cell>
          <table:table-cell office:value-type="float" office:value="6204">
            <text:p>6204</text:p>
          </table:table-cell>
          <table:table-cell office:value-type="float" office:value="22.74">
            <text:p>22.74</text:p>
          </table:table-cell>
          <table:table-cell office:value-type="float" office:value="-1330">
            <text:p>-1330</text:p>
          </table:table-cell>
          <table:table-cell office:value-type="float" office:value="1563">
            <text:p>1563</text:p>
          </table:table-cell>
          <table:table-cell office:value-type="float" office:value="231">
            <text:p>231</text:p>
          </table:table-cell>
          <table:table-cell/>
          <table:table-cell table:formula="of:=[.A159]/16384" office:value-type="float" office:value="1.115966796875">
            <text:p>1.12</text:p>
          </table:table-cell>
          <table:table-cell table:formula="of:=[.B159]/16384" office:value-type="float" office:value="-0.387939453125">
            <text:p>-0.39</text:p>
          </table:table-cell>
          <table:table-cell table:formula="of:=[.C159]/16384" office:value-type="float" office:value="0.378662109375">
            <text:p>0.38</text:p>
          </table:table-cell>
          <table:table-cell table:formula="of:=[.D159]" office:value-type="float" office:value="22.74">
            <text:p>22.74</text:p>
          </table:table-cell>
          <table:table-cell table:formula="of:=[.E159]/16384" office:value-type="float" office:value="-0.0811767578125">
            <text:p>-0.08</text:p>
          </table:table-cell>
          <table:table-cell table:formula="of:=[.F159]/16384" office:value-type="float" office:value="0.09539794921875">
            <text:p>0.10</text:p>
          </table:table-cell>
          <table:table-cell table:formula="of:=[.G159]/16384" office:value-type="float" office:value="0.01409912109375">
            <text:p>0.01</text:p>
          </table:table-cell>
          <table:table-cell/>
          <table:table-cell table:formula="of:=[.Q158]+[.I158]-[.I$164]" office:value-type="float" office:value="0.437360491071419">
            <text:p>0.44</text:p>
          </table:table-cell>
          <table:table-cell table:formula="of:=[.R158]+[.J158]-[.J$164]" office:value-type="float" office:value="0.198195179056673">
            <text:p>0.20</text:p>
          </table:table-cell>
          <table:table-cell table:formula="of:=[.S158]+[.K158]-[.K$164]" office:value-type="float" office:value="-0.890358113354049">
            <text:p>-0.89</text:p>
          </table:table-cell>
          <table:table-cell table:formula="of:=[.L159]" office:value-type="float" office:value="22.74">
            <text:p>22.74</text:p>
          </table:table-cell>
          <table:table-cell table:formula="of:=[.U158]+[.M158]-[.M$164]" office:value-type="float" office:value="0.628006644870896">
            <text:p>0.63</text:p>
          </table:table-cell>
          <table:table-cell table:formula="of:=[.V158]+[.N158]-[.N$164]" office:value-type="float" office:value="-0.226084833559783">
            <text:p>-0.23</text:p>
          </table:table-cell>
          <table:table-cell table:formula="of:=[.W158]+[.O158]-[.O$164]" office:value-type="float" office:value="0.0364421583850943">
            <text:p>0.04</text:p>
          </table:table-cell>
          <table:table-cell/>
          <table:table-cell table:formula="of:=[.Y158]+[.Q159]+0.5*([.Q159]-[.Q158])" office:value-type="float" office:value="-122.417401994978">
            <text:p>-122.4</text:p>
          </table:table-cell>
          <table:table-cell table:formula="of:=[.Z158]+[.R159]+0.5*([.R159]-[.R158])" office:value-type="float" office:value="225.71281556313">
            <text:p>225.7</text:p>
          </table:table-cell>
          <table:table-cell table:formula="of:=[.AA158]+[.S159]+0.5*([.S159]-[.S158])" office:value-type="float" office:value="180.376197957103">
            <text:p>180.4</text:p>
          </table:table-cell>
          <table:table-cell/>
          <table:table-cell table:formula="of:=[.AC158]+[.U159]+0.5*([.U159]-[.U158])" office:value-type="float" office:value="-541.334824271825">
            <text:p>-541.3</text:p>
          </table:table-cell>
          <table:table-cell table:formula="of:=[.AD158]+[.V159]+0.5*([.V159]-[.V158])" office:value-type="float" office:value="89.952525263247">
            <text:p>90.0</text:p>
          </table:table-cell>
          <table:table-cell table:formula="of:=[.AE158]+[.W159]+0.5*([.W159]-[.W158])" office:value-type="float" office:value="33.0060993455213">
            <text:p>33.0</text:p>
          </table:table-cell>
        </table:table-row>
        <table:table-row table:style-name="ro1">
          <table:table-cell office:value-type="float" office:value="14548">
            <text:p>14548</text:p>
          </table:table-cell>
          <table:table-cell office:value-type="float" office:value="-5720">
            <text:p>-5720</text:p>
          </table:table-cell>
          <table:table-cell office:value-type="float" office:value="5868">
            <text:p>5868</text:p>
          </table:table-cell>
          <table:table-cell office:value-type="float" office:value="22.6">
            <text:p>22.6</text:p>
          </table:table-cell>
          <table:table-cell office:value-type="float" office:value="-257">
            <text:p>-257</text:p>
          </table:table-cell>
          <table:table-cell office:value-type="float" office:value="568">
            <text:p>568</text:p>
          </table:table-cell>
          <table:table-cell office:value-type="float" office:value="397">
            <text:p>397</text:p>
          </table:table-cell>
          <table:table-cell/>
          <table:table-cell table:formula="of:=[.A160]/16384" office:value-type="float" office:value="0.887939453125">
            <text:p>0.89</text:p>
          </table:table-cell>
          <table:table-cell table:formula="of:=[.B160]/16384" office:value-type="float" office:value="-0.34912109375">
            <text:p>-0.35</text:p>
          </table:table-cell>
          <table:table-cell table:formula="of:=[.C160]/16384" office:value-type="float" office:value="0.358154296875">
            <text:p>0.36</text:p>
          </table:table-cell>
          <table:table-cell table:formula="of:=[.D160]" office:value-type="float" office:value="22.6">
            <text:p>22.60</text:p>
          </table:table-cell>
          <table:table-cell table:formula="of:=[.E160]/16384" office:value-type="float" office:value="-0.01568603515625">
            <text:p>-0.02</text:p>
          </table:table-cell>
          <table:table-cell table:formula="of:=[.F160]/16384" office:value-type="float" office:value="0.03466796875">
            <text:p>0.03</text:p>
          </table:table-cell>
          <table:table-cell table:formula="of:=[.G160]/16384" office:value-type="float" office:value="0.02423095703125">
            <text:p>0.02</text:p>
          </table:table-cell>
          <table:table-cell/>
          <table:table-cell table:formula="of:=[.Q159]+[.I159]-[.I$164]" office:value-type="float" office:value="0.492632184709811">
            <text:p>0.49</text:p>
          </table:table-cell>
          <table:table-cell table:formula="of:=[.R159]+[.J159]-[.J$164]" office:value-type="float" office:value="0.106471091323754">
            <text:p>0.11</text:p>
          </table:table-cell>
          <table:table-cell table:formula="of:=[.S159]+[.K159]-[.K$164]" office:value-type="float" office:value="-0.64500247173429">
            <text:p>-0.65</text:p>
          </table:table-cell>
          <table:table-cell table:formula="of:=[.L160]" office:value-type="float" office:value="22.6">
            <text:p>22.60</text:p>
          </table:table-cell>
          <table:table-cell table:formula="of:=[.U159]+[.M159]-[.M$164]" office:value-type="float" office:value="0.411480447520352">
            <text:p>0.41</text:p>
          </table:table-cell>
          <table:table-cell table:formula="of:=[.V159]+[.N159]-[.N$164]" office:value-type="float" office:value="-0.0966266134510873">
            <text:p>-0.10</text:p>
          </table:table-cell>
          <table:table-cell table:formula="of:=[.W159]+[.O159]-[.O$164]" office:value-type="float" office:value="0.026110915663821">
            <text:p>0.03</text:p>
          </table:table-cell>
          <table:table-cell/>
          <table:table-cell table:formula="of:=[.Y159]+[.Q160]+0.5*([.Q160]-[.Q159])" office:value-type="float" office:value="-121.897133963449">
            <text:p>-121.9</text:p>
          </table:table-cell>
          <table:table-cell table:formula="of:=[.Z159]+[.R160]+0.5*([.R160]-[.R159])" office:value-type="float" office:value="225.773424610587">
            <text:p>225.8</text:p>
          </table:table-cell>
          <table:table-cell table:formula="of:=[.AA159]+[.S160]+0.5*([.S160]-[.S159])" office:value-type="float" office:value="179.853873306179">
            <text:p>179.9</text:p>
          </table:table-cell>
          <table:table-cell/>
          <table:table-cell table:formula="of:=[.AC159]+[.U160]+0.5*([.U160]-[.U159])" office:value-type="float" office:value="-541.03160692298">
            <text:p>-541.0</text:p>
          </table:table-cell>
          <table:table-cell table:formula="of:=[.AD159]+[.V160]+0.5*([.V160]-[.V159])" office:value-type="float" office:value="89.9206277598503">
            <text:p>89.9</text:p>
          </table:table-cell>
          <table:table-cell table:formula="of:=[.AE159]+[.W160]+0.5*([.W160]-[.W159])" office:value-type="float" office:value="33.0270446398244">
            <text:p>33.0</text:p>
          </table:table-cell>
        </table:table-row>
        <table:table-row table:style-name="ro1">
          <table:table-cell office:value-type="float" office:value="14668">
            <text:p>14668</text:p>
          </table:table-cell>
          <table:table-cell office:value-type="float" office:value="-5244">
            <text:p>-5244</text:p>
          </table:table-cell>
          <table:table-cell office:value-type="float" office:value="5816">
            <text:p>5816</text:p>
          </table:table-cell>
          <table:table-cell office:value-type="float" office:value="22.79">
            <text:p>22.79</text:p>
          </table:table-cell>
          <table:table-cell office:value-type="float" office:value="72">
            <text:p>72</text:p>
          </table:table-cell>
          <table:table-cell office:value-type="float" office:value="-187">
            <text:p>-187</text:p>
          </table:table-cell>
          <table:table-cell office:value-type="float" office:value="140">
            <text:p>140</text:p>
          </table:table-cell>
          <table:table-cell/>
          <table:table-cell table:formula="of:=[.A161]/16384" office:value-type="float" office:value="0.895263671875">
            <text:p>0.90</text:p>
          </table:table-cell>
          <table:table-cell table:formula="of:=[.B161]/16384" office:value-type="float" office:value="-0.320068359375">
            <text:p>-0.32</text:p>
          </table:table-cell>
          <table:table-cell table:formula="of:=[.C161]/16384" office:value-type="float" office:value="0.35498046875">
            <text:p>0.35</text:p>
          </table:table-cell>
          <table:table-cell table:formula="of:=[.D161]" office:value-type="float" office:value="22.79">
            <text:p>22.79</text:p>
          </table:table-cell>
          <table:table-cell table:formula="of:=[.E161]/16384" office:value-type="float" office:value="0.00439453125">
            <text:p>0.00</text:p>
          </table:table-cell>
          <table:table-cell table:formula="of:=[.F161]/16384" office:value-type="float" office:value="-0.01141357421875">
            <text:p>-0.01</text:p>
          </table:table-cell>
          <table:table-cell table:formula="of:=[.G161]/16384" office:value-type="float" office:value="0.008544921875">
            <text:p>0.01</text:p>
          </table:table-cell>
          <table:table-cell/>
          <table:table-cell table:formula="of:=[.Q160]+[.I160]-[.I$164]" office:value-type="float" office:value="0.319876534598204">
            <text:p>0.32</text:p>
          </table:table-cell>
          <table:table-cell table:formula="of:=[.R160]+[.J160]-[.J$164]" office:value-type="float" office:value="0.0535653629658347">
            <text:p>0.05</text:p>
          </table:table-cell>
          <table:table-cell table:formula="of:=[.S160]+[.K160]-[.K$164]" office:value-type="float" office:value="-0.420154642614531">
            <text:p>-0.42</text:p>
          </table:table-cell>
          <table:table-cell table:formula="of:=[.L161]" office:value-type="float" office:value="22.79">
            <text:p>22.79</text:p>
          </table:table-cell>
          <table:table-cell table:formula="of:=[.U160]+[.M160]-[.M$164]" office:value-type="float" office:value="0.260444972826059">
            <text:p>0.26</text:p>
          </table:table-cell>
          <table:table-cell table:formula="of:=[.V160]+[.N160]-[.N$164]" office:value-type="float" office:value="-0.0278983738111416">
            <text:p>-0.03</text:p>
          </table:table-cell>
          <table:table-cell table:formula="of:=[.W160]+[.O160]-[.O$164]" office:value-type="float" office:value="0.0259115088800477">
            <text:p>0.03</text:p>
          </table:table-cell>
          <table:table-cell/>
          <table:table-cell table:formula="of:=[.Y160]+[.Q161]+0.5*([.Q161]-[.Q160])" office:value-type="float" office:value="-121.663635253907">
            <text:p>-121.7</text:p>
          </table:table-cell>
          <table:table-cell table:formula="of:=[.Z160]+[.R161]+0.5*([.R161]-[.R160])" office:value-type="float" office:value="225.800537109374">
            <text:p>225.8</text:p>
          </table:table-cell>
          <table:table-cell table:formula="of:=[.AA160]+[.S161]+0.5*([.S161]-[.S160])" office:value-type="float" office:value="179.546142578124">
            <text:p>179.5</text:p>
          </table:table-cell>
          <table:table-cell/>
          <table:table-cell table:formula="of:=[.AC160]+[.U161]+0.5*([.U161]-[.U160])" office:value-type="float" office:value="-540.846679687501">
            <text:p>-540.8</text:p>
          </table:table-cell>
          <table:table-cell table:formula="of:=[.AD160]+[.V161]+0.5*([.V161]-[.V160])" office:value-type="float" office:value="89.9270935058591">
            <text:p>89.9</text:p>
          </table:table-cell>
          <table:table-cell table:formula="of:=[.AE160]+[.W161]+0.5*([.W161]-[.W160])" office:value-type="float" office:value="33.0528564453126">
            <text:p>33.1</text:p>
          </table:table-cell>
        </table:table-row>
        <table:table-row table:style-name="ro1">
          <table:table-cell office:value-type="float" office:value="14848">
            <text:p>14848</text:p>
          </table:table-cell>
          <table:table-cell office:value-type="float" office:value="-5340">
            <text:p>-5340</text:p>
          </table:table-cell>
          <table:table-cell office:value-type="float" office:value="5436">
            <text:p>5436</text:p>
          </table:table-cell>
          <table:table-cell office:value-type="float" office:value="22.65">
            <text:p>22.65</text:p>
          </table:table-cell>
          <table:table-cell office:value-type="float" office:value="96">
            <text:p>96</text:p>
          </table:table-cell>
          <table:table-cell office:value-type="float" office:value="-472">
            <text:p>-472</text:p>
          </table:table-cell>
          <table:table-cell office:value-type="float" office:value="236">
            <text:p>236</text:p>
          </table:table-cell>
          <table:table-cell/>
          <table:table-cell table:formula="of:=[.A162]/16384" office:value-type="float" office:value="0.90625">
            <text:p>0.91</text:p>
          </table:table-cell>
          <table:table-cell table:formula="of:=[.B162]/16384" office:value-type="float" office:value="-0.325927734375">
            <text:p>-0.33</text:p>
          </table:table-cell>
          <table:table-cell table:formula="of:=[.C162]/16384" office:value-type="float" office:value="0.331787109375">
            <text:p>0.33</text:p>
          </table:table-cell>
          <table:table-cell table:formula="of:=[.D162]" office:value-type="float" office:value="22.65">
            <text:p>22.65</text:p>
          </table:table-cell>
          <table:table-cell table:formula="of:=[.E162]/16384" office:value-type="float" office:value="0.005859375">
            <text:p>0.01</text:p>
          </table:table-cell>
          <table:table-cell table:formula="of:=[.F162]/16384" office:value-type="float" office:value="-0.02880859375">
            <text:p>-0.03</text:p>
          </table:table-cell>
          <table:table-cell table:formula="of:=[.G162]/16384" office:value-type="float" office:value="0.014404296875">
            <text:p>0.01</text:p>
          </table:table-cell>
          <table:table-cell/>
          <table:table-cell table:formula="of:=[.Q161]+[.I161]-[.I$164]" office:value-type="float" office:value="0.154445103236597">
            <text:p>0.15</text:p>
          </table:table-cell>
          <table:table-cell table:formula="of:=[.R161]+[.J161]-[.J$164]" office:value-type="float" office:value="0.0297123689829155">
            <text:p>0.03</text:p>
          </table:table-cell>
          <table:table-cell table:formula="of:=[.S161]+[.K161]-[.K$164]" office:value-type="float" office:value="-0.198480641619772">
            <text:p>-0.20</text:p>
          </table:table-cell>
          <table:table-cell table:formula="of:=[.L162]" office:value-type="float" office:value="22.65">
            <text:p>22.65</text:p>
          </table:table-cell>
          <table:table-cell table:formula="of:=[.U161]+[.M161]-[.M$164]" office:value-type="float" office:value="0.129490064538015">
            <text:p>0.13</text:p>
          </table:table-cell>
          <table:table-cell table:formula="of:=[.V161]+[.N161]-[.N$164]" office:value-type="float" office:value="-0.005251677139946">
            <text:p>-0.01</text:p>
          </table:table-cell>
          <table:table-cell table:formula="of:=[.W161]+[.O161]-[.O$164]" office:value-type="float" office:value="0.0100260669400244">
            <text:p>0.01</text:p>
          </table:table-cell>
          <table:table-cell/>
          <table:table-cell table:formula="of:=[.Y161]+[.Q162]+0.5*([.Q162]-[.Q161])" office:value-type="float" office:value="-121.591905866351">
            <text:p>-121.6</text:p>
          </table:table-cell>
          <table:table-cell table:formula="of:=[.Z161]+[.R162]+0.5*([.R162]-[.R161])" office:value-type="float" office:value="225.818322981366">
            <text:p>225.8</text:p>
          </table:table-cell>
          <table:table-cell table:formula="of:=[.AA161]+[.S162]+0.5*([.S162]-[.S161])" office:value-type="float" office:value="179.458498937002">
            <text:p>179.5</text:p>
          </table:table-cell>
          <table:table-cell/>
          <table:table-cell table:formula="of:=[.AC161]+[.U162]+0.5*([.U162]-[.U161])" office:value-type="float" office:value="-540.782667077107">
            <text:p>-540.8</text:p>
          </table:table-cell>
          <table:table-cell table:formula="of:=[.AD161]+[.V162]+0.5*([.V162]-[.V161])" office:value-type="float" office:value="89.9331651770548">
            <text:p>89.9</text:p>
          </table:table-cell>
          <table:table-cell table:formula="of:=[.AE161]+[.W162]+0.5*([.W162]-[.W161])" office:value-type="float" office:value="33.0549397912826">
            <text:p>33.1</text:p>
          </table:table-cell>
        </table:table-row>
        <table:table-row table:style-name="ro1">
          <table:table-cell table:number-columns-repeated="8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">
          <table:table-cell table:number-columns-repeated="8"/>
          <table:table-cell table:style-name="Default" table:formula="of:=AVERAGE([.I2:.I162])" office:value-type="float" office:value="1.06069510323661">
            <text:p>1.0606951032</text:p>
          </table:table-cell>
          <table:table-cell table:style-name="Default" table:formula="of:=AVERAGE([.J2:.J162])" office:value-type="float" office:value="-0.296215365392081">
            <text:p>-0.2962153654</text:p>
          </table:table-cell>
          <table:table-cell table:style-name="Default" table:formula="of:=AVERAGE([.K2:.K162])" office:value-type="float" office:value="0.133306467755241">
            <text:p>0.1333064678</text:p>
          </table:table-cell>
          <table:table-cell table:style-name="Default"/>
          <table:table-cell table:style-name="Default" table:formula="of:=AVERAGE([.M2:.M162])" office:value-type="float" office:value="0.135349439538043">
            <text:p>0.1353494395</text:p>
          </table:table-cell>
          <table:table-cell table:style-name="Default" table:formula="of:=AVERAGE([.N2:.N162])" office:value-type="float" office:value="-0.0340602708899457">
            <text:p>-0.0340602709</text:p>
          </table:table-cell>
          <table:table-cell table:style-name="Default" table:formula="of:=AVERAGE([.O2:.O162])" office:value-type="float" office:value="0.0244303638150233">
            <text:p>0.0244303638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9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12/18/2014</text:date>, <text:time>17:2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ir Patel</meta:initial-creator>
    <meta:creation-date>2014-12-18T16:38:49</meta:creation-date>
    <dc:date>2014-12-18T17:24:01</dc:date>
    <dc:creator>Samir Patel</dc:creator>
    <meta:editing-duration>PT45M12S</meta:editing-duration>
    <meta:editing-cycles>4</meta:editing-cycles>
    <meta:generator>OpenOffice/4.1.1$Unix OpenOffice.org_project/411m6$Build-9775</meta:generator>
    <meta:document-statistic meta:table-count="3" meta:cell-count="4381" meta:object-count="0"/>
  </office:meta>
</office:document-meta>
</file>